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squarepeg_withbutton_retroactiveVals_GRUrewardsonly_correctedGRUdatascalingRun2_10_27_2021" table:style-name="ta1">
        <table:shapes>
          <draw:frame draw:z-index="0" draw:style-name="gr1" draw:text-style-name="P1" svg:width="6.2957in" svg:height="3.5453in" svg:x="9.963in" svg:y="0.1673in">
            <draw:object draw:notify-on-update-of-ranges="rewardlist_squarepeg_withbutton_retroactiveVals_GRUrewardsonly_correctedGRUdatascalingRun2_10_27_2021.A1:rewardlist_squarepeg_withbutton_retroactiveVals_GRUrewardsonly_correctedGRUdatascalingRun2_10_27_2021.A1 rewardlist_squarepeg_withbutton_retroactiveVals_GRUrewardsonly_correctedGRUdatascalingRun2_10_27_2021.A2:rewardlist_squarepeg_withbutton_retroactiveVals_GRUrewardsonly_correctedGRUdatascalingRun2_10_27_2021.A5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53in" svg:x="16.9941in" svg:y="0.2091in">
            <draw:object draw:notify-on-update-of-ranges="rewardlist_squarepeg_withbutton_retroactiveVals_GRUrewardsonly_correctedGRUdatascalingRun2_10_27_2021.B2:rewardlist_squarepeg_withbutton_retroactiveVals_GRUrewardsonly_correctedGRUdatascalingRun2_10_27_2021.B5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3205in" svg:height="4.685in" svg:x="7.5594in" svg:y="4.5177in">
            <draw:object draw:notify-on-update-of-ranges="rewardlist_squarepeg_withbutton_retroactiveVals_GRUrewardsonly_correctedGRUdatascalingRun2_10_27_2021.E1:rewardlist_squarepeg_withbutton_retroactiveVals_GRUrewardsonly_correctedGRUdatascalingRun2_10_27_2021.E1 rewardlist_squarepeg_withbutton_retroactiveVals_GRUrewardsonly_correctedGRUdatascalingRun2_10_27_2021.E2:rewardlist_squarepeg_withbutton_retroactiveVals_GRUrewardsonly_correctedGRUdatascalingRun2_10_27_2021.E5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1in" svg:height="3.5449in" svg:x="17.0591in" svg:y="4.6433in">
            <draw:object draw:notify-on-update-of-ranges="rewardlist_squarepeg_withbutton_retroactiveVals_GRUrewardsonly_correctedGRUdatascalingRun2_10_27_2021.F2:rewardlist_squarepeg_withbutton_retroactiveVals_GRUrewardsonly_correctedGRUdatascalingRun2_10_27_2021.F5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Rewardlist</text:p>
          </table:table-cell>
          <table:table-cell/>
          <table:table-cell office:value-type="string" calcext:value-type="string">
            <text:p>ButtonData</text:p>
          </table:table-cell>
          <table:table-cell office:value-type="string" calcext:value-type="string">
            <text:p>Zposition(Inches)</text:p>
          </table:table-cell>
          <table:table-cell office:value-type="string" calcext:value-type="string">
            <text:p>Zposition(mm)</text:p>
          </table:table-cell>
          <table:table-cell table:number-columns-repeated="7"/>
        </table:table-row>
        <table:table-row table:style-name="ro1">
          <table:table-cell office:value-type="float" office:value="0.0876756906509399" calcext:value-type="float">
            <text:p>0.08767569065094</text:p>
          </table:table-cell>
          <table:table-cell table:formula="of:=AVERAGE([.A$2:.A2])" office:value-type="float" office:value="0.0876756906509399" calcext:value-type="float">
            <text:p>0.08767569065094</text:p>
          </table:table-cell>
          <table:table-cell office:value-type="float" office:value="0" calcext:value-type="float">
            <text:p>0</text:p>
          </table:table-cell>
          <table:table-cell office:value-type="float" office:value="12.1288207831293" calcext:value-type="float">
            <text:p>12.1288207831293</text:p>
          </table:table-cell>
          <table:table-cell office:value-type="float" office:value="308.072047891485" calcext:value-type="float">
            <text:p>308.072047891485</text:p>
          </table:table-cell>
          <table:table-cell table:formula="of:=AVERAGE([.E$2:.E2])" office:value-type="float" office:value="308.072047891485" calcext:value-type="float">
            <text:p>308.072047891485</text:p>
          </table:table-cell>
          <table:table-cell table:number-columns-repeated="6"/>
        </table:table-row>
        <table:table-row table:style-name="ro1">
          <table:table-cell office:value-type="float" office:value="0.542747378349304" calcext:value-type="float">
            <text:p>0.542747378349304</text:p>
          </table:table-cell>
          <table:table-cell table:formula="of:=AVERAGE([.A$2:.A3])" office:value-type="float" office:value="0.315211534500122" calcext:value-type="float">
            <text:p>0.315211534500122</text:p>
          </table:table-cell>
          <table:table-cell office:value-type="float" office:value="0" calcext:value-type="float">
            <text:p>0</text:p>
          </table:table-cell>
          <table:table-cell office:value-type="float" office:value="11.9634283644438" calcext:value-type="float">
            <text:p>11.9634283644438</text:p>
          </table:table-cell>
          <table:table-cell office:value-type="float" office:value="303.871080456872" calcext:value-type="float">
            <text:p>303.871080456872</text:p>
          </table:table-cell>
          <table:table-cell table:formula="of:=AVERAGE([.E$2:.E3])" office:value-type="float" office:value="305.971564174179" calcext:value-type="float">
            <text:p>305.971564174179</text:p>
          </table:table-cell>
          <table:table-cell table:number-columns-repeated="6"/>
        </table:table-row>
        <table:table-row table:style-name="ro1">
          <table:table-cell office:value-type="float" office:value="0.3393434882164" calcext:value-type="float">
            <text:p>0.3393434882164</text:p>
          </table:table-cell>
          <table:table-cell table:formula="of:=AVERAGE([.A$2:.A4])" office:value-type="float" office:value="0.323255519072215" calcext:value-type="float">
            <text:p>0.323255519072215</text:p>
          </table:table-cell>
          <table:table-cell office:value-type="float" office:value="0" calcext:value-type="float">
            <text:p>0</text:p>
          </table:table-cell>
          <table:table-cell office:value-type="float" office:value="12.124520563817" calcext:value-type="float">
            <text:p>12.124520563817</text:p>
          </table:table-cell>
          <table:table-cell office:value-type="float" office:value="307.962822320952" calcext:value-type="float">
            <text:p>307.962822320952</text:p>
          </table:table-cell>
          <table:table-cell table:formula="of:=AVERAGE([.E$2:.E4])" office:value-type="float" office:value="306.63531688977" calcext:value-type="float">
            <text:p>306.63531688977</text:p>
          </table:table-cell>
          <table:table-cell table:number-columns-repeated="6"/>
        </table:table-row>
        <table:table-row table:style-name="ro1">
          <table:table-cell office:value-type="float" office:value="0.690132081508637" calcext:value-type="float">
            <text:p>0.690132081508637</text:p>
          </table:table-cell>
          <table:table-cell table:formula="of:=AVERAGE([.A$2:.A5])" office:value-type="float" office:value="0.41497465968132" calcext:value-type="float">
            <text:p>0.41497465968132</text:p>
          </table:table-cell>
          <table:table-cell office:value-type="float" office:value="0" calcext:value-type="float">
            <text:p>0</text:p>
          </table:table-cell>
          <table:table-cell office:value-type="float" office:value="12.1257126573563" calcext:value-type="float">
            <text:p>12.1257126573563</text:p>
          </table:table-cell>
          <table:table-cell office:value-type="float" office:value="307.993101496849" calcext:value-type="float">
            <text:p>307.993101496849</text:p>
          </table:table-cell>
          <table:table-cell table:formula="of:=AVERAGE([.E$2:.E5])" office:value-type="float" office:value="306.97476304154" calcext:value-type="float">
            <text:p>306.97476304154</text:p>
          </table:table-cell>
          <table:table-cell table:number-columns-repeated="6"/>
        </table:table-row>
        <table:table-row table:style-name="ro1">
          <table:table-cell office:value-type="float" office:value="0.293642252683639" calcext:value-type="float">
            <text:p>0.293642252683639</text:p>
          </table:table-cell>
          <table:table-cell table:formula="of:=AVERAGE([.A$2:.A6])" office:value-type="float" office:value="0.390708178281784" calcext:value-type="float">
            <text:p>0.390708178281784</text:p>
          </table:table-cell>
          <table:table-cell office:value-type="float" office:value="0" calcext:value-type="float">
            <text:p>0</text:p>
          </table:table-cell>
          <table:table-cell office:value-type="float" office:value="12.1318948826104" calcext:value-type="float">
            <text:p>12.1318948826104</text:p>
          </table:table-cell>
          <table:table-cell office:value-type="float" office:value="308.150130018305" calcext:value-type="float">
            <text:p>308.150130018305</text:p>
          </table:table-cell>
          <table:table-cell table:formula="of:=AVERAGE([.E$2:.E6])" office:value-type="float" office:value="307.209836436893" calcext:value-type="float">
            <text:p>307.209836436893</text:p>
          </table:table-cell>
          <table:table-cell table:number-columns-repeated="6"/>
        </table:table-row>
        <table:table-row table:style-name="ro1">
          <table:table-cell office:value-type="float" office:value="0.56628030538559" calcext:value-type="float">
            <text:p>0.56628030538559</text:p>
          </table:table-cell>
          <table:table-cell table:formula="of:=AVERAGE([.A$2:.A7])" office:value-type="float" office:value="0.419970199465752" calcext:value-type="float">
            <text:p>0.419970199465752</text:p>
          </table:table-cell>
          <table:table-cell office:value-type="float" office:value="0" calcext:value-type="float">
            <text:p>0</text:p>
          </table:table-cell>
          <table:table-cell office:value-type="float" office:value="12.1259578813225" calcext:value-type="float">
            <text:p>12.1259578813225</text:p>
          </table:table-cell>
          <table:table-cell office:value-type="float" office:value="307.999330185592" calcext:value-type="float">
            <text:p>307.999330185592</text:p>
          </table:table-cell>
          <table:table-cell table:formula="of:=AVERAGE([.E$2:.E7])" office:value-type="float" office:value="307.341418728342" calcext:value-type="float">
            <text:p>307.341418728342</text:p>
          </table:table-cell>
          <table:table-cell table:number-columns-repeated="6"/>
        </table:table-row>
        <table:table-row table:style-name="ro1">
          <table:table-cell office:value-type="float" office:value="0.436283946037293" calcext:value-type="float">
            <text:p>0.436283946037293</text:p>
          </table:table-cell>
          <table:table-cell table:formula="of:=AVERAGE([.A$2:.A8])" office:value-type="float" office:value="0.422300734690257" calcext:value-type="float">
            <text:p>0.422300734690257</text:p>
          </table:table-cell>
          <table:table-cell office:value-type="float" office:value="0" calcext:value-type="float">
            <text:p>0</text:p>
          </table:table-cell>
          <table:table-cell office:value-type="float" office:value="12.1776989648789" calcext:value-type="float">
            <text:p>12.1776989648789</text:p>
          </table:table-cell>
          <table:table-cell office:value-type="float" office:value="309.313553707924" calcext:value-type="float">
            <text:p>309.313553707924</text:p>
          </table:table-cell>
          <table:table-cell table:formula="of:=AVERAGE([.E$2:.E8])" office:value-type="float" office:value="307.623152296854" calcext:value-type="float">
            <text:p>307.623152296854</text:p>
          </table:table-cell>
          <table:table-cell table:number-columns-repeated="6"/>
        </table:table-row>
        <table:table-row table:style-name="ro1">
          <table:table-cell office:value-type="float" office:value="0.621595978736877" calcext:value-type="float">
            <text:p>0.621595978736877</text:p>
          </table:table-cell>
          <table:table-cell table:formula="of:=AVERAGE([.A$2:.A9])" office:value-type="float" office:value="0.447212640196085" calcext:value-type="float">
            <text:p>0.447212640196085</text:p>
          </table:table-cell>
          <table:table-cell office:value-type="float" office:value="0" calcext:value-type="float">
            <text:p>0</text:p>
          </table:table-cell>
          <table:table-cell office:value-type="float" office:value="12.079482659778" calcext:value-type="float">
            <text:p>12.079482659778</text:p>
          </table:table-cell>
          <table:table-cell office:value-type="float" office:value="306.818859558361" calcext:value-type="float">
            <text:p>306.818859558361</text:p>
          </table:table-cell>
          <table:table-cell table:formula="of:=AVERAGE([.E$2:.E9])" office:value-type="float" office:value="307.522615704543" calcext:value-type="float">
            <text:p>307.5226157045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10])" office:value-type="float" office:value="0.508633457952076" calcext:value-type="float">
            <text:p>0.508633457952076</text:p>
          </table:table-cell>
          <table:table-cell office:value-type="float" office:value="0" calcext:value-type="float">
            <text:p>0</text:p>
          </table:table-cell>
          <table:table-cell office:value-type="float" office:value="12.0681659843981" calcext:value-type="float">
            <text:p>12.0681659843981</text:p>
          </table:table-cell>
          <table:table-cell office:value-type="float" office:value="306.531416003712" calcext:value-type="float">
            <text:p>306.531416003712</text:p>
          </table:table-cell>
          <table:table-cell table:formula="of:=AVERAGE([.E$2:.E10])" office:value-type="float" office:value="307.41248240445" calcext:value-type="float">
            <text:p>307.41248240445</text:p>
          </table:table-cell>
          <table:table-cell table:number-columns-repeated="6"/>
        </table:table-row>
        <table:table-row table:style-name="ro1">
          <table:table-cell office:value-type="float" office:value="0.762106895446777" calcext:value-type="float">
            <text:p>0.762106895446777</text:p>
          </table:table-cell>
          <table:table-cell table:formula="of:=AVERAGE([.A$2:.A11])" office:value-type="float" office:value="0.533980801701546" calcext:value-type="float">
            <text:p>0.533980801701546</text:p>
          </table:table-cell>
          <table:table-cell office:value-type="float" office:value="0" calcext:value-type="float">
            <text:p>0</text:p>
          </table:table-cell>
          <table:table-cell office:value-type="float" office:value="12.1775863261193" calcext:value-type="float">
            <text:p>12.1775863261193</text:p>
          </table:table-cell>
          <table:table-cell office:value-type="float" office:value="309.31069268343" calcext:value-type="float">
            <text:p>309.31069268343</text:p>
          </table:table-cell>
          <table:table-cell table:formula="of:=AVERAGE([.E$2:.E11])" office:value-type="float" office:value="307.602303432348" calcext:value-type="float">
            <text:p>307.602303432348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07272017002106" calcext:value-type="float">
            <text:p>0.307272017002106</text:p>
          </table:table-cell>
          <table:table-cell table:formula="of:=AVERAGE([.A$2:.A12])" office:value-type="float" office:value="0.513370912183415" calcext:value-type="float">
            <text:p>0.513370912183415</text:p>
          </table:table-cell>
          <table:table-cell office:value-type="float" office:value="0" calcext:value-type="float">
            <text:p>0</text:p>
          </table:table-cell>
          <table:table-cell office:value-type="float" office:value="12.1564524788469" calcext:value-type="float">
            <text:p>12.1564524788469</text:p>
          </table:table-cell>
          <table:table-cell office:value-type="float" office:value="308.773892962711" calcext:value-type="float">
            <text:p>308.773892962711</text:p>
          </table:table-cell>
          <table:table-cell table:formula="of:=AVERAGE([.E$2:.E12])" office:value-type="float" office:value="307.708811571472" calcext:value-type="float">
            <text:p>307.708811571472</text:p>
          </table:table-cell>
          <table:table-cell table:number-columns-repeated="6"/>
        </table:table-row>
        <table:table-row table:style-name="ro1">
          <table:table-cell office:value-type="float" office:value="0.0202502533793449" calcext:value-type="float">
            <text:p>0.020250253379345</text:p>
          </table:table-cell>
          <table:table-cell table:formula="of:=AVERAGE([.A$2:.A13])" office:value-type="float" office:value="0.472277523949742" calcext:value-type="float">
            <text:p>0.472277523949742</text:p>
          </table:table-cell>
          <table:table-cell office:value-type="float" office:value="0" calcext:value-type="float">
            <text:p>0</text:p>
          </table:table-cell>
          <table:table-cell office:value-type="float" office:value="12.0524657839566" calcext:value-type="float">
            <text:p>12.0524657839566</text:p>
          </table:table-cell>
          <table:table-cell office:value-type="float" office:value="306.132630912499" calcext:value-type="float">
            <text:p>306.132630912499</text:p>
          </table:table-cell>
          <table:table-cell table:formula="of:=AVERAGE([.E$2:.E13])" office:value-type="float" office:value="307.577463183224" calcext:value-type="float">
            <text:p>307.577463183224</text:p>
          </table:table-cell>
          <table:table-cell table:number-columns-repeated="6"/>
        </table:table-row>
        <table:table-row table:style-name="ro1">
          <table:table-cell office:value-type="float" office:value="0.237583339214325" calcext:value-type="float">
            <text:p>0.237583339214325</text:p>
          </table:table-cell>
          <table:table-cell table:formula="of:=AVERAGE([.A$2:.A14])" office:value-type="float" office:value="0.454224125123941" calcext:value-type="float">
            <text:p>0.454224125123941</text:p>
          </table:table-cell>
          <table:table-cell office:value-type="float" office:value="0" calcext:value-type="float">
            <text:p>0</text:p>
          </table:table-cell>
          <table:table-cell office:value-type="float" office:value="12.1992223545283" calcext:value-type="float">
            <text:p>12.1992223545283</text:p>
          </table:table-cell>
          <table:table-cell office:value-type="float" office:value="309.860247805019" calcext:value-type="float">
            <text:p>309.860247805019</text:p>
          </table:table-cell>
          <table:table-cell table:formula="of:=AVERAGE([.E$2:.E14])" office:value-type="float" office:value="307.753062000286" calcext:value-type="float">
            <text:p>307.753062000286</text:p>
          </table:table-cell>
          <table:table-cell table:number-columns-repeated="6"/>
        </table:table-row>
        <table:table-row table:style-name="ro1">
          <table:table-cell office:value-type="float" office:value="0.194487810134888" calcext:value-type="float">
            <text:p>0.194487810134888</text:p>
          </table:table-cell>
          <table:table-cell table:formula="of:=AVERAGE([.A$2:.A15])" office:value-type="float" office:value="0.435671531196152" calcext:value-type="float">
            <text:p>0.435671531196152</text:p>
          </table:table-cell>
          <table:table-cell office:value-type="float" office:value="0" calcext:value-type="float">
            <text:p>0</text:p>
          </table:table-cell>
          <table:table-cell office:value-type="float" office:value="12.1909903385133" calcext:value-type="float">
            <text:p>12.1909903385133</text:p>
          </table:table-cell>
          <table:table-cell office:value-type="float" office:value="309.651154598237" calcext:value-type="float">
            <text:p>309.651154598237</text:p>
          </table:table-cell>
          <table:table-cell table:formula="of:=AVERAGE([.E$2:.E15])" office:value-type="float" office:value="307.888640042996" calcext:value-type="float">
            <text:p>307.888640042996</text:p>
          </table:table-cell>
          <table:table-cell table:number-columns-repeated="6"/>
        </table:table-row>
        <table:table-row table:style-name="ro1">
          <table:table-cell office:value-type="float" office:value="0.0177167356014252" calcext:value-type="float">
            <text:p>0.017716735601425</text:p>
          </table:table-cell>
          <table:table-cell table:formula="of:=AVERAGE([.A$2:.A16])" office:value-type="float" office:value="0.407807878156503" calcext:value-type="float">
            <text:p>0.407807878156503</text:p>
          </table:table-cell>
          <table:table-cell office:value-type="float" office:value="0" calcext:value-type="float">
            <text:p>0</text:p>
          </table:table-cell>
          <table:table-cell office:value-type="float" office:value="12.226831757158" calcext:value-type="float">
            <text:p>12.226831757158</text:p>
          </table:table-cell>
          <table:table-cell office:value-type="float" office:value="310.561526631814" calcext:value-type="float">
            <text:p>310.561526631814</text:p>
          </table:table-cell>
          <table:table-cell table:formula="of:=AVERAGE([.E$2:.E16])" office:value-type="float" office:value="308.066832482251" calcext:value-type="float">
            <text:p>308.066832482251</text:p>
          </table:table-cell>
          <table:table-cell table:number-columns-repeated="6"/>
        </table:table-row>
        <table:table-row table:style-name="ro1">
          <table:table-cell office:value-type="float" office:value="0.622465252876282" calcext:value-type="float">
            <text:p>0.622465252876282</text:p>
          </table:table-cell>
          <table:table-cell table:formula="of:=AVERAGE([.A$2:.A17])" office:value-type="float" office:value="0.421223964076489" calcext:value-type="float">
            <text:p>0.421223964076489</text:p>
          </table:table-cell>
          <table:table-cell office:value-type="float" office:value="0" calcext:value-type="float">
            <text:p>0</text:p>
          </table:table-cell>
          <table:table-cell office:value-type="float" office:value="12.1778421099693" calcext:value-type="float">
            <text:p>12.1778421099693</text:p>
          </table:table-cell>
          <table:table-cell office:value-type="float" office:value="309.317189593219" calcext:value-type="float">
            <text:p>309.317189593219</text:p>
          </table:table-cell>
          <table:table-cell table:formula="of:=AVERAGE([.E$2:.E17])" office:value-type="float" office:value="308.144979801686" calcext:value-type="float">
            <text:p>308.144979801686</text:p>
          </table:table-cell>
          <table:table-cell table:number-columns-repeated="6"/>
        </table:table-row>
        <table:table-row table:style-name="ro1">
          <table:table-cell office:value-type="float" office:value="0.712392389774323" calcext:value-type="float">
            <text:p>0.712392389774323</text:p>
          </table:table-cell>
          <table:table-cell table:formula="of:=AVERAGE([.A$2:.A18])" office:value-type="float" office:value="0.438351518529303" calcext:value-type="float">
            <text:p>0.438351518529303</text:p>
          </table:table-cell>
          <table:table-cell office:value-type="float" office:value="0" calcext:value-type="float">
            <text:p>0</text:p>
          </table:table-cell>
          <table:table-cell office:value-type="float" office:value="12.1897466188759" calcext:value-type="float">
            <text:p>12.1897466188759</text:p>
          </table:table-cell>
          <table:table-cell office:value-type="float" office:value="309.619564119447" calcext:value-type="float">
            <text:p>309.619564119447</text:p>
          </table:table-cell>
          <table:table-cell table:formula="of:=AVERAGE([.E$2:.E18])" office:value-type="float" office:value="308.231720055672" calcext:value-type="float">
            <text:p>308.231720055672</text:p>
          </table:table-cell>
          <table:table-cell table:number-columns-repeated="6"/>
        </table:table-row>
        <table:table-row table:style-name="ro1">
          <table:table-cell office:value-type="float" office:value="-0.0646016895771027" calcext:value-type="float">
            <text:p>-0.064601689577103</text:p>
          </table:table-cell>
          <table:table-cell table:formula="of:=AVERAGE([.A$2:.A19])" office:value-type="float" office:value="0.410409673634503" calcext:value-type="float">
            <text:p>0.410409673634503</text:p>
          </table:table-cell>
          <table:table-cell office:value-type="float" office:value="0" calcext:value-type="float">
            <text:p>0</text:p>
          </table:table-cell>
          <table:table-cell office:value-type="float" office:value="12.2243196781546" calcext:value-type="float">
            <text:p>12.2243196781546</text:p>
          </table:table-cell>
          <table:table-cell office:value-type="float" office:value="310.497719825126" calcext:value-type="float">
            <text:p>310.497719825126</text:p>
          </table:table-cell>
          <table:table-cell table:formula="of:=AVERAGE([.E$2:.E19])" office:value-type="float" office:value="308.357608931753" calcext:value-type="float">
            <text:p>308.357608931753</text:p>
          </table:table-cell>
          <table:table-cell table:number-columns-repeated="6"/>
        </table:table-row>
        <table:table-row table:style-name="ro1">
          <table:table-cell office:value-type="float" office:value="0.685749292373657" calcext:value-type="float">
            <text:p>0.685749292373657</text:p>
          </table:table-cell>
          <table:table-cell table:formula="of:=AVERAGE([.A$2:.A20])" office:value-type="float" office:value="0.424901232515511" calcext:value-type="float">
            <text:p>0.424901232515511</text:p>
          </table:table-cell>
          <table:table-cell office:value-type="float" office:value="0" calcext:value-type="float">
            <text:p>0</text:p>
          </table:table-cell>
          <table:table-cell office:value-type="float" office:value="12.1336806762785" calcext:value-type="float">
            <text:p>12.1336806762785</text:p>
          </table:table-cell>
          <table:table-cell office:value-type="float" office:value="308.195489177473" calcext:value-type="float">
            <text:p>308.195489177473</text:p>
          </table:table-cell>
          <table:table-cell table:formula="of:=AVERAGE([.E$2:.E20])" office:value-type="float" office:value="308.349076313107" calcext:value-type="float">
            <text:p>308.349076313107</text:p>
          </table:table-cell>
          <table:table-cell table:number-columns-repeated="6"/>
        </table:table-row>
        <table:table-row table:style-name="ro1">
          <table:table-cell office:value-type="float" office:value="0.509157180786133" calcext:value-type="float">
            <text:p>0.509157180786133</text:p>
          </table:table-cell>
          <table:table-cell table:formula="of:=AVERAGE([.A$2:.A21])" office:value-type="float" office:value="0.429114029929042" calcext:value-type="float">
            <text:p>0.429114029929042</text:p>
          </table:table-cell>
          <table:table-cell office:value-type="float" office:value="0" calcext:value-type="float">
            <text:p>0</text:p>
          </table:table-cell>
          <table:table-cell office:value-type="float" office:value="12.3071877789378" calcext:value-type="float">
            <text:p>12.3071877789378</text:p>
          </table:table-cell>
          <table:table-cell office:value-type="float" office:value="312.60256958502" calcext:value-type="float">
            <text:p>312.60256958502</text:p>
          </table:table-cell>
          <table:table-cell table:formula="of:=AVERAGE([.E$2:.E21])" office:value-type="float" office:value="308.561750976702" calcext:value-type="float">
            <text:p>308.561750976702</text:p>
          </table:table-cell>
          <table:table-cell table:number-columns-repeated="6"/>
        </table:table-row>
        <table:table-row table:style-name="ro1">
          <table:table-cell office:value-type="float" office:value="0.598081111907959" calcext:value-type="float">
            <text:p>0.598081111907959</text:p>
          </table:table-cell>
          <table:table-cell table:formula="of:=AVERAGE([.A$2:.A22])" office:value-type="float" office:value="0.437160081451847" calcext:value-type="float">
            <text:p>0.437160081451847</text:p>
          </table:table-cell>
          <table:table-cell office:value-type="float" office:value="0" calcext:value-type="float">
            <text:p>0</text:p>
          </table:table-cell>
          <table:table-cell office:value-type="float" office:value="12.223024332419" calcext:value-type="float">
            <text:p>12.223024332419</text:p>
          </table:table-cell>
          <table:table-cell office:value-type="float" office:value="310.464818043444" calcext:value-type="float">
            <text:p>310.464818043444</text:p>
          </table:table-cell>
          <table:table-cell table:formula="of:=AVERAGE([.E$2:.E22])" office:value-type="float" office:value="308.652373217976" calcext:value-type="float">
            <text:p>308.652373217976</text:p>
          </table:table-cell>
          <table:table-cell table:number-columns-repeated="6"/>
        </table:table-row>
        <table:table-row table:style-name="ro1">
          <table:table-cell office:value-type="float" office:value="0.0863934755325318" calcext:value-type="float">
            <text:p>0.086393475532532</text:p>
          </table:table-cell>
          <table:table-cell table:formula="of:=AVERAGE([.A$2:.A23])" office:value-type="float" office:value="0.421216144819151" calcext:value-type="float">
            <text:p>0.421216144819151</text:p>
          </table:table-cell>
          <table:table-cell office:value-type="float" office:value="0" calcext:value-type="float">
            <text:p>0</text:p>
          </table:table-cell>
          <table:table-cell office:value-type="float" office:value="12.2894577341825" calcext:value-type="float">
            <text:p>12.2894577341825</text:p>
          </table:table-cell>
          <table:table-cell office:value-type="float" office:value="312.152226448235" calcext:value-type="float">
            <text:p>312.152226448235</text:p>
          </table:table-cell>
          <table:table-cell table:formula="of:=AVERAGE([.E$2:.E23])" office:value-type="float" office:value="308.811457455715" calcext:value-type="float">
            <text:p>308.811457455715</text:p>
          </table:table-cell>
          <table:table-cell table:number-columns-repeated="6"/>
        </table:table-row>
        <table:table-row table:style-name="ro1">
          <table:table-cell office:value-type="float" office:value="-0.0726410895586014" calcext:value-type="float">
            <text:p>-0.072641089558601</text:p>
          </table:table-cell>
          <table:table-cell table:formula="of:=AVERAGE([.A$2:.A24])" office:value-type="float" office:value="0.399744091150553" calcext:value-type="float">
            <text:p>0.399744091150553</text:p>
          </table:table-cell>
          <table:table-cell office:value-type="float" office:value="0" calcext:value-type="float">
            <text:p>0</text:p>
          </table:table-cell>
          <table:table-cell office:value-type="float" office:value="12.288134228757" calcext:value-type="float">
            <text:p>12.288134228757</text:p>
          </table:table-cell>
          <table:table-cell office:value-type="float" office:value="312.118609410428" calcext:value-type="float">
            <text:p>312.118609410428</text:p>
          </table:table-cell>
          <table:table-cell table:formula="of:=AVERAGE([.E$2:.E24])" office:value-type="float" office:value="308.955246671137" calcext:value-type="float">
            <text:p>308.955246671137</text:p>
          </table:table-cell>
          <table:table-cell table:number-columns-repeated="6"/>
        </table:table-row>
        <table:table-row table:style-name="ro1">
          <table:table-cell office:value-type="float" office:value="0.0524009466171265" calcext:value-type="float">
            <text:p>0.052400946617127</text:p>
          </table:table-cell>
          <table:table-cell table:formula="of:=AVERAGE([.A$2:.A25])" office:value-type="float" office:value="0.385271460128327" calcext:value-type="float">
            <text:p>0.385271460128327</text:p>
          </table:table-cell>
          <table:table-cell office:value-type="float" office:value="0" calcext:value-type="float">
            <text:p>0</text:p>
          </table:table-cell>
          <table:table-cell office:value-type="float" office:value="12.274818215394" calcext:value-type="float">
            <text:p>12.274818215394</text:p>
          </table:table-cell>
          <table:table-cell office:value-type="float" office:value="311.780382671008" calcext:value-type="float">
            <text:p>311.780382671008</text:p>
          </table:table-cell>
          <table:table-cell table:formula="of:=AVERAGE([.E$2:.E25])" office:value-type="float" office:value="309.072960671132" calcext:value-type="float">
            <text:p>309.072960671132</text:p>
          </table:table-cell>
          <table:table-cell table:number-columns-repeated="6"/>
        </table:table-row>
        <table:table-row table:style-name="ro1">
          <table:table-cell office:value-type="float" office:value="0.558837711811066" calcext:value-type="float">
            <text:p>0.558837711811066</text:p>
          </table:table-cell>
          <table:table-cell table:formula="of:=AVERAGE([.A$2:.A26])" office:value-type="float" office:value="0.392214110195637" calcext:value-type="float">
            <text:p>0.392214110195637</text:p>
          </table:table-cell>
          <table:table-cell office:value-type="float" office:value="0" calcext:value-type="float">
            <text:p>0</text:p>
          </table:table-cell>
          <table:table-cell office:value-type="float" office:value="12.2245977550924" calcext:value-type="float">
            <text:p>12.2245977550924</text:p>
          </table:table-cell>
          <table:table-cell office:value-type="float" office:value="310.504782979346" calcext:value-type="float">
            <text:p>310.504782979346</text:p>
          </table:table-cell>
          <table:table-cell table:formula="of:=AVERAGE([.E$2:.E26])" office:value-type="float" office:value="309.13023356346" calcext:value-type="float">
            <text:p>309.13023356346</text:p>
          </table:table-cell>
          <table:table-cell table:number-columns-repeated="6"/>
        </table:table-row>
        <table:table-row table:style-name="ro1">
          <table:table-cell office:value-type="float" office:value="0.0798617899417877" calcext:value-type="float">
            <text:p>0.079861789941788</text:p>
          </table:table-cell>
          <table:table-cell table:formula="of:=AVERAGE([.A$2:.A27])" office:value-type="float" office:value="0.380200559416643" calcext:value-type="float">
            <text:p>0.380200559416643</text:p>
          </table:table-cell>
          <table:table-cell office:value-type="float" office:value="0" calcext:value-type="float">
            <text:p>0</text:p>
          </table:table-cell>
          <table:table-cell office:value-type="float" office:value="12.3001502031028" calcext:value-type="float">
            <text:p>12.3001502031028</text:p>
          </table:table-cell>
          <table:table-cell office:value-type="float" office:value="312.423815158812" calcext:value-type="float">
            <text:p>312.423815158812</text:p>
          </table:table-cell>
          <table:table-cell table:formula="of:=AVERAGE([.E$2:.E27])" office:value-type="float" office:value="309.256909778666" calcext:value-type="float">
            <text:p>309.256909778666</text:p>
          </table:table-cell>
          <table:table-cell table:number-columns-repeated="6"/>
        </table:table-row>
        <table:table-row table:style-name="ro1">
          <table:table-cell office:value-type="float" office:value="0.00796058867126703" calcext:value-type="float">
            <text:p>0.007960588671267</text:p>
          </table:table-cell>
          <table:table-cell table:formula="of:=AVERAGE([.A$2:.A28])" office:value-type="float" office:value="0.36641389383348" calcext:value-type="float">
            <text:p>0.36641389383348</text:p>
          </table:table-cell>
          <table:table-cell office:value-type="float" office:value="0" calcext:value-type="float">
            <text:p>0</text:p>
          </table:table-cell>
          <table:table-cell office:value-type="float" office:value="12.2361842941672" calcext:value-type="float">
            <text:p>12.2361842941672</text:p>
          </table:table-cell>
          <table:table-cell office:value-type="float" office:value="310.799081071846" calcext:value-type="float">
            <text:p>310.799081071846</text:p>
          </table:table-cell>
          <table:table-cell table:formula="of:=AVERAGE([.E$2:.E28])" office:value-type="float" office:value="309.314027233969" calcext:value-type="float">
            <text:p>309.314027233969</text:p>
          </table:table-cell>
          <table:table-cell table:number-columns-repeated="6"/>
        </table:table-row>
        <table:table-row table:style-name="ro1">
          <table:table-cell office:value-type="float" office:value="0.409517198801041" calcext:value-type="float">
            <text:p>0.409517198801041</text:p>
          </table:table-cell>
          <table:table-cell table:formula="of:=AVERAGE([.A$2:.A29])" office:value-type="float" office:value="0.367953297582322" calcext:value-type="float">
            <text:p>0.367953297582322</text:p>
          </table:table-cell>
          <table:table-cell office:value-type="float" office:value="0" calcext:value-type="float">
            <text:p>0</text:p>
          </table:table-cell>
          <table:table-cell office:value-type="float" office:value="12.2739370517641" calcext:value-type="float">
            <text:p>12.2739370517641</text:p>
          </table:table-cell>
          <table:table-cell office:value-type="float" office:value="311.758001114809" calcext:value-type="float">
            <text:p>311.758001114809</text:p>
          </table:table-cell>
          <table:table-cell table:formula="of:=AVERAGE([.E$2:.E29])" office:value-type="float" office:value="309.401312015428" calcext:value-type="float">
            <text:p>309.401312015428</text:p>
          </table:table-cell>
          <table:table-cell table:number-columns-repeated="6"/>
        </table:table-row>
        <table:table-row table:style-name="ro1">
          <table:table-cell office:value-type="float" office:value="0.690614521503449" calcext:value-type="float">
            <text:p>0.690614521503449</text:p>
          </table:table-cell>
          <table:table-cell table:formula="of:=AVERAGE([.A$2:.A30])" office:value-type="float" office:value="0.37907954668305" calcext:value-type="float">
            <text:p>0.37907954668305</text:p>
          </table:table-cell>
          <table:table-cell office:value-type="float" office:value="0" calcext:value-type="float">
            <text:p>0</text:p>
          </table:table-cell>
          <table:table-cell office:value-type="float" office:value="12.2162284605891" calcext:value-type="float">
            <text:p>12.2162284605891</text:p>
          </table:table-cell>
          <table:table-cell office:value-type="float" office:value="310.292202898962" calcext:value-type="float">
            <text:p>310.292202898962</text:p>
          </table:table-cell>
          <table:table-cell table:formula="of:=AVERAGE([.E$2:.E30])" office:value-type="float" office:value="309.432032390722" calcext:value-type="float">
            <text:p>309.4320323907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31])" office:value-type="float" office:value="0.399776895126949" calcext:value-type="float">
            <text:p>0.399776895126949</text:p>
          </table:table-cell>
          <table:table-cell office:value-type="float" office:value="0" calcext:value-type="float">
            <text:p>0</text:p>
          </table:table-cell>
          <table:table-cell office:value-type="float" office:value="12.3805684108645" calcext:value-type="float">
            <text:p>12.3805684108645</text:p>
          </table:table-cell>
          <table:table-cell office:value-type="float" office:value="314.466437635958" calcext:value-type="float">
            <text:p>314.466437635958</text:p>
          </table:table-cell>
          <table:table-cell table:formula="of:=AVERAGE([.E$2:.E31])" office:value-type="float" office:value="309.599845898896" calcext:value-type="float">
            <text:p>309.599845898896</text:p>
          </table:table-cell>
          <table:table-cell table:number-columns-repeated="6"/>
        </table:table-row>
        <table:table-row table:style-name="ro1">
          <table:table-cell office:value-type="float" office:value="0.439040064811707" calcext:value-type="float">
            <text:p>0.439040064811707</text:p>
          </table:table-cell>
          <table:table-cell table:formula="of:=AVERAGE([.A$2:.A32])" office:value-type="float" office:value="0.401043448987747" calcext:value-type="float">
            <text:p>0.401043448987747</text:p>
          </table:table-cell>
          <table:table-cell office:value-type="float" office:value="0" calcext:value-type="float">
            <text:p>0</text:p>
          </table:table-cell>
          <table:table-cell office:value-type="float" office:value="12.3003203345627" calcext:value-type="float">
            <text:p>12.3003203345627</text:p>
          </table:table-cell>
          <table:table-cell office:value-type="float" office:value="312.428136497892" calcext:value-type="float">
            <text:p>312.428136497892</text:p>
          </table:table-cell>
          <table:table-cell table:formula="of:=AVERAGE([.E$2:.E32])" office:value-type="float" office:value="309.691081079509" calcext:value-type="float">
            <text:p>309.691081079509</text:p>
          </table:table-cell>
          <table:table-cell table:number-columns-repeated="6"/>
        </table:table-row>
        <table:table-row table:style-name="ro1">
          <table:table-cell office:value-type="float" office:value="-0.0170969963073731" calcext:value-type="float">
            <text:p>-0.017096996307373</text:p>
          </table:table-cell>
          <table:table-cell table:formula="of:=AVERAGE([.A$2:.A33])" office:value-type="float" office:value="0.387976560072275" calcext:value-type="float">
            <text:p>0.387976560072275</text:p>
          </table:table-cell>
          <table:table-cell office:value-type="float" office:value="0" calcext:value-type="float">
            <text:p>0</text:p>
          </table:table-cell>
          <table:table-cell office:value-type="float" office:value="12.2827745011121" calcext:value-type="float">
            <text:p>12.2827745011121</text:p>
          </table:table-cell>
          <table:table-cell office:value-type="float" office:value="311.982472328247" calcext:value-type="float">
            <text:p>311.982472328247</text:p>
          </table:table-cell>
          <table:table-cell table:formula="of:=AVERAGE([.E$2:.E33])" office:value-type="float" office:value="309.762687056032" calcext:value-type="float">
            <text:p>309.762687056032</text:p>
          </table:table-cell>
          <table:table-cell table:number-columns-repeated="6"/>
        </table:table-row>
        <table:table-row table:style-name="ro1">
          <table:table-cell office:value-type="float" office:value="-0.0788864195346832" calcext:value-type="float">
            <text:p>-0.078886419534683</text:p>
          </table:table-cell>
          <table:table-cell table:formula="of:=AVERAGE([.A$2:.A34])" office:value-type="float" office:value="0.373829197053882" calcext:value-type="float">
            <text:p>0.373829197053882</text:p>
          </table:table-cell>
          <table:table-cell office:value-type="float" office:value="0" calcext:value-type="float">
            <text:p>0</text:p>
          </table:table-cell>
          <table:table-cell office:value-type="float" office:value="12.2847034398705" calcext:value-type="float">
            <text:p>12.2847034398705</text:p>
          </table:table-cell>
          <table:table-cell office:value-type="float" office:value="312.03146737271" calcext:value-type="float">
            <text:p>312.03146737271</text:p>
          </table:table-cell>
          <table:table-cell table:formula="of:=AVERAGE([.E$2:.E34])" office:value-type="float" office:value="309.83143797472" calcext:value-type="float">
            <text:p>309.83143797472</text:p>
          </table:table-cell>
          <table:table-cell table:number-columns-repeated="6"/>
        </table:table-row>
        <table:table-row table:style-name="ro1">
          <table:table-cell office:value-type="float" office:value="-0.0974625274538994" calcext:value-type="float">
            <text:p>-0.097462527453899</text:p>
          </table:table-cell>
          <table:table-cell table:formula="of:=AVERAGE([.A$2:.A35])" office:value-type="float" office:value="0.35996767574483" calcext:value-type="float">
            <text:p>0.35996767574483</text:p>
          </table:table-cell>
          <table:table-cell office:value-type="float" office:value="0" calcext:value-type="float">
            <text:p>0</text:p>
          </table:table-cell>
          <table:table-cell office:value-type="float" office:value="12.2390800489455" calcext:value-type="float">
            <text:p>12.2390800489455</text:p>
          </table:table-cell>
          <table:table-cell office:value-type="float" office:value="310.872633243217" calcext:value-type="float">
            <text:p>310.872633243217</text:p>
          </table:table-cell>
          <table:table-cell table:formula="of:=AVERAGE([.E$2:.E35])" office:value-type="float" office:value="309.862061364969" calcext:value-type="float">
            <text:p>309.862061364969</text:p>
          </table:table-cell>
          <table:table-cell table:number-columns-repeated="6"/>
        </table:table-row>
        <table:table-row table:style-name="ro1">
          <table:table-cell office:value-type="float" office:value="0.28673043847084" calcext:value-type="float">
            <text:p>0.28673043847084</text:p>
          </table:table-cell>
          <table:table-cell table:formula="of:=AVERAGE([.A$2:.A36])" office:value-type="float" office:value="0.357875183251287" calcext:value-type="float">
            <text:p>0.357875183251287</text:p>
          </table:table-cell>
          <table:table-cell office:value-type="float" office:value="0" calcext:value-type="float">
            <text:p>0</text:p>
          </table:table-cell>
          <table:table-cell office:value-type="float" office:value="12.0291061478615" calcext:value-type="float">
            <text:p>12.0291061478615</text:p>
          </table:table-cell>
          <table:table-cell office:value-type="float" office:value="305.539296155682" calcext:value-type="float">
            <text:p>305.539296155682</text:p>
          </table:table-cell>
          <table:table-cell table:formula="of:=AVERAGE([.E$2:.E36])" office:value-type="float" office:value="309.738553787561" calcext:value-type="float">
            <text:p>309.738553787561</text:p>
          </table:table-cell>
          <table:table-cell table:number-columns-repeated="6"/>
        </table:table-row>
        <table:table-row table:style-name="ro1">
          <table:table-cell office:value-type="float" office:value="0.361343324184418" calcext:value-type="float">
            <text:p>0.361343324184418</text:p>
          </table:table-cell>
          <table:table-cell table:formula="of:=AVERAGE([.A$2:.A37])" office:value-type="float" office:value="0.35797152049943" calcext:value-type="float">
            <text:p>0.35797152049943</text:p>
          </table:table-cell>
          <table:table-cell office:value-type="float" office:value="0" calcext:value-type="float">
            <text:p>0</text:p>
          </table:table-cell>
          <table:table-cell office:value-type="float" office:value="12.0257492781609" calcext:value-type="float">
            <text:p>12.0257492781609</text:p>
          </table:table-cell>
          <table:table-cell office:value-type="float" office:value="305.454031665288" calcext:value-type="float">
            <text:p>305.454031665288</text:p>
          </table:table-cell>
          <table:table-cell table:formula="of:=AVERAGE([.E$2:.E37])" office:value-type="float" office:value="309.619539284165" calcext:value-type="float">
            <text:p>309.619539284165</text:p>
          </table:table-cell>
          <table:table-cell table:number-columns-repeated="6"/>
        </table:table-row>
        <table:table-row table:style-name="ro1">
          <table:table-cell office:value-type="float" office:value="0.132032930850983" calcext:value-type="float">
            <text:p>0.132032930850983</text:p>
          </table:table-cell>
          <table:table-cell table:formula="of:=AVERAGE([.A$2:.A38])" office:value-type="float" office:value="0.351865072130553" calcext:value-type="float">
            <text:p>0.351865072130553</text:p>
          </table:table-cell>
          <table:table-cell office:value-type="float" office:value="0" calcext:value-type="float">
            <text:p>0</text:p>
          </table:table-cell>
          <table:table-cell office:value-type="float" office:value="12.2456095770419" calcext:value-type="float">
            <text:p>12.2456095770419</text:p>
          </table:table-cell>
          <table:table-cell office:value-type="float" office:value="311.038483256863" calcext:value-type="float">
            <text:p>311.038483256863</text:p>
          </table:table-cell>
          <table:table-cell table:formula="of:=AVERAGE([.E$2:.E38])" office:value-type="float" office:value="309.657889121265" calcext:value-type="float">
            <text:p>309.657889121265</text:p>
          </table:table-cell>
          <table:table-cell table:number-columns-repeated="6"/>
        </table:table-row>
        <table:table-row table:style-name="ro1">
          <table:table-cell office:value-type="float" office:value="0.268305540084839" calcext:value-type="float">
            <text:p>0.268305540084839</text:p>
          </table:table-cell>
          <table:table-cell table:formula="of:=AVERAGE([.A$2:.A39])" office:value-type="float" office:value="0.349666137076718" calcext:value-type="float">
            <text:p>0.349666137076718</text:p>
          </table:table-cell>
          <table:table-cell office:value-type="float" office:value="0" calcext:value-type="float">
            <text:p>0</text:p>
          </table:table-cell>
          <table:table-cell office:value-type="float" office:value="12.371999651891" calcext:value-type="float">
            <text:p>12.371999651891</text:p>
          </table:table-cell>
          <table:table-cell office:value-type="float" office:value="314.248791158031" calcext:value-type="float">
            <text:p>314.248791158031</text:p>
          </table:table-cell>
          <table:table-cell table:formula="of:=AVERAGE([.E$2:.E39])" office:value-type="float" office:value="309.778702332759" calcext:value-type="float">
            <text:p>309.77870233275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0])" office:value-type="float" office:value="0.366341364331161" calcext:value-type="float">
            <text:p>0.366341364331161</text:p>
          </table:table-cell>
          <table:table-cell office:value-type="float" office:value="1" calcext:value-type="float">
            <text:p>1</text:p>
          </table:table-cell>
          <table:table-cell office:value-type="float" office:value="11.9209670720309" calcext:value-type="float">
            <text:p>11.9209670720309</text:p>
          </table:table-cell>
          <table:table-cell office:value-type="float" office:value="302.792563629585" calcext:value-type="float">
            <text:p>302.792563629585</text:p>
          </table:table-cell>
          <table:table-cell table:formula="of:=AVERAGE([.E$2:.E40])" office:value-type="float" office:value="309.599570571139" calcext:value-type="float">
            <text:p>309.599570571139</text:p>
          </table:table-cell>
          <table:table-cell table:number-columns-repeated="6"/>
        </table:table-row>
        <table:table-row table:style-name="ro1">
          <table:table-cell office:value-type="float" office:value="0.674768686294556" calcext:value-type="float">
            <text:p>0.674768686294556</text:p>
          </table:table-cell>
          <table:table-cell table:formula="of:=AVERAGE([.A$2:.A41])" office:value-type="float" office:value="0.374052047380246" calcext:value-type="float">
            <text:p>0.374052047380246</text:p>
          </table:table-cell>
          <table:table-cell office:value-type="float" office:value="0" calcext:value-type="float">
            <text:p>0</text:p>
          </table:table-cell>
          <table:table-cell office:value-type="float" office:value="11.9328891807437" calcext:value-type="float">
            <text:p>11.9328891807437</text:p>
          </table:table-cell>
          <table:table-cell office:value-type="float" office:value="303.09538519089" calcext:value-type="float">
            <text:p>303.09538519089</text:p>
          </table:table-cell>
          <table:table-cell table:formula="of:=AVERAGE([.E$2:.E41])" office:value-type="float" office:value="309.436965936632" calcext:value-type="float">
            <text:p>309.436965936632</text:p>
          </table:table-cell>
          <table:table-cell table:number-columns-repeated="6"/>
        </table:table-row>
        <table:table-row table:style-name="ro1">
          <table:table-cell office:value-type="float" office:value="0.340533137321472" calcext:value-type="float">
            <text:p>0.340533137321472</text:p>
          </table:table-cell>
          <table:table-cell table:formula="of:=AVERAGE([.A$2:.A42])" office:value-type="float" office:value="0.373234512988569" calcext:value-type="float">
            <text:p>0.373234512988569</text:p>
          </table:table-cell>
          <table:table-cell office:value-type="float" office:value="0" calcext:value-type="float">
            <text:p>0</text:p>
          </table:table-cell>
          <table:table-cell office:value-type="float" office:value="12.0930309905827" calcext:value-type="float">
            <text:p>12.0930309905827</text:p>
          </table:table-cell>
          <table:table-cell office:value-type="float" office:value="307.162987160801" calcext:value-type="float">
            <text:p>307.162987160801</text:p>
          </table:table-cell>
          <table:table-cell table:formula="of:=AVERAGE([.E$2:.E42])" office:value-type="float" office:value="309.381503039661" calcext:value-type="float">
            <text:p>309.381503039661</text:p>
          </table:table-cell>
          <table:table-cell table:number-columns-repeated="6"/>
        </table:table-row>
        <table:table-row table:style-name="ro1">
          <table:table-cell office:value-type="float" office:value="0.990680456161499" calcext:value-type="float">
            <text:p>0.990680456161499</text:p>
          </table:table-cell>
          <table:table-cell table:formula="of:=AVERAGE([.A$2:.A43])" office:value-type="float" office:value="0.387935606873639" calcext:value-type="float">
            <text:p>0.387935606873639</text:p>
          </table:table-cell>
          <table:table-cell office:value-type="float" office:value="1" calcext:value-type="float">
            <text:p>1</text:p>
          </table:table-cell>
          <table:table-cell office:value-type="float" office:value="11.9171150611162" calcext:value-type="float">
            <text:p>11.9171150611162</text:p>
          </table:table-cell>
          <table:table-cell office:value-type="float" office:value="302.694722552352" calcext:value-type="float">
            <text:p>302.694722552352</text:p>
          </table:table-cell>
          <table:table-cell table:formula="of:=AVERAGE([.E$2:.E43])" office:value-type="float" office:value="309.222293980439" calcext:value-type="float">
            <text:p>309.2222939804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4])" office:value-type="float" office:value="0.40216966252774" calcext:value-type="float">
            <text:p>0.40216966252774</text:p>
          </table:table-cell>
          <table:table-cell office:value-type="float" office:value="1" calcext:value-type="float">
            <text:p>1</text:p>
          </table:table-cell>
          <table:table-cell office:value-type="float" office:value="11.9222882308155" calcext:value-type="float">
            <text:p>11.9222882308155</text:p>
          </table:table-cell>
          <table:table-cell office:value-type="float" office:value="302.826121062714" calcext:value-type="float">
            <text:p>302.826121062714</text:p>
          </table:table-cell>
          <table:table-cell table:formula="of:=AVERAGE([.E$2:.E44])" office:value-type="float" office:value="309.07354577305" calcext:value-type="float">
            <text:p>309.07354577305</text:p>
          </table:table-cell>
          <table:table-cell table:number-columns-repeated="6"/>
        </table:table-row>
        <table:table-row table:style-name="ro1">
          <table:table-cell office:value-type="float" office:value="0.92205822467804" calcext:value-type="float">
            <text:p>0.92205822467804</text:p>
          </table:table-cell>
          <table:table-cell table:formula="of:=AVERAGE([.A$2:.A45])" office:value-type="float" office:value="0.41398531166752" calcext:value-type="float">
            <text:p>0.41398531166752</text:p>
          </table:table-cell>
          <table:table-cell office:value-type="float" office:value="1" calcext:value-type="float">
            <text:p>1</text:p>
          </table:table-cell>
          <table:table-cell office:value-type="float" office:value="11.9290723694414" calcext:value-type="float">
            <text:p>11.9290723694414</text:p>
          </table:table-cell>
          <table:table-cell office:value-type="float" office:value="302.998438183811" calcext:value-type="float">
            <text:p>302.998438183811</text:p>
          </table:table-cell>
          <table:table-cell table:formula="of:=AVERAGE([.E$2:.E45])" office:value-type="float" office:value="308.935475146022" calcext:value-type="float">
            <text:p>308.935475146022</text:p>
          </table:table-cell>
          <table:table-cell table:number-columns-repeated="6"/>
        </table:table-row>
        <table:table-row table:style-name="ro1">
          <table:table-cell office:value-type="float" office:value="0.129806607961655" calcext:value-type="float">
            <text:p>0.129806607961655</text:p>
          </table:table-cell>
          <table:table-cell table:formula="of:=AVERAGE([.A$2:.A46])" office:value-type="float" office:value="0.407670229362945" calcext:value-type="float">
            <text:p>0.407670229362945</text:p>
          </table:table-cell>
          <table:table-cell office:value-type="float" office:value="0" calcext:value-type="float">
            <text:p>0</text:p>
          </table:table-cell>
          <table:table-cell office:value-type="float" office:value="12.225952940169" calcext:value-type="float">
            <text:p>12.225952940169</text:p>
          </table:table-cell>
          <table:table-cell office:value-type="float" office:value="310.539204680292" calcext:value-type="float">
            <text:p>310.539204680292</text:p>
          </table:table-cell>
          <table:table-cell table:formula="of:=AVERAGE([.E$2:.E46])" office:value-type="float" office:value="308.971113580117" calcext:value-type="float">
            <text:p>308.971113580117</text:p>
          </table:table-cell>
          <table:table-cell table:number-columns-repeated="6"/>
        </table:table-row>
        <table:table-row table:style-name="ro1">
          <table:table-cell office:value-type="float" office:value="0.0770445615053177" calcext:value-type="float">
            <text:p>0.077044561505318</text:p>
          </table:table-cell>
          <table:table-cell table:formula="of:=AVERAGE([.A$2:.A47])" office:value-type="float" office:value="0.400482714844301" calcext:value-type="float">
            <text:p>0.400482714844301</text:p>
          </table:table-cell>
          <table:table-cell office:value-type="float" office:value="0" calcext:value-type="float">
            <text:p>0</text:p>
          </table:table-cell>
          <table:table-cell office:value-type="float" office:value="11.9469608124524" calcext:value-type="float">
            <text:p>11.9469608124524</text:p>
          </table:table-cell>
          <table:table-cell office:value-type="float" office:value="303.452804636292" calcext:value-type="float">
            <text:p>303.452804636292</text:p>
          </table:table-cell>
          <table:table-cell table:formula="of:=AVERAGE([.E$2:.E47])" office:value-type="float" office:value="308.851150342208" calcext:value-type="float">
            <text:p>308.851150342208</text:p>
          </table:table-cell>
          <table:table-cell table:number-columns-repeated="6"/>
        </table:table-row>
        <table:table-row table:style-name="ro1">
          <table:table-cell office:value-type="float" office:value="0.930266499519348" calcext:value-type="float">
            <text:p>0.930266499519348</text:p>
          </table:table-cell>
          <table:table-cell table:formula="of:=AVERAGE([.A$2:.A48])" office:value-type="float" office:value="0.411754710262919" calcext:value-type="float">
            <text:p>0.411754710262919</text:p>
          </table:table-cell>
          <table:table-cell office:value-type="float" office:value="1" calcext:value-type="float">
            <text:p>1</text:p>
          </table:table-cell>
          <table:table-cell office:value-type="float" office:value="11.8879240225703" calcext:value-type="float">
            <text:p>11.8879240225703</text:p>
          </table:table-cell>
          <table:table-cell office:value-type="float" office:value="301.953270173284" calcext:value-type="float">
            <text:p>301.953270173284</text:p>
          </table:table-cell>
          <table:table-cell table:formula="of:=AVERAGE([.E$2:.E48])" office:value-type="float" office:value="308.704386934358" calcext:value-type="float">
            <text:p>308.704386934358</text:p>
          </table:table-cell>
          <table:table-cell table:number-columns-repeated="6"/>
        </table:table-row>
        <table:table-row table:style-name="ro1">
          <table:table-cell office:value-type="float" office:value="0.884322047233581" calcext:value-type="float">
            <text:p>0.884322047233581</text:p>
          </table:table-cell>
          <table:table-cell table:formula="of:=AVERAGE([.A$2:.A49])" office:value-type="float" office:value="0.421599863116474" calcext:value-type="float">
            <text:p>0.421599863116474</text:p>
          </table:table-cell>
          <table:table-cell office:value-type="float" office:value="1" calcext:value-type="float">
            <text:p>1</text:p>
          </table:table-cell>
          <table:table-cell office:value-type="float" office:value="11.9009443591893" calcext:value-type="float">
            <text:p>11.9009443591893</text:p>
          </table:table-cell>
          <table:table-cell office:value-type="float" office:value="302.283986723407" calcext:value-type="float">
            <text:p>302.283986723407</text:p>
          </table:table-cell>
          <table:table-cell table:formula="of:=AVERAGE([.E$2:.E49])" office:value-type="float" office:value="308.57062859663" calcext:value-type="float">
            <text:p>308.57062859663</text:p>
          </table:table-cell>
          <table:table-cell table:number-columns-repeated="6"/>
        </table:table-row>
        <table:table-row table:style-name="ro1">
          <table:table-cell office:value-type="float" office:value="0.582937300205231" calcext:value-type="float">
            <text:p>0.582937300205231</text:p>
          </table:table-cell>
          <table:table-cell table:formula="of:=AVERAGE([.A$2:.A50])" office:value-type="float" office:value="0.424892463873388" calcext:value-type="float">
            <text:p>0.424892463873388</text:p>
          </table:table-cell>
          <table:table-cell office:value-type="float" office:value="0" calcext:value-type="float">
            <text:p>0</text:p>
          </table:table-cell>
          <table:table-cell office:value-type="float" office:value="11.9962789893568" calcext:value-type="float">
            <text:p>11.9962789893568</text:p>
          </table:table-cell>
          <table:table-cell office:value-type="float" office:value="304.705486329662" calcext:value-type="float">
            <text:p>304.705486329662</text:p>
          </table:table-cell>
          <table:table-cell table:formula="of:=AVERAGE([.E$2:.E50])" office:value-type="float" office:value="308.491748142202" calcext:value-type="float">
            <text:p>308.491748142202</text:p>
          </table:table-cell>
          <table:table-cell table:number-columns-repeated="6"/>
        </table:table-row>
        <table:table-row table:style-name="ro1">
          <table:table-cell office:value-type="float" office:value="0.156234860420227" calcext:value-type="float">
            <text:p>0.156234860420227</text:p>
          </table:table-cell>
          <table:table-cell table:formula="of:=AVERAGE([.A3:.A51])" office:value-type="float" office:value="0.426291630603373" calcext:value-type="float">
            <text:p>0.426291630603373</text:p>
          </table:table-cell>
          <table:table-cell office:value-type="float" office:value="0" calcext:value-type="float">
            <text:p>0</text:p>
          </table:table-cell>
          <table:table-cell office:value-type="float" office:value="12.2499931021035" calcext:value-type="float">
            <text:p>12.2499931021035</text:p>
          </table:table-cell>
          <table:table-cell office:value-type="float" office:value="311.149824793428" calcext:value-type="float">
            <text:p>311.149824793428</text:p>
          </table:table-cell>
          <table:table-cell table:formula="of:=AVERAGE([.E3:.E51])" office:value-type="float" office:value="308.554559915711" calcext:value-type="float">
            <text:p>308.5545599157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:.A52])" office:value-type="float" office:value="0.43562331675951" calcext:value-type="float">
            <text:p>0.43562331675951</text:p>
          </table:table-cell>
          <table:table-cell office:value-type="float" office:value="1" calcext:value-type="float">
            <text:p>1</text:p>
          </table:table-cell>
          <table:table-cell office:value-type="float" office:value="11.8968330444634" calcext:value-type="float">
            <text:p>11.8968330444634</text:p>
          </table:table-cell>
          <table:table-cell office:value-type="float" office:value="302.17955932937" calcext:value-type="float">
            <text:p>302.17955932937</text:p>
          </table:table-cell>
          <table:table-cell table:formula="of:=AVERAGE([.E4:.E52])" office:value-type="float" office:value="308.520039076375" calcext:value-type="float">
            <text:p>308.520039076375</text:p>
          </table:table-cell>
          <table:table-cell table:number-columns-repeated="6"/>
        </table:table-row>
        <table:table-row table:style-name="ro1">
          <table:table-cell office:value-type="float" office:value="0.904959917068481" calcext:value-type="float">
            <text:p>0.904959917068481</text:p>
          </table:table-cell>
          <table:table-cell table:formula="of:=AVERAGE([.A5:.A53])" office:value-type="float" office:value="0.447166509185062" calcext:value-type="float">
            <text:p>0.447166509185062</text:p>
          </table:table-cell>
          <table:table-cell office:value-type="float" office:value="1" calcext:value-type="float">
            <text:p>1</text:p>
          </table:table-cell>
          <table:table-cell office:value-type="float" office:value="11.8879111160457" calcext:value-type="float">
            <text:p>11.8879111160457</text:p>
          </table:table-cell>
          <table:table-cell office:value-type="float" office:value="301.952942347561" calcext:value-type="float">
            <text:p>301.952942347561</text:p>
          </table:table-cell>
          <table:table-cell table:formula="of:=AVERAGE([.E5:.E53])" office:value-type="float" office:value="308.397388464673" calcext:value-type="float">
            <text:p>308.397388464673</text:p>
          </table:table-cell>
          <table:table-cell table:number-columns-repeated="6"/>
        </table:table-row>
        <table:table-row table:style-name="ro1">
          <table:table-cell office:value-type="float" office:value="0.885112524032593" calcext:value-type="float">
            <text:p>0.885112524032593</text:p>
          </table:table-cell>
          <table:table-cell table:formula="of:=AVERAGE([.A6:.A54])" office:value-type="float" office:value="0.451145701889633" calcext:value-type="float">
            <text:p>0.451145701889633</text:p>
          </table:table-cell>
          <table:table-cell office:value-type="float" office:value="1" calcext:value-type="float">
            <text:p>1</text:p>
          </table:table-cell>
          <table:table-cell office:value-type="float" office:value="11.8893918464065" calcext:value-type="float">
            <text:p>11.8893918464065</text:p>
          </table:table-cell>
          <table:table-cell office:value-type="float" office:value="301.990552898724" calcext:value-type="float">
            <text:p>301.990552898724</text:p>
          </table:table-cell>
          <table:table-cell table:formula="of:=AVERAGE([.E6:.E54])" office:value-type="float" office:value="308.274887472874" calcext:value-type="float">
            <text:p>308.2748874728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:.A55])" office:value-type="float" office:value="0.465561166120579" calcext:value-type="float">
            <text:p>0.465561166120579</text:p>
          </table:table-cell>
          <table:table-cell office:value-type="float" office:value="1" calcext:value-type="float">
            <text:p>1</text:p>
          </table:table-cell>
          <table:table-cell office:value-type="float" office:value="11.902297197625" calcext:value-type="float">
            <text:p>11.902297197625</text:p>
          </table:table-cell>
          <table:table-cell office:value-type="float" office:value="302.318348819676" calcext:value-type="float">
            <text:p>302.318348819676</text:p>
          </table:table-cell>
          <table:table-cell table:formula="of:=AVERAGE([.E7:.E55])" office:value-type="float" office:value="308.155871530045" calcext:value-type="float">
            <text:p>308.1558715300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:.A56])" office:value-type="float" office:value="0.474412588459649" calcext:value-type="float">
            <text:p>0.474412588459649</text:p>
          </table:table-cell>
          <table:table-cell office:value-type="float" office:value="1" calcext:value-type="float">
            <text:p>1</text:p>
          </table:table-cell>
          <table:table-cell office:value-type="float" office:value="11.9040313651949" calcext:value-type="float">
            <text:p>11.9040313651949</text:p>
          </table:table-cell>
          <table:table-cell office:value-type="float" office:value="302.362396675951" calcext:value-type="float">
            <text:p>302.362396675951</text:p>
          </table:table-cell>
          <table:table-cell table:formula="of:=AVERAGE([.E8:.E56])" office:value-type="float" office:value="308.040832070665" calcext:value-type="float">
            <text:p>308.040832070665</text:p>
          </table:table-cell>
          <table:table-cell table:number-columns-repeated="6"/>
        </table:table-row>
        <table:table-row table:style-name="ro1">
          <table:table-cell office:value-type="float" office:value="0.525283455848694" calcext:value-type="float">
            <text:p>0.525283455848694</text:p>
          </table:table-cell>
          <table:table-cell table:formula="of:=AVERAGE([.A9:.A57])" office:value-type="float" office:value="0.476228904986412" calcext:value-type="float">
            <text:p>0.476228904986412</text:p>
          </table:table-cell>
          <table:table-cell office:value-type="float" office:value="0" calcext:value-type="float">
            <text:p>0</text:p>
          </table:table-cell>
          <table:table-cell office:value-type="float" office:value="11.9594273418367" calcext:value-type="float">
            <text:p>11.9594273418367</text:p>
          </table:table-cell>
          <table:table-cell office:value-type="float" office:value="303.769454482652" calcext:value-type="float">
            <text:p>303.769454482652</text:p>
          </table:table-cell>
          <table:table-cell table:formula="of:=AVERAGE([.E9:.E57])" office:value-type="float" office:value="307.927687188516" calcext:value-type="float">
            <text:p>307.927687188516</text:p>
          </table:table-cell>
          <table:table-cell table:number-columns-repeated="6"/>
        </table:table-row>
        <table:table-row table:style-name="ro1">
          <table:table-cell office:value-type="float" office:value="0.434934556484222" calcext:value-type="float">
            <text:p>0.434934556484222</text:p>
          </table:table-cell>
          <table:table-cell table:formula="of:=AVERAGE([.A10:.A58])" office:value-type="float" office:value="0.472419488205746" calcext:value-type="float">
            <text:p>0.472419488205746</text:p>
          </table:table-cell>
          <table:table-cell office:value-type="float" office:value="0" calcext:value-type="float">
            <text:p>0</text:p>
          </table:table-cell>
          <table:table-cell office:value-type="float" office:value="12.003044354856" calcext:value-type="float">
            <text:p>12.003044354856</text:p>
          </table:table-cell>
          <table:table-cell office:value-type="float" office:value="304.877326613343" calcext:value-type="float">
            <text:p>304.877326613343</text:p>
          </table:table-cell>
          <table:table-cell table:formula="of:=AVERAGE([.E10:.E58])" office:value-type="float" office:value="307.888064067189" calcext:value-type="float">
            <text:p>307.888064067189</text:p>
          </table:table-cell>
          <table:table-cell table:number-columns-repeated="6"/>
        </table:table-row>
        <table:table-row table:style-name="ro1">
          <table:table-cell office:value-type="float" office:value="0.818921566009522" calcext:value-type="float">
            <text:p>0.818921566009522</text:p>
          </table:table-cell>
          <table:table-cell table:formula="of:=AVERAGE([.A11:.A59])" office:value-type="float" office:value="0.468724009961042" calcext:value-type="float">
            <text:p>0.468724009961042</text:p>
          </table:table-cell>
          <table:table-cell office:value-type="float" office:value="1" calcext:value-type="float">
            <text:p>1</text:p>
          </table:table-cell>
          <table:table-cell office:value-type="float" office:value="11.8915613158494" calcext:value-type="float">
            <text:p>11.8915613158494</text:p>
          </table:table-cell>
          <table:table-cell office:value-type="float" office:value="302.045657422575" calcext:value-type="float">
            <text:p>302.045657422575</text:p>
          </table:table-cell>
          <table:table-cell table:formula="of:=AVERAGE([.E11:.E59])" office:value-type="float" office:value="307.796517973697" calcext:value-type="float">
            <text:p>307.796517973697</text:p>
          </table:table-cell>
          <table:table-cell table:number-columns-repeated="6"/>
        </table:table-row>
        <table:table-row table:style-name="ro1">
          <table:table-cell office:value-type="float" office:value="0.275257110595703" calcext:value-type="float">
            <text:p>0.275257110595703</text:p>
          </table:table-cell>
          <table:table-cell table:formula="of:=AVERAGE([.A12:.A60])" office:value-type="float" office:value="0.458788300066122" calcext:value-type="float">
            <text:p>0.458788300066122</text:p>
          </table:table-cell>
          <table:table-cell office:value-type="float" office:value="0" calcext:value-type="float">
            <text:p>0</text:p>
          </table:table-cell>
          <table:table-cell office:value-type="float" office:value="12.0574688221961" calcext:value-type="float">
            <text:p>12.0574688221961</text:p>
          </table:table-cell>
          <table:table-cell office:value-type="float" office:value="306.259708083782" calcext:value-type="float">
            <text:p>306.259708083782</text:p>
          </table:table-cell>
          <table:table-cell table:formula="of:=AVERAGE([.E12:.E60])" office:value-type="float" office:value="307.734252981867" calcext:value-type="float">
            <text:p>307.734252981867</text:p>
          </table:table-cell>
          <table:table-cell table:number-columns-repeated="6"/>
        </table:table-row>
        <table:table-row table:style-name="ro1">
          <table:table-cell office:value-type="float" office:value="0.96028071641922" calcext:value-type="float">
            <text:p>0.96028071641922</text:p>
          </table:table-cell>
          <table:table-cell table:formula="of:=AVERAGE([.A13:.A61])" office:value-type="float" office:value="0.472115008217492" calcext:value-type="float">
            <text:p>0.472115008217492</text:p>
          </table:table-cell>
          <table:table-cell office:value-type="float" office:value="1" calcext:value-type="float">
            <text:p>1</text:p>
          </table:table-cell>
          <table:table-cell office:value-type="float" office:value="11.9167302120209" calcext:value-type="float">
            <text:p>11.9167302120209</text:p>
          </table:table-cell>
          <table:table-cell office:value-type="float" office:value="302.68494738533" calcext:value-type="float">
            <text:p>302.68494738533</text:p>
          </table:table-cell>
          <table:table-cell table:formula="of:=AVERAGE([.E13:.E61])" office:value-type="float" office:value="307.609988786411" calcext:value-type="float">
            <text:p>307.609988786411</text:p>
          </table:table-cell>
          <table:table-cell table:number-columns-repeated="6"/>
        </table:table-row>
        <table:table-row table:style-name="ro1">
          <table:table-cell office:value-type="float" office:value="0.835943758487701" calcext:value-type="float">
            <text:p>0.835943758487701</text:p>
          </table:table-cell>
          <table:table-cell table:formula="of:=AVERAGE([.A14:.A62])" office:value-type="float" office:value="0.488761814444193" calcext:value-type="float">
            <text:p>0.488761814444193</text:p>
          </table:table-cell>
          <table:table-cell office:value-type="float" office:value="1" calcext:value-type="float">
            <text:p>1</text:p>
          </table:table-cell>
          <table:table-cell office:value-type="float" office:value="11.9102875096351" calcext:value-type="float">
            <text:p>11.9102875096351</text:p>
          </table:table-cell>
          <table:table-cell office:value-type="float" office:value="302.521302744731" calcext:value-type="float">
            <text:p>302.521302744731</text:p>
          </table:table-cell>
          <table:table-cell table:formula="of:=AVERAGE([.E14:.E62])" office:value-type="float" office:value="307.536288211558" calcext:value-type="float">
            <text:p>307.5362882115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:.A63])" office:value-type="float" office:value="0.504321338133696" calcext:value-type="float">
            <text:p>0.504321338133696</text:p>
          </table:table-cell>
          <table:table-cell office:value-type="float" office:value="1" calcext:value-type="float">
            <text:p>1</text:p>
          </table:table-cell>
          <table:table-cell office:value-type="float" office:value="11.9280351541966" calcext:value-type="float">
            <text:p>11.9280351541966</text:p>
          </table:table-cell>
          <table:table-cell office:value-type="float" office:value="302.972092916594" calcext:value-type="float">
            <text:p>302.972092916594</text:p>
          </table:table-cell>
          <table:table-cell table:formula="of:=AVERAGE([.E15:.E63])" office:value-type="float" office:value="307.395713621998" calcext:value-type="float">
            <text:p>307.395713621998</text:p>
          </table:table-cell>
          <table:table-cell table:number-columns-repeated="6"/>
        </table:table-row>
        <table:table-row table:style-name="ro1">
          <table:table-cell office:value-type="float" office:value="0.947564959526062" calcext:value-type="float">
            <text:p>0.947564959526062</text:p>
          </table:table-cell>
          <table:table-cell table:formula="of:=AVERAGE([.A16:.A64])" office:value-type="float" office:value="0.519690259549843" calcext:value-type="float">
            <text:p>0.519690259549843</text:p>
          </table:table-cell>
          <table:table-cell office:value-type="float" office:value="1" calcext:value-type="float">
            <text:p>1</text:p>
          </table:table-cell>
          <table:table-cell office:value-type="float" office:value="11.9238827732563" calcext:value-type="float">
            <text:p>11.9238827732563</text:p>
          </table:table-cell>
          <table:table-cell office:value-type="float" office:value="302.86662244071" calcext:value-type="float">
            <text:p>302.86662244071</text:p>
          </table:table-cell>
          <table:table-cell table:formula="of:=AVERAGE([.E16:.E64])" office:value-type="float" office:value="307.257253782049" calcext:value-type="float">
            <text:p>307.2572537820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:.A65])" office:value-type="float" office:value="0.539736856782467" calcext:value-type="float">
            <text:p>0.539736856782467</text:p>
          </table:table-cell>
          <table:table-cell office:value-type="float" office:value="1" calcext:value-type="float">
            <text:p>1</text:p>
          </table:table-cell>
          <table:table-cell office:value-type="float" office:value="11.9042883223653" calcext:value-type="float">
            <text:p>11.9042883223653</text:p>
          </table:table-cell>
          <table:table-cell office:value-type="float" office:value="302.368923388078" calcext:value-type="float">
            <text:p>302.368923388078</text:p>
          </table:table-cell>
          <table:table-cell table:formula="of:=AVERAGE([.E17:.E65])" office:value-type="float" office:value="307.090057797483" calcext:value-type="float">
            <text:p>307.090057797483</text:p>
          </table:table-cell>
          <table:table-cell table:number-columns-repeated="6"/>
        </table:table-row>
        <table:table-row table:style-name="ro1">
          <table:table-cell office:value-type="float" office:value="0.92699384689331" calcext:value-type="float">
            <text:p>0.92699384689331</text:p>
          </table:table-cell>
          <table:table-cell table:formula="of:=AVERAGE([.A18:.A66])" office:value-type="float" office:value="0.54595172604812" calcext:value-type="float">
            <text:p>0.54595172604812</text:p>
          </table:table-cell>
          <table:table-cell office:value-type="float" office:value="1" calcext:value-type="float">
            <text:p>1</text:p>
          </table:table-cell>
          <table:table-cell office:value-type="float" office:value="11.9179422520071" calcext:value-type="float">
            <text:p>11.9179422520071</text:p>
          </table:table-cell>
          <table:table-cell office:value-type="float" office:value="302.715733200981" calcext:value-type="float">
            <text:p>302.715733200981</text:p>
          </table:table-cell>
          <table:table-cell table:formula="of:=AVERAGE([.E18:.E66])" office:value-type="float" office:value="306.955334197641" calcext:value-type="float">
            <text:p>306.955334197641</text:p>
          </table:table-cell>
          <table:table-cell table:number-columns-repeated="6"/>
        </table:table-row>
        <table:table-row table:style-name="ro1">
          <table:table-cell office:value-type="float" office:value="0.779021739959717" calcext:value-type="float">
            <text:p>0.779021739959717</text:p>
          </table:table-cell>
          <table:table-cell table:formula="of:=AVERAGE([.A19:.A67])" office:value-type="float" office:value="0.547311508704965" calcext:value-type="float">
            <text:p>0.547311508704965</text:p>
          </table:table-cell>
          <table:table-cell office:value-type="float" office:value="1" calcext:value-type="float">
            <text:p>1</text:p>
          </table:table-cell>
          <table:table-cell office:value-type="float" office:value="11.9044396806985" calcext:value-type="float">
            <text:p>11.9044396806985</text:p>
          </table:table-cell>
          <table:table-cell office:value-type="float" office:value="302.372767889742" calcext:value-type="float">
            <text:p>302.372767889742</text:p>
          </table:table-cell>
          <table:table-cell table:formula="of:=AVERAGE([.E19:.E67])" office:value-type="float" office:value="306.807440397035" calcext:value-type="float">
            <text:p>306.807440397035</text:p>
          </table:table-cell>
          <table:table-cell table:number-columns-repeated="6"/>
        </table:table-row>
        <table:table-row table:style-name="ro1">
          <table:table-cell office:value-type="float" office:value="0.486212015151978" calcext:value-type="float">
            <text:p>0.486212015151978</text:p>
          </table:table-cell>
          <table:table-cell table:formula="of:=AVERAGE([.A20:.A68])" office:value-type="float" office:value="0.558552604719844" calcext:value-type="float">
            <text:p>0.558552604719844</text:p>
          </table:table-cell>
          <table:table-cell office:value-type="float" office:value="0" calcext:value-type="float">
            <text:p>0</text:p>
          </table:table-cell>
          <table:table-cell office:value-type="float" office:value="12.0387496683329" calcext:value-type="float">
            <text:p>12.0387496683329</text:p>
          </table:table-cell>
          <table:table-cell office:value-type="float" office:value="305.784241575657" calcext:value-type="float">
            <text:p>305.784241575657</text:p>
          </table:table-cell>
          <table:table-cell table:formula="of:=AVERAGE([.E20:.E68])" office:value-type="float" office:value="306.711246963372" calcext:value-type="float">
            <text:p>306.711246963372</text:p>
          </table:table-cell>
          <table:table-cell table:number-columns-repeated="6"/>
        </table:table-row>
        <table:table-row table:style-name="ro1">
          <table:table-cell office:value-type="float" office:value="0.912225186824799" calcext:value-type="float">
            <text:p>0.912225186824799</text:p>
          </table:table-cell>
          <table:table-cell table:formula="of:=AVERAGE([.A21:.A69])" office:value-type="float" office:value="0.56317456174946" calcext:value-type="float">
            <text:p>0.56317456174946</text:p>
          </table:table-cell>
          <table:table-cell office:value-type="float" office:value="1" calcext:value-type="float">
            <text:p>1</text:p>
          </table:table-cell>
          <table:table-cell office:value-type="float" office:value="11.9077238045335" calcext:value-type="float">
            <text:p>11.9077238045335</text:p>
          </table:table-cell>
          <table:table-cell office:value-type="float" office:value="302.45618463515" calcext:value-type="float">
            <text:p>302.45618463515</text:p>
          </table:table-cell>
          <table:table-cell table:formula="of:=AVERAGE([.E21:.E69])" office:value-type="float" office:value="306.594118299243" calcext:value-type="float">
            <text:p>306.594118299243</text:p>
          </table:table-cell>
          <table:table-cell table:number-columns-repeated="6"/>
        </table:table-row>
        <table:table-row table:style-name="ro1">
          <table:table-cell office:value-type="float" office:value="0.794879794120789" calcext:value-type="float">
            <text:p>0.794879794120789</text:p>
          </table:table-cell>
          <table:table-cell table:formula="of:=AVERAGE([.A22:.A70])" office:value-type="float" office:value="0.569005635490983" calcext:value-type="float">
            <text:p>0.569005635490983</text:p>
          </table:table-cell>
          <table:table-cell office:value-type="float" office:value="1" calcext:value-type="float">
            <text:p>1</text:p>
          </table:table-cell>
          <table:table-cell office:value-type="float" office:value="11.9323999061316" calcext:value-type="float">
            <text:p>11.9323999061316</text:p>
          </table:table-cell>
          <table:table-cell office:value-type="float" office:value="303.082957615743" calcext:value-type="float">
            <text:p>303.082957615743</text:p>
          </table:table-cell>
          <table:table-cell table:formula="of:=AVERAGE([.E22:.E70])" office:value-type="float" office:value="306.399840503952" calcext:value-type="float">
            <text:p>306.399840503952</text:p>
          </table:table-cell>
          <table:table-cell table:number-columns-repeated="6"/>
        </table:table-row>
        <table:table-row table:style-name="ro1">
          <table:table-cell office:value-type="float" office:value="0.477824419736862" calcext:value-type="float">
            <text:p>0.477824419736862</text:p>
          </table:table-cell>
          <table:table-cell table:formula="of:=AVERAGE([.A23:.A71])" office:value-type="float" office:value="0.56655141728341" calcext:value-type="float">
            <text:p>0.56655141728341</text:p>
          </table:table-cell>
          <table:table-cell office:value-type="float" office:value="0" calcext:value-type="float">
            <text:p>0</text:p>
          </table:table-cell>
          <table:table-cell office:value-type="float" office:value="12.0003551044703" calcext:value-type="float">
            <text:p>12.0003551044703</text:p>
          </table:table-cell>
          <table:table-cell office:value-type="float" office:value="304.809019653544" calcext:value-type="float">
            <text:p>304.809019653544</text:p>
          </table:table-cell>
          <table:table-cell table:formula="of:=AVERAGE([.E23:.E71])" office:value-type="float" office:value="306.284416047015" calcext:value-type="float">
            <text:p>306.2844160470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:.A72])" office:value-type="float" office:value="0.585196448394991" calcext:value-type="float">
            <text:p>0.585196448394991</text:p>
          </table:table-cell>
          <table:table-cell office:value-type="float" office:value="1" calcext:value-type="float">
            <text:p>1</text:p>
          </table:table-cell>
          <table:table-cell office:value-type="float" office:value="11.9285267754495" calcext:value-type="float">
            <text:p>11.9285267754495</text:p>
          </table:table-cell>
          <table:table-cell office:value-type="float" office:value="302.984580096418" calcext:value-type="float">
            <text:p>302.984580096418</text:p>
          </table:table-cell>
          <table:table-cell table:formula="of:=AVERAGE([.E24:.E72])" office:value-type="float" office:value="306.097321223509" calcext:value-type="float">
            <text:p>306.0973212235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:.A73])" office:value-type="float" office:value="0.607087082875778" calcext:value-type="float">
            <text:p>0.607087082875778</text:p>
          </table:table-cell>
          <table:table-cell office:value-type="float" office:value="1" calcext:value-type="float">
            <text:p>1</text:p>
          </table:table-cell>
          <table:table-cell office:value-type="float" office:value="11.9150230308205" calcext:value-type="float">
            <text:p>11.9150230308205</text:p>
          </table:table-cell>
          <table:table-cell office:value-type="float" office:value="302.64158498284" calcext:value-type="float">
            <text:p>302.64158498284</text:p>
          </table:table-cell>
          <table:table-cell table:formula="of:=AVERAGE([.E25:.E73])" office:value-type="float" office:value="305.903912561721" calcext:value-type="float">
            <text:p>305.9039125617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:.A74])" office:value-type="float" office:value="0.626425839067266" calcext:value-type="float">
            <text:p>0.626425839067266</text:p>
          </table:table-cell>
          <table:table-cell office:value-type="float" office:value="1" calcext:value-type="float">
            <text:p>1</text:p>
          </table:table-cell>
          <table:table-cell office:value-type="float" office:value="11.911020834893" calcext:value-type="float">
            <text:p>11.911020834893</text:p>
          </table:table-cell>
          <table:table-cell office:value-type="float" office:value="302.539929206282" calcext:value-type="float">
            <text:p>302.539929206282</text:p>
          </table:table-cell>
          <table:table-cell table:formula="of:=AVERAGE([.E26:.E74])" office:value-type="float" office:value="305.715331878768" calcext:value-type="float">
            <text:p>305.715331878768</text:p>
          </table:table-cell>
          <table:table-cell table:number-columns-repeated="6"/>
        </table:table-row>
        <table:table-row table:style-name="ro1">
          <table:table-cell office:value-type="float" office:value="0.45127663050592" calcext:value-type="float">
            <text:p>0.45127663050592</text:p>
          </table:table-cell>
          <table:table-cell table:formula="of:=AVERAGE([.A27:.A75])" office:value-type="float" office:value="0.624230714958997" calcext:value-type="float">
            <text:p>0.624230714958997</text:p>
          </table:table-cell>
          <table:table-cell office:value-type="float" office:value="1" calcext:value-type="float">
            <text:p>1</text:p>
          </table:table-cell>
          <table:table-cell office:value-type="float" office:value="11.9285302954108" calcext:value-type="float">
            <text:p>11.9285302954108</text:p>
          </table:table-cell>
          <table:table-cell office:value-type="float" office:value="302.984669503433" calcext:value-type="float">
            <text:p>302.984669503433</text:p>
          </table:table-cell>
          <table:table-cell table:formula="of:=AVERAGE([.E27:.E75])" office:value-type="float" office:value="305.561860175178" calcext:value-type="float">
            <text:p>305.561860175178</text:p>
          </table:table-cell>
          <table:table-cell table:number-columns-repeated="6"/>
        </table:table-row>
        <table:table-row table:style-name="ro1">
          <table:table-cell office:value-type="float" office:value="0.599930584430695" calcext:value-type="float">
            <text:p>0.599930584430695</text:p>
          </table:table-cell>
          <table:table-cell table:formula="of:=AVERAGE([.A28:.A76])" office:value-type="float" office:value="0.634844363826118" calcext:value-type="float">
            <text:p>0.634844363826118</text:p>
          </table:table-cell>
          <table:table-cell office:value-type="float" office:value="1" calcext:value-type="float">
            <text:p>1</text:p>
          </table:table-cell>
          <table:table-cell office:value-type="float" office:value="11.9171584739715" calcext:value-type="float">
            <text:p>11.9171584739715</text:p>
          </table:table-cell>
          <table:table-cell office:value-type="float" office:value="302.695825238876" calcext:value-type="float">
            <text:p>302.695825238876</text:p>
          </table:table-cell>
          <table:table-cell table:formula="of:=AVERAGE([.E28:.E76])" office:value-type="float" office:value="305.363329768648" calcext:value-type="float">
            <text:p>305.3633297686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:.A77])" office:value-type="float" office:value="0.655090066098133" calcext:value-type="float">
            <text:p>0.655090066098133</text:p>
          </table:table-cell>
          <table:table-cell office:value-type="float" office:value="1" calcext:value-type="float">
            <text:p>1</text:p>
          </table:table-cell>
          <table:table-cell office:value-type="float" office:value="11.9081168668717" calcext:value-type="float">
            <text:p>11.9081168668717</text:p>
          </table:table-cell>
          <table:table-cell office:value-type="float" office:value="302.466168418542" calcext:value-type="float">
            <text:p>302.466168418542</text:p>
          </table:table-cell>
          <table:table-cell table:formula="of:=AVERAGE([.E29:.E77])" office:value-type="float" office:value="305.193270326744" calcext:value-type="float">
            <text:p>305.193270326744</text:p>
          </table:table-cell>
          <table:table-cell table:number-columns-repeated="6"/>
        </table:table-row>
        <table:table-row table:style-name="ro1">
          <table:table-cell office:value-type="float" office:value="0.844346344470978" calcext:value-type="float">
            <text:p>0.844346344470978</text:p>
          </table:table-cell>
          <table:table-cell table:formula="of:=AVERAGE([.A30:.A78])" office:value-type="float" office:value="0.663964130295479" calcext:value-type="float">
            <text:p>0.663964130295479</text:p>
          </table:table-cell>
          <table:table-cell office:value-type="float" office:value="1" calcext:value-type="float">
            <text:p>1</text:p>
          </table:table-cell>
          <table:table-cell office:value-type="float" office:value="11.9121237560809" calcext:value-type="float">
            <text:p>11.9121237560809</text:p>
          </table:table-cell>
          <table:table-cell office:value-type="float" office:value="302.567943404454" calcext:value-type="float">
            <text:p>302.567943404454</text:p>
          </table:table-cell>
          <table:table-cell table:formula="of:=AVERAGE([.E30:.E78])" office:value-type="float" office:value="305.005718128574" calcext:value-type="float">
            <text:p>305.005718128574</text:p>
          </table:table-cell>
          <table:table-cell table:number-columns-repeated="6"/>
        </table:table-row>
        <table:table-row table:style-name="ro1">
          <table:table-cell office:value-type="float" office:value="0.992129683494568" calcext:value-type="float">
            <text:p>0.992129683494568</text:p>
          </table:table-cell>
          <table:table-cell table:formula="of:=AVERAGE([.A31:.A79])" office:value-type="float" office:value="0.670117500948359" calcext:value-type="float">
            <text:p>0.670117500948359</text:p>
          </table:table-cell>
          <table:table-cell office:value-type="float" office:value="1" calcext:value-type="float">
            <text:p>1</text:p>
          </table:table-cell>
          <table:table-cell office:value-type="float" office:value="11.9143765312731" calcext:value-type="float">
            <text:p>11.9143765312731</text:p>
          </table:table-cell>
          <table:table-cell office:value-type="float" office:value="302.625163894337" calcext:value-type="float">
            <text:p>302.625163894337</text:p>
          </table:table-cell>
          <table:table-cell table:formula="of:=AVERAGE([.E31:.E79])" office:value-type="float" office:value="304.849247944806" calcext:value-type="float">
            <text:p>304.849247944806</text:p>
          </table:table-cell>
          <table:table-cell table:number-columns-repeated="6"/>
        </table:table-row>
        <table:table-row table:style-name="ro1">
          <table:table-cell office:value-type="float" office:value="0.562642812728882" calcext:value-type="float">
            <text:p>0.562642812728882</text:p>
          </table:table-cell>
          <table:table-cell table:formula="of:=AVERAGE([.A32:.A80])" office:value-type="float" office:value="0.661191844065275" calcext:value-type="float">
            <text:p>0.661191844065275</text:p>
          </table:table-cell>
          <table:table-cell office:value-type="float" office:value="1" calcext:value-type="float">
            <text:p>1</text:p>
          </table:table-cell>
          <table:table-cell office:value-type="float" office:value="11.9272537228018" calcext:value-type="float">
            <text:p>11.9272537228018</text:p>
          </table:table-cell>
          <table:table-cell office:value-type="float" office:value="302.952244559166" calcext:value-type="float">
            <text:p>302.952244559166</text:p>
          </table:table-cell>
          <table:table-cell table:formula="of:=AVERAGE([.E32:.E80])" office:value-type="float" office:value="304.614264412626" calcext:value-type="float">
            <text:p>304.61426441262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:.A81])" office:value-type="float" office:value="0.672640006007893" calcext:value-type="float">
            <text:p>0.672640006007893</text:p>
          </table:table-cell>
          <table:table-cell office:value-type="float" office:value="1" calcext:value-type="float">
            <text:p>1</text:p>
          </table:table-cell>
          <table:table-cell office:value-type="float" office:value="11.9263162397921" calcext:value-type="float">
            <text:p>11.9263162397921</text:p>
          </table:table-cell>
          <table:table-cell office:value-type="float" office:value="302.92843249072" calcext:value-type="float">
            <text:p>302.92843249072</text:p>
          </table:table-cell>
          <table:table-cell table:formula="of:=AVERAGE([.E33:.E81])" office:value-type="float" office:value="304.420392902276" calcext:value-type="float">
            <text:p>304.420392902276</text:p>
          </table:table-cell>
          <table:table-cell table:number-columns-repeated="6"/>
        </table:table-row>
        <table:table-row table:style-name="ro1">
          <table:table-cell office:value-type="float" office:value="0.637824892997742" calcext:value-type="float">
            <text:p>0.637824892997742</text:p>
          </table:table-cell>
          <table:table-cell table:formula="of:=AVERAGE([.A34:.A82])" office:value-type="float" office:value="0.686005758850854" calcext:value-type="float">
            <text:p>0.686005758850854</text:p>
          </table:table-cell>
          <table:table-cell office:value-type="float" office:value="1" calcext:value-type="float">
            <text:p>1</text:p>
          </table:table-cell>
          <table:table-cell office:value-type="float" office:value="11.9254773156971" calcext:value-type="float">
            <text:p>11.9254773156971</text:p>
          </table:table-cell>
          <table:table-cell office:value-type="float" office:value="302.907123818706" calcext:value-type="float">
            <text:p>302.907123818706</text:p>
          </table:table-cell>
          <table:table-cell table:formula="of:=AVERAGE([.E34:.E82])" office:value-type="float" office:value="304.235181708204" calcext:value-type="float">
            <text:p>304.235181708204</text:p>
          </table:table-cell>
          <table:table-cell table:number-columns-repeated="6"/>
        </table:table-row>
        <table:table-row table:style-name="ro1">
          <table:table-cell office:value-type="float" office:value="0.256702065467834" calcext:value-type="float">
            <text:p>0.256702065467834</text:p>
          </table:table-cell>
          <table:table-cell table:formula="of:=AVERAGE([.A35:.A83])" office:value-type="float" office:value="0.692854503442742" calcext:value-type="float">
            <text:p>0.692854503442742</text:p>
          </table:table-cell>
          <table:table-cell office:value-type="float" office:value="1" calcext:value-type="float">
            <text:p>1</text:p>
          </table:table-cell>
          <table:table-cell office:value-type="float" office:value="11.930749044311" calcext:value-type="float">
            <text:p>11.930749044311</text:p>
          </table:table-cell>
          <table:table-cell office:value-type="float" office:value="303.041025725501" calcext:value-type="float">
            <text:p>303.041025725501</text:p>
          </table:table-cell>
          <table:table-cell table:formula="of:=AVERAGE([.E35:.E83])" office:value-type="float" office:value="304.05170330724" calcext:value-type="float">
            <text:p>304.05170330724</text:p>
          </table:table-cell>
          <table:table-cell table:number-columns-repeated="6"/>
        </table:table-row>
        <table:table-row table:style-name="ro1">
          <table:table-cell office:value-type="float" office:value="0.807381927967072" calcext:value-type="float">
            <text:p>0.807381927967072</text:p>
          </table:table-cell>
          <table:table-cell table:formula="of:=AVERAGE([.A36:.A84])" office:value-type="float" office:value="0.71132071681868" calcext:value-type="float">
            <text:p>0.71132071681868</text:p>
          </table:table-cell>
          <table:table-cell office:value-type="float" office:value="1" calcext:value-type="float">
            <text:p>1</text:p>
          </table:table-cell>
          <table:table-cell office:value-type="float" office:value="11.9324022527725" calcext:value-type="float">
            <text:p>11.9324022527725</text:p>
          </table:table-cell>
          <table:table-cell office:value-type="float" office:value="303.08301722042" calcext:value-type="float">
            <text:p>303.08301722042</text:p>
          </table:table-cell>
          <table:table-cell table:formula="of:=AVERAGE([.E36:.E84])" office:value-type="float" office:value="303.892731551673" calcext:value-type="float">
            <text:p>303.8927315516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:.A85])" office:value-type="float" office:value="0.725877238482541" calcext:value-type="float">
            <text:p>0.725877238482541</text:p>
          </table:table-cell>
          <table:table-cell office:value-type="float" office:value="1" calcext:value-type="float">
            <text:p>1</text:p>
          </table:table-cell>
          <table:table-cell office:value-type="float" office:value="11.9333021895289" calcext:value-type="float">
            <text:p>11.9333021895289</text:p>
          </table:table-cell>
          <table:table-cell office:value-type="float" office:value="303.105875614035" calcext:value-type="float">
            <text:p>303.105875614035</text:p>
          </table:table-cell>
          <table:table-cell table:formula="of:=AVERAGE([.E37:.E85])" office:value-type="float" office:value="303.843069907966" calcext:value-type="float">
            <text:p>303.8430699079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:.A86])" office:value-type="float" office:value="0.738911048193063" calcext:value-type="float">
            <text:p>0.738911048193063</text:p>
          </table:table-cell>
          <table:table-cell office:value-type="float" office:value="1" calcext:value-type="float">
            <text:p>1</text:p>
          </table:table-cell>
          <table:table-cell office:value-type="float" office:value="11.9117799732" calcext:value-type="float">
            <text:p>11.9117799732</text:p>
          </table:table-cell>
          <table:table-cell office:value-type="float" office:value="302.559211319279" calcext:value-type="float">
            <text:p>302.559211319279</text:p>
          </table:table-cell>
          <table:table-cell table:formula="of:=AVERAGE([.E38:.E86])" office:value-type="float" office:value="303.783991941721" calcext:value-type="float">
            <text:p>303.783991941721</text:p>
          </table:table-cell>
          <table:table-cell table:number-columns-repeated="6"/>
        </table:table-row>
        <table:table-row table:style-name="ro1">
          <table:table-cell office:value-type="float" office:value="0.879328846931458" calcext:value-type="float">
            <text:p>0.879328846931458</text:p>
          </table:table-cell>
          <table:table-cell table:formula="of:=AVERAGE([.A39:.A87])" office:value-type="float" office:value="0.75416198525593" calcext:value-type="float">
            <text:p>0.75416198525593</text:p>
          </table:table-cell>
          <table:table-cell office:value-type="float" office:value="1" calcext:value-type="float">
            <text:p>1</text:p>
          </table:table-cell>
          <table:table-cell office:value-type="float" office:value="11.9020097341239" calcext:value-type="float">
            <text:p>11.9020097341239</text:p>
          </table:table-cell>
          <table:table-cell office:value-type="float" office:value="302.311047246748" calcext:value-type="float">
            <text:p>302.311047246748</text:p>
          </table:table-cell>
          <table:table-cell table:formula="of:=AVERAGE([.E39:.E87])" office:value-type="float" office:value="303.605881002739" calcext:value-type="float">
            <text:p>303.605881002739</text:p>
          </table:table-cell>
          <table:table-cell table:number-columns-repeated="6"/>
        </table:table-row>
        <table:table-row table:style-name="ro1">
          <table:table-cell office:value-type="float" office:value="0.45590185957253" calcext:value-type="float">
            <text:p>0.45590185957253</text:p>
          </table:table-cell>
          <table:table-cell table:formula="of:=AVERAGE([.A40:.A88])" office:value-type="float" office:value="0.757990481572005" calcext:value-type="float">
            <text:p>0.757990481572005</text:p>
          </table:table-cell>
          <table:table-cell office:value-type="float" office:value="1" calcext:value-type="float">
            <text:p>1</text:p>
          </table:table-cell>
          <table:table-cell office:value-type="float" office:value="11.9245198862404" calcext:value-type="float">
            <text:p>11.9245198862404</text:p>
          </table:table-cell>
          <table:table-cell office:value-type="float" office:value="302.882805110505" calcext:value-type="float">
            <text:p>302.882805110505</text:p>
          </table:table-cell>
          <table:table-cell table:formula="of:=AVERAGE([.E40:.E88])" office:value-type="float" office:value="303.37392210381" calcext:value-type="float">
            <text:p>303.373922103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:.A89])" office:value-type="float" office:value="0.757990481572005" calcext:value-type="float">
            <text:p>0.757990481572005</text:p>
          </table:table-cell>
          <table:table-cell office:value-type="float" office:value="1" calcext:value-type="float">
            <text:p>1</text:p>
          </table:table-cell>
          <table:table-cell office:value-type="float" office:value="11.9273428951532" calcext:value-type="float">
            <text:p>11.9273428951532</text:p>
          </table:table-cell>
          <table:table-cell office:value-type="float" office:value="302.95450953689" calcext:value-type="float">
            <text:p>302.95450953689</text:p>
          </table:table-cell>
          <table:table-cell table:formula="of:=AVERAGE([.E41:.E89])" office:value-type="float" office:value="303.377227122326" calcext:value-type="float">
            <text:p>303.377227122326</text:p>
          </table:table-cell>
          <table:table-cell table:number-columns-repeated="6"/>
        </table:table-row>
        <table:table-row table:style-name="ro1">
          <table:table-cell office:value-type="float" office:value="0.975239038467407" calcext:value-type="float">
            <text:p>0.975239038467407</text:p>
          </table:table-cell>
          <table:table-cell table:formula="of:=AVERAGE([.A42:.A90])" office:value-type="float" office:value="0.764122529575533" calcext:value-type="float">
            <text:p>0.764122529575533</text:p>
          </table:table-cell>
          <table:table-cell office:value-type="float" office:value="1" calcext:value-type="float">
            <text:p>1</text:p>
          </table:table-cell>
          <table:table-cell office:value-type="float" office:value="11.930896882683" calcext:value-type="float">
            <text:p>11.930896882683</text:p>
          </table:table-cell>
          <table:table-cell office:value-type="float" office:value="303.044780820149" calcext:value-type="float">
            <text:p>303.044780820149</text:p>
          </table:table-cell>
          <table:table-cell table:formula="of:=AVERAGE([.E42:.E90])" office:value-type="float" office:value="303.376194380066" calcext:value-type="float">
            <text:p>303.376194380066</text:p>
          </table:table-cell>
          <table:table-cell table:number-columns-repeated="6"/>
        </table:table-row>
        <table:table-row table:style-name="ro1">
          <table:table-cell office:value-type="float" office:value="0.735328793525696" calcext:value-type="float">
            <text:p>0.735328793525696</text:p>
          </table:table-cell>
          <table:table-cell table:formula="of:=AVERAGE([.A43:.A91])" office:value-type="float" office:value="0.772179583783782" calcext:value-type="float">
            <text:p>0.772179583783782</text:p>
          </table:table-cell>
          <table:table-cell office:value-type="float" office:value="1" calcext:value-type="float">
            <text:p>1</text:p>
          </table:table-cell>
          <table:table-cell office:value-type="float" office:value="11.9256216341078" calcext:value-type="float">
            <text:p>11.9256216341078</text:p>
          </table:table-cell>
          <table:table-cell office:value-type="float" office:value="302.910789506339" calcext:value-type="float">
            <text:p>302.910789506339</text:p>
          </table:table-cell>
          <table:table-cell table:formula="of:=AVERAGE([.E43:.E91])" office:value-type="float" office:value="303.289414836098" calcext:value-type="float">
            <text:p>303.289414836098</text:p>
          </table:table-cell>
          <table:table-cell table:number-columns-repeated="6"/>
        </table:table-row>
        <table:table-row table:style-name="ro1">
          <table:table-cell office:value-type="float" office:value="0.760637640953064" calcext:value-type="float">
            <text:p>0.760637640953064</text:p>
          </table:table-cell>
          <table:table-cell table:formula="of:=AVERAGE([.A44:.A92])" office:value-type="float" office:value="0.767484832452998" calcext:value-type="float">
            <text:p>0.767484832452998</text:p>
          </table:table-cell>
          <table:table-cell office:value-type="float" office:value="1" calcext:value-type="float">
            <text:p>1</text:p>
          </table:table-cell>
          <table:table-cell office:value-type="float" office:value="11.9301330510944" calcext:value-type="float">
            <text:p>11.9301330510944</text:p>
          </table:table-cell>
          <table:table-cell office:value-type="float" office:value="303.025379497798" calcext:value-type="float">
            <text:p>303.025379497798</text:p>
          </table:table-cell>
          <table:table-cell table:formula="of:=AVERAGE([.E44:.E92])" office:value-type="float" office:value="303.296162937025" calcext:value-type="float">
            <text:p>303.2961629370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:.A93])" office:value-type="float" office:value="0.767484832452998" calcext:value-type="float">
            <text:p>0.767484832452998</text:p>
          </table:table-cell>
          <table:table-cell office:value-type="float" office:value="1" calcext:value-type="float">
            <text:p>1</text:p>
          </table:table-cell>
          <table:table-cell office:value-type="float" office:value="11.9220183671206" calcext:value-type="float">
            <text:p>11.9220183671206</text:p>
          </table:table-cell>
          <table:table-cell office:value-type="float" office:value="302.819266524864" calcext:value-type="float">
            <text:p>302.819266524864</text:p>
          </table:table-cell>
          <table:table-cell table:formula="of:=AVERAGE([.E45:.E93])" office:value-type="float" office:value="303.296023048498" calcext:value-type="float">
            <text:p>303.296023048498</text:p>
          </table:table-cell>
          <table:table-cell table:number-columns-repeated="6"/>
        </table:table-row>
        <table:table-row table:style-name="ro1">
          <table:table-cell office:value-type="float" office:value="0.898050665855408" calcext:value-type="float">
            <text:p>0.898050665855408</text:p>
          </table:table-cell>
          <table:table-cell table:formula="of:=AVERAGE([.A46:.A94])" office:value-type="float" office:value="0.766994882272944" calcext:value-type="float">
            <text:p>0.766994882272944</text:p>
          </table:table-cell>
          <table:table-cell office:value-type="float" office:value="1" calcext:value-type="float">
            <text:p>1</text:p>
          </table:table-cell>
          <table:table-cell office:value-type="float" office:value="11.9244002075583" calcext:value-type="float">
            <text:p>11.9244002075583</text:p>
          </table:table-cell>
          <table:table-cell office:value-type="float" office:value="302.87976527198" calcext:value-type="float">
            <text:p>302.87976527198</text:p>
          </table:table-cell>
          <table:table-cell table:formula="of:=AVERAGE([.E46:.E94])" office:value-type="float" office:value="303.293601152338" calcext:value-type="float">
            <text:p>303.293601152338</text:p>
          </table:table-cell>
          <table:table-cell table:number-columns-repeated="6"/>
        </table:table-row>
        <table:table-row table:style-name="ro1">
          <table:table-cell office:value-type="float" office:value="0.694665610790253" calcext:value-type="float">
            <text:p>0.694665610790253</text:p>
          </table:table-cell>
          <table:table-cell table:formula="of:=AVERAGE([.A47:.A95])" office:value-type="float" office:value="0.778522617024548" calcext:value-type="float">
            <text:p>0.778522617024548</text:p>
          </table:table-cell>
          <table:table-cell office:value-type="float" office:value="0" calcext:value-type="float">
            <text:p>0</text:p>
          </table:table-cell>
          <table:table-cell office:value-type="float" office:value="11.9281806459278" calcext:value-type="float">
            <text:p>11.9281806459278</text:p>
          </table:table-cell>
          <table:table-cell office:value-type="float" office:value="302.975788406566" calcext:value-type="float">
            <text:p>302.975788406566</text:p>
          </table:table-cell>
          <table:table-cell table:formula="of:=AVERAGE([.E47:.E95])" office:value-type="float" office:value="303.13924571818" calcext:value-type="float">
            <text:p>303.13924571818</text:p>
          </table:table-cell>
          <table:table-cell table:number-columns-repeated="6"/>
        </table:table-row>
        <table:table-row table:style-name="ro1">
          <table:table-cell office:value-type="float" office:value="0.351978629827499" calcext:value-type="float">
            <text:p>0.351978629827499</text:p>
          </table:table-cell>
          <table:table-cell table:formula="of:=AVERAGE([.A48:.A96])" office:value-type="float" office:value="0.784133516378062" calcext:value-type="float">
            <text:p>0.784133516378062</text:p>
          </table:table-cell>
          <table:table-cell office:value-type="float" office:value="1" calcext:value-type="float">
            <text:p>1</text:p>
          </table:table-cell>
          <table:table-cell office:value-type="float" office:value="11.8992876307666" calcext:value-type="float">
            <text:p>11.8992876307666</text:p>
          </table:table-cell>
          <table:table-cell office:value-type="float" office:value="302.241905821472" calcext:value-type="float">
            <text:p>302.241905821472</text:p>
          </table:table-cell>
          <table:table-cell table:formula="of:=AVERAGE([.E48:.E96])" office:value-type="float" office:value="303.114533497469" calcext:value-type="float">
            <text:p>303.114533497469</text:p>
          </table:table-cell>
          <table:table-cell table:number-columns-repeated="6"/>
        </table:table-row>
        <table:table-row table:style-name="ro1">
          <table:table-cell office:value-type="float" office:value="0.446796893170475" calcext:value-type="float">
            <text:p>0.446796893170475</text:p>
          </table:table-cell>
          <table:table-cell table:formula="of:=AVERAGE([.A49:.A97])" office:value-type="float" office:value="0.774266789717881" calcext:value-type="float">
            <text:p>0.774266789717881</text:p>
          </table:table-cell>
          <table:table-cell office:value-type="float" office:value="1" calcext:value-type="float">
            <text:p>1</text:p>
          </table:table-cell>
          <table:table-cell office:value-type="float" office:value="11.9334101350069" calcext:value-type="float">
            <text:p>11.9334101350069</text:p>
          </table:table-cell>
          <table:table-cell office:value-type="float" office:value="303.108617429175" calcext:value-type="float">
            <text:p>303.108617429175</text:p>
          </table:table-cell>
          <table:table-cell table:formula="of:=AVERAGE([.E49:.E97])" office:value-type="float" office:value="303.138112012896" calcext:value-type="float">
            <text:p>303.138112012896</text:p>
          </table:table-cell>
          <table:table-cell table:number-columns-repeated="6"/>
        </table:table-row>
        <table:table-row table:style-name="ro1">
          <table:table-cell office:value-type="float" office:value="0.668612241744995" calcext:value-type="float">
            <text:p>0.668612241744995</text:p>
          </table:table-cell>
          <table:table-cell table:formula="of:=AVERAGE([.A50:.A98])" office:value-type="float" office:value="0.769864548789542" calcext:value-type="float">
            <text:p>0.769864548789542</text:p>
          </table:table-cell>
          <table:table-cell office:value-type="float" office:value="1" calcext:value-type="float">
            <text:p>1</text:p>
          </table:table-cell>
          <table:table-cell office:value-type="float" office:value="11.9220113271981" calcext:value-type="float">
            <text:p>11.9220113271981</text:p>
          </table:table-cell>
          <table:table-cell office:value-type="float" office:value="302.819087710833" calcext:value-type="float">
            <text:p>302.819087710833</text:p>
          </table:table-cell>
          <table:table-cell table:formula="of:=AVERAGE([.E50:.E98])" office:value-type="float" office:value="303.149032441211" calcext:value-type="float">
            <text:p>303.149032441211</text:p>
          </table:table-cell>
          <table:table-cell table:number-columns-repeated="6"/>
        </table:table-row>
        <table:table-row table:style-name="ro1">
          <table:table-cell office:value-type="float" office:value="0.445543348789215" calcext:value-type="float">
            <text:p>0.445543348789215</text:p>
          </table:table-cell>
          <table:table-cell table:formula="of:=AVERAGE([.A51:.A99])" office:value-type="float" office:value="0.767060590597379" calcext:value-type="float">
            <text:p>0.767060590597379</text:p>
          </table:table-cell>
          <table:table-cell office:value-type="float" office:value="1" calcext:value-type="float">
            <text:p>1</text:p>
          </table:table-cell>
          <table:table-cell office:value-type="float" office:value="11.9009877720445" calcext:value-type="float">
            <text:p>11.9009877720445</text:p>
          </table:table-cell>
          <table:table-cell office:value-type="float" office:value="302.285089409931" calcext:value-type="float">
            <text:p>302.285089409931</text:p>
          </table:table-cell>
          <table:table-cell table:formula="of:=AVERAGE([.E51:.E99])" office:value-type="float" office:value="303.099636585706" calcext:value-type="float">
            <text:p>303.099636585706</text:p>
          </table:table-cell>
          <table:table-cell table:number-columns-repeated="6"/>
        </table:table-row>
        <table:table-row table:style-name="ro1">
          <table:table-cell office:value-type="float" office:value="0.825630486011505" calcext:value-type="float">
            <text:p>0.825630486011505</text:p>
          </table:table-cell>
          <table:table-cell table:formula="of:=AVERAGE([.A52:.A100])" office:value-type="float" office:value="0.780721725813527" calcext:value-type="float">
            <text:p>0.780721725813527</text:p>
          </table:table-cell>
          <table:table-cell office:value-type="float" office:value="1" calcext:value-type="float">
            <text:p>1</text:p>
          </table:table-cell>
          <table:table-cell office:value-type="float" office:value="11.9177908936739" calcext:value-type="float">
            <text:p>11.9177908936739</text:p>
          </table:table-cell>
          <table:table-cell office:value-type="float" office:value="302.711888699317" calcext:value-type="float">
            <text:p>302.711888699317</text:p>
          </table:table-cell>
          <table:table-cell table:formula="of:=AVERAGE([.E52:.E100])" office:value-type="float" office:value="302.927433808275" calcext:value-type="float">
            <text:p>302.927433808275</text:p>
          </table:table-cell>
          <table:table-cell table:number-columns-repeated="6"/>
        </table:table-row>
        <table:table-row table:style-name="ro1">
          <table:table-cell office:value-type="float" office:value="0.0326344072818756" calcext:value-type="float">
            <text:p>0.032634407281876</text:p>
          </table:table-cell>
          <table:table-cell table:formula="of:=AVERAGE([.A53:.A101])" office:value-type="float" office:value="0.760979570860096" calcext:value-type="float">
            <text:p>0.760979570860096</text:p>
          </table:table-cell>
          <table:table-cell office:value-type="float" office:value="0" calcext:value-type="float">
            <text:p>0</text:p>
          </table:table-cell>
          <table:table-cell office:value-type="float" office:value="12.0907007762432" calcext:value-type="float">
            <text:p>12.0907007762432</text:p>
          </table:table-cell>
          <table:table-cell office:value-type="float" office:value="307.103799716577" calcext:value-type="float">
            <text:p>307.103799716577</text:p>
          </table:table-cell>
          <table:table-cell table:formula="of:=AVERAGE([.E53:.E101])" office:value-type="float" office:value="303.027928510055" calcext:value-type="float">
            <text:p>303.02792851005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4:.A102])" office:value-type="float" office:value="0.762919164389311" calcext:value-type="float">
            <text:p>0.762919164389311</text:p>
          </table:table-cell>
          <table:table-cell office:value-type="float" office:value="1" calcext:value-type="float">
            <text:p>1</text:p>
          </table:table-cell>
          <table:table-cell office:value-type="float" office:value="11.9244236739665" calcext:value-type="float">
            <text:p>11.9244236739665</text:p>
          </table:table-cell>
          <table:table-cell office:value-type="float" office:value="302.88036131875" calcext:value-type="float">
            <text:p>302.88036131875</text:p>
          </table:table-cell>
          <table:table-cell table:formula="of:=AVERAGE([.E54:.E102])" office:value-type="float" office:value="303.046855427834" calcext:value-type="float">
            <text:p>303.046855427834</text:p>
          </table:table-cell>
          <table:table-cell table:number-columns-repeated="6"/>
        </table:table-row>
        <table:table-row table:style-name="ro1">
          <table:table-cell office:value-type="float" office:value="0.888362407684326" calcext:value-type="float">
            <text:p>0.888362407684326</text:p>
          </table:table-cell>
          <table:table-cell table:formula="of:=AVERAGE([.A55:.A103])" office:value-type="float" office:value="0.762985488545469" calcext:value-type="float">
            <text:p>0.762985488545469</text:p>
          </table:table-cell>
          <table:table-cell office:value-type="float" office:value="1" calcext:value-type="float">
            <text:p>1</text:p>
          </table:table-cell>
          <table:table-cell office:value-type="float" office:value="11.9145173297226" calcext:value-type="float">
            <text:p>11.9145173297226</text:p>
          </table:table-cell>
          <table:table-cell office:value-type="float" office:value="302.628740174955" calcext:value-type="float">
            <text:p>302.628740174955</text:p>
          </table:table-cell>
          <table:table-cell table:formula="of:=AVERAGE([.E55:.E103])" office:value-type="float" office:value="303.059879657961" calcext:value-type="float">
            <text:p>303.059879657961</text:p>
          </table:table-cell>
          <table:table-cell table:number-columns-repeated="6"/>
        </table:table-row>
        <table:table-row table:style-name="ro1">
          <table:table-cell office:value-type="float" office:value="0.455824420425294" calcext:value-type="float">
            <text:p>0.455824420425294</text:p>
          </table:table-cell>
          <table:table-cell table:formula="of:=AVERAGE([.A56:.A104])" office:value-type="float" office:value="0.751879864472516" calcext:value-type="float">
            <text:p>0.751879864472516</text:p>
          </table:table-cell>
          <table:table-cell office:value-type="float" office:value="1" calcext:value-type="float">
            <text:p>1</text:p>
          </table:table-cell>
          <table:table-cell office:value-type="float" office:value="11.9243650079459" calcext:value-type="float">
            <text:p>11.9243650079459</text:p>
          </table:table-cell>
          <table:table-cell office:value-type="float" office:value="302.878871201826" calcext:value-type="float">
            <text:p>302.878871201826</text:p>
          </table:table-cell>
          <table:table-cell table:formula="of:=AVERAGE([.E56:.E104])" office:value-type="float" office:value="303.07131889025" calcext:value-type="float">
            <text:p>303.07131889025</text:p>
          </table:table-cell>
          <table:table-cell table:number-columns-repeated="6"/>
        </table:table-row>
        <table:table-row table:style-name="ro1">
          <table:table-cell office:value-type="float" office:value="0.451327083283662" calcext:value-type="float">
            <text:p>0.451327083283662</text:p>
          </table:table-cell>
          <table:table-cell table:formula="of:=AVERAGE([.A57:.A105])" office:value-type="float" office:value="0.740682458008917" calcext:value-type="float">
            <text:p>0.740682458008917</text:p>
          </table:table-cell>
          <table:table-cell office:value-type="float" office:value="1" calcext:value-type="float">
            <text:p>1</text:p>
          </table:table-cell>
          <table:table-cell office:value-type="float" office:value="11.9261285085261" calcext:value-type="float">
            <text:p>11.9261285085261</text:p>
          </table:table-cell>
          <table:table-cell office:value-type="float" office:value="302.923664116563" calcext:value-type="float">
            <text:p>302.923664116563</text:p>
          </table:table-cell>
          <table:table-cell table:formula="of:=AVERAGE([.E57:.E105])" office:value-type="float" office:value="303.082773327814" calcext:value-type="float">
            <text:p>303.082773327814</text:p>
          </table:table-cell>
          <table:table-cell table:number-columns-repeated="6"/>
        </table:table-row>
        <table:table-row table:style-name="ro1">
          <table:table-cell office:value-type="float" office:value="0.470391631126404" calcext:value-type="float">
            <text:p>0.470391631126404</text:p>
          </table:table-cell>
          <table:table-cell table:formula="of:=AVERAGE([.A58:.A106])" office:value-type="float" office:value="0.739562216688054" calcext:value-type="float">
            <text:p>0.739562216688054</text:p>
          </table:table-cell>
          <table:table-cell office:value-type="float" office:value="0" calcext:value-type="float">
            <text:p>0</text:p>
          </table:table-cell>
          <table:table-cell office:value-type="float" office:value="12.215799025318" calcext:value-type="float">
            <text:p>12.215799025318</text:p>
          </table:table-cell>
          <table:table-cell office:value-type="float" office:value="310.281295243078" calcext:value-type="float">
            <text:p>310.281295243078</text:p>
          </table:table-cell>
          <table:table-cell table:formula="of:=AVERAGE([.E58:.E106])" office:value-type="float" office:value="303.21566803721" calcext:value-type="float">
            <text:p>303.21566803721</text:p>
          </table:table-cell>
          <table:table-cell table:number-columns-repeated="6"/>
        </table:table-row>
        <table:table-row table:style-name="ro1">
          <table:table-cell office:value-type="float" office:value="0.0942759662866592" calcext:value-type="float">
            <text:p>0.094275966286659</text:p>
          </table:table-cell>
          <table:table-cell table:formula="of:=AVERAGE([.A59:.A107])" office:value-type="float" office:value="0.732610000561573" calcext:value-type="float">
            <text:p>0.732610000561573</text:p>
          </table:table-cell>
          <table:table-cell office:value-type="float" office:value="0" calcext:value-type="float">
            <text:p>0</text:p>
          </table:table-cell>
          <table:table-cell office:value-type="float" office:value="12.1877637073785" calcext:value-type="float">
            <text:p>12.1877637073785</text:p>
          </table:table-cell>
          <table:table-cell office:value-type="float" office:value="309.569198167414" calcext:value-type="float">
            <text:p>309.569198167414</text:p>
          </table:table-cell>
          <table:table-cell table:formula="of:=AVERAGE([.E59:.E107])" office:value-type="float" office:value="303.311420517905" calcext:value-type="float">
            <text:p>303.3114205179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0:.A108])" office:value-type="float" office:value="0.736305478806277" calcext:value-type="float">
            <text:p>0.736305478806277</text:p>
          </table:table-cell>
          <table:table-cell office:value-type="float" office:value="1" calcext:value-type="float">
            <text:p>1</text:p>
          </table:table-cell>
          <table:table-cell office:value-type="float" office:value="11.9296860160172" calcext:value-type="float">
            <text:p>11.9296860160172</text:p>
          </table:table-cell>
          <table:table-cell office:value-type="float" office:value="303.014024806837" calcext:value-type="float">
            <text:p>303.014024806837</text:p>
          </table:table-cell>
          <table:table-cell table:formula="of:=AVERAGE([.E60:.E108])" office:value-type="float" office:value="303.331183117584" calcext:value-type="float">
            <text:p>303.331183117584</text:p>
          </table:table-cell>
          <table:table-cell table:number-columns-repeated="6"/>
        </table:table-row>
        <table:table-row table:style-name="ro1">
          <table:table-cell office:value-type="float" office:value="0.763643264770508" calcext:value-type="float">
            <text:p>0.763643264770508</text:p>
          </table:table-cell>
          <table:table-cell table:formula="of:=AVERAGE([.A61:.A109])" office:value-type="float" office:value="0.746272543177191" calcext:value-type="float">
            <text:p>0.746272543177191</text:p>
          </table:table-cell>
          <table:table-cell office:value-type="float" office:value="1" calcext:value-type="float">
            <text:p>1</text:p>
          </table:table-cell>
          <table:table-cell office:value-type="float" office:value="11.9147930600196" calcext:value-type="float">
            <text:p>11.9147930600196</text:p>
          </table:table-cell>
          <table:table-cell office:value-type="float" office:value="302.635743724498" calcext:value-type="float">
            <text:p>302.635743724498</text:p>
          </table:table-cell>
          <table:table-cell table:formula="of:=AVERAGE([.E61:.E109])" office:value-type="float" office:value="303.257224661272" calcext:value-type="float">
            <text:p>303.257224661272</text:p>
          </table:table-cell>
          <table:table-cell table:number-columns-repeated="6"/>
        </table:table-row>
        <table:table-row table:style-name="ro1">
          <table:table-cell office:value-type="float" office:value="0.786404490470886" calcext:value-type="float">
            <text:p>0.786404490470886</text:p>
          </table:table-cell>
          <table:table-cell table:formula="of:=AVERAGE([.A62:.A110])" office:value-type="float" office:value="0.742724048770082" calcext:value-type="float">
            <text:p>0.742724048770082</text:p>
          </table:table-cell>
          <table:table-cell office:value-type="float" office:value="1" calcext:value-type="float">
            <text:p>1</text:p>
          </table:table-cell>
          <table:table-cell office:value-type="float" office:value="11.9100657520771" calcext:value-type="float">
            <text:p>11.9100657520771</text:p>
          </table:table-cell>
          <table:table-cell office:value-type="float" office:value="302.515670102758" calcext:value-type="float">
            <text:p>302.515670102758</text:p>
          </table:table-cell>
          <table:table-cell table:formula="of:=AVERAGE([.E62:.E110])" office:value-type="float" office:value="303.253770022852" calcext:value-type="float">
            <text:p>303.253770022852</text:p>
          </table:table-cell>
          <table:table-cell table:number-columns-repeated="6"/>
        </table:table-row>
        <table:table-row table:style-name="ro1">
          <table:table-cell office:value-type="float" office:value="0.45158404045403" calcext:value-type="float">
            <text:p>0.45158404045403</text:p>
          </table:table-cell>
          <table:table-cell table:formula="of:=AVERAGE([.A63:.A111])" office:value-type="float" office:value="0.734879972891844" calcext:value-type="float">
            <text:p>0.734879972891844</text:p>
          </table:table-cell>
          <table:table-cell office:value-type="float" office:value="1" calcext:value-type="float">
            <text:p>1</text:p>
          </table:table-cell>
          <table:table-cell office:value-type="float" office:value="11.9290406897903" calcext:value-type="float">
            <text:p>11.9290406897903</text:p>
          </table:table-cell>
          <table:table-cell office:value-type="float" office:value="302.997633520672" calcext:value-type="float">
            <text:p>302.997633520672</text:p>
          </table:table-cell>
          <table:table-cell table:formula="of:=AVERAGE([.E63:.E111])" office:value-type="float" office:value="303.263491059096" calcext:value-type="float">
            <text:p>303.263491059096</text:p>
          </table:table-cell>
          <table:table-cell table:number-columns-repeated="6"/>
        </table:table-row>
        <table:table-row table:style-name="ro1">
          <table:table-cell office:value-type="float" office:value="0.735284090042114" calcext:value-type="float">
            <text:p>0.735284090042114</text:p>
          </table:table-cell>
          <table:table-cell table:formula="of:=AVERAGE([.A64:.A112])" office:value-type="float" office:value="0.729477607382499" calcext:value-type="float">
            <text:p>0.729477607382499</text:p>
          </table:table-cell>
          <table:table-cell office:value-type="float" office:value="0" calcext:value-type="float">
            <text:p>0</text:p>
          </table:table-cell>
          <table:table-cell office:value-type="float" office:value="12.0255193073601" calcext:value-type="float">
            <text:p>12.0255193073601</text:p>
          </table:table-cell>
          <table:table-cell office:value-type="float" office:value="305.448190406945" calcext:value-type="float">
            <text:p>305.448190406945</text:p>
          </table:table-cell>
          <table:table-cell table:formula="of:=AVERAGE([.E64:.E112])" office:value-type="float" office:value="303.31402366094" calcext:value-type="float">
            <text:p>303.31402366094</text:p>
          </table:table-cell>
          <table:table-cell table:number-columns-repeated="6"/>
        </table:table-row>
        <table:table-row table:style-name="ro1">
          <table:table-cell office:value-type="float" office:value="0.274414360523224" calcext:value-type="float">
            <text:p>0.274414360523224</text:p>
          </table:table-cell>
          <table:table-cell table:formula="of:=AVERAGE([.A65:.A113])" office:value-type="float" office:value="0.715739840055911" calcext:value-type="float">
            <text:p>0.715739840055911</text:p>
          </table:table-cell>
          <table:table-cell office:value-type="float" office:value="0" calcext:value-type="float">
            <text:p>0</text:p>
          </table:table-cell>
          <table:table-cell office:value-type="float" office:value="12.1396998099953" calcext:value-type="float">
            <text:p>12.1396998099953</text:p>
          </table:table-cell>
          <table:table-cell office:value-type="float" office:value="308.34837517388" calcext:value-type="float">
            <text:p>308.34837517388</text:p>
          </table:table-cell>
          <table:table-cell table:formula="of:=AVERAGE([.E65:.E113])" office:value-type="float" office:value="303.425896165699" calcext:value-type="float">
            <text:p>303.425896165699</text:p>
          </table:table-cell>
          <table:table-cell table:number-columns-repeated="6"/>
        </table:table-row>
        <table:table-row table:style-name="ro1">
          <table:table-cell office:value-type="float" office:value="0.0252360999584198" calcext:value-type="float">
            <text:p>0.02523609995842</text:p>
          </table:table-cell>
          <table:table-cell table:formula="of:=AVERAGE([.A66:.A114])" office:value-type="float" office:value="0.695846699238736" calcext:value-type="float">
            <text:p>0.695846699238736</text:p>
          </table:table-cell>
          <table:table-cell office:value-type="float" office:value="0" calcext:value-type="float">
            <text:p>0</text:p>
          </table:table-cell>
          <table:table-cell office:value-type="float" office:value="11.9425972338378" calcext:value-type="float">
            <text:p>11.9425972338378</text:p>
          </table:table-cell>
          <table:table-cell office:value-type="float" office:value="303.341969739481" calcext:value-type="float">
            <text:p>303.341969739481</text:p>
          </table:table-cell>
          <table:table-cell table:formula="of:=AVERAGE([.E66:.E114])" office:value-type="float" office:value="303.445754254503" calcext:value-type="float">
            <text:p>303.4457542545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7:.A115])" office:value-type="float" office:value="0.697336620730709" calcext:value-type="float">
            <text:p>0.697336620730709</text:p>
          </table:table-cell>
          <table:table-cell office:value-type="float" office:value="1" calcext:value-type="float">
            <text:p>1</text:p>
          </table:table-cell>
          <table:table-cell office:value-type="float" office:value="11.9273616682798" calcext:value-type="float">
            <text:p>11.9273616682798</text:p>
          </table:table-cell>
          <table:table-cell office:value-type="float" office:value="302.954986374306" calcext:value-type="float">
            <text:p>302.954986374306</text:p>
          </table:table-cell>
          <table:table-cell table:formula="of:=AVERAGE([.E67:.E115])" office:value-type="float" office:value="303.450636972326" calcext:value-type="float">
            <text:p>303.450636972326</text:p>
          </table:table-cell>
          <table:table-cell table:number-columns-repeated="6"/>
        </table:table-row>
        <table:table-row table:style-name="ro1">
          <table:table-cell office:value-type="float" office:value="0.81411349773407" calcext:value-type="float">
            <text:p>0.81411349773407</text:p>
          </table:table-cell>
          <table:table-cell table:formula="of:=AVERAGE([.A68:.A116])" office:value-type="float" office:value="0.698052779052635" calcext:value-type="float">
            <text:p>0.698052779052635</text:p>
          </table:table-cell>
          <table:table-cell office:value-type="float" office:value="1" calcext:value-type="float">
            <text:p>1</text:p>
          </table:table-cell>
          <table:table-cell office:value-type="float" office:value="11.9351313960522" calcext:value-type="float">
            <text:p>11.9351313960522</text:p>
          </table:table-cell>
          <table:table-cell office:value-type="float" office:value="303.152337459727" calcext:value-type="float">
            <text:p>303.152337459727</text:p>
          </table:table-cell>
          <table:table-cell table:formula="of:=AVERAGE([.E68:.E116])" office:value-type="float" office:value="303.466546555387" calcext:value-type="float">
            <text:p>303.4665465553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9:.A117])" office:value-type="float" office:value="0.708538248131166" calcext:value-type="float">
            <text:p>0.708538248131166</text:p>
          </table:table-cell>
          <table:table-cell office:value-type="float" office:value="1" calcext:value-type="float">
            <text:p>1</text:p>
          </table:table-cell>
          <table:table-cell office:value-type="float" office:value="11.9285009624004" calcext:value-type="float">
            <text:p>11.9285009624004</text:p>
          </table:table-cell>
          <table:table-cell office:value-type="float" office:value="302.983924444971" calcext:value-type="float">
            <text:p>302.983924444971</text:p>
          </table:table-cell>
          <table:table-cell table:formula="of:=AVERAGE([.E69:.E117])" office:value-type="float" office:value="303.409397226189" calcext:value-type="float">
            <text:p>303.409397226189</text:p>
          </table:table-cell>
          <table:table-cell table:number-columns-repeated="6"/>
        </table:table-row>
        <table:table-row table:style-name="ro1">
          <table:table-cell office:value-type="float" office:value="0.883078813552856" calcext:value-type="float">
            <text:p>0.883078813552856</text:p>
          </table:table-cell>
          <table:table-cell table:formula="of:=AVERAGE([.A70:.A118])" office:value-type="float" office:value="0.70794342418684" calcext:value-type="float">
            <text:p>0.70794342418684</text:p>
          </table:table-cell>
          <table:table-cell office:value-type="float" office:value="1" calcext:value-type="float">
            <text:p>1</text:p>
          </table:table-cell>
          <table:table-cell office:value-type="float" office:value="11.927586945799" calcext:value-type="float">
            <text:p>11.927586945799</text:p>
          </table:table-cell>
          <table:table-cell office:value-type="float" office:value="302.960708423294" calcext:value-type="float">
            <text:p>302.960708423294</text:p>
          </table:table-cell>
          <table:table-cell table:formula="of:=AVERAGE([.E70:.E118])" office:value-type="float" office:value="303.419693630029" calcext:value-type="float">
            <text:p>303.4196936300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1:.A119])" office:value-type="float" office:value="0.712129550837436" calcext:value-type="float">
            <text:p>0.712129550837436</text:p>
          </table:table-cell>
          <table:table-cell office:value-type="float" office:value="1" calcext:value-type="float">
            <text:p>1</text:p>
          </table:table-cell>
          <table:table-cell office:value-type="float" office:value="11.9265016244173" calcext:value-type="float">
            <text:p>11.9265016244173</text:p>
          </table:table-cell>
          <table:table-cell office:value-type="float" office:value="302.9331412602" calcext:value-type="float">
            <text:p>302.9331412602</text:p>
          </table:table-cell>
          <table:table-cell table:formula="of:=AVERAGE([.E71:.E119])" office:value-type="float" office:value="303.416636153385" calcext:value-type="float">
            <text:p>303.4166361533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2:.A120])" office:value-type="float" office:value="0.722786195332603" calcext:value-type="float">
            <text:p>0.722786195332603</text:p>
          </table:table-cell>
          <table:table-cell office:value-type="float" office:value="1" calcext:value-type="float">
            <text:p>1</text:p>
          </table:table-cell>
          <table:table-cell office:value-type="float" office:value="11.9081508931637" calcext:value-type="float">
            <text:p>11.9081508931637</text:p>
          </table:table-cell>
          <table:table-cell office:value-type="float" office:value="302.467032686357" calcext:value-type="float">
            <text:p>302.467032686357</text:p>
          </table:table-cell>
          <table:table-cell table:formula="of:=AVERAGE([.E72:.E120])" office:value-type="float" office:value="303.368840500993" calcext:value-type="float">
            <text:p>303.368840500993</text:p>
          </table:table-cell>
          <table:table-cell table:number-columns-repeated="6"/>
        </table:table-row>
        <table:table-row table:style-name="ro1">
          <table:table-cell office:value-type="float" office:value="0.643161654472351" calcext:value-type="float">
            <text:p>0.643161654472351</text:p>
          </table:table-cell>
          <table:table-cell table:formula="of:=AVERAGE([.A73:.A121])" office:value-type="float" office:value="0.715503780117753" calcext:value-type="float">
            <text:p>0.715503780117753</text:p>
          </table:table-cell>
          <table:table-cell office:value-type="float" office:value="1" calcext:value-type="float">
            <text:p>1</text:p>
          </table:table-cell>
          <table:table-cell office:value-type="float" office:value="11.9271692437321" calcext:value-type="float">
            <text:p>11.9271692437321</text:p>
          </table:table-cell>
          <table:table-cell office:value-type="float" office:value="302.950098790795" calcext:value-type="float">
            <text:p>302.950098790795</text:p>
          </table:table-cell>
          <table:table-cell table:formula="of:=AVERAGE([.E73:.E121])" office:value-type="float" office:value="303.368136800879" calcext:value-type="float">
            <text:p>303.368136800879</text:p>
          </table:table-cell>
          <table:table-cell table:number-columns-repeated="6"/>
        </table:table-row>
        <table:table-row table:style-name="ro1">
          <table:table-cell office:value-type="float" office:value="0.92041802406311" calcext:value-type="float">
            <text:p>0.92041802406311</text:p>
          </table:table-cell>
          <table:table-cell table:formula="of:=AVERAGE([.A74:.A122])" office:value-type="float" office:value="0.713879658159857" calcext:value-type="float">
            <text:p>0.713879658159857</text:p>
          </table:table-cell>
          <table:table-cell office:value-type="float" office:value="1" calcext:value-type="float">
            <text:p>1</text:p>
          </table:table-cell>
          <table:table-cell office:value-type="float" office:value="11.9391922580004" calcext:value-type="float">
            <text:p>11.9391922580004</text:p>
          </table:table-cell>
          <table:table-cell office:value-type="float" office:value="303.255483353209" calcext:value-type="float">
            <text:p>303.255483353209</text:p>
          </table:table-cell>
          <table:table-cell table:formula="of:=AVERAGE([.E74:.E122])" office:value-type="float" office:value="303.380665339049" calcext:value-type="float">
            <text:p>303.3806653390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5:.A123])" office:value-type="float" office:value="0.713879658159857" calcext:value-type="float">
            <text:p>0.713879658159857</text:p>
          </table:table-cell>
          <table:table-cell office:value-type="float" office:value="1" calcext:value-type="float">
            <text:p>1</text:p>
          </table:table-cell>
          <table:table-cell office:value-type="float" office:value="11.9272103099465" calcext:value-type="float">
            <text:p>11.9272103099465</text:p>
          </table:table-cell>
          <table:table-cell office:value-type="float" office:value="302.951141872642" calcext:value-type="float">
            <text:p>302.951141872642</text:p>
          </table:table-cell>
          <table:table-cell table:formula="of:=AVERAGE([.E75:.E123])" office:value-type="float" office:value="303.389057434281" calcext:value-type="float">
            <text:p>303.389057434281</text:p>
          </table:table-cell>
          <table:table-cell table:number-columns-repeated="6"/>
        </table:table-row>
        <table:table-row table:style-name="ro1">
          <table:table-cell office:value-type="float" office:value="0.469314128160477" calcext:value-type="float">
            <text:p>0.469314128160477</text:p>
          </table:table-cell>
          <table:table-cell table:formula="of:=AVERAGE([.A76:.A124])" office:value-type="float" office:value="0.714247770356889" calcext:value-type="float">
            <text:p>0.714247770356889</text:p>
          </table:table-cell>
          <table:table-cell office:value-type="float" office:value="0" calcext:value-type="float">
            <text:p>0</text:p>
          </table:table-cell>
          <table:table-cell office:value-type="float" office:value="12.0483884955227" calcext:value-type="float">
            <text:p>12.0483884955227</text:p>
          </table:table-cell>
          <table:table-cell office:value-type="float" office:value="306.029067786278" calcext:value-type="float">
            <text:p>306.029067786278</text:p>
          </table:table-cell>
          <table:table-cell table:formula="of:=AVERAGE([.E76:.E124])" office:value-type="float" office:value="303.451188011482" calcext:value-type="float">
            <text:p>303.451188011482</text:p>
          </table:table-cell>
          <table:table-cell table:number-columns-repeated="6"/>
        </table:table-row>
        <table:table-row table:style-name="ro1">
          <table:table-cell office:value-type="float" office:value="0.0493681430816651" calcext:value-type="float">
            <text:p>0.049368143081665</text:p>
          </table:table-cell>
          <table:table-cell table:formula="of:=AVERAGE([.A77:.A125])" office:value-type="float" office:value="0.703011802166092" calcext:value-type="float">
            <text:p>0.703011802166092</text:p>
          </table:table-cell>
          <table:table-cell office:value-type="float" office:value="0" calcext:value-type="float">
            <text:p>0</text:p>
          </table:table-cell>
          <table:table-cell office:value-type="float" office:value="11.9567955841511" calcext:value-type="float">
            <text:p>11.9567955841511</text:p>
          </table:table-cell>
          <table:table-cell office:value-type="float" office:value="303.702607837439" calcext:value-type="float">
            <text:p>303.702607837439</text:p>
          </table:table-cell>
          <table:table-cell table:formula="of:=AVERAGE([.E77:.E125])" office:value-type="float" office:value="303.471734595126" calcext:value-type="float">
            <text:p>303.471734595126</text:p>
          </table:table-cell>
          <table:table-cell table:number-columns-repeated="6"/>
        </table:table-row>
        <table:table-row table:style-name="ro1">
          <table:table-cell office:value-type="float" office:value="0.946598649024963" calcext:value-type="float">
            <text:p>0.946598649024963</text:p>
          </table:table-cell>
          <table:table-cell table:formula="of:=AVERAGE([.A78:.A126])" office:value-type="float" office:value="0.701921978676806" calcext:value-type="float">
            <text:p>0.701921978676806</text:p>
          </table:table-cell>
          <table:table-cell office:value-type="float" office:value="1" calcext:value-type="float">
            <text:p>1</text:p>
          </table:table-cell>
          <table:table-cell office:value-type="float" office:value="11.9272971356571" calcext:value-type="float">
            <text:p>11.9272971356571</text:p>
          </table:table-cell>
          <table:table-cell office:value-type="float" office:value="302.95334724569" calcext:value-type="float">
            <text:p>302.95334724569</text:p>
          </table:table-cell>
          <table:table-cell table:formula="of:=AVERAGE([.E78:.E126])" office:value-type="float" office:value="303.48167702017" calcext:value-type="float">
            <text:p>303.48167702017</text:p>
          </table:table-cell>
          <table:table-cell table:number-columns-repeated="6"/>
        </table:table-row>
        <table:table-row table:style-name="ro1">
          <table:table-cell office:value-type="float" office:value="0.979140996932983" calcext:value-type="float">
            <text:p>0.979140996932983</text:p>
          </table:table-cell>
          <table:table-cell table:formula="of:=AVERAGE([.A79:.A127])" office:value-type="float" office:value="0.70467288995154" calcext:value-type="float">
            <text:p>0.70467288995154</text:p>
          </table:table-cell>
          <table:table-cell office:value-type="float" office:value="1" calcext:value-type="float">
            <text:p>1</text:p>
          </table:table-cell>
          <table:table-cell office:value-type="float" office:value="11.9243978609174" calcext:value-type="float">
            <text:p>11.9243978609174</text:p>
          </table:table-cell>
          <table:table-cell office:value-type="float" office:value="302.879705667303" calcext:value-type="float">
            <text:p>302.879705667303</text:p>
          </table:table-cell>
          <table:table-cell table:formula="of:=AVERAGE([.E79:.E127])" office:value-type="float" office:value="303.48803951533" calcext:value-type="float">
            <text:p>303.48803951533</text:p>
          </table:table-cell>
          <table:table-cell table:number-columns-repeated="6"/>
        </table:table-row>
        <table:table-row table:style-name="ro1">
          <table:table-cell office:value-type="float" office:value="0.918977916240692" calcext:value-type="float">
            <text:p>0.918977916240692</text:p>
          </table:table-cell>
          <table:table-cell table:formula="of:=AVERAGE([.A80:.A128])" office:value-type="float" office:value="0.703179996742278" calcext:value-type="float">
            <text:p>0.703179996742278</text:p>
          </table:table-cell>
          <table:table-cell office:value-type="float" office:value="1" calcext:value-type="float">
            <text:p>1</text:p>
          </table:table-cell>
          <table:table-cell office:value-type="float" office:value="11.9251006798446" calcext:value-type="float">
            <text:p>11.9251006798446</text:p>
          </table:table-cell>
          <table:table-cell office:value-type="float" office:value="302.897557268053" calcext:value-type="float">
            <text:p>302.897557268053</text:p>
          </table:table-cell>
          <table:table-cell table:formula="of:=AVERAGE([.E80:.E128])" office:value-type="float" office:value="303.493598563773" calcext:value-type="float">
            <text:p>303.493598563773</text:p>
          </table:table-cell>
          <table:table-cell table:number-columns-repeated="6"/>
        </table:table-row>
        <table:table-row table:style-name="ro1">
          <table:table-cell office:value-type="float" office:value="0.750101983547211" calcext:value-type="float">
            <text:p>0.750101983547211</text:p>
          </table:table-cell>
          <table:table-cell table:formula="of:=AVERAGE([.A81:.A129])" office:value-type="float" office:value="0.707005694105917" calcext:value-type="float">
            <text:p>0.707005694105917</text:p>
          </table:table-cell>
          <table:table-cell office:value-type="float" office:value="1" calcext:value-type="float">
            <text:p>1</text:p>
          </table:table-cell>
          <table:table-cell office:value-type="float" office:value="11.9254245162785" calcext:value-type="float">
            <text:p>11.9254245162785</text:p>
          </table:table-cell>
          <table:table-cell office:value-type="float" office:value="302.905782713474" calcext:value-type="float">
            <text:p>302.905782713474</text:p>
          </table:table-cell>
          <table:table-cell table:formula="of:=AVERAGE([.E81:.E129])" office:value-type="float" office:value="303.492650362841" calcext:value-type="float">
            <text:p>303.492650362841</text:p>
          </table:table-cell>
          <table:table-cell table:number-columns-repeated="6"/>
        </table:table-row>
        <table:table-row table:style-name="ro1">
          <table:table-cell office:value-type="float" office:value="0.83328241109848" calcext:value-type="float">
            <text:p>0.83328241109848</text:p>
          </table:table-cell>
          <table:table-cell table:formula="of:=AVERAGE([.A82:.A130])" office:value-type="float" office:value="0.703603294332417" calcext:value-type="float">
            <text:p>0.703603294332417</text:p>
          </table:table-cell>
          <table:table-cell office:value-type="float" office:value="1" calcext:value-type="float">
            <text:p>1</text:p>
          </table:table-cell>
          <table:table-cell office:value-type="float" office:value="11.9350797699541" calcext:value-type="float">
            <text:p>11.9350797699541</text:p>
          </table:table-cell>
          <table:table-cell office:value-type="float" office:value="303.151026156834" calcext:value-type="float">
            <text:p>303.151026156834</text:p>
          </table:table-cell>
          <table:table-cell table:formula="of:=AVERAGE([.E82:.E130])" office:value-type="float" office:value="303.497193090721" calcext:value-type="float">
            <text:p>303.497193090721</text:p>
          </table:table-cell>
          <table:table-cell table:number-columns-repeated="6"/>
        </table:table-row>
        <table:table-row table:style-name="ro1">
          <table:table-cell office:value-type="float" office:value="0.994735896587372" calcext:value-type="float">
            <text:p>0.994735896587372</text:p>
          </table:table-cell>
          <table:table-cell table:formula="of:=AVERAGE([.A83:.A131])" office:value-type="float" office:value="0.710887192364858" calcext:value-type="float">
            <text:p>0.710887192364858</text:p>
          </table:table-cell>
          <table:table-cell office:value-type="float" office:value="1" calcext:value-type="float">
            <text:p>1</text:p>
          </table:table-cell>
          <table:table-cell office:value-type="float" office:value="11.9328316880435" calcext:value-type="float">
            <text:p>11.9328316880435</text:p>
          </table:table-cell>
          <table:table-cell office:value-type="float" office:value="303.093924876304" calcext:value-type="float">
            <text:p>303.093924876304</text:p>
          </table:table-cell>
          <table:table-cell table:formula="of:=AVERAGE([.E83:.E131])" office:value-type="float" office:value="303.501005357202" calcext:value-type="float">
            <text:p>303.501005357202</text:p>
          </table:table-cell>
          <table:table-cell table:number-columns-repeated="6"/>
        </table:table-row>
        <table:table-row table:style-name="ro1">
          <table:table-cell office:value-type="float" office:value="0.74770200252533" calcext:value-type="float">
            <text:p>0.74770200252533</text:p>
          </table:table-cell>
          <table:table-cell table:formula="of:=AVERAGE([.A84:.A132])" office:value-type="float" office:value="0.720907599243582" calcext:value-type="float">
            <text:p>0.720907599243582</text:p>
          </table:table-cell>
          <table:table-cell office:value-type="float" office:value="1" calcext:value-type="float">
            <text:p>1</text:p>
          </table:table-cell>
          <table:table-cell office:value-type="float" office:value="11.9237091218352" calcext:value-type="float">
            <text:p>11.9237091218352</text:p>
          </table:table-cell>
          <table:table-cell office:value-type="float" office:value="302.862211694615" calcext:value-type="float">
            <text:p>302.862211694615</text:p>
          </table:table-cell>
          <table:table-cell table:formula="of:=AVERAGE([.E84:.E132])" office:value-type="float" office:value="303.497356091266" calcext:value-type="float">
            <text:p>303.497356091266</text:p>
          </table:table-cell>
          <table:table-cell table:number-columns-repeated="6"/>
        </table:table-row>
        <table:table-row table:style-name="ro1">
          <table:table-cell office:value-type="float" office:value="0.984197854995728" calcext:value-type="float">
            <text:p>0.984197854995728</text:p>
          </table:table-cell>
          <table:table-cell table:formula="of:=AVERAGE([.A85:.A133])" office:value-type="float" office:value="0.72451608755029" calcext:value-type="float">
            <text:p>0.72451608755029</text:p>
          </table:table-cell>
          <table:table-cell office:value-type="float" office:value="1" calcext:value-type="float">
            <text:p>1</text:p>
          </table:table-cell>
          <table:table-cell office:value-type="float" office:value="11.934127033779" calcext:value-type="float">
            <text:p>11.934127033779</text:p>
          </table:table-cell>
          <table:table-cell office:value-type="float" office:value="303.126826657987" calcext:value-type="float">
            <text:p>303.126826657987</text:p>
          </table:table-cell>
          <table:table-cell table:formula="of:=AVERAGE([.E85:.E133])" office:value-type="float" office:value="303.49825016142" calcext:value-type="float">
            <text:p>303.49825016142</text:p>
          </table:table-cell>
          <table:table-cell table:number-columns-repeated="6"/>
        </table:table-row>
        <table:table-row table:style-name="ro1">
          <table:table-cell office:value-type="float" office:value="0.913233280181885" calcext:value-type="float">
            <text:p>0.913233280181885</text:p>
          </table:table-cell>
          <table:table-cell table:formula="of:=AVERAGE([.A86:.A134])" office:value-type="float" office:value="0.722745338166247" calcext:value-type="float">
            <text:p>0.722745338166247</text:p>
          </table:table-cell>
          <table:table-cell office:value-type="float" office:value="1" calcext:value-type="float">
            <text:p>1</text:p>
          </table:table-cell>
          <table:table-cell office:value-type="float" office:value="11.9287180266768" calcext:value-type="float">
            <text:p>11.9287180266768</text:p>
          </table:table-cell>
          <table:table-cell office:value-type="float" office:value="302.98943787759" calcext:value-type="float">
            <text:p>302.98943787759</text:p>
          </table:table-cell>
          <table:table-cell table:formula="of:=AVERAGE([.E86:.E134])" office:value-type="float" office:value="303.495873881085" calcext:value-type="float">
            <text:p>303.4958738810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7:.A135])" office:value-type="float" office:value="0.722745338166247" calcext:value-type="float">
            <text:p>0.722745338166247</text:p>
          </table:table-cell>
          <table:table-cell office:value-type="float" office:value="1" calcext:value-type="float">
            <text:p>1</text:p>
          </table:table-cell>
          <table:table-cell office:value-type="float" office:value="11.9221791120172" calcext:value-type="float">
            <text:p>11.9221791120172</text:p>
          </table:table-cell>
          <table:table-cell office:value-type="float" office:value="302.823349445236" calcext:value-type="float">
            <text:p>302.823349445236</text:p>
          </table:table-cell>
          <table:table-cell table:formula="of:=AVERAGE([.E87:.E135])" office:value-type="float" office:value="303.501264455084" calcext:value-type="float">
            <text:p>303.501264455084</text:p>
          </table:table-cell>
          <table:table-cell table:number-columns-repeated="6"/>
        </table:table-row>
        <table:table-row table:style-name="ro1">
          <table:table-cell office:value-type="float" office:value="0.968569755554199" calcext:value-type="float">
            <text:p>0.968569755554199</text:p>
          </table:table-cell>
          <table:table-cell table:formula="of:=AVERAGE([.A88:.A136])" office:value-type="float" office:value="0.724566581199364" calcext:value-type="float">
            <text:p>0.724566581199364</text:p>
          </table:table-cell>
          <table:table-cell office:value-type="float" office:value="1" calcext:value-type="float">
            <text:p>1</text:p>
          </table:table-cell>
          <table:table-cell office:value-type="float" office:value="11.9329431534827" calcext:value-type="float">
            <text:p>11.9329431534827</text:p>
          </table:table-cell>
          <table:table-cell office:value-type="float" office:value="303.09675609846" calcext:value-type="float">
            <text:p>303.09675609846</text:p>
          </table:table-cell>
          <table:table-cell table:formula="of:=AVERAGE([.E88:.E136])" office:value-type="float" office:value="303.517299329609" calcext:value-type="float">
            <text:p>303.517299329609</text:p>
          </table:table-cell>
          <table:table-cell table:number-columns-repeated="6"/>
        </table:table-row>
        <table:table-row table:style-name="ro1">
          <table:table-cell office:value-type="float" office:value="0.484276056289673" calcext:value-type="float">
            <text:p>0.484276056289673</text:p>
          </table:table-cell>
          <table:table-cell table:formula="of:=AVERAGE([.A89:.A137])" office:value-type="float" office:value="0.725145646438489" calcext:value-type="float">
            <text:p>0.725145646438489</text:p>
          </table:table-cell>
          <table:table-cell office:value-type="float" office:value="1" calcext:value-type="float">
            <text:p>1</text:p>
          </table:table-cell>
          <table:table-cell office:value-type="float" office:value="11.9324562255114" calcext:value-type="float">
            <text:p>11.9324562255114</text:p>
          </table:table-cell>
          <table:table-cell office:value-type="float" office:value="303.08438812799" calcext:value-type="float">
            <text:p>303.08438812799</text:p>
          </table:table-cell>
          <table:table-cell table:formula="of:=AVERAGE([.E89:.E137])" office:value-type="float" office:value="303.521413268741" calcext:value-type="float">
            <text:p>303.521413268741</text:p>
          </table:table-cell>
          <table:table-cell table:number-columns-repeated="6"/>
        </table:table-row>
        <table:table-row table:style-name="ro1">
          <table:table-cell office:value-type="float" office:value="0.98892879486084" calcext:value-type="float">
            <text:p>0.98892879486084</text:p>
          </table:table-cell>
          <table:table-cell table:formula="of:=AVERAGE([.A90:.A138])" office:value-type="float" office:value="0.724919703476465" calcext:value-type="float">
            <text:p>0.724919703476465</text:p>
          </table:table-cell>
          <table:table-cell office:value-type="float" office:value="1" calcext:value-type="float">
            <text:p>1</text:p>
          </table:table-cell>
          <table:table-cell office:value-type="float" office:value="11.921254535532" calcext:value-type="float">
            <text:p>11.921254535532</text:p>
          </table:table-cell>
          <table:table-cell office:value-type="float" office:value="302.799865202513" calcext:value-type="float">
            <text:p>302.799865202513</text:p>
          </table:table-cell>
          <table:table-cell table:formula="of:=AVERAGE([.E90:.E138])" office:value-type="float" office:value="303.518257261917" calcext:value-type="float">
            <text:p>303.518257261917</text:p>
          </table:table-cell>
          <table:table-cell table:number-columns-repeated="6"/>
        </table:table-row>
        <table:table-row table:style-name="ro1">
          <table:table-cell office:value-type="float" office:value="0.99627286195755" calcext:value-type="float">
            <text:p>0.99627286195755</text:p>
          </table:table-cell>
          <table:table-cell table:formula="of:=AVERAGE([.A91:.A139])" office:value-type="float" office:value="0.725348965180346" calcext:value-type="float">
            <text:p>0.725348965180346</text:p>
          </table:table-cell>
          <table:table-cell office:value-type="float" office:value="1" calcext:value-type="float">
            <text:p>1</text:p>
          </table:table-cell>
          <table:table-cell office:value-type="float" office:value="11.9326134504467" calcext:value-type="float">
            <text:p>11.9326134504467</text:p>
          </table:table-cell>
          <table:table-cell office:value-type="float" office:value="303.088381641347" calcext:value-type="float">
            <text:p>303.088381641347</text:p>
          </table:table-cell>
          <table:table-cell table:formula="of:=AVERAGE([.E91:.E139])" office:value-type="float" office:value="303.519147074594" calcext:value-type="float">
            <text:p>303.519147074594</text:p>
          </table:table-cell>
          <table:table-cell table:number-columns-repeated="6"/>
        </table:table-row>
        <table:table-row table:style-name="ro1">
          <table:table-cell office:value-type="float" office:value="0.597003221511841" calcext:value-type="float">
            <text:p>0.597003221511841</text:p>
          </table:table-cell>
          <table:table-cell table:formula="of:=AVERAGE([.A92:.A140])" office:value-type="float" office:value="0.72252599432292" calcext:value-type="float">
            <text:p>0.72252599432292</text:p>
          </table:table-cell>
          <table:table-cell office:value-type="float" office:value="1" calcext:value-type="float">
            <text:p>1</text:p>
          </table:table-cell>
          <table:table-cell office:value-type="float" office:value="11.922650786823" calcext:value-type="float">
            <text:p>11.922650786823</text:p>
          </table:table-cell>
          <table:table-cell office:value-type="float" office:value="302.835329985305" calcext:value-type="float">
            <text:p>302.835329985305</text:p>
          </table:table-cell>
          <table:table-cell table:formula="of:=AVERAGE([.E92:.E140])" office:value-type="float" office:value="303.517607084369" calcext:value-type="float">
            <text:p>303.517607084369</text:p>
          </table:table-cell>
          <table:table-cell table:number-columns-repeated="6"/>
        </table:table-row>
        <table:table-row table:style-name="ro1">
          <table:table-cell office:value-type="float" office:value="0.0021332511678338" calcext:value-type="float">
            <text:p>0.002133251167834</text:p>
          </table:table-cell>
          <table:table-cell table:formula="of:=AVERAGE([.A93:.A141])" office:value-type="float" office:value="0.707046312898732" calcext:value-type="float">
            <text:p>0.707046312898732</text:p>
          </table:table-cell>
          <table:table-cell office:value-type="float" office:value="0" calcext:value-type="float">
            <text:p>0</text:p>
          </table:table-cell>
          <table:table-cell office:value-type="float" office:value="12.032241260004" calcext:value-type="float">
            <text:p>12.032241260004</text:p>
          </table:table-cell>
          <table:table-cell office:value-type="float" office:value="305.618928004103" calcext:value-type="float">
            <text:p>305.618928004103</text:p>
          </table:table-cell>
          <table:table-cell table:formula="of:=AVERAGE([.E93:.E141])" office:value-type="float" office:value="303.570536645722" calcext:value-type="float">
            <text:p>303.570536645722</text:p>
          </table:table-cell>
          <table:table-cell table:number-columns-repeated="6"/>
        </table:table-row>
        <table:table-row table:style-name="ro1">
          <table:table-cell office:value-type="float" office:value="0.738618075847626" calcext:value-type="float">
            <text:p>0.738618075847626</text:p>
          </table:table-cell>
          <table:table-cell table:formula="of:=AVERAGE([.A94:.A142])" office:value-type="float" office:value="0.70171198791603" calcext:value-type="float">
            <text:p>0.70171198791603</text:p>
          </table:table-cell>
          <table:table-cell office:value-type="float" office:value="1" calcext:value-type="float">
            <text:p>1</text:p>
          </table:table-cell>
          <table:table-cell office:value-type="float" office:value="11.9310306412101" calcext:value-type="float">
            <text:p>11.9310306412101</text:p>
          </table:table-cell>
          <table:table-cell office:value-type="float" office:value="303.048178286736" calcext:value-type="float">
            <text:p>303.048178286736</text:p>
          </table:table-cell>
          <table:table-cell table:formula="of:=AVERAGE([.E94:.E142])" office:value-type="float" office:value="303.575208314332" calcext:value-type="float">
            <text:p>303.575208314332</text:p>
          </table:table-cell>
          <table:table-cell table:number-columns-repeated="6"/>
        </table:table-row>
        <table:table-row table:style-name="ro1">
          <table:table-cell office:value-type="float" office:value="0.985298693180084" calcext:value-type="float">
            <text:p>0.985298693180084</text:p>
          </table:table-cell>
          <table:table-cell table:formula="of:=AVERAGE([.A95:.A143])" office:value-type="float" office:value="0.703492559902248" calcext:value-type="float">
            <text:p>0.703492559902248</text:p>
          </table:table-cell>
          <table:table-cell office:value-type="float" office:value="1" calcext:value-type="float">
            <text:p>1</text:p>
          </table:table-cell>
          <table:table-cell office:value-type="float" office:value="11.9135446471006" calcext:value-type="float">
            <text:p>11.9135446471006</text:p>
          </table:table-cell>
          <table:table-cell office:value-type="float" office:value="302.604034036354" calcext:value-type="float">
            <text:p>302.604034036354</text:p>
          </table:table-cell>
          <table:table-cell table:formula="of:=AVERAGE([.E95:.E143])" office:value-type="float" office:value="303.569581146258" calcext:value-type="float">
            <text:p>303.5695811462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6:.A144])" office:value-type="float" office:value="0.709723873967753" calcext:value-type="float">
            <text:p>0.709723873967753</text:p>
          </table:table-cell>
          <table:table-cell office:value-type="float" office:value="1" calcext:value-type="float">
            <text:p>1</text:p>
          </table:table-cell>
          <table:table-cell office:value-type="float" office:value="11.9340859675646" calcext:value-type="float">
            <text:p>11.9340859675646</text:p>
          </table:table-cell>
          <table:table-cell office:value-type="float" office:value="303.12578357614" calcext:value-type="float">
            <text:p>303.12578357614</text:p>
          </table:table-cell>
          <table:table-cell table:formula="of:=AVERAGE([.E96:.E144])" office:value-type="float" office:value="303.572642272168" calcext:value-type="float">
            <text:p>303.572642272168</text:p>
          </table:table-cell>
          <table:table-cell table:number-columns-repeated="6"/>
        </table:table-row>
        <table:table-row table:style-name="ro1">
          <table:table-cell office:value-type="float" office:value="0.792941212654114" calcext:value-type="float">
            <text:p>0.792941212654114</text:p>
          </table:table-cell>
          <table:table-cell table:formula="of:=AVERAGE([.A97:.A145])" office:value-type="float" office:value="0.71872311035197" calcext:value-type="float">
            <text:p>0.71872311035197</text:p>
          </table:table-cell>
          <table:table-cell office:value-type="float" office:value="1" calcext:value-type="float">
            <text:p>1</text:p>
          </table:table-cell>
          <table:table-cell office:value-type="float" office:value="11.9362777300954" calcext:value-type="float">
            <text:p>11.9362777300954</text:p>
          </table:table-cell>
          <table:table-cell office:value-type="float" office:value="303.181454344423" calcext:value-type="float">
            <text:p>303.181454344423</text:p>
          </table:table-cell>
          <table:table-cell table:formula="of:=AVERAGE([.E97:.E145])" office:value-type="float" office:value="303.59181673182" calcext:value-type="float">
            <text:p>303.59181673182</text:p>
          </table:table-cell>
          <table:table-cell table:number-columns-repeated="6"/>
        </table:table-row>
        <table:table-row table:style-name="ro1">
          <table:table-cell office:value-type="float" office:value="0.298163294792175" calcext:value-type="float">
            <text:p>0.298163294792175</text:p>
          </table:table-cell>
          <table:table-cell table:formula="of:=AVERAGE([.A98:.A146])" office:value-type="float" office:value="0.715689771609556" calcext:value-type="float">
            <text:p>0.715689771609556</text:p>
          </table:table-cell>
          <table:table-cell office:value-type="float" office:value="0" calcext:value-type="float">
            <text:p>0</text:p>
          </table:table-cell>
          <table:table-cell office:value-type="float" office:value="11.9703662080437" calcext:value-type="float">
            <text:p>11.9703662080437</text:p>
          </table:table-cell>
          <table:table-cell office:value-type="float" office:value="304.04730168431" calcext:value-type="float">
            <text:p>304.04730168431</text:p>
          </table:table-cell>
          <table:table-cell table:formula="of:=AVERAGE([.E98:.E146])" office:value-type="float" office:value="303.610973553353" calcext:value-type="float">
            <text:p>303.610973553353</text:p>
          </table:table-cell>
          <table:table-cell table:number-columns-repeated="6"/>
        </table:table-row>
        <table:table-row table:style-name="ro1">
          <table:table-cell office:value-type="float" office:value="0.306845992803574" calcext:value-type="float">
            <text:p>0.306845992803574</text:p>
          </table:table-cell>
          <table:table-cell table:formula="of:=AVERAGE([.A99:.A147])" office:value-type="float" office:value="0.708306786937282" calcext:value-type="float">
            <text:p>0.708306786937282</text:p>
          </table:table-cell>
          <table:table-cell office:value-type="float" office:value="0" calcext:value-type="float">
            <text:p>0</text:p>
          </table:table-cell>
          <table:table-cell office:value-type="float" office:value="12.0439275313139" calcext:value-type="float">
            <text:p>12.0439275313139</text:p>
          </table:table-cell>
          <table:table-cell office:value-type="float" office:value="305.915759295373" calcext:value-type="float">
            <text:p>305.915759295373</text:p>
          </table:table-cell>
          <table:table-cell table:formula="of:=AVERAGE([.E99:.E147])" office:value-type="float" office:value="303.674170932629" calcext:value-type="float">
            <text:p>303.674170932629</text:p>
          </table:table-cell>
          <table:table-cell table:number-columns-repeated="6"/>
        </table:table-row>
        <table:table-row table:style-name="ro1">
          <table:table-cell office:value-type="float" office:value="0.715233445167542" calcext:value-type="float">
            <text:p>0.715233445167542</text:p>
          </table:table-cell>
          <table:table-cell table:formula="of:=AVERAGE([.A100:.A148])" office:value-type="float" office:value="0.713810666455207" calcext:value-type="float">
            <text:p>0.713810666455207</text:p>
          </table:table-cell>
          <table:table-cell office:value-type="float" office:value="0" calcext:value-type="float">
            <text:p>0</text:p>
          </table:table-cell>
          <table:table-cell office:value-type="float" office:value="12.256432284528" calcext:value-type="float">
            <text:p>12.256432284528</text:p>
          </table:table-cell>
          <table:table-cell office:value-type="float" office:value="311.313380027012" calcext:value-type="float">
            <text:p>311.313380027012</text:p>
          </table:table-cell>
          <table:table-cell table:formula="of:=AVERAGE([.E100:.E148])" office:value-type="float" office:value="303.85842176155" calcext:value-type="float">
            <text:p>303.85842176155</text:p>
          </table:table-cell>
          <table:table-cell table:number-columns-repeated="6"/>
        </table:table-row>
        <table:table-row table:style-name="ro1">
          <table:table-cell office:value-type="float" office:value="0.11350679397583" calcext:value-type="float">
            <text:p>0.11350679397583</text:p>
          </table:table-cell>
          <table:table-cell table:formula="of:=AVERAGE([.A101:.A149])" office:value-type="float" office:value="0.69927752988305" calcext:value-type="float">
            <text:p>0.69927752988305</text:p>
          </table:table-cell>
          <table:table-cell office:value-type="float" office:value="0" calcext:value-type="float">
            <text:p>0</text:p>
          </table:table-cell>
          <table:table-cell office:value-type="float" office:value="12.2327628918439" calcext:value-type="float">
            <text:p>12.2327628918439</text:p>
          </table:table-cell>
          <table:table-cell office:value-type="float" office:value="310.712177452835" calcext:value-type="float">
            <text:p>310.712177452835</text:p>
          </table:table-cell>
          <table:table-cell table:formula="of:=AVERAGE([.E101:.E149])" office:value-type="float" office:value="304.021692960601" calcext:value-type="float">
            <text:p>304.0216929606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2:.A150])" office:value-type="float" office:value="0.719019684836481" calcext:value-type="float">
            <text:p>0.719019684836481</text:p>
          </table:table-cell>
          <table:table-cell office:value-type="float" office:value="1" calcext:value-type="float">
            <text:p>1</text:p>
          </table:table-cell>
          <table:table-cell office:value-type="float" office:value="11.8815106531948" calcext:value-type="float">
            <text:p>11.8815106531948</text:p>
          </table:table-cell>
          <table:table-cell office:value-type="float" office:value="301.790370591148" calcext:value-type="float">
            <text:p>301.790370591148</text:p>
          </table:table-cell>
          <table:table-cell table:formula="of:=AVERAGE([.E102:.E150])" office:value-type="float" office:value="303.91325563151" calcext:value-type="float">
            <text:p>303.91325563151</text:p>
          </table:table-cell>
          <table:table-cell table:number-columns-repeated="6"/>
        </table:table-row>
        <table:table-row table:style-name="ro1">
          <table:table-cell office:value-type="float" office:value="0.465061724185944" calcext:value-type="float">
            <text:p>0.465061724185944</text:p>
          </table:table-cell>
          <table:table-cell table:formula="of:=AVERAGE([.A103:.A151])" office:value-type="float" office:value="0.708102577166807" calcext:value-type="float">
            <text:p>0.708102577166807</text:p>
          </table:table-cell>
          <table:table-cell office:value-type="float" office:value="0" calcext:value-type="float">
            <text:p>0</text:p>
          </table:table-cell>
          <table:table-cell office:value-type="float" office:value="12.1818888920724" calcext:value-type="float">
            <text:p>12.1818888920724</text:p>
          </table:table-cell>
          <table:table-cell office:value-type="float" office:value="309.41997785864" calcext:value-type="float">
            <text:p>309.41997785864</text:p>
          </table:table-cell>
          <table:table-cell table:formula="of:=AVERAGE([.E103:.E151])" office:value-type="float" office:value="304.046717193549" calcext:value-type="float">
            <text:p>304.046717193549</text:p>
          </table:table-cell>
          <table:table-cell table:number-columns-repeated="6"/>
        </table:table-row>
        <table:table-row table:style-name="ro1">
          <table:table-cell office:value-type="float" office:value="0.896560549736023" calcext:value-type="float">
            <text:p>0.896560549736023</text:p>
          </table:table-cell>
          <table:table-cell table:formula="of:=AVERAGE([.A104:.A152])" office:value-type="float" office:value="0.70826988618827" calcext:value-type="float">
            <text:p>0.70826988618827</text:p>
          </table:table-cell>
          <table:table-cell office:value-type="float" office:value="1" calcext:value-type="float">
            <text:p>1</text:p>
          </table:table-cell>
          <table:table-cell office:value-type="float" office:value="11.9022549580902" calcext:value-type="float">
            <text:p>11.9022549580902</text:p>
          </table:table-cell>
          <table:table-cell office:value-type="float" office:value="302.317275935491" calcext:value-type="float">
            <text:p>302.317275935491</text:p>
          </table:table-cell>
          <table:table-cell table:formula="of:=AVERAGE([.E104:.E152])" office:value-type="float" office:value="304.040360780499" calcext:value-type="float">
            <text:p>304.040360780499</text:p>
          </table:table-cell>
          <table:table-cell table:number-columns-repeated="6"/>
        </table:table-row>
        <table:table-row table:style-name="ro1">
          <table:table-cell office:value-type="float" office:value="0.228547275066376" calcext:value-type="float">
            <text:p>0.228547275066376</text:p>
          </table:table-cell>
          <table:table-cell table:formula="of:=AVERAGE([.A105:.A153])" office:value-type="float" office:value="0.703631577099312" calcext:value-type="float">
            <text:p>0.703631577099312</text:p>
          </table:table-cell>
          <table:table-cell office:value-type="float" office:value="0" calcext:value-type="float">
            <text:p>0</text:p>
          </table:table-cell>
          <table:table-cell office:value-type="float" office:value="12.1135793509692" calcext:value-type="float">
            <text:p>12.1135793509692</text:p>
          </table:table-cell>
          <table:table-cell office:value-type="float" office:value="307.684915514618" calcext:value-type="float">
            <text:p>307.684915514618</text:p>
          </table:table-cell>
          <table:table-cell table:formula="of:=AVERAGE([.E105:.E153])" office:value-type="float" office:value="304.138443317494" calcext:value-type="float">
            <text:p>304.138443317494</text:p>
          </table:table-cell>
          <table:table-cell table:number-columns-repeated="6"/>
        </table:table-row>
        <table:table-row table:style-name="ro1">
          <table:table-cell office:value-type="float" office:value="0.768203020095825" calcext:value-type="float">
            <text:p>0.768203020095825</text:p>
          </table:table-cell>
          <table:table-cell table:formula="of:=AVERAGE([.A106:.A154])" office:value-type="float" office:value="0.710098432952622" calcext:value-type="float">
            <text:p>0.710098432952622</text:p>
          </table:table-cell>
          <table:table-cell office:value-type="float" office:value="1" calcext:value-type="float">
            <text:p>1</text:p>
          </table:table-cell>
          <table:table-cell office:value-type="float" office:value="11.9152224952906" calcext:value-type="float">
            <text:p>11.9152224952906</text:p>
          </table:table-cell>
          <table:table-cell office:value-type="float" office:value="302.646651380382" calcext:value-type="float">
            <text:p>302.646651380382</text:p>
          </table:table-cell>
          <table:table-cell table:formula="of:=AVERAGE([.E106:.E154])" office:value-type="float" office:value="304.132789996348" calcext:value-type="float">
            <text:p>304.132789996348</text:p>
          </table:table-cell>
          <table:table-cell table:number-columns-repeated="6"/>
        </table:table-row>
        <table:table-row table:style-name="ro1">
          <table:table-cell office:value-type="float" office:value="0.73520427942276" calcext:value-type="float">
            <text:p>0.73520427942276</text:p>
          </table:table-cell>
          <table:table-cell table:formula="of:=AVERAGE([.A107:.A155])" office:value-type="float" office:value="0.715502772713772" calcext:value-type="float">
            <text:p>0.715502772713772</text:p>
          </table:table-cell>
          <table:table-cell office:value-type="float" office:value="1" calcext:value-type="float">
            <text:p>1</text:p>
          </table:table-cell>
          <table:table-cell office:value-type="float" office:value="11.9118832253963" calcext:value-type="float">
            <text:p>11.9118832253963</text:p>
          </table:table-cell>
          <table:table-cell office:value-type="float" office:value="302.561833925065" calcext:value-type="float">
            <text:p>302.561833925065</text:p>
          </table:table-cell>
          <table:table-cell table:formula="of:=AVERAGE([.E107:.E155])" office:value-type="float" office:value="303.97524996945" calcext:value-type="float">
            <text:p>303.97524996945</text:p>
          </table:table-cell>
          <table:table-cell table:number-columns-repeated="6"/>
        </table:table-row>
        <table:table-row table:style-name="ro1">
          <table:table-cell office:value-type="float" office:value="0.550818085670471" calcext:value-type="float">
            <text:p>0.550818085670471</text:p>
          </table:table-cell>
          <table:table-cell table:formula="of:=AVERAGE([.A108:.A156])" office:value-type="float" office:value="0.724819958823646" calcext:value-type="float">
            <text:p>0.724819958823646</text:p>
          </table:table-cell>
          <table:table-cell office:value-type="float" office:value="0" calcext:value-type="float">
            <text:p>0</text:p>
          </table:table-cell>
          <table:table-cell office:value-type="float" office:value="12.2220234901071" calcext:value-type="float">
            <text:p>12.2220234901071</text:p>
          </table:table-cell>
          <table:table-cell office:value-type="float" office:value="310.439396648719" calcext:value-type="float">
            <text:p>310.439396648719</text:p>
          </table:table-cell>
          <table:table-cell table:formula="of:=AVERAGE([.E108:.E156])" office:value-type="float" office:value="303.993009122129" calcext:value-type="float">
            <text:p>303.993009122129</text:p>
          </table:table-cell>
          <table:table-cell table:number-columns-repeated="6"/>
        </table:table-row>
        <table:table-row table:style-name="ro1">
          <table:table-cell office:value-type="float" office:value="0.771612524986267" calcext:value-type="float">
            <text:p>0.771612524986267</text:p>
          </table:table-cell>
          <table:table-cell table:formula="of:=AVERAGE([.A109:.A157])" office:value-type="float" office:value="0.720158989945814" calcext:value-type="float">
            <text:p>0.720158989945814</text:p>
          </table:table-cell>
          <table:table-cell office:value-type="float" office:value="1" calcext:value-type="float">
            <text:p>1</text:p>
          </table:table-cell>
          <table:table-cell office:value-type="float" office:value="11.9262552271307" calcext:value-type="float">
            <text:p>11.9262552271307</text:p>
          </table:table-cell>
          <table:table-cell office:value-type="float" office:value="302.926882769119" calcext:value-type="float">
            <text:p>302.926882769119</text:p>
          </table:table-cell>
          <table:table-cell table:formula="of:=AVERAGE([.E109:.E157])" office:value-type="float" office:value="303.991230713196" calcext:value-type="float">
            <text:p>303.991230713196</text:p>
          </table:table-cell>
          <table:table-cell table:number-columns-repeated="6"/>
        </table:table-row>
        <table:table-row table:style-name="ro1">
          <table:table-cell office:value-type="float" office:value="0.679420590400696" calcext:value-type="float">
            <text:p>0.679420590400696</text:p>
          </table:table-cell>
          <table:table-cell table:formula="of:=AVERAGE([.A110:.A158])" office:value-type="float" office:value="0.718440159856634" calcext:value-type="float">
            <text:p>0.718440159856634</text:p>
          </table:table-cell>
          <table:table-cell office:value-type="float" office:value="1" calcext:value-type="float">
            <text:p>1</text:p>
          </table:table-cell>
          <table:table-cell office:value-type="float" office:value="11.9159851535589" calcext:value-type="float">
            <text:p>11.9159851535589</text:p>
          </table:table-cell>
          <table:table-cell office:value-type="float" office:value="302.666022900395" calcext:value-type="float">
            <text:p>302.666022900395</text:p>
          </table:table-cell>
          <table:table-cell table:formula="of:=AVERAGE([.E110:.E158])" office:value-type="float" office:value="303.991848655562" calcext:value-type="float">
            <text:p>303.991848655562</text:p>
          </table:table-cell>
          <table:table-cell table:number-columns-repeated="6"/>
        </table:table-row>
        <table:table-row table:style-name="ro1">
          <table:table-cell office:value-type="float" office:value="0.57849794626236" calcext:value-type="float">
            <text:p>0.57849794626236</text:p>
          </table:table-cell>
          <table:table-cell table:formula="of:=AVERAGE([.A111:.A159])" office:value-type="float" office:value="0.714197169158501" calcext:value-type="float">
            <text:p>0.714197169158501</text:p>
          </table:table-cell>
          <table:table-cell office:value-type="float" office:value="0" calcext:value-type="float">
            <text:p>0</text:p>
          </table:table-cell>
          <table:table-cell office:value-type="float" office:value="12.0226059527755" calcext:value-type="float">
            <text:p>12.0226059527755</text:p>
          </table:table-cell>
          <table:table-cell office:value-type="float" office:value="305.374191200497" calcext:value-type="float">
            <text:p>305.374191200497</text:p>
          </table:table-cell>
          <table:table-cell table:formula="of:=AVERAGE([.E111:.E159])" office:value-type="float" office:value="304.050185820822" calcext:value-type="float">
            <text:p>304.050185820822</text:p>
          </table:table-cell>
          <table:table-cell table:number-columns-repeated="6"/>
        </table:table-row>
        <table:table-row table:style-name="ro1">
          <table:table-cell office:value-type="float" office:value="0.903267323970795" calcext:value-type="float">
            <text:p>0.903267323970795</text:p>
          </table:table-cell>
          <table:table-cell table:formula="of:=AVERAGE([.A112:.A160])" office:value-type="float" office:value="0.723415195352721" calcext:value-type="float">
            <text:p>0.723415195352721</text:p>
          </table:table-cell>
          <table:table-cell office:value-type="float" office:value="0" calcext:value-type="float">
            <text:p>0</text:p>
          </table:table-cell>
          <table:table-cell office:value-type="float" office:value="12.0863043446571" calcext:value-type="float">
            <text:p>12.0863043446571</text:p>
          </table:table-cell>
          <table:table-cell office:value-type="float" office:value="306.992130354289" calcext:value-type="float">
            <text:p>306.992130354289</text:p>
          </table:table-cell>
          <table:table-cell table:formula="of:=AVERAGE([.E112:.E160])" office:value-type="float" office:value="304.131706164365" calcext:value-type="float">
            <text:p>304.131706164365</text:p>
          </table:table-cell>
          <table:table-cell table:number-columns-repeated="6"/>
        </table:table-row>
        <table:table-row table:style-name="ro1">
          <table:table-cell office:value-type="float" office:value="0.763618469238281" calcext:value-type="float">
            <text:p>0.763618469238281</text:p>
          </table:table-cell>
          <table:table-cell table:formula="of:=AVERAGE([.A113:.A161])" office:value-type="float" office:value="0.723993447989377" calcext:value-type="float">
            <text:p>0.723993447989377</text:p>
          </table:table-cell>
          <table:table-cell office:value-type="float" office:value="0" calcext:value-type="float">
            <text:p>0</text:p>
          </table:table-cell>
          <table:table-cell office:value-type="float" office:value="12.0219371601403" calcext:value-type="float">
            <text:p>12.0219371601403</text:p>
          </table:table-cell>
          <table:table-cell office:value-type="float" office:value="305.357203867563" calcext:value-type="float">
            <text:p>305.357203867563</text:p>
          </table:table-cell>
          <table:table-cell table:formula="of:=AVERAGE([.E113:.E161])" office:value-type="float" office:value="304.129849296214" calcext:value-type="float">
            <text:p>304.129849296214</text:p>
          </table:table-cell>
          <table:table-cell table:number-columns-repeated="6"/>
        </table:table-row>
        <table:table-row table:style-name="ro1">
          <table:table-cell office:value-type="float" office:value="0.955696642398834" calcext:value-type="float">
            <text:p>0.955696642398834</text:p>
          </table:table-cell>
          <table:table-cell table:formula="of:=AVERAGE([.A114:.A162])" office:value-type="float" office:value="0.737897168027655" calcext:value-type="float">
            <text:p>0.737897168027655</text:p>
          </table:table-cell>
          <table:table-cell office:value-type="float" office:value="1" calcext:value-type="float">
            <text:p>1</text:p>
          </table:table-cell>
          <table:table-cell office:value-type="float" office:value="11.9109891552418" calcext:value-type="float">
            <text:p>11.9109891552418</text:p>
          </table:table-cell>
          <table:table-cell office:value-type="float" office:value="302.539124543143" calcext:value-type="float">
            <text:p>302.539124543143</text:p>
          </table:table-cell>
          <table:table-cell table:formula="of:=AVERAGE([.E114:.E162])" office:value-type="float" office:value="304.011293160893" calcext:value-type="float">
            <text:p>304.011293160893</text:p>
          </table:table-cell>
          <table:table-cell table:number-columns-repeated="6"/>
        </table:table-row>
        <table:table-row table:style-name="ro1">
          <table:table-cell office:value-type="float" office:value="0.749925851821899" calcext:value-type="float">
            <text:p>0.749925851821899</text:p>
          </table:table-cell>
          <table:table-cell table:formula="of:=AVERAGE([.A115:.A163])" office:value-type="float" office:value="0.752686754800379" calcext:value-type="float">
            <text:p>0.752686754800379</text:p>
          </table:table-cell>
          <table:table-cell office:value-type="float" office:value="1" calcext:value-type="float">
            <text:p>1</text:p>
          </table:table-cell>
          <table:table-cell office:value-type="float" office:value="11.9326474767387" calcext:value-type="float">
            <text:p>11.9326474767387</text:p>
          </table:table-cell>
          <table:table-cell office:value-type="float" office:value="303.089245909163" calcext:value-type="float">
            <text:p>303.089245909163</text:p>
          </table:table-cell>
          <table:table-cell table:formula="of:=AVERAGE([.E115:.E163])" office:value-type="float" office:value="304.006135531703" calcext:value-type="float">
            <text:p>304.006135531703</text:p>
          </table:table-cell>
          <table:table-cell table:number-columns-repeated="6"/>
        </table:table-row>
        <table:table-row table:style-name="ro1">
          <table:table-cell office:value-type="float" office:value="0.552661240100861" calcext:value-type="float">
            <text:p>0.552661240100861</text:p>
          </table:table-cell>
          <table:table-cell table:formula="of:=AVERAGE([.A116:.A164])" office:value-type="float" office:value="0.743557392353458" calcext:value-type="float">
            <text:p>0.743557392353458</text:p>
          </table:table-cell>
          <table:table-cell office:value-type="float" office:value="0" calcext:value-type="float">
            <text:p>0</text:p>
          </table:table-cell>
          <table:table-cell office:value-type="float" office:value="12.227013621822" calcext:value-type="float">
            <text:p>12.227013621822</text:p>
          </table:table-cell>
          <table:table-cell office:value-type="float" office:value="310.566145994279" calcext:value-type="float">
            <text:p>310.566145994279</text:p>
          </table:table-cell>
          <table:table-cell table:formula="of:=AVERAGE([.E116:.E164])" office:value-type="float" office:value="304.161465319866" calcext:value-type="float">
            <text:p>304.1614653198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7:.A165])" office:value-type="float" office:value="0.747350994440518" calcext:value-type="float">
            <text:p>0.747350994440518</text:p>
          </table:table-cell>
          <table:table-cell office:value-type="float" office:value="1" calcext:value-type="float">
            <text:p>1</text:p>
          </table:table-cell>
          <table:table-cell office:value-type="float" office:value="11.9231318481922" calcext:value-type="float">
            <text:p>11.9231318481922</text:p>
          </table:table-cell>
          <table:table-cell office:value-type="float" office:value="302.847548944082" calcext:value-type="float">
            <text:p>302.847548944082</text:p>
          </table:table-cell>
          <table:table-cell table:formula="of:=AVERAGE([.E117:.E165])" office:value-type="float" office:value="304.155245146077" calcext:value-type="float">
            <text:p>304.155245146077</text:p>
          </table:table-cell>
          <table:table-cell table:number-columns-repeated="6"/>
        </table:table-row>
        <table:table-row table:style-name="ro1">
          <table:table-cell office:value-type="float" office:value="0.834397673606873" calcext:value-type="float">
            <text:p>0.834397673606873</text:p>
          </table:table-cell>
          <table:table-cell table:formula="of:=AVERAGE([.A118:.A166])" office:value-type="float" office:value="0.743971355126372" calcext:value-type="float">
            <text:p>0.743971355126372</text:p>
          </table:table-cell>
          <table:table-cell office:value-type="float" office:value="0" calcext:value-type="float">
            <text:p>0</text:p>
          </table:table-cell>
          <table:table-cell office:value-type="float" office:value="11.9693935254216" calcext:value-type="float">
            <text:p>11.9693935254216</text:p>
          </table:table-cell>
          <table:table-cell office:value-type="float" office:value="304.022595545709" calcext:value-type="float">
            <text:p>304.022595545709</text:p>
          </table:table-cell>
          <table:table-cell table:formula="of:=AVERAGE([.E118:.E166])" office:value-type="float" office:value="304.17644251548" calcext:value-type="float">
            <text:p>304.17644251548</text:p>
          </table:table-cell>
          <table:table-cell table:number-columns-repeated="6"/>
        </table:table-row>
        <table:table-row table:style-name="ro1">
          <table:table-cell office:value-type="float" office:value="0.0485328808426857" calcext:value-type="float">
            <text:p>0.048532880842686</text:p>
          </table:table-cell>
          <table:table-cell table:formula="of:=AVERAGE([.A119:.A167])" office:value-type="float" office:value="0.726939805479226" calcext:value-type="float">
            <text:p>0.726939805479226</text:p>
          </table:table-cell>
          <table:table-cell office:value-type="float" office:value="0" calcext:value-type="float">
            <text:p>0</text:p>
          </table:table-cell>
          <table:table-cell office:value-type="float" office:value="12.2247772731155" calcext:value-type="float">
            <text:p>12.2247772731155</text:p>
          </table:table-cell>
          <table:table-cell office:value-type="float" office:value="310.509342737134" calcext:value-type="float">
            <text:p>310.509342737134</text:p>
          </table:table-cell>
          <table:table-cell table:formula="of:=AVERAGE([.E119:.E167])" office:value-type="float" office:value="304.330496276987" calcext:value-type="float">
            <text:p>304.330496276987</text:p>
          </table:table-cell>
          <table:table-cell table:number-columns-repeated="6"/>
        </table:table-row>
        <table:table-row table:style-name="ro1">
          <table:table-cell office:value-type="float" office:value="0.763075530529022" calcext:value-type="float">
            <text:p>0.763075530529022</text:p>
          </table:table-cell>
          <table:table-cell table:formula="of:=AVERAGE([.A120:.A168])" office:value-type="float" office:value="0.722104612224716" calcext:value-type="float">
            <text:p>0.722104612224716</text:p>
          </table:table-cell>
          <table:table-cell office:value-type="float" office:value="0" calcext:value-type="float">
            <text:p>0</text:p>
          </table:table-cell>
          <table:table-cell office:value-type="float" office:value="12.0161984500021" calcext:value-type="float">
            <text:p>12.0161984500021</text:p>
          </table:table-cell>
          <table:table-cell office:value-type="float" office:value="305.211440630053" calcext:value-type="float">
            <text:p>305.211440630053</text:p>
          </table:table-cell>
          <table:table-cell table:formula="of:=AVERAGE([.E120:.E168])" office:value-type="float" office:value="304.376992182494" calcext:value-type="float">
            <text:p>304.376992182494</text:p>
          </table:table-cell>
          <table:table-cell table:number-columns-repeated="6"/>
        </table:table-row>
        <table:table-row table:style-name="ro1">
          <table:table-cell office:value-type="float" office:value="0.502300262451172" calcext:value-type="float">
            <text:p>0.502300262451172</text:p>
          </table:table-cell>
          <table:table-cell table:formula="of:=AVERAGE([.A121:.A169])" office:value-type="float" office:value="0.71194747472372" calcext:value-type="float">
            <text:p>0.71194747472372</text:p>
          </table:table-cell>
          <table:table-cell office:value-type="float" office:value="0" calcext:value-type="float">
            <text:p>0</text:p>
          </table:table-cell>
          <table:table-cell office:value-type="float" office:value="12.1360237971425" calcext:value-type="float">
            <text:p>12.1360237971425</text:p>
          </table:table-cell>
          <table:table-cell office:value-type="float" office:value="308.25500444742" calcext:value-type="float">
            <text:p>308.25500444742</text:p>
          </table:table-cell>
          <table:table-cell table:formula="of:=AVERAGE([.E121:.E169])" office:value-type="float" office:value="304.495114055169" calcext:value-type="float">
            <text:p>304.495114055169</text:p>
          </table:table-cell>
          <table:table-cell table:number-columns-repeated="6"/>
        </table:table-row>
        <table:table-row table:style-name="ro1">
          <table:table-cell office:value-type="float" office:value="0.295161962509155" calcext:value-type="float">
            <text:p>0.295161962509155</text:p>
          </table:table-cell>
          <table:table-cell table:formula="of:=AVERAGE([.A122:.A170])" office:value-type="float" office:value="0.704845440193859" calcext:value-type="float">
            <text:p>0.704845440193859</text:p>
          </table:table-cell>
          <table:table-cell office:value-type="float" office:value="0" calcext:value-type="float">
            <text:p>0</text:p>
          </table:table-cell>
          <table:table-cell office:value-type="float" office:value="12.0457227115452" calcext:value-type="float">
            <text:p>12.0457227115452</text:p>
          </table:table-cell>
          <table:table-cell office:value-type="float" office:value="305.961356873249" calcext:value-type="float">
            <text:p>305.961356873249</text:p>
          </table:table-cell>
          <table:table-cell table:formula="of:=AVERAGE([.E122:.E170])" office:value-type="float" office:value="304.556568301749" calcext:value-type="float">
            <text:p>304.556568301749</text:p>
          </table:table-cell>
          <table:table-cell table:number-columns-repeated="6"/>
        </table:table-row>
        <table:table-row table:style-name="ro1">
          <table:table-cell office:value-type="float" office:value="0.429035156965256" calcext:value-type="float">
            <text:p>0.429035156965256</text:p>
          </table:table-cell>
          <table:table-cell table:formula="of:=AVERAGE([.A123:.A171])" office:value-type="float" office:value="0.694817218416351" calcext:value-type="float">
            <text:p>0.694817218416351</text:p>
          </table:table-cell>
          <table:table-cell office:value-type="float" office:value="1" calcext:value-type="float">
            <text:p>1</text:p>
          </table:table-cell>
          <table:table-cell office:value-type="float" office:value="11.9260135231257" calcext:value-type="float">
            <text:p>11.9260135231257</text:p>
          </table:table-cell>
          <table:table-cell office:value-type="float" office:value="302.920743487391" calcext:value-type="float">
            <text:p>302.920743487391</text:p>
          </table:table-cell>
          <table:table-cell table:formula="of:=AVERAGE([.E123:.E171])" office:value-type="float" office:value="304.549736875916" calcext:value-type="float">
            <text:p>304.549736875916</text:p>
          </table:table-cell>
          <table:table-cell table:number-columns-repeated="6"/>
        </table:table-row>
        <table:table-row table:style-name="ro1">
          <table:table-cell office:value-type="float" office:value="-0.554656147956848" calcext:value-type="float">
            <text:p>-0.554656147956848</text:p>
          </table:table-cell>
          <table:table-cell table:formula="of:=AVERAGE([.A124:.A172])" office:value-type="float" office:value="0.663089541927436" calcext:value-type="float">
            <text:p>0.663089541927436</text:p>
          </table:table-cell>
          <table:table-cell office:value-type="float" office:value="0" calcext:value-type="float">
            <text:p>0</text:p>
          </table:table-cell>
          <table:table-cell office:value-type="float" office:value="12.0284103688568" calcext:value-type="float">
            <text:p>12.0284103688568</text:p>
          </table:table-cell>
          <table:table-cell office:value-type="float" office:value="305.521623368962" calcext:value-type="float">
            <text:p>305.521623368962</text:p>
          </table:table-cell>
          <table:table-cell table:formula="of:=AVERAGE([.E124:.E172])" office:value-type="float" office:value="304.602195681964" calcext:value-type="float">
            <text:p>304.602195681964</text:p>
          </table:table-cell>
          <table:table-cell table:number-columns-repeated="6"/>
        </table:table-row>
        <table:table-row table:style-name="ro1">
          <table:table-cell office:value-type="float" office:value="0.914939880371094" calcext:value-type="float">
            <text:p>0.914939880371094</text:p>
          </table:table-cell>
          <table:table-cell table:formula="of:=AVERAGE([.A125:.A173])" office:value-type="float" office:value="0.672183945033775" calcext:value-type="float">
            <text:p>0.672183945033775</text:p>
          </table:table-cell>
          <table:table-cell office:value-type="float" office:value="1" calcext:value-type="float">
            <text:p>1</text:p>
          </table:table-cell>
          <table:table-cell office:value-type="float" office:value="11.9312512254477" calcext:value-type="float">
            <text:p>11.9312512254477</text:p>
          </table:table-cell>
          <table:table-cell office:value-type="float" office:value="303.05378112637" calcext:value-type="float">
            <text:p>303.05378112637</text:p>
          </table:table-cell>
          <table:table-cell table:formula="of:=AVERAGE([.E125:.E173])" office:value-type="float" office:value="304.541475546047" calcext:value-type="float">
            <text:p>304.541475546047</text:p>
          </table:table-cell>
          <table:table-cell table:number-columns-repeated="6"/>
        </table:table-row>
        <table:table-row table:style-name="ro1">
          <table:table-cell office:value-type="float" office:value="0.100581526756287" calcext:value-type="float">
            <text:p>0.100581526756287</text:p>
          </table:table-cell>
          <table:table-cell table:formula="of:=AVERAGE([.A126:.A174])" office:value-type="float" office:value="0.673229116129176" calcext:value-type="float">
            <text:p>0.673229116129176</text:p>
          </table:table-cell>
          <table:table-cell office:value-type="float" office:value="0" calcext:value-type="float">
            <text:p>0</text:p>
          </table:table-cell>
          <table:table-cell office:value-type="float" office:value="12.1067212931573" calcext:value-type="float">
            <text:p>12.1067212931573</text:p>
          </table:table-cell>
          <table:table-cell office:value-type="float" office:value="307.510720846196" calcext:value-type="float">
            <text:p>307.510720846196</text:p>
          </table:table-cell>
          <table:table-cell table:formula="of:=AVERAGE([.E126:.E174])" office:value-type="float" office:value="304.619192138063" calcext:value-type="float">
            <text:p>304.619192138063</text:p>
          </table:table-cell>
          <table:table-cell table:number-columns-repeated="6"/>
        </table:table-row>
        <table:table-row table:style-name="ro1">
          <table:table-cell office:value-type="float" office:value="0.813936114311218" calcext:value-type="float">
            <text:p>0.813936114311218</text:p>
          </table:table-cell>
          <table:table-cell table:formula="of:=AVERAGE([.A127:.A175])" office:value-type="float" office:value="0.670521717461548" calcext:value-type="float">
            <text:p>0.670521717461548</text:p>
          </table:table-cell>
          <table:table-cell office:value-type="float" office:value="1" calcext:value-type="float">
            <text:p>1</text:p>
          </table:table-cell>
          <table:table-cell office:value-type="float" office:value="11.9300427054226" calcext:value-type="float">
            <text:p>11.9300427054226</text:p>
          </table:table-cell>
          <table:table-cell office:value-type="float" office:value="303.023084717735" calcext:value-type="float">
            <text:p>303.023084717735</text:p>
          </table:table-cell>
          <table:table-cell table:formula="of:=AVERAGE([.E127:.E175])" office:value-type="float" office:value="304.620615351778" calcext:value-type="float">
            <text:p>304.620615351778</text:p>
          </table:table-cell>
          <table:table-cell table:number-columns-repeated="6"/>
        </table:table-row>
        <table:table-row table:style-name="ro1">
          <table:table-cell office:value-type="float" office:value="0.950015902519226" calcext:value-type="float">
            <text:p>0.950015902519226</text:p>
          </table:table-cell>
          <table:table-cell table:formula="of:=AVERAGE([.A128:.A176])" office:value-type="float" office:value="0.669927327779635" calcext:value-type="float">
            <text:p>0.669927327779635</text:p>
          </table:table-cell>
          <table:table-cell office:value-type="float" office:value="1" calcext:value-type="float">
            <text:p>1</text:p>
          </table:table-cell>
          <table:table-cell office:value-type="float" office:value="11.9321288691163" calcext:value-type="float">
            <text:p>11.9321288691163</text:p>
          </table:table-cell>
          <table:table-cell office:value-type="float" office:value="303.076073275554" calcext:value-type="float">
            <text:p>303.076073275554</text:p>
          </table:table-cell>
          <table:table-cell table:formula="of:=AVERAGE([.E128:.E176])" office:value-type="float" office:value="304.624622853987" calcext:value-type="float">
            <text:p>304.624622853987</text:p>
          </table:table-cell>
          <table:table-cell table:number-columns-repeated="6"/>
        </table:table-row>
        <table:table-row table:style-name="ro1">
          <table:table-cell office:value-type="float" office:value="0.299176335334778" calcext:value-type="float">
            <text:p>0.299176335334778</text:p>
          </table:table-cell>
          <table:table-cell table:formula="of:=AVERAGE([.A129:.A177])" office:value-type="float" office:value="0.657278315924412" calcext:value-type="float">
            <text:p>0.657278315924412</text:p>
          </table:table-cell>
          <table:table-cell office:value-type="float" office:value="0" calcext:value-type="float">
            <text:p>0</text:p>
          </table:table-cell>
          <table:table-cell office:value-type="float" office:value="11.9646192846626" calcext:value-type="float">
            <text:p>11.9646192846626</text:p>
          </table:table-cell>
          <table:table-cell office:value-type="float" office:value="303.90132983043" calcext:value-type="float">
            <text:p>303.90132983043</text:p>
          </table:table-cell>
          <table:table-cell table:formula="of:=AVERAGE([.E129:.E177])" office:value-type="float" office:value="304.645108008321" calcext:value-type="float">
            <text:p>304.645108008321</text:p>
          </table:table-cell>
          <table:table-cell table:number-columns-repeated="6"/>
        </table:table-row>
        <table:table-row table:style-name="ro1">
          <table:table-cell office:value-type="float" office:value="0.317618310451508" calcext:value-type="float">
            <text:p>0.317618310451508</text:p>
          </table:table-cell>
          <table:table-cell table:formula="of:=AVERAGE([.A130:.A178])" office:value-type="float" office:value="0.648452118514296" calcext:value-type="float">
            <text:p>0.648452118514296</text:p>
          </table:table-cell>
          <table:table-cell office:value-type="float" office:value="0" calcext:value-type="float">
            <text:p>0</text:p>
          </table:table-cell>
          <table:table-cell office:value-type="float" office:value="12.0343802231163" calcext:value-type="float">
            <text:p>12.0343802231163</text:p>
          </table:table-cell>
          <table:table-cell office:value-type="float" office:value="305.673257667154" calcext:value-type="float">
            <text:p>305.673257667154</text:p>
          </table:table-cell>
          <table:table-cell table:formula="of:=AVERAGE([.E130:.E178])" office:value-type="float" office:value="304.701587089009" calcext:value-type="float">
            <text:p>304.7015870890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1:.A179])" office:value-type="float" office:value="0.651854518287796" calcext:value-type="float">
            <text:p>0.651854518287796</text:p>
          </table:table-cell>
          <table:table-cell office:value-type="float" office:value="1" calcext:value-type="float">
            <text:p>1</text:p>
          </table:table-cell>
          <table:table-cell office:value-type="float" office:value="11.9272279097527" calcext:value-type="float">
            <text:p>11.9272279097527</text:p>
          </table:table-cell>
          <table:table-cell office:value-type="float" office:value="302.951588907719" calcext:value-type="float">
            <text:p>302.951588907719</text:p>
          </table:table-cell>
          <table:table-cell table:formula="of:=AVERAGE([.E131:.E179])" office:value-type="float" office:value="304.697516941067" calcext:value-type="float">
            <text:p>304.697516941067</text:p>
          </table:table-cell>
          <table:table-cell table:number-columns-repeated="6"/>
        </table:table-row>
        <table:table-row table:style-name="ro1">
          <table:table-cell office:value-type="float" office:value="-0.0604170858860016" calcext:value-type="float">
            <text:p>-0.060417085886002</text:p>
          </table:table-cell>
          <table:table-cell table:formula="of:=AVERAGE([.A132:.A180])" office:value-type="float" office:value="0.630320783951605" calcext:value-type="float">
            <text:p>0.630320783951605</text:p>
          </table:table-cell>
          <table:table-cell office:value-type="float" office:value="0" calcext:value-type="float">
            <text:p>0</text:p>
          </table:table-cell>
          <table:table-cell office:value-type="float" office:value="12.0677435890496" calcext:value-type="float">
            <text:p>12.0677435890496</text:p>
          </table:table-cell>
          <table:table-cell office:value-type="float" office:value="306.520687161859" calcext:value-type="float">
            <text:p>306.520687161859</text:p>
          </table:table-cell>
          <table:table-cell table:formula="of:=AVERAGE([.E132:.E180])" office:value-type="float" office:value="304.767450865262" calcext:value-type="float">
            <text:p>304.767450865262</text:p>
          </table:table-cell>
          <table:table-cell table:number-columns-repeated="6"/>
        </table:table-row>
        <table:table-row table:style-name="ro1">
          <table:table-cell office:value-type="float" office:value="0.307290554046631" calcext:value-type="float">
            <text:p>0.307290554046631</text:p>
          </table:table-cell>
          <table:table-cell table:formula="of:=AVERAGE([.A133:.A181])" office:value-type="float" office:value="0.621332795207142" calcext:value-type="float">
            <text:p>0.621332795207142</text:p>
          </table:table-cell>
          <table:table-cell office:value-type="float" office:value="1" calcext:value-type="float">
            <text:p>1</text:p>
          </table:table-cell>
          <table:table-cell office:value-type="float" office:value="11.9308546431482" calcext:value-type="float">
            <text:p>11.9308546431482</text:p>
          </table:table-cell>
          <table:table-cell office:value-type="float" office:value="303.043707935964" calcext:value-type="float">
            <text:p>303.043707935964</text:p>
          </table:table-cell>
          <table:table-cell table:formula="of:=AVERAGE([.E133:.E181])" office:value-type="float" office:value="304.771154870188" calcext:value-type="float">
            <text:p>304.771154870188</text:p>
          </table:table-cell>
          <table:table-cell table:number-columns-repeated="6"/>
        </table:table-row>
        <table:table-row table:style-name="ro1">
          <table:table-cell office:value-type="float" office:value="0.366131961345673" calcext:value-type="float">
            <text:p>0.366131961345673</text:p>
          </table:table-cell>
          <table:table-cell table:formula="of:=AVERAGE([.A134:.A182])" office:value-type="float" office:value="0.608719205540814" calcext:value-type="float">
            <text:p>0.608719205540814</text:p>
          </table:table-cell>
          <table:table-cell office:value-type="float" office:value="0" calcext:value-type="float">
            <text:p>0</text:p>
          </table:table-cell>
          <table:table-cell office:value-type="float" office:value="12.163254217279" calcext:value-type="float">
            <text:p>12.163254217279</text:p>
          </table:table-cell>
          <table:table-cell office:value-type="float" office:value="308.946657118886" calcext:value-type="float">
            <text:p>308.946657118886</text:p>
          </table:table-cell>
          <table:table-cell table:formula="of:=AVERAGE([.E134:.E182])" office:value-type="float" office:value="304.88992692041" calcext:value-type="float">
            <text:p>304.88992692041</text:p>
          </table:table-cell>
          <table:table-cell table:number-columns-repeated="6"/>
        </table:table-row>
        <table:table-row table:style-name="ro1">
          <table:table-cell office:value-type="float" office:value="0.968572020530701" calcext:value-type="float">
            <text:p>0.968572020530701</text:p>
          </table:table-cell>
          <table:table-cell table:formula="of:=AVERAGE([.A135:.A183])" office:value-type="float" office:value="0.609848567588749" calcext:value-type="float">
            <text:p>0.609848567588749</text:p>
          </table:table-cell>
          <table:table-cell office:value-type="float" office:value="1" calcext:value-type="float">
            <text:p>1</text:p>
          </table:table-cell>
          <table:table-cell office:value-type="float" office:value="11.9241186106592" calcext:value-type="float">
            <text:p>11.9241186106592</text:p>
          </table:table-cell>
          <table:table-cell office:value-type="float" office:value="302.872612710745" calcext:value-type="float">
            <text:p>302.872612710745</text:p>
          </table:table-cell>
          <table:table-cell table:formula="of:=AVERAGE([.E135:.E183])" office:value-type="float" office:value="304.887542733332" calcext:value-type="float">
            <text:p>304.887542733332</text:p>
          </table:table-cell>
          <table:table-cell table:number-columns-repeated="6"/>
        </table:table-row>
        <table:table-row table:style-name="ro1">
          <table:table-cell office:value-type="float" office:value="0.971015751361847" calcext:value-type="float">
            <text:p>0.971015751361847</text:p>
          </table:table-cell>
          <table:table-cell table:formula="of:=AVERAGE([.A136:.A184])" office:value-type="float" office:value="0.609257052310419" calcext:value-type="float">
            <text:p>0.609257052310419</text:p>
          </table:table-cell>
          <table:table-cell office:value-type="float" office:value="1" calcext:value-type="float">
            <text:p>1</text:p>
          </table:table-cell>
          <table:table-cell office:value-type="float" office:value="11.9328751008987" calcext:value-type="float">
            <text:p>11.9328751008987</text:p>
          </table:table-cell>
          <table:table-cell office:value-type="float" office:value="303.095027562828" calcext:value-type="float">
            <text:p>303.095027562828</text:p>
          </table:table-cell>
          <table:table-cell table:formula="of:=AVERAGE([.E136:.E184])" office:value-type="float" office:value="304.893087184711" calcext:value-type="float">
            <text:p>304.893087184711</text:p>
          </table:table-cell>
          <table:table-cell table:number-columns-repeated="6"/>
        </table:table-row>
        <table:table-row table:style-name="ro1">
          <table:table-cell office:value-type="float" office:value="0.560590445995331" calcext:value-type="float">
            <text:p>0.560590445995331</text:p>
          </table:table-cell>
          <table:table-cell table:formula="of:=AVERAGE([.A137:.A185])" office:value-type="float" office:value="0.600930943952075" calcext:value-type="float">
            <text:p>0.600930943952075</text:p>
          </table:table-cell>
          <table:table-cell office:value-type="float" office:value="1" calcext:value-type="float">
            <text:p>1</text:p>
          </table:table-cell>
          <table:table-cell office:value-type="float" office:value="11.9321840151757" calcext:value-type="float">
            <text:p>11.9321840151757</text:p>
          </table:table-cell>
          <table:table-cell office:value-type="float" office:value="303.077473985463" calcext:value-type="float">
            <text:p>303.077473985463</text:p>
          </table:table-cell>
          <table:table-cell table:formula="of:=AVERAGE([.E137:.E185])" office:value-type="float" office:value="304.892693672201" calcext:value-type="float">
            <text:p>304.892693672201</text:p>
          </table:table-cell>
          <table:table-cell table:number-columns-repeated="6"/>
        </table:table-row>
        <table:table-row table:style-name="ro1">
          <table:table-cell office:value-type="float" office:value="0.723212361335754" calcext:value-type="float">
            <text:p>0.723212361335754</text:p>
          </table:table-cell>
          <table:table-cell table:formula="of:=AVERAGE([.A138:.A186])" office:value-type="float" office:value="0.605807195075465" calcext:value-type="float">
            <text:p>0.605807195075465</text:p>
          </table:table-cell>
          <table:table-cell office:value-type="float" office:value="1" calcext:value-type="float">
            <text:p>1</text:p>
          </table:table-cell>
          <table:table-cell office:value-type="float" office:value="11.9382559483111" calcext:value-type="float">
            <text:p>11.9382559483111</text:p>
          </table:table-cell>
          <table:table-cell office:value-type="float" office:value="303.231701087102" calcext:value-type="float">
            <text:p>303.231701087102</text:p>
          </table:table-cell>
          <table:table-cell table:formula="of:=AVERAGE([.E138:.E186])" office:value-type="float" office:value="304.895700059122" calcext:value-type="float">
            <text:p>304.895700059122</text:p>
          </table:table-cell>
          <table:table-cell table:number-columns-repeated="6"/>
        </table:table-row>
        <table:table-row table:style-name="ro1">
          <table:table-cell office:value-type="float" office:value="0.776210308074951" calcext:value-type="float">
            <text:p>0.776210308074951</text:p>
          </table:table-cell>
          <table:table-cell table:formula="of:=AVERAGE([.A139:.A187])" office:value-type="float" office:value="0.601466001467589" calcext:value-type="float">
            <text:p>0.601466001467589</text:p>
          </table:table-cell>
          <table:table-cell office:value-type="float" office:value="1" calcext:value-type="float">
            <text:p>1</text:p>
          </table:table-cell>
          <table:table-cell office:value-type="float" office:value="11.9227141461253" calcext:value-type="float">
            <text:p>11.9227141461253</text:p>
          </table:table-cell>
          <table:table-cell office:value-type="float" office:value="302.836939311583" calcext:value-type="float">
            <text:p>302.836939311583</text:p>
          </table:table-cell>
          <table:table-cell table:formula="of:=AVERAGE([.E139:.E187])" office:value-type="float" office:value="304.896456673593" calcext:value-type="float">
            <text:p>304.896456673593</text:p>
          </table:table-cell>
          <table:table-cell table:number-columns-repeated="6"/>
        </table:table-row>
        <table:table-row table:style-name="ro1">
          <table:table-cell office:value-type="float" office:value="0.721445202827454" calcext:value-type="float">
            <text:p>0.721445202827454</text:p>
          </table:table-cell>
          <table:table-cell table:formula="of:=AVERAGE([.A140:.A188])" office:value-type="float" office:value="0.59585727373024" calcext:value-type="float">
            <text:p>0.59585727373024</text:p>
          </table:table-cell>
          <table:table-cell office:value-type="float" office:value="0" calcext:value-type="float">
            <text:p>0</text:p>
          </table:table-cell>
          <table:table-cell office:value-type="float" office:value="11.9823141298056" calcext:value-type="float">
            <text:p>11.9823141298056</text:p>
          </table:table-cell>
          <table:table-cell office:value-type="float" office:value="304.350778897061" calcext:value-type="float">
            <text:p>304.350778897061</text:p>
          </table:table-cell>
          <table:table-cell table:formula="of:=AVERAGE([.E140:.E188])" office:value-type="float" office:value="304.922219882893" calcext:value-type="float">
            <text:p>304.922219882893</text:p>
          </table:table-cell>
          <table:table-cell table:number-columns-repeated="6"/>
        </table:table-row>
        <table:table-row table:style-name="ro1">
          <table:table-cell office:value-type="float" office:value="0.724296629428864" calcext:value-type="float">
            <text:p>0.724296629428864</text:p>
          </table:table-cell>
          <table:table-cell table:formula="of:=AVERAGE([.A141:.A189])" office:value-type="float" office:value="0.598455098381608" calcext:value-type="float">
            <text:p>0.598455098381608</text:p>
          </table:table-cell>
          <table:table-cell office:value-type="float" office:value="0" calcext:value-type="float">
            <text:p>0</text:p>
          </table:table-cell>
          <table:table-cell office:value-type="float" office:value="11.9821017588109" calcext:value-type="float">
            <text:p>11.9821017588109</text:p>
          </table:table-cell>
          <table:table-cell office:value-type="float" office:value="304.345384673796" calcext:value-type="float">
            <text:p>304.345384673796</text:p>
          </table:table-cell>
          <table:table-cell table:formula="of:=AVERAGE([.E141:.E189])" office:value-type="float" office:value="304.953037325515" calcext:value-type="float">
            <text:p>304.953037325515</text:p>
          </table:table-cell>
          <table:table-cell table:number-columns-repeated="6"/>
        </table:table-row>
        <table:table-row table:style-name="ro1">
          <table:table-cell office:value-type="float" office:value="-0.0748851895332336" calcext:value-type="float">
            <text:p>-0.074885189533234</text:p>
          </table:table-cell>
          <table:table-cell table:formula="of:=AVERAGE([.A142:.A190])" office:value-type="float" office:value="0.596883293469341" calcext:value-type="float">
            <text:p>0.596883293469341</text:p>
          </table:table-cell>
          <table:table-cell office:value-type="float" office:value="0" calcext:value-type="float">
            <text:p>0</text:p>
          </table:table-cell>
          <table:table-cell office:value-type="float" office:value="12.2199889525116" calcext:value-type="float">
            <text:p>12.2199889525116</text:p>
          </table:table-cell>
          <table:table-cell office:value-type="float" office:value="310.387719393793" calcext:value-type="float">
            <text:p>310.387719393793</text:p>
          </table:table-cell>
          <table:table-cell table:formula="of:=AVERAGE([.E142:.E190])" office:value-type="float" office:value="305.050359598774" calcext:value-type="float">
            <text:p>305.050359598774</text:p>
          </table:table-cell>
          <table:table-cell table:number-columns-repeated="6"/>
        </table:table-row>
        <table:table-row table:style-name="ro1">
          <table:table-cell office:value-type="float" office:value="0.755456566810608" calcext:value-type="float">
            <text:p>0.755456566810608</text:p>
          </table:table-cell>
          <table:table-cell table:formula="of:=AVERAGE([.A143:.A191])" office:value-type="float" office:value="0.597226936142055" calcext:value-type="float">
            <text:p>0.597226936142055</text:p>
          </table:table-cell>
          <table:table-cell office:value-type="float" office:value="0" calcext:value-type="float">
            <text:p>0</text:p>
          </table:table-cell>
          <table:table-cell office:value-type="float" office:value="12.0267864934057" calcext:value-type="float">
            <text:p>12.0267864934057</text:p>
          </table:table-cell>
          <table:table-cell office:value-type="float" office:value="305.480376932505" calcext:value-type="float">
            <text:p>305.480376932505</text:p>
          </table:table-cell>
          <table:table-cell table:formula="of:=AVERAGE([.E143:.E191])" office:value-type="float" office:value="305.099996305831" calcext:value-type="float">
            <text:p>305.0999963058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4:.A192])" office:value-type="float" office:value="0.59752696281185" calcext:value-type="float">
            <text:p>0.59752696281185</text:p>
          </table:table-cell>
          <table:table-cell office:value-type="float" office:value="1" calcext:value-type="float">
            <text:p>1</text:p>
          </table:table-cell>
          <table:table-cell office:value-type="float" office:value="11.9277441707343" calcext:value-type="float">
            <text:p>11.9277441707343</text:p>
          </table:table-cell>
          <table:table-cell office:value-type="float" office:value="302.964701936651" calcext:value-type="float">
            <text:p>302.964701936651</text:p>
          </table:table-cell>
          <table:table-cell table:formula="of:=AVERAGE([.E144:.E192])" office:value-type="float" office:value="305.107356875224" calcext:value-type="float">
            <text:p>305.1073568752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5:.A193])" office:value-type="float" office:value="0.59752696281185" calcext:value-type="float">
            <text:p>0.59752696281185</text:p>
          </table:table-cell>
          <table:table-cell office:value-type="float" office:value="1" calcext:value-type="float">
            <text:p>1</text:p>
          </table:table-cell>
          <table:table-cell office:value-type="float" office:value="11.9245762056202" calcext:value-type="float">
            <text:p>11.9245762056202</text:p>
          </table:table-cell>
          <table:table-cell office:value-type="float" office:value="302.884235622752" calcext:value-type="float">
            <text:p>302.884235622752</text:p>
          </table:table-cell>
          <table:table-cell table:formula="of:=AVERAGE([.E145:.E193])" office:value-type="float" office:value="305.102427325155" calcext:value-type="float">
            <text:p>305.102427325155</text:p>
          </table:table-cell>
          <table:table-cell table:number-columns-repeated="6"/>
        </table:table-row>
        <table:table-row table:style-name="ro1">
          <table:table-cell office:value-type="float" office:value="0.896442234516144" calcext:value-type="float">
            <text:p>0.896442234516144</text:p>
          </table:table-cell>
          <table:table-cell table:formula="of:=AVERAGE([.A146:.A194])" office:value-type="float" office:value="0.599639228564136" calcext:value-type="float">
            <text:p>0.599639228564136</text:p>
          </table:table-cell>
          <table:table-cell office:value-type="float" office:value="1" calcext:value-type="float">
            <text:p>1</text:p>
          </table:table-cell>
          <table:table-cell office:value-type="float" office:value="11.9219550078183" calcext:value-type="float">
            <text:p>11.9219550078183</text:p>
          </table:table-cell>
          <table:table-cell office:value-type="float" office:value="302.817657198586" calcext:value-type="float">
            <text:p>302.817657198586</text:p>
          </table:table-cell>
          <table:table-cell table:formula="of:=AVERAGE([.E146:.E194])" office:value-type="float" office:value="305.095002893608" calcext:value-type="float">
            <text:p>305.095002893608</text:p>
          </table:table-cell>
          <table:table-cell table:number-columns-repeated="6"/>
        </table:table-row>
        <table:table-row table:style-name="ro1">
          <table:table-cell office:value-type="float" office:value="0.142678499221802" calcext:value-type="float">
            <text:p>0.142678499221802</text:p>
          </table:table-cell>
          <table:table-cell table:formula="of:=AVERAGE([.A147:.A195])" office:value-type="float" office:value="0.596466069470863" calcext:value-type="float">
            <text:p>0.596466069470863</text:p>
          </table:table-cell>
          <table:table-cell office:value-type="float" office:value="0" calcext:value-type="float">
            <text:p>0</text:p>
          </table:table-cell>
          <table:table-cell office:value-type="float" office:value="12.3219305499226" calcext:value-type="float">
            <text:p>12.3219305499226</text:p>
          </table:table-cell>
          <table:table-cell office:value-type="float" office:value="312.977035968034" calcext:value-type="float">
            <text:p>312.977035968034</text:p>
          </table:table-cell>
          <table:table-cell table:formula="of:=AVERAGE([.E147:.E195])" office:value-type="float" office:value="305.277242368786" calcext:value-type="float">
            <text:p>305.277242368786</text:p>
          </table:table-cell>
          <table:table-cell table:number-columns-repeated="6"/>
        </table:table-row>
        <table:table-row table:style-name="ro1">
          <table:table-cell office:value-type="float" office:value="0.39713928103447" calcext:value-type="float">
            <text:p>0.39713928103447</text:p>
          </table:table-cell>
          <table:table-cell table:formula="of:=AVERAGE([.A148:.A196])" office:value-type="float" office:value="0.59830878963884" calcext:value-type="float">
            <text:p>0.59830878963884</text:p>
          </table:table-cell>
          <table:table-cell office:value-type="float" office:value="0" calcext:value-type="float">
            <text:p>0</text:p>
          </table:table-cell>
          <table:table-cell office:value-type="float" office:value="12.0838755714029" calcext:value-type="float">
            <text:p>12.0838755714029</text:p>
          </table:table-cell>
          <table:table-cell office:value-type="float" office:value="306.930439513634" calcext:value-type="float">
            <text:p>306.930439513634</text:p>
          </table:table-cell>
          <table:table-cell table:formula="of:=AVERAGE([.E148:.E196])" office:value-type="float" office:value="305.297950128342" calcext:value-type="float">
            <text:p>305.297950128342</text:p>
          </table:table-cell>
          <table:table-cell table:number-columns-repeated="6"/>
        </table:table-row>
        <table:table-row table:style-name="ro1">
          <table:table-cell office:value-type="float" office:value="0.491800576448441" calcext:value-type="float">
            <text:p>0.491800576448441</text:p>
          </table:table-cell>
          <table:table-cell table:formula="of:=AVERAGE([.A149:.A197])" office:value-type="float" office:value="0.593748935175185" calcext:value-type="float">
            <text:p>0.593748935175185</text:p>
          </table:table-cell>
          <table:table-cell office:value-type="float" office:value="0" calcext:value-type="float">
            <text:p>0</text:p>
          </table:table-cell>
          <table:table-cell office:value-type="float" office:value="11.9749843971878" calcext:value-type="float">
            <text:p>11.9749843971878</text:p>
          </table:table-cell>
          <table:table-cell office:value-type="float" office:value="304.164603688571" calcext:value-type="float">
            <text:p>304.164603688571</text:p>
          </table:table-cell>
          <table:table-cell table:formula="of:=AVERAGE([.E149:.E197])" office:value-type="float" office:value="305.15205673368" calcext:value-type="float">
            <text:p>305.15205673368</text:p>
          </table:table-cell>
          <table:table-cell table:number-columns-repeated="6"/>
        </table:table-row>
        <table:table-row table:style-name="ro1">
          <table:table-cell office:value-type="float" office:value="0.796697378158569" calcext:value-type="float">
            <text:p>0.796697378158569</text:p>
          </table:table-cell>
          <table:table-cell table:formula="of:=AVERAGE([.A150:.A198])" office:value-type="float" office:value="0.607691600158507" calcext:value-type="float">
            <text:p>0.607691600158507</text:p>
          </table:table-cell>
          <table:table-cell office:value-type="float" office:value="1" calcext:value-type="float">
            <text:p>1</text:p>
          </table:table-cell>
          <table:table-cell office:value-type="float" office:value="11.9327460356534" calcext:value-type="float">
            <text:p>11.9327460356534</text:p>
          </table:table-cell>
          <table:table-cell office:value-type="float" office:value="303.091749305595" calcext:value-type="float">
            <text:p>303.091749305595</text:p>
          </table:table-cell>
          <table:table-cell table:formula="of:=AVERAGE([.E150:.E198])" office:value-type="float" office:value="304.996537791899" calcext:value-type="float">
            <text:p>304.996537791899</text:p>
          </table:table-cell>
          <table:table-cell table:number-columns-repeated="6"/>
        </table:table-row>
        <table:table-row table:style-name="ro1">
          <table:table-cell office:value-type="float" office:value="0.446212579604984" calcext:value-type="float">
            <text:p>0.446212579604984</text:p>
          </table:table-cell>
          <table:table-cell table:formula="of:=AVERAGE([.A151:.A199])" office:value-type="float" office:value="0.596389816068812" calcext:value-type="float">
            <text:p>0.596389816068812</text:p>
          </table:table-cell>
          <table:table-cell office:value-type="float" office:value="1" calcext:value-type="float">
            <text:p>1</text:p>
          </table:table-cell>
          <table:table-cell office:value-type="float" office:value="11.9303055291951" calcext:value-type="float">
            <text:p>11.9303055291951</text:p>
          </table:table-cell>
          <table:table-cell office:value-type="float" office:value="303.029760441555" calcext:value-type="float">
            <text:p>303.029760441555</text:p>
          </table:table-cell>
          <table:table-cell table:formula="of:=AVERAGE([.E151:.E199])" office:value-type="float" office:value="305.021831462316" calcext:value-type="float">
            <text:p>305.021831462316</text:p>
          </table:table-cell>
          <table:table-cell table:number-columns-repeated="6"/>
        </table:table-row>
        <table:table-row table:style-name="ro1">
          <table:table-cell office:value-type="float" office:value="0.481735318899155" calcext:value-type="float">
            <text:p>0.481735318899155</text:p>
          </table:table-cell>
          <table:table-cell table:formula="of:=AVERAGE([.A152:.A200])" office:value-type="float" office:value="0.596730093511939" calcext:value-type="float">
            <text:p>0.596730093511939</text:p>
          </table:table-cell>
          <table:table-cell office:value-type="float" office:value="0" calcext:value-type="float">
            <text:p>0</text:p>
          </table:table-cell>
          <table:table-cell office:value-type="float" office:value="12.1788758052528" calcext:value-type="float">
            <text:p>12.1788758052528</text:p>
          </table:table-cell>
          <table:table-cell office:value-type="float" office:value="309.343445453421" calcext:value-type="float">
            <text:p>309.343445453421</text:p>
          </table:table-cell>
          <table:table-cell table:formula="of:=AVERAGE([.E152:.E200])" office:value-type="float" office:value="305.020269576495" calcext:value-type="float">
            <text:p>305.020269576495</text:p>
          </table:table-cell>
          <table:table-cell table:number-columns-repeated="6"/>
        </table:table-row>
        <table:table-row table:style-name="ro1">
          <table:table-cell office:value-type="float" office:value="0.680777966976166" calcext:value-type="float">
            <text:p>0.680777966976166</text:p>
          </table:table-cell>
          <table:table-cell table:formula="of:=AVERAGE([.A153:.A201])" office:value-type="float" office:value="0.592326367333166" calcext:value-type="float">
            <text:p>0.592326367333166</text:p>
          </table:table-cell>
          <table:table-cell office:value-type="float" office:value="1" calcext:value-type="float">
            <text:p>1</text:p>
          </table:table-cell>
          <table:table-cell office:value-type="float" office:value="11.9293997258365" calcext:value-type="float">
            <text:p>11.9293997258365</text:p>
          </table:table-cell>
          <table:table-cell office:value-type="float" office:value="303.006753036247" calcext:value-type="float">
            <text:p>303.006753036247</text:p>
          </table:table-cell>
          <table:table-cell table:formula="of:=AVERAGE([.E153:.E201])" office:value-type="float" office:value="305.034340537735" calcext:value-type="float">
            <text:p>305.03434053773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4:.A202])" office:value-type="float" office:value="0.608070300495077" calcext:value-type="float">
            <text:p>0.608070300495077</text:p>
          </table:table-cell>
          <table:table-cell office:value-type="float" office:value="1" calcext:value-type="float">
            <text:p>1</text:p>
          </table:table-cell>
          <table:table-cell office:value-type="float" office:value="11.9297118290663" calcext:value-type="float">
            <text:p>11.9297118290663</text:p>
          </table:table-cell>
          <table:table-cell office:value-type="float" office:value="303.014680458283" calcext:value-type="float">
            <text:p>303.014680458283</text:p>
          </table:table-cell>
          <table:table-cell table:formula="of:=AVERAGE([.E154:.E202])" office:value-type="float" office:value="304.939029618218" calcext:value-type="float">
            <text:p>304.939029618218</text:p>
          </table:table-cell>
          <table:table-cell table:number-columns-repeated="6"/>
        </table:table-row>
        <table:table-row table:style-name="ro1">
          <table:table-cell office:value-type="float" office:value="0.987338423728943" calcext:value-type="float">
            <text:p>0.987338423728943</text:p>
          </table:table-cell>
          <table:table-cell table:formula="of:=AVERAGE([.A155:.A203])" office:value-type="float" office:value="0.612542451589631" calcext:value-type="float">
            <text:p>0.612542451589631</text:p>
          </table:table-cell>
          <table:table-cell office:value-type="float" office:value="1" calcext:value-type="float">
            <text:p>1</text:p>
          </table:table-cell>
          <table:table-cell office:value-type="float" office:value="11.9169543162197" calcext:value-type="float">
            <text:p>11.9169543162197</text:p>
          </table:table-cell>
          <table:table-cell office:value-type="float" office:value="302.69063963198" calcext:value-type="float">
            <text:p>302.69063963198</text:p>
          </table:table-cell>
          <table:table-cell table:formula="of:=AVERAGE([.E155:.E203])" office:value-type="float" office:value="304.939927337638" calcext:value-type="float">
            <text:p>304.939927337638</text:p>
          </table:table-cell>
          <table:table-cell table:number-columns-repeated="6"/>
        </table:table-row>
        <table:table-row table:style-name="ro1">
          <table:table-cell office:value-type="float" office:value="0.720404863357544" calcext:value-type="float">
            <text:p>0.720404863357544</text:p>
          </table:table-cell>
          <table:table-cell table:formula="of:=AVERAGE([.A156:.A204])" office:value-type="float" office:value="0.61224042269034" calcext:value-type="float">
            <text:p>0.61224042269034</text:p>
          </table:table-cell>
          <table:table-cell office:value-type="float" office:value="1" calcext:value-type="float">
            <text:p>1</text:p>
          </table:table-cell>
          <table:table-cell office:value-type="float" office:value="11.92474633708" calcext:value-type="float">
            <text:p>11.92474633708</text:p>
          </table:table-cell>
          <table:table-cell office:value-type="float" office:value="302.888556961832" calcext:value-type="float">
            <text:p>302.888556961832</text:p>
          </table:table-cell>
          <table:table-cell table:formula="of:=AVERAGE([.E156:.E204])" office:value-type="float" office:value="304.946595154715" calcext:value-type="float">
            <text:p>304.9465951547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7:.A205])" office:value-type="float" office:value="0.6214074005338" calcext:value-type="float">
            <text:p>0.6214074005338</text:p>
          </table:table-cell>
          <table:table-cell office:value-type="float" office:value="1" calcext:value-type="float">
            <text:p>1</text:p>
          </table:table-cell>
          <table:table-cell office:value-type="float" office:value="11.9216722375989" calcext:value-type="float">
            <text:p>11.9216722375989</text:p>
          </table:table-cell>
          <table:table-cell office:value-type="float" office:value="302.810474835012" calcext:value-type="float">
            <text:p>302.810474835012</text:p>
          </table:table-cell>
          <table:table-cell table:formula="of:=AVERAGE([.E157:.E205])" office:value-type="float" office:value="304.790902872803" calcext:value-type="float">
            <text:p>304.7909028728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8:.A206])" office:value-type="float" office:value="0.626068369411631" calcext:value-type="float">
            <text:p>0.626068369411631</text:p>
          </table:table-cell>
          <table:table-cell office:value-type="float" office:value="1" calcext:value-type="float">
            <text:p>1</text:p>
          </table:table-cell>
          <table:table-cell office:value-type="float" office:value="11.9284376030982" calcext:value-type="float">
            <text:p>11.9284376030982</text:p>
          </table:table-cell>
          <table:table-cell office:value-type="float" office:value="302.982315118693" calcext:value-type="float">
            <text:p>302.982315118693</text:p>
          </table:table-cell>
          <table:table-cell table:formula="of:=AVERAGE([.E158:.E206])" office:value-type="float" office:value="304.792034145243" calcext:value-type="float">
            <text:p>304.7920341452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9:.A207])" office:value-type="float" office:value="0.63261080634223" calcext:value-type="float">
            <text:p>0.63261080634223</text:p>
          </table:table-cell>
          <table:table-cell office:value-type="float" office:value="1" calcext:value-type="float">
            <text:p>1</text:p>
          </table:table-cell>
          <table:table-cell office:value-type="float" office:value="11.9296590296477" calcext:value-type="float">
            <text:p>11.9296590296477</text:p>
          </table:table-cell>
          <table:table-cell office:value-type="float" office:value="303.013339353052" calcext:value-type="float">
            <text:p>303.013339353052</text:p>
          </table:table-cell>
          <table:table-cell table:formula="of:=AVERAGE([.E159:.E207])" office:value-type="float" office:value="304.799122236114" calcext:value-type="float">
            <text:p>304.799122236114</text:p>
          </table:table-cell>
          <table:table-cell table:number-columns-repeated="6"/>
        </table:table-row>
        <table:table-row table:style-name="ro1">
          <table:table-cell office:value-type="float" office:value="-0.102435082197189" calcext:value-type="float">
            <text:p>-0.102435082197189</text:p>
          </table:table-cell>
          <table:table-cell table:formula="of:=AVERAGE([.A160:.A208])" office:value-type="float" office:value="0.618714213924688" calcext:value-type="float">
            <text:p>0.618714213924688</text:p>
          </table:table-cell>
          <table:table-cell office:value-type="float" office:value="0" calcext:value-type="float">
            <text:p>0</text:p>
          </table:table-cell>
          <table:table-cell office:value-type="float" office:value="12.2701225871027" calcext:value-type="float">
            <text:p>12.2701225871027</text:p>
          </table:table-cell>
          <table:table-cell office:value-type="float" office:value="311.661113712407" calcext:value-type="float">
            <text:p>311.661113712407</text:p>
          </table:table-cell>
          <table:table-cell table:formula="of:=AVERAGE([.E160:.E208])" office:value-type="float" office:value="304.927426777173" calcext:value-type="float">
            <text:p>304.9274267771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1:.A209])" office:value-type="float" office:value="0.620688350170182" calcext:value-type="float">
            <text:p>0.620688350170182</text:p>
          </table:table-cell>
          <table:table-cell office:value-type="float" office:value="1" calcext:value-type="float">
            <text:p>1</text:p>
          </table:table-cell>
          <table:table-cell office:value-type="float" office:value="11.8843500885934" calcext:value-type="float">
            <text:p>11.8843500885934</text:p>
          </table:table-cell>
          <table:table-cell office:value-type="float" office:value="301.862492250271" calcext:value-type="float">
            <text:p>301.862492250271</text:p>
          </table:table-cell>
          <table:table-cell table:formula="of:=AVERAGE([.E161:.E209])" office:value-type="float" office:value="304.822740285254" calcext:value-type="float">
            <text:p>304.82274028525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2:.A210])" office:value-type="float" office:value="0.62551246304287" calcext:value-type="float">
            <text:p>0.62551246304287</text:p>
          </table:table-cell>
          <table:table-cell office:value-type="float" office:value="1" calcext:value-type="float">
            <text:p>1</text:p>
          </table:table-cell>
          <table:table-cell office:value-type="float" office:value="11.8893355270267" calcext:value-type="float">
            <text:p>11.8893355270267</text:p>
          </table:table-cell>
          <table:table-cell office:value-type="float" office:value="301.989122386477" calcext:value-type="float">
            <text:p>301.989122386477</text:p>
          </table:table-cell>
          <table:table-cell table:formula="of:=AVERAGE([.E162:.E210])" office:value-type="float" office:value="304.754003928498" calcext:value-type="float">
            <text:p>304.754003928498</text:p>
          </table:table-cell>
          <table:table-cell table:number-columns-repeated="6"/>
        </table:table-row>
        <table:table-row table:style-name="ro1">
          <table:table-cell office:value-type="float" office:value="0.920627355575562" calcext:value-type="float">
            <text:p>0.920627355575562</text:p>
          </table:table-cell>
          <table:table-cell table:formula="of:=AVERAGE([.A163:.A211])" office:value-type="float" office:value="0.624796763311783" calcext:value-type="float">
            <text:p>0.624796763311783</text:p>
          </table:table-cell>
          <table:table-cell office:value-type="float" office:value="1" calcext:value-type="float">
            <text:p>1</text:p>
          </table:table-cell>
          <table:table-cell office:value-type="float" office:value="11.9024321294725" calcext:value-type="float">
            <text:p>11.9024321294725</text:p>
          </table:table-cell>
          <table:table-cell office:value-type="float" office:value="302.321776088601" calcext:value-type="float">
            <text:p>302.321776088601</text:p>
          </table:table-cell>
          <table:table-cell table:formula="of:=AVERAGE([.E163:.E211])" office:value-type="float" office:value="304.749568245752" calcext:value-type="float">
            <text:p>304.749568245752</text:p>
          </table:table-cell>
          <table:table-cell table:number-columns-repeated="6"/>
        </table:table-row>
        <table:table-row table:style-name="ro1">
          <table:table-cell office:value-type="float" office:value="0.978514492511749" calcext:value-type="float">
            <text:p>0.978514492511749</text:p>
          </table:table-cell>
          <table:table-cell table:formula="of:=AVERAGE([.A164:.A212])" office:value-type="float" office:value="0.629461837611575" calcext:value-type="float">
            <text:p>0.629461837611575</text:p>
          </table:table-cell>
          <table:table-cell office:value-type="float" office:value="1" calcext:value-type="float">
            <text:p>1</text:p>
          </table:table-cell>
          <table:table-cell office:value-type="float" office:value="11.888793452996" calcext:value-type="float">
            <text:p>11.888793452996</text:p>
          </table:table-cell>
          <table:table-cell office:value-type="float" office:value="301.975353706099" calcext:value-type="float">
            <text:p>301.975353706099</text:p>
          </table:table-cell>
          <table:table-cell table:formula="of:=AVERAGE([.E164:.E212])" office:value-type="float" office:value="304.726835751812" calcext:value-type="float">
            <text:p>304.7268357518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5:.A213])" office:value-type="float" office:value="0.638591200058497" calcext:value-type="float">
            <text:p>0.638591200058497</text:p>
          </table:table-cell>
          <table:table-cell office:value-type="float" office:value="1" calcext:value-type="float">
            <text:p>1</text:p>
          </table:table-cell>
          <table:table-cell office:value-type="float" office:value="11.9213953339815" calcext:value-type="float">
            <text:p>11.9213953339815</text:p>
          </table:table-cell>
          <table:table-cell office:value-type="float" office:value="302.80344148313" calcext:value-type="float">
            <text:p>302.80344148313</text:p>
          </table:table-cell>
          <table:table-cell table:formula="of:=AVERAGE([.E165:.E213])" office:value-type="float" office:value="304.568413210768" calcext:value-type="float">
            <text:p>304.568413210768</text:p>
          </table:table-cell>
          <table:table-cell table:number-columns-repeated="6"/>
        </table:table-row>
        <table:table-row table:style-name="ro1">
          <table:table-cell office:value-type="float" office:value="0.450035035610199" calcext:value-type="float">
            <text:p>0.450035035610199</text:p>
          </table:table-cell>
          <table:table-cell table:formula="of:=AVERAGE([.A166:.A214])" office:value-type="float" office:value="0.627367425275031" calcext:value-type="float">
            <text:p>0.627367425275031</text:p>
          </table:table-cell>
          <table:table-cell office:value-type="float" office:value="0" calcext:value-type="float">
            <text:p>0</text:p>
          </table:table-cell>
          <table:table-cell office:value-type="float" office:value="11.9408032269269" calcext:value-type="float">
            <text:p>11.9408032269269</text:p>
          </table:table-cell>
          <table:table-cell office:value-type="float" office:value="303.296401963944" calcext:value-type="float">
            <text:p>303.296401963944</text:p>
          </table:table-cell>
          <table:table-cell table:formula="of:=AVERAGE([.E166:.E214])" office:value-type="float" office:value="304.577573476479" calcext:value-type="float">
            <text:p>304.5775734764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7:.A215])" office:value-type="float" office:value="0.630747064589177" calcext:value-type="float">
            <text:p>0.630747064589177</text:p>
          </table:table-cell>
          <table:table-cell office:value-type="float" office:value="1" calcext:value-type="float">
            <text:p>1</text:p>
          </table:table-cell>
          <table:table-cell office:value-type="float" office:value="11.894454723987" calcext:value-type="float">
            <text:p>11.894454723987</text:p>
          </table:table-cell>
          <table:table-cell office:value-type="float" office:value="302.119149989269" calcext:value-type="float">
            <text:p>302.119149989269</text:p>
          </table:table-cell>
          <table:table-cell table:formula="of:=AVERAGE([.E167:.E215])" office:value-type="float" office:value="304.538727648797" calcext:value-type="float">
            <text:p>304.538727648797</text:p>
          </table:table-cell>
          <table:table-cell table:number-columns-repeated="6"/>
        </table:table-row>
        <table:table-row table:style-name="ro1">
          <table:table-cell office:value-type="float" office:value="0.352496445178986" calcext:value-type="float">
            <text:p>0.352496445178986</text:p>
          </table:table-cell>
          <table:table-cell table:formula="of:=AVERAGE([.A168:.A216])" office:value-type="float" office:value="0.636950402636856" calcext:value-type="float">
            <text:p>0.636950402636856</text:p>
          </table:table-cell>
          <table:table-cell office:value-type="float" office:value="0" calcext:value-type="float">
            <text:p>0</text:p>
          </table:table-cell>
          <table:table-cell office:value-type="float" office:value="12.1638995435059" calcext:value-type="float">
            <text:p>12.1638995435059</text:p>
          </table:table-cell>
          <table:table-cell office:value-type="float" office:value="308.96304840505" calcext:value-type="float">
            <text:p>308.96304840505</text:p>
          </table:table-cell>
          <table:table-cell table:formula="of:=AVERAGE([.E168:.E216])" office:value-type="float" office:value="304.507170621612" calcext:value-type="float">
            <text:p>304.507170621612</text:p>
          </table:table-cell>
          <table:table-cell table:number-columns-repeated="6"/>
        </table:table-row>
        <table:table-row table:style-name="ro1">
          <table:table-cell office:value-type="float" office:value="0.840912699699402" calcext:value-type="float">
            <text:p>0.840912699699402</text:p>
          </table:table-cell>
          <table:table-cell table:formula="of:=AVERAGE([.A169:.A217])" office:value-type="float" office:value="0.638538916293395" calcext:value-type="float">
            <text:p>0.638538916293395</text:p>
          </table:table-cell>
          <table:table-cell office:value-type="float" office:value="1" calcext:value-type="float">
            <text:p>1</text:p>
          </table:table-cell>
          <table:table-cell office:value-type="float" office:value="11.9266236497402" calcext:value-type="float">
            <text:p>11.9266236497402</text:p>
          </table:table-cell>
          <table:table-cell office:value-type="float" office:value="302.936240703402" calcext:value-type="float">
            <text:p>302.936240703402</text:p>
          </table:table-cell>
          <table:table-cell table:formula="of:=AVERAGE([.E169:.E217])" office:value-type="float" office:value="304.460737970047" calcext:value-type="float">
            <text:p>304.460737970047</text:p>
          </table:table-cell>
          <table:table-cell table:number-columns-repeated="6"/>
        </table:table-row>
        <table:table-row table:style-name="ro1">
          <table:table-cell office:value-type="float" office:value="-0.153656244277954" calcext:value-type="float">
            <text:p>-0.153656244277954</text:p>
          </table:table-cell>
          <table:table-cell table:formula="of:=AVERAGE([.A170:.A218])" office:value-type="float" office:value="0.625152048809127" calcext:value-type="float">
            <text:p>0.625152048809127</text:p>
          </table:table-cell>
          <table:table-cell office:value-type="float" office:value="0" calcext:value-type="float">
            <text:p>0</text:p>
          </table:table-cell>
          <table:table-cell office:value-type="float" office:value="12.2304596638739" calcext:value-type="float">
            <text:p>12.2304596638739</text:p>
          </table:table-cell>
          <table:table-cell office:value-type="float" office:value="310.653675462397" calcext:value-type="float">
            <text:p>310.653675462397</text:p>
          </table:table-cell>
          <table:table-cell table:formula="of:=AVERAGE([.E170:.E218])" office:value-type="float" office:value="304.509690439741" calcext:value-type="float">
            <text:p>304.509690439741</text:p>
          </table:table-cell>
          <table:table-cell table:number-columns-repeated="6"/>
        </table:table-row>
        <table:table-row table:style-name="ro1">
          <table:table-cell office:value-type="float" office:value="0.939880847930908" calcext:value-type="float">
            <text:p>0.939880847930908</text:p>
          </table:table-cell>
          <table:table-cell table:formula="of:=AVERAGE([.A171:.A219])" office:value-type="float" office:value="0.63830957708304" calcext:value-type="float">
            <text:p>0.63830957708304</text:p>
          </table:table-cell>
          <table:table-cell office:value-type="float" office:value="1" calcext:value-type="float">
            <text:p>1</text:p>
          </table:table-cell>
          <table:table-cell office:value-type="float" office:value="11.8869384334236" calcext:value-type="float">
            <text:p>11.8869384334236</text:p>
          </table:table-cell>
          <table:table-cell office:value-type="float" office:value="301.92823620896" calcext:value-type="float">
            <text:p>301.92823620896</text:p>
          </table:table-cell>
          <table:table-cell table:formula="of:=AVERAGE([.E171:.E219])" office:value-type="float" office:value="304.427381854755" calcext:value-type="float">
            <text:p>304.427381854755</text:p>
          </table:table-cell>
          <table:table-cell table:number-columns-repeated="6"/>
        </table:table-row>
        <table:table-row table:style-name="ro1">
          <table:table-cell office:value-type="float" office:value="0.46946907043457" calcext:value-type="float">
            <text:p>0.46946907043457</text:p>
          </table:table-cell>
          <table:table-cell table:formula="of:=AVERAGE([.A172:.A220])" office:value-type="float" office:value="0.639134758990577" calcext:value-type="float">
            <text:p>0.639134758990577</text:p>
          </table:table-cell>
          <table:table-cell office:value-type="float" office:value="0" calcext:value-type="float">
            <text:p>0</text:p>
          </table:table-cell>
          <table:table-cell office:value-type="float" office:value="12.3086426962495" calcext:value-type="float">
            <text:p>12.3086426962495</text:p>
          </table:table-cell>
          <table:table-cell office:value-type="float" office:value="312.639524484737" calcext:value-type="float">
            <text:p>312.639524484737</text:p>
          </table:table-cell>
          <table:table-cell table:formula="of:=AVERAGE([.E172:.E220])" office:value-type="float" office:value="304.625724324089" calcext:value-type="float">
            <text:p>304.625724324089</text:p>
          </table:table-cell>
          <table:table-cell table:number-columns-repeated="6"/>
        </table:table-row>
        <table:table-row table:style-name="ro1">
          <table:table-cell office:value-type="float" office:value="0.0252288281917572" calcext:value-type="float">
            <text:p>0.025228828191757</text:p>
          </table:table-cell>
          <table:table-cell table:formula="of:=AVERAGE([.A173:.A221])" office:value-type="float" office:value="0.650969146258916" calcext:value-type="float">
            <text:p>0.650969146258916</text:p>
          </table:table-cell>
          <table:table-cell office:value-type="float" office:value="0" calcext:value-type="float">
            <text:p>0</text:p>
          </table:table-cell>
          <table:table-cell office:value-type="float" office:value="12.1935904165477" calcext:value-type="float">
            <text:p>12.1935904165477</text:p>
          </table:table-cell>
          <table:table-cell office:value-type="float" office:value="309.71719658031" calcext:value-type="float">
            <text:p>309.71719658031</text:p>
          </table:table-cell>
          <table:table-cell table:formula="of:=AVERAGE([.E173:.E221])" office:value-type="float" office:value="304.711348267178" calcext:value-type="float">
            <text:p>304.711348267178</text:p>
          </table:table-cell>
          <table:table-cell table:number-columns-repeated="6"/>
        </table:table-row>
        <table:table-row table:style-name="ro1">
          <table:table-cell office:value-type="float" office:value="0.241571828722954" calcext:value-type="float">
            <text:p>0.241571828722954</text:p>
          </table:table-cell>
          <table:table-cell table:formula="of:=AVERAGE([.A174:.A222])" office:value-type="float" office:value="0.63722694112324" calcext:value-type="float">
            <text:p>0.63722694112324</text:p>
          </table:table-cell>
          <table:table-cell office:value-type="float" office:value="0" calcext:value-type="float">
            <text:p>0</text:p>
          </table:table-cell>
          <table:table-cell office:value-type="float" office:value="11.9224642288774" calcext:value-type="float">
            <text:p>11.9224642288774</text:p>
          </table:table-cell>
          <table:table-cell office:value-type="float" office:value="302.830591413487" calcext:value-type="float">
            <text:p>302.830591413487</text:p>
          </table:table-cell>
          <table:table-cell table:formula="of:=AVERAGE([.E174:.E222])" office:value-type="float" office:value="304.706793375078" calcext:value-type="float">
            <text:p>304.706793375078</text:p>
          </table:table-cell>
          <table:table-cell table:number-columns-repeated="6"/>
        </table:table-row>
        <table:table-row table:style-name="ro1">
          <table:table-cell office:value-type="float" office:value="0.960447311401367" calcext:value-type="float">
            <text:p>0.960447311401367</text:p>
          </table:table-cell>
          <table:table-cell table:formula="of:=AVERAGE([.A175:.A223])" office:value-type="float" office:value="0.654775222442527" calcext:value-type="float">
            <text:p>0.654775222442527</text:p>
          </table:table-cell>
          <table:table-cell office:value-type="float" office:value="1" calcext:value-type="float">
            <text:p>1</text:p>
          </table:table-cell>
          <table:table-cell office:value-type="float" office:value="11.9093993060827" calcext:value-type="float">
            <text:p>11.9093993060827</text:p>
          </table:table-cell>
          <table:table-cell office:value-type="float" office:value="302.498742374501" calcext:value-type="float">
            <text:p>302.498742374501</text:p>
          </table:table-cell>
          <table:table-cell table:formula="of:=AVERAGE([.E175:.E223])" office:value-type="float" office:value="304.604508100145" calcext:value-type="float">
            <text:p>304.604508100145</text:p>
          </table:table-cell>
          <table:table-cell table:number-columns-repeated="6"/>
        </table:table-row>
        <table:table-row table:style-name="ro1">
          <table:table-cell office:value-type="float" office:value="0.989554405212402" calcext:value-type="float">
            <text:p>0.989554405212402</text:p>
          </table:table-cell>
          <table:table-cell table:formula="of:=AVERAGE([.A176:.A224])" office:value-type="float" office:value="0.658359269195613" calcext:value-type="float">
            <text:p>0.658359269195613</text:p>
          </table:table-cell>
          <table:table-cell office:value-type="float" office:value="1" calcext:value-type="float">
            <text:p>1</text:p>
          </table:table-cell>
          <table:table-cell office:value-type="float" office:value="11.8928613548666" calcext:value-type="float">
            <text:p>11.8928613548666</text:p>
          </table:table-cell>
          <table:table-cell office:value-type="float" office:value="302.078678413612" calcext:value-type="float">
            <text:p>302.078678413612</text:p>
          </table:table-cell>
          <table:table-cell table:formula="of:=AVERAGE([.E176:.E224])" office:value-type="float" office:value="304.585234502102" calcext:value-type="float">
            <text:p>304.585234502102</text:p>
          </table:table-cell>
          <table:table-cell table:number-columns-repeated="6"/>
        </table:table-row>
        <table:table-row table:style-name="ro1">
          <table:table-cell office:value-type="float" office:value="0.893877387046814" calcext:value-type="float">
            <text:p>0.893877387046814</text:p>
          </table:table-cell>
          <table:table-cell table:formula="of:=AVERAGE([.A177:.A225])" office:value-type="float" office:value="0.65721358520638" calcext:value-type="float">
            <text:p>0.65721358520638</text:p>
          </table:table-cell>
          <table:table-cell office:value-type="float" office:value="1" calcext:value-type="float">
            <text:p>1</text:p>
          </table:table-cell>
          <table:table-cell office:value-type="float" office:value="11.8977282879382" calcext:value-type="float">
            <text:p>11.8977282879382</text:p>
          </table:table-cell>
          <table:table-cell office:value-type="float" office:value="302.202298513631" calcext:value-type="float">
            <text:p>302.202298513631</text:p>
          </table:table-cell>
          <table:table-cell table:formula="of:=AVERAGE([.E177:.E225])" office:value-type="float" office:value="304.567402364104" calcext:value-type="float">
            <text:p>304.567402364104</text:p>
          </table:table-cell>
          <table:table-cell table:number-columns-repeated="6"/>
        </table:table-row>
        <table:table-row table:style-name="ro1">
          <table:table-cell office:value-type="float" office:value="0.459569454193115" calcext:value-type="float">
            <text:p>0.459569454193115</text:p>
          </table:table-cell>
          <table:table-cell table:formula="of:=AVERAGE([.A178:.A226])" office:value-type="float" office:value="0.660486914162672" calcext:value-type="float">
            <text:p>0.660486914162672</text:p>
          </table:table-cell>
          <table:table-cell office:value-type="float" office:value="0" calcext:value-type="float">
            <text:p>0</text:p>
          </table:table-cell>
          <table:table-cell office:value-type="float" office:value="12.0309987136871" calcext:value-type="float">
            <text:p>12.0309987136871</text:p>
          </table:table-cell>
          <table:table-cell office:value-type="float" office:value="305.587367327651" calcext:value-type="float">
            <text:p>305.587367327651</text:p>
          </table:table-cell>
          <table:table-cell table:formula="of:=AVERAGE([.E178:.E226])" office:value-type="float" office:value="304.601811292618" calcext:value-type="float">
            <text:p>304.601811292618</text:p>
          </table:table-cell>
          <table:table-cell table:number-columns-repeated="6"/>
        </table:table-row>
        <table:table-row table:style-name="ro1">
          <table:table-cell office:value-type="float" office:value="0.734756350517273" calcext:value-type="float">
            <text:p>0.734756350517273</text:p>
          </table:table-cell>
          <table:table-cell table:formula="of:=AVERAGE([.A179:.A227])" office:value-type="float" office:value="0.668999935388504" calcext:value-type="float">
            <text:p>0.668999935388504</text:p>
          </table:table-cell>
          <table:table-cell office:value-type="float" office:value="0" calcext:value-type="float">
            <text:p>0</text:p>
          </table:table-cell>
          <table:table-cell office:value-type="float" office:value="11.9722423473835" calcext:value-type="float">
            <text:p>11.9722423473835</text:p>
          </table:table-cell>
          <table:table-cell office:value-type="float" office:value="304.094955623541" calcext:value-type="float">
            <text:p>304.094955623541</text:p>
          </table:table-cell>
          <table:table-cell table:formula="of:=AVERAGE([.E179:.E227])" office:value-type="float" office:value="304.56960104683" calcext:value-type="float">
            <text:p>304.56960104683</text:p>
          </table:table-cell>
          <table:table-cell table:number-columns-repeated="6"/>
        </table:table-row>
        <table:table-row table:style-name="ro1">
          <table:table-cell office:value-type="float" office:value="0.976201415061951" calcext:value-type="float">
            <text:p>0.976201415061951</text:p>
          </table:table-cell>
          <table:table-cell table:formula="of:=AVERAGE([.A180:.A228])" office:value-type="float" office:value="0.668514249981605" calcext:value-type="float">
            <text:p>0.668514249981605</text:p>
          </table:table-cell>
          <table:table-cell office:value-type="float" office:value="1" calcext:value-type="float">
            <text:p>1</text:p>
          </table:table-cell>
          <table:table-cell office:value-type="float" office:value="11.9006369492412" calcext:value-type="float">
            <text:p>11.9006369492412</text:p>
          </table:table-cell>
          <table:table-cell office:value-type="float" office:value="302.276178510725" calcext:value-type="float">
            <text:p>302.276178510725</text:p>
          </table:table-cell>
          <table:table-cell table:formula="of:=AVERAGE([.E180:.E228])" office:value-type="float" office:value="304.555817161177" calcext:value-type="float">
            <text:p>304.555817161177</text:p>
          </table:table-cell>
          <table:table-cell table:number-columns-repeated="6"/>
        </table:table-row>
        <table:table-row table:style-name="ro1">
          <table:table-cell office:value-type="float" office:value="0.760265588760376" calcext:value-type="float">
            <text:p>0.760265588760376</text:p>
          </table:table-cell>
          <table:table-cell table:formula="of:=AVERAGE([.A181:.A229])" office:value-type="float" office:value="0.685262875994797" calcext:value-type="float">
            <text:p>0.685262875994797</text:p>
          </table:table-cell>
          <table:table-cell office:value-type="float" office:value="0" calcext:value-type="float">
            <text:p>0</text:p>
          </table:table-cell>
          <table:table-cell office:value-type="float" office:value="12.054414669162" calcext:value-type="float">
            <text:p>12.054414669162</text:p>
          </table:table-cell>
          <table:table-cell office:value-type="float" office:value="306.182132596716" calcext:value-type="float">
            <text:p>306.182132596716</text:p>
          </table:table-cell>
          <table:table-cell table:formula="of:=AVERAGE([.E181:.E229])" office:value-type="float" office:value="304.548907884338" calcext:value-type="float">
            <text:p>304.548907884338</text:p>
          </table:table-cell>
          <table:table-cell table:number-columns-repeated="6"/>
        </table:table-row>
        <table:table-row table:style-name="ro1">
          <table:table-cell office:value-type="float" office:value="0.28083997964859" calcext:value-type="float">
            <text:p>0.28083997964859</text:p>
          </table:table-cell>
          <table:table-cell table:formula="of:=AVERAGE([.A182:.A230])" office:value-type="float" office:value="0.68472306835402" calcext:value-type="float">
            <text:p>0.68472306835402</text:p>
          </table:table-cell>
          <table:table-cell office:value-type="float" office:value="0" calcext:value-type="float">
            <text:p>0</text:p>
          </table:table-cell>
          <table:table-cell office:value-type="float" office:value="12.0285805003166" calcext:value-type="float">
            <text:p>12.0285805003166</text:p>
          </table:table-cell>
          <table:table-cell office:value-type="float" office:value="305.525944708042" calcext:value-type="float">
            <text:p>305.525944708042</text:p>
          </table:table-cell>
          <table:table-cell table:formula="of:=AVERAGE([.E182:.E230])" office:value-type="float" office:value="304.599565777645" calcext:value-type="float">
            <text:p>304.599565777645</text:p>
          </table:table-cell>
          <table:table-cell table:number-columns-repeated="6"/>
        </table:table-row>
        <table:table-row table:style-name="ro1">
          <table:table-cell office:value-type="float" office:value="0.478171169757843" calcext:value-type="float">
            <text:p>0.478171169757843</text:p>
          </table:table-cell>
          <table:table-cell table:formula="of:=AVERAGE([.A183:.A231])" office:value-type="float" office:value="0.687009582811412" calcext:value-type="float">
            <text:p>0.687009582811412</text:p>
          </table:table-cell>
          <table:table-cell office:value-type="float" office:value="0" calcext:value-type="float">
            <text:p>0</text:p>
          </table:table-cell>
          <table:table-cell office:value-type="float" office:value="12.186494174692" calcext:value-type="float">
            <text:p>12.186494174692</text:p>
          </table:table-cell>
          <table:table-cell office:value-type="float" office:value="309.536952037178" calcext:value-type="float">
            <text:p>309.536952037178</text:p>
          </table:table-cell>
          <table:table-cell table:formula="of:=AVERAGE([.E183:.E231])" office:value-type="float" office:value="304.611612612713" calcext:value-type="float">
            <text:p>304.611612612713</text:p>
          </table:table-cell>
          <table:table-cell table:number-columns-repeated="6"/>
        </table:table-row>
        <table:table-row table:style-name="ro1">
          <table:table-cell office:value-type="float" office:value="0.112209722399712" calcext:value-type="float">
            <text:p>0.112209722399712</text:p>
          </table:table-cell>
          <table:table-cell table:formula="of:=AVERAGE([.A184:.A232])" office:value-type="float" office:value="0.669532801216902" calcext:value-type="float">
            <text:p>0.669532801216902</text:p>
          </table:table-cell>
          <table:table-cell office:value-type="float" office:value="0" calcext:value-type="float">
            <text:p>0</text:p>
          </table:table-cell>
          <table:table-cell office:value-type="float" office:value="12.2472627855033" calcext:value-type="float">
            <text:p>12.2472627855033</text:p>
          </table:table-cell>
          <table:table-cell office:value-type="float" office:value="311.080474751783" calcext:value-type="float">
            <text:p>311.080474751783</text:p>
          </table:table-cell>
          <table:table-cell table:formula="of:=AVERAGE([.E184:.E232])" office:value-type="float" office:value="304.779120001305" calcext:value-type="float">
            <text:p>304.779120001305</text:p>
          </table:table-cell>
          <table:table-cell table:number-columns-repeated="6"/>
        </table:table-row>
        <table:table-row table:style-name="ro1">
          <table:table-cell office:value-type="float" office:value="0.880620419979095" calcext:value-type="float">
            <text:p>0.880620419979095</text:p>
          </table:table-cell>
          <table:table-cell table:formula="of:=AVERAGE([.A185:.A233])" office:value-type="float" office:value="0.667687998535621" calcext:value-type="float">
            <text:p>0.667687998535621</text:p>
          </table:table-cell>
          <table:table-cell office:value-type="float" office:value="1" calcext:value-type="float">
            <text:p>1</text:p>
          </table:table-cell>
          <table:table-cell office:value-type="float" office:value="11.8908033508629" calcext:value-type="float">
            <text:p>11.8908033508629</text:p>
          </table:table-cell>
          <table:table-cell office:value-type="float" office:value="302.026405111917" calcext:value-type="float">
            <text:p>302.026405111917</text:p>
          </table:table-cell>
          <table:table-cell table:formula="of:=AVERAGE([.E185:.E233])" office:value-type="float" office:value="304.757311379858" calcext:value-type="float">
            <text:p>304.7573113798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86:.A234])" office:value-type="float" office:value="0.676655540454084" calcext:value-type="float">
            <text:p>0.676655540454084</text:p>
          </table:table-cell>
          <table:table-cell office:value-type="float" office:value="1" calcext:value-type="float">
            <text:p>1</text:p>
          </table:table-cell>
          <table:table-cell office:value-type="float" office:value="11.885173759523" calcext:value-type="float">
            <text:p>11.885173759523</text:p>
          </table:table-cell>
          <table:table-cell office:value-type="float" office:value="301.883413491885" calcext:value-type="float">
            <text:p>301.883413491885</text:p>
          </table:table-cell>
          <table:table-cell table:formula="of:=AVERAGE([.E186:.E234])" office:value-type="float" office:value="304.732942798356" calcext:value-type="float">
            <text:p>304.732942798356</text:p>
          </table:table-cell>
          <table:table-cell table:number-columns-repeated="6"/>
        </table:table-row>
        <table:table-row table:style-name="ro1">
          <table:table-cell office:value-type="float" office:value="-0.238368690013885" calcext:value-type="float">
            <text:p>-0.238368690013885</text:p>
          </table:table-cell>
          <table:table-cell table:formula="of:=AVERAGE([.A187:.A235])" office:value-type="float" office:value="0.657031437365315" calcext:value-type="float">
            <text:p>0.657031437365315</text:p>
          </table:table-cell>
          <table:table-cell office:value-type="float" office:value="0" calcext:value-type="float">
            <text:p>0</text:p>
          </table:table-cell>
          <table:table-cell office:value-type="float" office:value="12.252437128523" calcext:value-type="float">
            <text:p>12.252437128523</text:p>
          </table:table-cell>
          <table:table-cell office:value-type="float" office:value="311.211903064484" calcext:value-type="float">
            <text:p>311.211903064484</text:p>
          </table:table-cell>
          <table:table-cell table:formula="of:=AVERAGE([.E187:.E235])" office:value-type="float" office:value="304.895804063201" calcext:value-type="float">
            <text:p>304.895804063201</text:p>
          </table:table-cell>
          <table:table-cell table:number-columns-repeated="6"/>
        </table:table-row>
        <table:table-row table:style-name="ro1">
          <table:table-cell office:value-type="float" office:value="0.795121073722839" calcext:value-type="float">
            <text:p>0.795121073722839</text:p>
          </table:table-cell>
          <table:table-cell table:formula="of:=AVERAGE([.A188:.A236])" office:value-type="float" office:value="0.65741737135813" calcext:value-type="float">
            <text:p>0.65741737135813</text:p>
          </table:table-cell>
          <table:table-cell office:value-type="float" office:value="1" calcext:value-type="float">
            <text:p>1</text:p>
          </table:table-cell>
          <table:table-cell office:value-type="float" office:value="11.8741668407321" calcext:value-type="float">
            <text:p>11.8741668407321</text:p>
          </table:table-cell>
          <table:table-cell office:value-type="float" office:value="301.603837754595" calcext:value-type="float">
            <text:p>301.603837754595</text:p>
          </table:table-cell>
          <table:table-cell table:formula="of:=AVERAGE([.E188:.E236])" office:value-type="float" office:value="304.870638725303" calcext:value-type="float">
            <text:p>304.870638725303</text:p>
          </table:table-cell>
          <table:table-cell table:number-columns-repeated="6"/>
        </table:table-row>
        <table:table-row table:style-name="ro1">
          <table:table-cell office:value-type="float" office:value="0.977477610111237" calcext:value-type="float">
            <text:p>0.977477610111237</text:p>
          </table:table-cell>
          <table:table-cell table:formula="of:=AVERAGE([.A189:.A237])" office:value-type="float" office:value="0.662642522527186" calcext:value-type="float">
            <text:p>0.662642522527186</text:p>
          </table:table-cell>
          <table:table-cell office:value-type="float" office:value="1" calcext:value-type="float">
            <text:p>1</text:p>
          </table:table-cell>
          <table:table-cell office:value-type="float" office:value="11.8771717143089" calcext:value-type="float">
            <text:p>11.8771717143089</text:p>
          </table:table-cell>
          <table:table-cell office:value-type="float" office:value="301.680161543445" calcext:value-type="float">
            <text:p>301.680161543445</text:p>
          </table:table-cell>
          <table:table-cell table:formula="of:=AVERAGE([.E189:.E237])" office:value-type="float" office:value="304.816136330332" calcext:value-type="float">
            <text:p>304.816136330332</text:p>
          </table:table-cell>
          <table:table-cell table:number-columns-repeated="6"/>
        </table:table-row>
        <table:table-row table:style-name="ro1">
          <table:table-cell office:value-type="float" office:value="0.201410055160522" calcext:value-type="float">
            <text:p>0.201410055160522</text:p>
          </table:table-cell>
          <table:table-cell table:formula="of:=AVERAGE([.A190:.A238])" office:value-type="float" office:value="0.651971367950281" calcext:value-type="float">
            <text:p>0.651971367950281</text:p>
          </table:table-cell>
          <table:table-cell office:value-type="float" office:value="0" calcext:value-type="float">
            <text:p>0</text:p>
          </table:table-cell>
          <table:table-cell office:value-type="float" office:value="12.0704128929883" calcext:value-type="float">
            <text:p>12.0704128929883</text:p>
          </table:table-cell>
          <table:table-cell office:value-type="float" office:value="306.588487481903" calcext:value-type="float">
            <text:p>306.588487481903</text:p>
          </table:table-cell>
          <table:table-cell table:formula="of:=AVERAGE([.E190:.E238])" office:value-type="float" office:value="304.86191393866" calcext:value-type="float">
            <text:p>304.86191393866</text:p>
          </table:table-cell>
          <table:table-cell table:number-columns-repeated="6"/>
        </table:table-row>
        <table:table-row table:style-name="ro1">
          <table:table-cell office:value-type="float" office:value="0.934541702270508" calcext:value-type="float">
            <text:p>0.934541702270508</text:p>
          </table:table-cell>
          <table:table-cell table:formula="of:=AVERAGE([.A191:.A239])" office:value-type="float" office:value="0.672571916762603" calcext:value-type="float">
            <text:p>0.672571916762603</text:p>
          </table:table-cell>
          <table:table-cell office:value-type="float" office:value="1" calcext:value-type="float">
            <text:p>1</text:p>
          </table:table-cell>
          <table:table-cell office:value-type="float" office:value="11.8858542853624" calcext:value-type="float">
            <text:p>11.8858542853624</text:p>
          </table:table-cell>
          <table:table-cell office:value-type="float" office:value="301.900698848204" calcext:value-type="float">
            <text:p>301.900698848204</text:p>
          </table:table-cell>
          <table:table-cell table:formula="of:=AVERAGE([.E191:.E239])" office:value-type="float" office:value="304.68870943773" calcext:value-type="float">
            <text:p>304.688709437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2:.A240])" office:value-type="float" office:value="0.67756259907259" calcext:value-type="float">
            <text:p>0.67756259907259</text:p>
          </table:table-cell>
          <table:table-cell office:value-type="float" office:value="1" calcext:value-type="float">
            <text:p>1</text:p>
          </table:table-cell>
          <table:table-cell office:value-type="float" office:value="11.8872869095862" calcext:value-type="float">
            <text:p>11.8872869095862</text:p>
          </table:table-cell>
          <table:table-cell office:value-type="float" office:value="301.937087503489" calcext:value-type="float">
            <text:p>301.937087503489</text:p>
          </table:table-cell>
          <table:table-cell table:formula="of:=AVERAGE([.E192:.E240])" office:value-type="float" office:value="304.616397408566" calcext:value-type="float">
            <text:p>304.616397408566</text:p>
          </table:table-cell>
          <table:table-cell table:number-columns-repeated="6"/>
        </table:table-row>
        <table:table-row table:style-name="ro1">
          <table:table-cell office:value-type="float" office:value="0.0690465122461319" calcext:value-type="float">
            <text:p>0.069046512246132</text:p>
          </table:table-cell>
          <table:table-cell table:formula="of:=AVERAGE([.A193:.A241])" office:value-type="float" office:value="0.658563548302103" calcext:value-type="float">
            <text:p>0.658563548302103</text:p>
          </table:table-cell>
          <table:table-cell office:value-type="float" office:value="0" calcext:value-type="float">
            <text:p>0</text:p>
          </table:table-cell>
          <table:table-cell office:value-type="float" office:value="12.0619509061724" calcext:value-type="float">
            <text:p>12.0619509061724</text:p>
          </table:table-cell>
          <table:table-cell office:value-type="float" office:value="306.373553016779" calcext:value-type="float">
            <text:p>306.373553016779</text:p>
          </table:table-cell>
          <table:table-cell table:formula="of:=AVERAGE([.E193:.E241])" office:value-type="float" office:value="304.685965797957" calcext:value-type="float">
            <text:p>304.685965797957</text:p>
          </table:table-cell>
          <table:table-cell table:number-columns-repeated="6"/>
        </table:table-row>
        <table:table-row table:style-name="ro1">
          <table:table-cell office:value-type="float" office:value="-0.201427102088928" calcext:value-type="float">
            <text:p>-0.201427102088928</text:p>
          </table:table-cell>
          <table:table-cell table:formula="of:=AVERAGE([.A194:.A242])" office:value-type="float" office:value="0.634044627851309" calcext:value-type="float">
            <text:p>0.634044627851309</text:p>
          </table:table-cell>
          <table:table-cell office:value-type="float" office:value="0" calcext:value-type="float">
            <text:p>0</text:p>
          </table:table-cell>
          <table:table-cell office:value-type="float" office:value="12.0346618200153" calcext:value-type="float">
            <text:p>12.0346618200153</text:p>
          </table:table-cell>
          <table:table-cell office:value-type="float" office:value="305.680410228389" calcext:value-type="float">
            <text:p>305.680410228389</text:p>
          </table:table-cell>
          <table:table-cell table:formula="of:=AVERAGE([.E194:.E242])" office:value-type="float" office:value="304.743030585827" calcext:value-type="float">
            <text:p>304.743030585827</text:p>
          </table:table-cell>
          <table:table-cell table:number-columns-repeated="6"/>
        </table:table-row>
        <table:table-row table:style-name="ro1">
          <table:table-cell office:value-type="float" office:value="0.19971776008606" calcext:value-type="float">
            <text:p>0.19971776008606</text:p>
          </table:table-cell>
          <table:table-cell table:formula="of:=AVERAGE([.A195:.A243])" office:value-type="float" office:value="0.619825761026205" calcext:value-type="float">
            <text:p>0.619825761026205</text:p>
          </table:table-cell>
          <table:table-cell office:value-type="float" office:value="0" calcext:value-type="float">
            <text:p>0</text:p>
          </table:table-cell>
          <table:table-cell office:value-type="float" office:value="12.0284561283529" calcext:value-type="float">
            <text:p>12.0284561283529</text:p>
          </table:table-cell>
          <table:table-cell office:value-type="float" office:value="305.522785660163" calcext:value-type="float">
            <text:p>305.522785660163</text:p>
          </table:table-cell>
          <table:table-cell table:formula="of:=AVERAGE([.E195:.E243])" office:value-type="float" office:value="304.798237289124" calcext:value-type="float">
            <text:p>304.798237289124</text:p>
          </table:table-cell>
          <table:table-cell table:number-columns-repeated="6"/>
        </table:table-row>
        <table:table-row table:style-name="ro1">
          <table:table-cell office:value-type="float" office:value="0.156053692102432" calcext:value-type="float">
            <text:p>0.156053692102432</text:p>
          </table:table-cell>
          <table:table-cell table:formula="of:=AVERAGE([.A196:.A244])" office:value-type="float" office:value="0.620098724146218" calcext:value-type="float">
            <text:p>0.620098724146218</text:p>
          </table:table-cell>
          <table:table-cell office:value-type="float" office:value="0" calcext:value-type="float">
            <text:p>0</text:p>
          </table:table-cell>
          <table:table-cell office:value-type="float" office:value="12.3818414635122" calcext:value-type="float">
            <text:p>12.3818414635122</text:p>
          </table:table-cell>
          <table:table-cell office:value-type="float" office:value="314.498773173209" calcext:value-type="float">
            <text:p>314.498773173209</text:p>
          </table:table-cell>
          <table:table-cell table:formula="of:=AVERAGE([.E196:.E244])" office:value-type="float" office:value="304.829293150454" calcext:value-type="float">
            <text:p>304.829293150454</text:p>
          </table:table-cell>
          <table:table-cell table:number-columns-repeated="6"/>
        </table:table-row>
        <table:table-row table:style-name="ro1">
          <table:table-cell office:value-type="float" office:value="0.700793147087097" calcext:value-type="float">
            <text:p>0.700793147087097</text:p>
          </table:table-cell>
          <table:table-cell table:formula="of:=AVERAGE([.A197:.A245])" office:value-type="float" office:value="0.626295741820761" calcext:value-type="float">
            <text:p>0.626295741820761</text:p>
          </table:table-cell>
          <table:table-cell office:value-type="float" office:value="0" calcext:value-type="float">
            <text:p>0</text:p>
          </table:table-cell>
          <table:table-cell office:value-type="float" office:value="12.1259226817101" calcext:value-type="float">
            <text:p>12.1259226817101</text:p>
          </table:table-cell>
          <table:table-cell office:value-type="float" office:value="307.998436115437" calcext:value-type="float">
            <text:p>307.998436115437</text:p>
          </table:table-cell>
          <table:table-cell table:formula="of:=AVERAGE([.E197:.E245])" office:value-type="float" office:value="304.851088999471" calcext:value-type="float">
            <text:p>304.851088999471</text:p>
          </table:table-cell>
          <table:table-cell table:number-columns-repeated="6"/>
        </table:table-row>
        <table:table-row table:style-name="ro1">
          <table:table-cell office:value-type="float" office:value="0.257460296154022" calcext:value-type="float">
            <text:p>0.257460296154022</text:p>
          </table:table-cell>
          <table:table-cell table:formula="of:=AVERAGE([.A198:.A246])" office:value-type="float" office:value="0.621513287120875" calcext:value-type="float">
            <text:p>0.621513287120875</text:p>
          </table:table-cell>
          <table:table-cell office:value-type="float" office:value="0" calcext:value-type="float">
            <text:p>0</text:p>
          </table:table-cell>
          <table:table-cell office:value-type="float" office:value="12.0757714473128" calcext:value-type="float">
            <text:p>12.0757714473128</text:p>
          </table:table-cell>
          <table:table-cell office:value-type="float" office:value="306.724594761746" calcext:value-type="float">
            <text:p>306.724594761746</text:p>
          </table:table-cell>
          <table:table-cell table:formula="of:=AVERAGE([.E198:.E246])" office:value-type="float" office:value="304.90333371525" calcext:value-type="float">
            <text:p>304.90333371525</text:p>
          </table:table-cell>
          <table:table-cell table:number-columns-repeated="6"/>
        </table:table-row>
        <table:table-row table:style-name="ro1">
          <table:table-cell office:value-type="float" office:value="0.776425123214722" calcext:value-type="float">
            <text:p>0.776425123214722</text:p>
          </table:table-cell>
          <table:table-cell table:formula="of:=AVERAGE([.A199:.A247])" office:value-type="float" office:value="0.621099567632225" calcext:value-type="float">
            <text:p>0.621099567632225</text:p>
          </table:table-cell>
          <table:table-cell office:value-type="float" office:value="1" calcext:value-type="float">
            <text:p>1</text:p>
          </table:table-cell>
          <table:table-cell office:value-type="float" office:value="11.9005336970449" calcext:value-type="float">
            <text:p>11.9005336970449</text:p>
          </table:table-cell>
          <table:table-cell office:value-type="float" office:value="302.273555904939" calcext:value-type="float">
            <text:p>302.273555904939</text:p>
          </table:table-cell>
          <table:table-cell table:formula="of:=AVERAGE([.E199:.E247])" office:value-type="float" office:value="304.886635890747" calcext:value-type="float">
            <text:p>304.886635890747</text:p>
          </table:table-cell>
          <table:table-cell table:number-columns-repeated="6"/>
        </table:table-row>
        <table:table-row table:style-name="ro1">
          <table:table-cell office:value-type="float" office:value="0.355427145957947" calcext:value-type="float">
            <text:p>0.355427145957947</text:p>
          </table:table-cell>
          <table:table-cell table:formula="of:=AVERAGE([.A200:.A248])" office:value-type="float" office:value="0.619246803680245" calcext:value-type="float">
            <text:p>0.619246803680245</text:p>
          </table:table-cell>
          <table:table-cell office:value-type="float" office:value="0" calcext:value-type="float">
            <text:p>0</text:p>
          </table:table-cell>
          <table:table-cell office:value-type="float" office:value="12.0264544437289" calcext:value-type="float">
            <text:p>12.0264544437289</text:p>
          </table:table-cell>
          <table:table-cell office:value-type="float" office:value="305.471942870715" calcext:value-type="float">
            <text:p>305.471942870715</text:p>
          </table:table-cell>
          <table:table-cell table:formula="of:=AVERAGE([.E200:.E248])" office:value-type="float" office:value="304.936476348485" calcext:value-type="float">
            <text:p>304.9364763484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1:.A249])" office:value-type="float" office:value="0.629823633906793" calcext:value-type="float">
            <text:p>0.629823633906793</text:p>
          </table:table-cell>
          <table:table-cell office:value-type="float" office:value="1" calcext:value-type="float">
            <text:p>1</text:p>
          </table:table-cell>
          <table:table-cell office:value-type="float" office:value="11.8992195781827" calcext:value-type="float">
            <text:p>11.8992195781827</text:p>
          </table:table-cell>
          <table:table-cell office:value-type="float" office:value="302.240177285841" calcext:value-type="float">
            <text:p>302.240177285841</text:p>
          </table:table-cell>
          <table:table-cell table:formula="of:=AVERAGE([.E201:.E249])" office:value-type="float" office:value="304.791511692003" calcext:value-type="float">
            <text:p>304.791511692003</text:p>
          </table:table-cell>
          <table:table-cell table:number-columns-repeated="6"/>
        </table:table-row>
        <table:table-row table:style-name="ro1">
          <table:table-cell office:value-type="float" office:value="0.465288996696472" calcext:value-type="float">
            <text:p>0.465288996696472</text:p>
          </table:table-cell>
          <table:table-cell table:formula="of:=AVERAGE([.A202:.A250])" office:value-type="float" office:value="0.625425899819452" calcext:value-type="float">
            <text:p>0.625425899819452</text:p>
          </table:table-cell>
          <table:table-cell office:value-type="float" office:value="0" calcext:value-type="float">
            <text:p>0</text:p>
          </table:table-cell>
          <table:table-cell office:value-type="float" office:value="12.1231630320996" calcext:value-type="float">
            <text:p>12.1231630320996</text:p>
          </table:table-cell>
          <table:table-cell office:value-type="float" office:value="307.92834101533" calcext:value-type="float">
            <text:p>307.92834101533</text:p>
          </table:table-cell>
          <table:table-cell table:formula="of:=AVERAGE([.E202:.E250])" office:value-type="float" office:value="304.891952263005" calcext:value-type="float">
            <text:p>304.891952263005</text:p>
          </table:table-cell>
          <table:table-cell table:number-columns-repeated="6"/>
        </table:table-row>
        <table:table-row table:style-name="ro1">
          <table:table-cell office:value-type="float" office:value="0.0605123341083527" calcext:value-type="float">
            <text:p>0.060512334108353</text:p>
          </table:table-cell>
          <table:table-cell table:formula="of:=AVERAGE([.A203:.A251])" office:value-type="float" office:value="0.606252682148194" calcext:value-type="float">
            <text:p>0.606252682148194</text:p>
          </table:table-cell>
          <table:table-cell office:value-type="float" office:value="0" calcext:value-type="float">
            <text:p>0</text:p>
          </table:table-cell>
          <table:table-cell office:value-type="float" office:value="12.3224163045734" calcext:value-type="float">
            <text:p>12.3224163045734</text:p>
          </table:table-cell>
          <table:table-cell office:value-type="float" office:value="312.989374136165" calcext:value-type="float">
            <text:p>312.989374136165</text:p>
          </table:table-cell>
          <table:table-cell table:formula="of:=AVERAGE([.E203:.E251])" office:value-type="float" office:value="305.095517440105" calcext:value-type="float">
            <text:p>305.095517440105</text:p>
          </table:table-cell>
          <table:table-cell table:number-columns-repeated="6"/>
        </table:table-row>
        <table:table-row table:style-name="ro1">
          <table:table-cell office:value-type="float" office:value="0.661893963813782" calcext:value-type="float">
            <text:p>0.661893963813782</text:p>
          </table:table-cell>
          <table:table-cell table:formula="of:=AVERAGE([.A204:.A252])" office:value-type="float" office:value="0.599610958476456" calcext:value-type="float">
            <text:p>0.599610958476456</text:p>
          </table:table-cell>
          <table:table-cell office:value-type="float" office:value="0" calcext:value-type="float">
            <text:p>0</text:p>
          </table:table-cell>
          <table:table-cell office:value-type="float" office:value="11.9345283093601" calcext:value-type="float">
            <text:p>11.9345283093601</text:p>
          </table:table-cell>
          <table:table-cell office:value-type="float" office:value="303.137019057748" calcext:value-type="float">
            <text:p>303.137019057748</text:p>
          </table:table-cell>
          <table:table-cell table:formula="of:=AVERAGE([.E204:.E252])" office:value-type="float" office:value="305.104627224304" calcext:value-type="float">
            <text:p>305.104627224304</text:p>
          </table:table-cell>
          <table:table-cell table:number-columns-repeated="6"/>
        </table:table-row>
        <table:table-row table:style-name="ro1">
          <table:table-cell office:value-type="float" office:value="0.642000198364258" calcext:value-type="float">
            <text:p>0.642000198364258</text:p>
          </table:table-cell>
          <table:table-cell table:formula="of:=AVERAGE([.A205:.A253])" office:value-type="float" office:value="0.598010863272511" calcext:value-type="float">
            <text:p>0.598010863272511</text:p>
          </table:table-cell>
          <table:table-cell office:value-type="float" office:value="1" calcext:value-type="float">
            <text:p>1</text:p>
          </table:table-cell>
          <table:table-cell office:value-type="float" office:value="11.9246407382429" calcext:value-type="float">
            <text:p>11.9246407382429</text:p>
          </table:table-cell>
          <table:table-cell office:value-type="float" office:value="302.885874751369" calcext:value-type="float">
            <text:p>302.885874751369</text:p>
          </table:table-cell>
          <table:table-cell table:formula="of:=AVERAGE([.E205:.E253])" office:value-type="float" office:value="305.104572485315" calcext:value-type="float">
            <text:p>305.104572485315</text:p>
          </table:table-cell>
          <table:table-cell table:number-columns-repeated="6"/>
        </table:table-row>
        <table:table-row table:style-name="ro1">
          <table:table-cell office:value-type="float" office:value="0.839467465877533" calcext:value-type="float">
            <text:p>0.839467465877533</text:p>
          </table:table-cell>
          <table:table-cell table:formula="of:=AVERAGE([.A206:.A254])" office:value-type="float" office:value="0.594734689106747" calcext:value-type="float">
            <text:p>0.594734689106747</text:p>
          </table:table-cell>
          <table:table-cell office:value-type="float" office:value="0" calcext:value-type="float">
            <text:p>0</text:p>
          </table:table-cell>
          <table:table-cell office:value-type="float" office:value="12.0876595297337" calcext:value-type="float">
            <text:p>12.0876595297337</text:p>
          </table:table-cell>
          <table:table-cell office:value-type="float" office:value="307.026552055235" calcext:value-type="float">
            <text:p>307.026552055235</text:p>
          </table:table-cell>
          <table:table-cell table:formula="of:=AVERAGE([.E206:.E254])" office:value-type="float" office:value="305.190614877564" calcext:value-type="float">
            <text:p>305.190614877564</text:p>
          </table:table-cell>
          <table:table-cell table:number-columns-repeated="6"/>
        </table:table-row>
        <table:table-row table:style-name="ro1">
          <table:table-cell office:value-type="float" office:value="0.282256066799164" calcext:value-type="float">
            <text:p>0.282256066799164</text:p>
          </table:table-cell>
          <table:table-cell table:formula="of:=AVERAGE([.A207:.A255])" office:value-type="float" office:value="0.580086853735301" calcext:value-type="float">
            <text:p>0.580086853735301</text:p>
          </table:table-cell>
          <table:table-cell office:value-type="float" office:value="0" calcext:value-type="float">
            <text:p>0</text:p>
          </table:table-cell>
          <table:table-cell office:value-type="float" office:value="12.0555117237479" calcext:value-type="float">
            <text:p>12.0555117237479</text:p>
          </table:table-cell>
          <table:table-cell office:value-type="float" office:value="306.209997783195" calcext:value-type="float">
            <text:p>306.209997783195</text:p>
          </table:table-cell>
          <table:table-cell table:formula="of:=AVERAGE([.E207:.E255])" office:value-type="float" office:value="305.25648595235" calcext:value-type="float">
            <text:p>305.25648595235</text:p>
          </table:table-cell>
          <table:table-cell table:number-columns-repeated="6"/>
        </table:table-row>
        <table:table-row table:style-name="ro1">
          <table:table-cell office:value-type="float" office:value="0.754041075706482" calcext:value-type="float">
            <text:p>0.754041075706482</text:p>
          </table:table-cell>
          <table:table-cell table:formula="of:=AVERAGE([.A208:.A256])" office:value-type="float" office:value="0.57506728385176" calcext:value-type="float">
            <text:p>0.57506728385176</text:p>
          </table:table-cell>
          <table:table-cell office:value-type="float" office:value="1" calcext:value-type="float">
            <text:p>1</text:p>
          </table:table-cell>
          <table:table-cell office:value-type="float" office:value="11.9206561421216" calcext:value-type="float">
            <text:p>11.9206561421216</text:p>
          </table:table-cell>
          <table:table-cell office:value-type="float" office:value="302.784666009887" calcext:value-type="float">
            <text:p>302.784666009887</text:p>
          </table:table-cell>
          <table:table-cell table:formula="of:=AVERAGE([.E208:.E256])" office:value-type="float" office:value="305.251819149428" calcext:value-type="float">
            <text:p>305.2518191494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9:.A257])" office:value-type="float" office:value="0.597565958998641" calcext:value-type="float">
            <text:p>0.597565958998641</text:p>
          </table:table-cell>
          <table:table-cell office:value-type="float" office:value="1" calcext:value-type="float">
            <text:p>1</text:p>
          </table:table-cell>
          <table:table-cell office:value-type="float" office:value="11.903076282379" calcext:value-type="float">
            <text:p>11.903076282379</text:p>
          </table:table-cell>
          <table:table-cell office:value-type="float" office:value="302.338137572427" calcext:value-type="float">
            <text:p>302.338137572427</text:p>
          </table:table-cell>
          <table:table-cell table:formula="of:=AVERAGE([.E209:.E257])" office:value-type="float" office:value="305.061554330245" calcext:value-type="float">
            <text:p>305.061554330245</text:p>
          </table:table-cell>
          <table:table-cell table:number-columns-repeated="6"/>
        </table:table-row>
        <table:table-row table:style-name="ro1">
          <table:table-cell office:value-type="float" office:value="0.11858919262886" calcext:value-type="float">
            <text:p>0.11858919262886</text:p>
          </table:table-cell>
          <table:table-cell table:formula="of:=AVERAGE([.A210:.A258])" office:value-type="float" office:value="0.579577983338006" calcext:value-type="float">
            <text:p>0.579577983338006</text:p>
          </table:table-cell>
          <table:table-cell office:value-type="float" office:value="0" calcext:value-type="float">
            <text:p>0</text:p>
          </table:table-cell>
          <table:table-cell office:value-type="float" office:value="12.3705412146181" calcext:value-type="float">
            <text:p>12.3705412146181</text:p>
          </table:table-cell>
          <table:table-cell office:value-type="float" office:value="314.211746851299" calcext:value-type="float">
            <text:p>314.211746851299</text:p>
          </table:table-cell>
          <table:table-cell table:formula="of:=AVERAGE([.E210:.E258])" office:value-type="float" office:value="305.313579934348" calcext:value-type="float">
            <text:p>305.313579934348</text:p>
          </table:table-cell>
          <table:table-cell table:number-columns-repeated="6"/>
        </table:table-row>
        <table:table-row table:style-name="ro1">
          <table:table-cell office:value-type="float" office:value="-0.107756704092026" calcext:value-type="float">
            <text:p>-0.107756704092026</text:p>
          </table:table-cell>
          <table:table-cell table:formula="of:=AVERAGE([.A211:.A259])" office:value-type="float" office:value="0.556970703662658" calcext:value-type="float">
            <text:p>0.556970703662658</text:p>
          </table:table-cell>
          <table:table-cell office:value-type="float" office:value="0" calcext:value-type="float">
            <text:p>0</text:p>
          </table:table-cell>
          <table:table-cell office:value-type="float" office:value="12.2808127093822" calcext:value-type="float">
            <text:p>12.2808127093822</text:p>
          </table:table-cell>
          <table:table-cell office:value-type="float" office:value="311.932642818307" calcext:value-type="float">
            <text:p>311.932642818307</text:p>
          </table:table-cell>
          <table:table-cell table:formula="of:=AVERAGE([.E211:.E259])" office:value-type="float" office:value="305.516508922752" calcext:value-type="float">
            <text:p>305.5165089227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2:.A260])" office:value-type="float" office:value="0.558590553548871" calcext:value-type="float">
            <text:p>0.558590553548871</text:p>
          </table:table-cell>
          <table:table-cell office:value-type="float" office:value="1" calcext:value-type="float">
            <text:p>1</text:p>
          </table:table-cell>
          <table:table-cell office:value-type="float" office:value="11.9181663562059" calcext:value-type="float">
            <text:p>11.9181663562059</text:p>
          </table:table-cell>
          <table:table-cell office:value-type="float" office:value="302.721425447631" calcext:value-type="float">
            <text:p>302.721425447631</text:p>
          </table:table-cell>
          <table:table-cell table:formula="of:=AVERAGE([.E212:.E260])" office:value-type="float" office:value="305.52466503212" calcext:value-type="float">
            <text:p>305.52466503212</text:p>
          </table:table-cell>
          <table:table-cell table:number-columns-repeated="6"/>
        </table:table-row>
        <table:table-row table:style-name="ro1">
          <table:table-cell office:value-type="float" office:value="0.217356905341148" calcext:value-type="float">
            <text:p>0.217356905341148</text:p>
          </table:table-cell>
          <table:table-cell table:formula="of:=AVERAGE([.A213:.A261])" office:value-type="float" office:value="0.543056725239267" calcext:value-type="float">
            <text:p>0.543056725239267</text:p>
          </table:table-cell>
          <table:table-cell office:value-type="float" office:value="0" calcext:value-type="float">
            <text:p>0</text:p>
          </table:table-cell>
          <table:table-cell office:value-type="float" office:value="12.0225367268711" calcext:value-type="float">
            <text:p>12.0225367268711</text:p>
          </table:table-cell>
          <table:table-cell office:value-type="float" office:value="305.372432862527" calcext:value-type="float">
            <text:p>305.372432862527</text:p>
          </table:table-cell>
          <table:table-cell table:formula="of:=AVERAGE([.E213:.E261])" office:value-type="float" office:value="305.59399317817" calcext:value-type="float">
            <text:p>305.59399317817</text:p>
          </table:table-cell>
          <table:table-cell table:number-columns-repeated="6"/>
        </table:table-row>
        <table:table-row table:style-name="ro1">
          <table:table-cell office:value-type="float" office:value="0.263554930686951" calcext:value-type="float">
            <text:p>0.263554930686951</text:p>
          </table:table-cell>
          <table:table-cell table:formula="of:=AVERAGE([.A214:.A262])" office:value-type="float" office:value="0.528027234028797" calcext:value-type="float">
            <text:p>0.528027234028797</text:p>
          </table:table-cell>
          <table:table-cell office:value-type="float" office:value="0" calcext:value-type="float">
            <text:p>0</text:p>
          </table:table-cell>
          <table:table-cell office:value-type="float" office:value="12.0004231570542" calcext:value-type="float">
            <text:p>12.0004231570542</text:p>
          </table:table-cell>
          <table:table-cell office:value-type="float" office:value="304.810748189176" calcext:value-type="float">
            <text:p>304.810748189176</text:p>
          </table:table-cell>
          <table:table-cell table:formula="of:=AVERAGE([.E214:.E262])" office:value-type="float" office:value="305.63495862115" calcext:value-type="float">
            <text:p>305.63495862115</text:p>
          </table:table-cell>
          <table:table-cell table:number-columns-repeated="6"/>
        </table:table-row>
        <table:table-row table:style-name="ro1">
          <table:table-cell office:value-type="float" office:value="0.278359025716782" calcext:value-type="float">
            <text:p>0.278359025716782</text:p>
          </table:table-cell>
          <table:table-cell table:formula="of:=AVERAGE([.A215:.A263])" office:value-type="float" office:value="0.524523641990156" calcext:value-type="float">
            <text:p>0.524523641990156</text:p>
          </table:table-cell>
          <table:table-cell office:value-type="float" office:value="0" calcext:value-type="float">
            <text:p>0</text:p>
          </table:table-cell>
          <table:table-cell office:value-type="float" office:value="11.9822824501544" calcext:value-type="float">
            <text:p>11.9822824501544</text:p>
          </table:table-cell>
          <table:table-cell office:value-type="float" office:value="304.349974233922" calcext:value-type="float">
            <text:p>304.349974233922</text:p>
          </table:table-cell>
          <table:table-cell table:formula="of:=AVERAGE([.E215:.E263])" office:value-type="float" office:value="305.656460096048" calcext:value-type="float">
            <text:p>305.656460096048</text:p>
          </table:table-cell>
          <table:table-cell table:number-columns-repeated="6"/>
        </table:table-row>
        <table:table-row table:style-name="ro1">
          <table:table-cell office:value-type="float" office:value="0.0376260578632355" calcext:value-type="float">
            <text:p>0.037626057863236</text:p>
          </table:table-cell>
          <table:table-cell table:formula="of:=AVERAGE([.A216:.A264])" office:value-type="float" office:value="0.504883357456752" calcext:value-type="float">
            <text:p>0.504883357456752</text:p>
          </table:table-cell>
          <table:table-cell office:value-type="float" office:value="0" calcext:value-type="float">
            <text:p>0</text:p>
          </table:table-cell>
          <table:table-cell office:value-type="float" office:value="12.2676222413033" calcext:value-type="float">
            <text:p>12.2676222413033</text:p>
          </table:table-cell>
          <table:table-cell office:value-type="float" office:value="311.597604929104" calcext:value-type="float">
            <text:p>311.597604929104</text:p>
          </table:table-cell>
          <table:table-cell table:formula="of:=AVERAGE([.E216:.E264])" office:value-type="float" office:value="305.849897951963" calcext:value-type="float">
            <text:p>305.849897951963</text:p>
          </table:table-cell>
          <table:table-cell table:number-columns-repeated="6"/>
        </table:table-row>
        <table:table-row table:style-name="ro1">
          <table:table-cell office:value-type="float" office:value="-0.269546747207642" calcext:value-type="float">
            <text:p>-0.269546747207642</text:p>
          </table:table-cell>
          <table:table-cell table:formula="of:=AVERAGE([.A217:.A265])" office:value-type="float" office:value="0.492188598428454" calcext:value-type="float">
            <text:p>0.492188598428454</text:p>
          </table:table-cell>
          <table:table-cell office:value-type="float" office:value="1" calcext:value-type="float">
            <text:p>1</text:p>
          </table:table-cell>
          <table:table-cell office:value-type="float" office:value="11.8925339984715" calcext:value-type="float">
            <text:p>11.8925339984715</text:p>
          </table:table-cell>
          <table:table-cell office:value-type="float" office:value="302.070363561176" calcext:value-type="float">
            <text:p>302.070363561176</text:p>
          </table:table-cell>
          <table:table-cell table:formula="of:=AVERAGE([.E217:.E265])" office:value-type="float" office:value="305.709230914333" calcext:value-type="float">
            <text:p>305.709230914333</text:p>
          </table:table-cell>
          <table:table-cell table:number-columns-repeated="6"/>
        </table:table-row>
        <table:table-row table:style-name="ro1">
          <table:table-cell office:value-type="float" office:value="0.827552199363709" calcext:value-type="float">
            <text:p>0.827552199363709</text:p>
          </table:table-cell>
          <table:table-cell table:formula="of:=AVERAGE([.A218:.A266])" office:value-type="float" office:value="0.491915935156297" calcext:value-type="float">
            <text:p>0.491915935156297</text:p>
          </table:table-cell>
          <table:table-cell office:value-type="float" office:value="0" calcext:value-type="float">
            <text:p>0</text:p>
          </table:table-cell>
          <table:table-cell office:value-type="float" office:value="12.1769140135229" calcext:value-type="float">
            <text:p>12.1769140135229</text:p>
          </table:table-cell>
          <table:table-cell office:value-type="float" office:value="309.293615943481" calcext:value-type="float">
            <text:p>309.293615943481</text:p>
          </table:table-cell>
          <table:table-cell table:formula="of:=AVERAGE([.E218:.E266])" office:value-type="float" office:value="305.838973266171" calcext:value-type="float">
            <text:p>305.838973266171</text:p>
          </table:table-cell>
          <table:table-cell table:number-columns-repeated="6"/>
        </table:table-row>
        <table:table-row table:style-name="ro1">
          <table:table-cell office:value-type="float" office:value="0.874376535415649" calcext:value-type="float">
            <text:p>0.874376535415649</text:p>
          </table:table-cell>
          <table:table-cell table:formula="of:=AVERAGE([.A219:.A267])" office:value-type="float" office:value="0.51289619596637" calcext:value-type="float">
            <text:p>0.51289619596637</text:p>
          </table:table-cell>
          <table:table-cell office:value-type="float" office:value="0" calcext:value-type="float">
            <text:p>0</text:p>
          </table:table-cell>
          <table:table-cell office:value-type="float" office:value="12.0842299141675" calcext:value-type="float">
            <text:p>12.0842299141675</text:p>
          </table:table-cell>
          <table:table-cell office:value-type="float" office:value="306.939439819855" calcext:value-type="float">
            <text:p>306.939439819855</text:p>
          </table:table-cell>
          <table:table-cell table:formula="of:=AVERAGE([.E219:.E267])" office:value-type="float" office:value="305.763172538772" calcext:value-type="float">
            <text:p>305.763172538772</text:p>
          </table:table-cell>
          <table:table-cell table:number-columns-repeated="6"/>
        </table:table-row>
        <table:table-row table:style-name="ro1">
          <table:table-cell office:value-type="float" office:value="-0.00526076462119818" calcext:value-type="float">
            <text:p>-0.005260764621198</text:p>
          </table:table-cell>
          <table:table-cell table:formula="of:=AVERAGE([.A220:.A268])" office:value-type="float" office:value="0.493607591628572" calcext:value-type="float">
            <text:p>0.493607591628572</text:p>
          </table:table-cell>
          <table:table-cell office:value-type="float" office:value="0" calcext:value-type="float">
            <text:p>0</text:p>
          </table:table-cell>
          <table:table-cell office:value-type="float" office:value="12.2373846009493" calcext:value-type="float">
            <text:p>12.2373846009493</text:p>
          </table:table-cell>
          <table:table-cell office:value-type="float" office:value="310.829568864112" calcext:value-type="float">
            <text:p>310.829568864112</text:p>
          </table:table-cell>
          <table:table-cell table:formula="of:=AVERAGE([.E220:.E268])" office:value-type="float" office:value="305.944832388878" calcext:value-type="float">
            <text:p>305.944832388878</text:p>
          </table:table-cell>
          <table:table-cell table:number-columns-repeated="6"/>
        </table:table-row>
        <table:table-row table:style-name="ro1">
          <table:table-cell office:value-type="float" office:value="0.683375954627991" calcext:value-type="float">
            <text:p>0.683375954627991</text:p>
          </table:table-cell>
          <table:table-cell table:formula="of:=AVERAGE([.A221:.A269])" office:value-type="float" office:value="0.497973038244764" calcext:value-type="float">
            <text:p>0.497973038244764</text:p>
          </table:table-cell>
          <table:table-cell office:value-type="float" office:value="0" calcext:value-type="float">
            <text:p>0</text:p>
          </table:table-cell>
          <table:table-cell office:value-type="float" office:value="11.9756754829109" calcext:value-type="float">
            <text:p>11.9756754829109</text:p>
          </table:table-cell>
          <table:table-cell office:value-type="float" office:value="304.182157265936" calcext:value-type="float">
            <text:p>304.182157265936</text:p>
          </table:table-cell>
          <table:table-cell table:formula="of:=AVERAGE([.E221:.E269])" office:value-type="float" office:value="305.772233057882" calcext:value-type="float">
            <text:p>305.7722330578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2:.A270])" office:value-type="float" office:value="0.517866327465341" calcext:value-type="float">
            <text:p>0.517866327465341</text:p>
          </table:table-cell>
          <table:table-cell office:value-type="float" office:value="1" calcext:value-type="float">
            <text:p>1</text:p>
          </table:table-cell>
          <table:table-cell office:value-type="float" office:value="11.8904091152042" calcext:value-type="float">
            <text:p>11.8904091152042</text:p>
          </table:table-cell>
          <table:table-cell office:value-type="float" office:value="302.016391526187" calcext:value-type="float">
            <text:p>302.016391526187</text:p>
          </table:table-cell>
          <table:table-cell table:formula="of:=AVERAGE([.E222:.E270])" office:value-type="float" office:value="305.615073771063" calcext:value-type="float">
            <text:p>305.615073771063</text:p>
          </table:table-cell>
          <table:table-cell table:number-columns-repeated="6"/>
        </table:table-row>
        <table:table-row table:style-name="ro1">
          <table:table-cell office:value-type="float" office:value="0.88331663608551" calcext:value-type="float">
            <text:p>0.88331663608551</text:p>
          </table:table-cell>
          <table:table-cell table:formula="of:=AVERAGE([.A223:.A271])" office:value-type="float" office:value="0.530963160268658" calcext:value-type="float">
            <text:p>0.530963160268658</text:p>
          </table:table-cell>
          <table:table-cell office:value-type="float" office:value="1" calcext:value-type="float">
            <text:p>1</text:p>
          </table:table-cell>
          <table:table-cell office:value-type="float" office:value="11.8942552595168" calcext:value-type="float">
            <text:p>11.8942552595168</text:p>
          </table:table-cell>
          <table:table-cell office:value-type="float" office:value="302.114083591728" calcext:value-type="float">
            <text:p>302.114083591728</text:p>
          </table:table-cell>
          <table:table-cell table:formula="of:=AVERAGE([.E223:.E271])" office:value-type="float" office:value="305.600451162455" calcext:value-type="float">
            <text:p>305.600451162455</text:p>
          </table:table-cell>
          <table:table-cell table:number-columns-repeated="6"/>
        </table:table-row>
        <table:table-row table:style-name="ro1">
          <table:table-cell office:value-type="float" office:value="0.170556336641312" calcext:value-type="float">
            <text:p>0.170556336641312</text:p>
          </table:table-cell>
          <table:table-cell table:formula="of:=AVERAGE([.A224:.A272])" office:value-type="float" office:value="0.514842936293963" calcext:value-type="float">
            <text:p>0.514842936293963</text:p>
          </table:table-cell>
          <table:table-cell office:value-type="float" office:value="0" calcext:value-type="float">
            <text:p>0</text:p>
          </table:table-cell>
          <table:table-cell office:value-type="float" office:value="12.3549865059078" calcext:value-type="float">
            <text:p>12.3549865059078</text:p>
          </table:table-cell>
          <table:table-cell office:value-type="float" office:value="313.816657250057" calcext:value-type="float">
            <text:p>313.816657250057</text:p>
          </table:table-cell>
          <table:table-cell table:formula="of:=AVERAGE([.E224:.E272])" office:value-type="float" office:value="305.831429017059" calcext:value-type="float">
            <text:p>305.831429017059</text:p>
          </table:table-cell>
          <table:table-cell table:number-columns-repeated="6"/>
        </table:table-row>
        <table:table-row table:style-name="ro1">
          <table:table-cell office:value-type="float" office:value="0.306222796440125" calcext:value-type="float">
            <text:p>0.306222796440125</text:p>
          </table:table-cell>
          <table:table-cell table:formula="of:=AVERAGE([.A225:.A273])" office:value-type="float" office:value="0.500897393257794" calcext:value-type="float">
            <text:p>0.500897393257794</text:p>
          </table:table-cell>
          <table:table-cell office:value-type="float" office:value="0" calcext:value-type="float">
            <text:p>0</text:p>
          </table:table-cell>
          <table:table-cell office:value-type="float" office:value="12.0596488515228" calcext:value-type="float">
            <text:p>12.0596488515228</text:p>
          </table:table-cell>
          <table:table-cell office:value-type="float" office:value="306.315080828679" calcext:value-type="float">
            <text:p>306.315080828679</text:p>
          </table:table-cell>
          <table:table-cell table:formula="of:=AVERAGE([.E225:.E273])" office:value-type="float" office:value="305.917886209203" calcext:value-type="float">
            <text:p>305.917886209203</text:p>
          </table:table-cell>
          <table:table-cell table:number-columns-repeated="6"/>
        </table:table-row>
        <table:table-row table:style-name="ro1">
          <table:table-cell office:value-type="float" office:value="0.793919920921326" calcext:value-type="float">
            <text:p>0.793919920921326</text:p>
          </table:table-cell>
          <table:table-cell table:formula="of:=AVERAGE([.A226:.A274])" office:value-type="float" office:value="0.498857444969519" calcext:value-type="float">
            <text:p>0.498857444969519</text:p>
          </table:table-cell>
          <table:table-cell office:value-type="float" office:value="1" calcext:value-type="float">
            <text:p>1</text:p>
          </table:table-cell>
          <table:table-cell office:value-type="float" office:value="11.9225545745492" calcext:value-type="float">
            <text:p>11.9225545745492</text:p>
          </table:table-cell>
          <table:table-cell office:value-type="float" office:value="302.83288619355" calcext:value-type="float">
            <text:p>302.83288619355</text:p>
          </table:table-cell>
          <table:table-cell table:formula="of:=AVERAGE([.E226:.E274])" office:value-type="float" office:value="305.930755345528" calcext:value-type="float">
            <text:p>305.930755345528</text:p>
          </table:table-cell>
          <table:table-cell table:number-columns-repeated="6"/>
        </table:table-row>
        <table:table-row table:style-name="ro1">
          <table:table-cell office:value-type="float" office:value="0.739483237266541" calcext:value-type="float">
            <text:p>0.739483237266541</text:p>
          </table:table-cell>
          <table:table-cell table:formula="of:=AVERAGE([.A227:.A275])" office:value-type="float" office:value="0.504569971154691" calcext:value-type="float">
            <text:p>0.504569971154691</text:p>
          </table:table-cell>
          <table:table-cell office:value-type="float" office:value="1" calcext:value-type="float">
            <text:p>1</text:p>
          </table:table-cell>
          <table:table-cell office:value-type="float" office:value="11.9285162155658" calcext:value-type="float">
            <text:p>11.9285162155658</text:p>
          </table:table-cell>
          <table:table-cell office:value-type="float" office:value="302.984311875371" calcext:value-type="float">
            <text:p>302.984311875371</text:p>
          </table:table-cell>
          <table:table-cell table:formula="of:=AVERAGE([.E227:.E275])" office:value-type="float" office:value="305.877631764869" calcext:value-type="float">
            <text:p>305.877631764869</text:p>
          </table:table-cell>
          <table:table-cell table:number-columns-repeated="6"/>
        </table:table-row>
        <table:table-row table:style-name="ro1">
          <table:table-cell office:value-type="float" office:value="0.156277179718018" calcext:value-type="float">
            <text:p>0.156277179718018</text:p>
          </table:table-cell>
          <table:table-cell table:formula="of:=AVERAGE([.A228:.A276])" office:value-type="float" office:value="0.492764273791441" calcext:value-type="float">
            <text:p>0.492764273791441</text:p>
          </table:table-cell>
          <table:table-cell office:value-type="float" office:value="0" calcext:value-type="float">
            <text:p>0</text:p>
          </table:table-cell>
          <table:table-cell office:value-type="float" office:value="12.1250731977314" calcext:value-type="float">
            <text:p>12.1250731977314</text:p>
          </table:table-cell>
          <table:table-cell office:value-type="float" office:value="307.976859222377" calcext:value-type="float">
            <text:p>307.976859222377</text:p>
          </table:table-cell>
          <table:table-cell table:formula="of:=AVERAGE([.E228:.E276])" office:value-type="float" office:value="305.956854287294" calcext:value-type="float">
            <text:p>305.956854287294</text:p>
          </table:table-cell>
          <table:table-cell table:number-columns-repeated="6"/>
        </table:table-row>
        <table:table-row table:style-name="ro1">
          <table:table-cell office:value-type="float" office:value="0.0837807506322861" calcext:value-type="float">
            <text:p>0.083780750632286</text:p>
          </table:table-cell>
          <table:table-cell table:formula="of:=AVERAGE([.A229:.A277])" office:value-type="float" office:value="0.474551607170427" calcext:value-type="float">
            <text:p>0.474551607170427</text:p>
          </table:table-cell>
          <table:table-cell office:value-type="float" office:value="0" calcext:value-type="float">
            <text:p>0</text:p>
          </table:table-cell>
          <table:table-cell office:value-type="float" office:value="12.3280271227866" calcext:value-type="float">
            <text:p>12.3280271227866</text:p>
          </table:table-cell>
          <table:table-cell office:value-type="float" office:value="313.131888918781" calcext:value-type="float">
            <text:p>313.131888918781</text:p>
          </table:table-cell>
          <table:table-cell table:formula="of:=AVERAGE([.E229:.E277])" office:value-type="float" office:value="306.178399397663" calcext:value-type="float">
            <text:p>306.178399397663</text:p>
          </table:table-cell>
          <table:table-cell table:number-columns-repeated="6"/>
        </table:table-row>
        <table:table-row table:style-name="ro1">
          <table:table-cell office:value-type="float" office:value="-0.0143443932756782" calcext:value-type="float">
            <text:p>-0.014344393275678</text:p>
          </table:table-cell>
          <table:table-cell table:formula="of:=AVERAGE([.A230:.A278])" office:value-type="float" office:value="0.4587432401901" calcext:value-type="float">
            <text:p>0.4587432401901</text:p>
          </table:table-cell>
          <table:table-cell office:value-type="float" office:value="0" calcext:value-type="float">
            <text:p>0</text:p>
          </table:table-cell>
          <table:table-cell office:value-type="float" office:value="12.3308888512731" calcext:value-type="float">
            <text:p>12.3308888512731</text:p>
          </table:table-cell>
          <table:table-cell office:value-type="float" office:value="313.204576822336" calcext:value-type="float">
            <text:p>313.204576822336</text:p>
          </table:table-cell>
          <table:table-cell table:formula="of:=AVERAGE([.E230:.E278])" office:value-type="float" office:value="306.321714585941" calcext:value-type="float">
            <text:p>306.321714585941</text:p>
          </table:table-cell>
          <table:table-cell table:number-columns-repeated="6"/>
        </table:table-row>
        <table:table-row table:style-name="ro1">
          <table:table-cell office:value-type="float" office:value="-0.174748003482819" calcext:value-type="float">
            <text:p>-0.174748003482819</text:p>
          </table:table-cell>
          <table:table-cell table:formula="of:=AVERAGE([.A231:.A279])" office:value-type="float" office:value="0.449445526248642" calcext:value-type="float">
            <text:p>0.449445526248642</text:p>
          </table:table-cell>
          <table:table-cell office:value-type="float" office:value="0" calcext:value-type="float">
            <text:p>0</text:p>
          </table:table-cell>
          <table:table-cell office:value-type="float" office:value="11.986572109583" calcext:value-type="float">
            <text:p>11.986572109583</text:p>
          </table:table-cell>
          <table:table-cell office:value-type="float" office:value="304.458931583409" calcext:value-type="float">
            <text:p>304.458931583409</text:p>
          </table:table-cell>
          <table:table-cell table:formula="of:=AVERAGE([.E231:.E279])" office:value-type="float" office:value="306.299938807887" calcext:value-type="float">
            <text:p>306.299938807887</text:p>
          </table:table-cell>
          <table:table-cell table:number-columns-repeated="6"/>
        </table:table-row>
        <table:table-row table:style-name="ro1">
          <table:table-cell office:value-type="float" office:value="0.380836606025696" calcext:value-type="float">
            <text:p>0.380836606025696</text:p>
          </table:table-cell>
          <table:table-cell table:formula="of:=AVERAGE([.A232:.A280])" office:value-type="float" office:value="0.447459106580639" calcext:value-type="float">
            <text:p>0.447459106580639</text:p>
          </table:table-cell>
          <table:table-cell office:value-type="float" office:value="0" calcext:value-type="float">
            <text:p>0</text:p>
          </table:table-cell>
          <table:table-cell office:value-type="float" office:value="12.2663339354903" calcext:value-type="float">
            <text:p>12.2663339354903</text:p>
          </table:table-cell>
          <table:table-cell office:value-type="float" office:value="311.564881961452" calcext:value-type="float">
            <text:p>311.564881961452</text:p>
          </table:table-cell>
          <table:table-cell table:formula="of:=AVERAGE([.E232:.E280])" office:value-type="float" office:value="306.341325132872" calcext:value-type="float">
            <text:p>306.341325132872</text:p>
          </table:table-cell>
          <table:table-cell table:number-columns-repeated="6"/>
        </table:table-row>
        <table:table-row table:style-name="ro1">
          <table:table-cell office:value-type="float" office:value="0.500257790088654" calcext:value-type="float">
            <text:p>0.500257790088654</text:p>
          </table:table-cell>
          <table:table-cell table:formula="of:=AVERAGE([.A233:.A281])" office:value-type="float" office:value="0.455378454900822" calcext:value-type="float">
            <text:p>0.455378454900822</text:p>
          </table:table-cell>
          <table:table-cell office:value-type="float" office:value="0" calcext:value-type="float">
            <text:p>0</text:p>
          </table:table-cell>
          <table:table-cell office:value-type="float" office:value="12.0092113269448" calcext:value-type="float">
            <text:p>12.0092113269448</text:p>
          </table:table-cell>
          <table:table-cell office:value-type="float" office:value="305.033967704399" calcext:value-type="float">
            <text:p>305.033967704399</text:p>
          </table:table-cell>
          <table:table-cell table:formula="of:=AVERAGE([.E233:.E281])" office:value-type="float" office:value="306.217927029864" calcext:value-type="float">
            <text:p>306.217927029864</text:p>
          </table:table-cell>
          <table:table-cell table:number-columns-repeated="6"/>
        </table:table-row>
        <table:table-row table:style-name="ro1">
          <table:table-cell office:value-type="float" office:value="-0.083701491355896" calcext:value-type="float">
            <text:p>-0.083701491355896</text:p>
          </table:table-cell>
          <table:table-cell table:formula="of:=AVERAGE([.A234:.A282])" office:value-type="float" office:value="0.435698415893985" calcext:value-type="float">
            <text:p>0.435698415893985</text:p>
          </table:table-cell>
          <table:table-cell office:value-type="float" office:value="0" calcext:value-type="float">
            <text:p>0</text:p>
          </table:table-cell>
          <table:table-cell office:value-type="float" office:value="12.2699712287694" calcext:value-type="float">
            <text:p>12.2699712287694</text:p>
          </table:table-cell>
          <table:table-cell office:value-type="float" office:value="311.657269210743" calcext:value-type="float">
            <text:p>311.657269210743</text:p>
          </table:table-cell>
          <table:table-cell table:formula="of:=AVERAGE([.E234:.E282])" office:value-type="float" office:value="306.414475276779" calcext:value-type="float">
            <text:p>306.414475276779</text:p>
          </table:table-cell>
          <table:table-cell table:number-columns-repeated="6"/>
        </table:table-row>
        <table:table-row table:style-name="ro1">
          <table:table-cell office:value-type="float" office:value="0.696657299995422" calcext:value-type="float">
            <text:p>0.696657299995422</text:p>
          </table:table-cell>
          <table:table-cell table:formula="of:=AVERAGE([.A235:.A283])" office:value-type="float" office:value="0.429507748546953" calcext:value-type="float">
            <text:p>0.429507748546953</text:p>
          </table:table-cell>
          <table:table-cell office:value-type="float" office:value="1" calcext:value-type="float">
            <text:p>1</text:p>
          </table:table-cell>
          <table:table-cell office:value-type="float" office:value="11.9046461850911" calcext:value-type="float">
            <text:p>11.9046461850911</text:p>
          </table:table-cell>
          <table:table-cell office:value-type="float" office:value="302.378013101315" calcext:value-type="float">
            <text:p>302.378013101315</text:p>
          </table:table-cell>
          <table:table-cell table:formula="of:=AVERAGE([.E235:.E283])" office:value-type="float" office:value="306.424569146359" calcext:value-type="float">
            <text:p>306.424569146359</text:p>
          </table:table-cell>
          <table:table-cell table:number-columns-repeated="6"/>
        </table:table-row>
        <table:table-row table:style-name="ro1">
          <table:table-cell office:value-type="float" office:value="0.524196267127991" calcext:value-type="float">
            <text:p>0.524196267127991</text:p>
          </table:table-cell>
          <table:table-cell table:formula="of:=AVERAGE([.A236:.A284])" office:value-type="float" office:value="0.445070298692706" calcext:value-type="float">
            <text:p>0.445070298692706</text:p>
          </table:table-cell>
          <table:table-cell office:value-type="float" office:value="1" calcext:value-type="float">
            <text:p>1</text:p>
          </table:table-cell>
          <table:table-cell office:value-type="float" office:value="11.9097430889636" calcext:value-type="float">
            <text:p>11.9097430889636</text:p>
          </table:table-cell>
          <table:table-cell office:value-type="float" office:value="302.507474459676" calcext:value-type="float">
            <text:p>302.507474459676</text:p>
          </table:table-cell>
          <table:table-cell table:formula="of:=AVERAGE([.E236:.E284])" office:value-type="float" office:value="306.246927746261" calcext:value-type="float">
            <text:p>306.246927746261</text:p>
          </table:table-cell>
          <table:table-cell table:number-columns-repeated="6"/>
        </table:table-row>
        <table:table-row table:style-name="ro1">
          <table:table-cell office:value-type="float" office:value="0.936489343643188" calcext:value-type="float">
            <text:p>0.936489343643188</text:p>
          </table:table-cell>
          <table:table-cell table:formula="of:=AVERAGE([.A237:.A285])" office:value-type="float" office:value="0.447955365425774" calcext:value-type="float">
            <text:p>0.447955365425774</text:p>
          </table:table-cell>
          <table:table-cell office:value-type="float" office:value="1" calcext:value-type="float">
            <text:p>1</text:p>
          </table:table-cell>
          <table:table-cell office:value-type="float" office:value="11.8941132877469" calcext:value-type="float">
            <text:p>11.8941132877469</text:p>
          </table:table-cell>
          <table:table-cell office:value-type="float" office:value="302.110477508771" calcext:value-type="float">
            <text:p>302.110477508771</text:p>
          </table:table-cell>
          <table:table-cell table:formula="of:=AVERAGE([.E237:.E285])" office:value-type="float" office:value="306.257267333081" calcext:value-type="float">
            <text:p>306.257267333081</text:p>
          </table:table-cell>
          <table:table-cell table:number-columns-repeated="6"/>
        </table:table-row>
        <table:table-row table:style-name="ro1">
          <table:table-cell office:value-type="float" office:value="0.962569832801819" calcext:value-type="float">
            <text:p>0.962569832801819</text:p>
          </table:table-cell>
          <table:table-cell table:formula="of:=AVERAGE([.A238:.A286])" office:value-type="float" office:value="0.447651125072521" calcext:value-type="float">
            <text:p>0.447651125072521</text:p>
          </table:table-cell>
          <table:table-cell office:value-type="float" office:value="0" calcext:value-type="float">
            <text:p>0</text:p>
          </table:table-cell>
          <table:table-cell office:value-type="float" office:value="12.0116870330155" calcext:value-type="float">
            <text:p>12.0116870330155</text:p>
          </table:table-cell>
          <table:table-cell office:value-type="float" office:value="305.096850638593" calcext:value-type="float">
            <text:p>305.096850638593</text:p>
          </table:table-cell>
          <table:table-cell table:formula="of:=AVERAGE([.E238:.E286])" office:value-type="float" office:value="306.326995681962" calcext:value-type="float">
            <text:p>306.326995681962</text:p>
          </table:table-cell>
          <table:table-cell table:number-columns-repeated="6"/>
        </table:table-row>
        <table:table-row table:style-name="ro1">
          <table:table-cell office:value-type="float" office:value="0.764797210693359" calcext:value-type="float">
            <text:p>0.764797210693359</text:p>
          </table:table-cell>
          <table:table-cell table:formula="of:=AVERAGE([.A239:.A287])" office:value-type="float" office:value="0.459148822124211" calcext:value-type="float">
            <text:p>0.459148822124211</text:p>
          </table:table-cell>
          <table:table-cell office:value-type="float" office:value="1" calcext:value-type="float">
            <text:p>1</text:p>
          </table:table-cell>
          <table:table-cell office:value-type="float" office:value="11.9118409858614" calcext:value-type="float">
            <text:p>11.9118409858614</text:p>
          </table:table-cell>
          <table:table-cell office:value-type="float" office:value="302.56076104088" calcext:value-type="float">
            <text:p>302.56076104088</text:p>
          </table:table-cell>
          <table:table-cell table:formula="of:=AVERAGE([.E239:.E287])" office:value-type="float" office:value="306.244797183165" calcext:value-type="float">
            <text:p>306.244797183165</text:p>
          </table:table-cell>
          <table:table-cell table:number-columns-repeated="6"/>
        </table:table-row>
        <table:table-row table:style-name="ro1">
          <table:table-cell office:value-type="float" office:value="0.146968364715576" calcext:value-type="float">
            <text:p>0.146968364715576</text:p>
          </table:table-cell>
          <table:table-cell table:formula="of:=AVERAGE([.A240:.A288])" office:value-type="float" office:value="0.443075896867988" calcext:value-type="float">
            <text:p>0.443075896867988</text:p>
          </table:table-cell>
          <table:table-cell office:value-type="float" office:value="0" calcext:value-type="float">
            <text:p>0</text:p>
          </table:table-cell>
          <table:table-cell office:value-type="float" office:value="12.0536613974571" calcext:value-type="float">
            <text:p>12.0536613974571</text:p>
          </table:table-cell>
          <table:table-cell office:value-type="float" office:value="306.162999495411" calcext:value-type="float">
            <text:p>306.162999495411</text:p>
          </table:table-cell>
          <table:table-cell table:formula="of:=AVERAGE([.E240:.E288])" office:value-type="float" office:value="306.331782910659" calcext:value-type="float">
            <text:p>306.331782910659</text:p>
          </table:table-cell>
          <table:table-cell table:number-columns-repeated="6"/>
        </table:table-row>
        <table:table-row table:style-name="ro1">
          <table:table-cell office:value-type="float" office:value="0.157704874873161" calcext:value-type="float">
            <text:p>0.157704874873161</text:p>
          </table:table-cell>
          <table:table-cell table:formula="of:=AVERAGE([.A241:.A289])" office:value-type="float" office:value="0.425886200436828" calcext:value-type="float">
            <text:p>0.425886200436828</text:p>
          </table:table-cell>
          <table:table-cell office:value-type="float" office:value="0" calcext:value-type="float">
            <text:p>0</text:p>
          </table:table-cell>
          <table:table-cell office:value-type="float" office:value="12.0373487237602" calcext:value-type="float">
            <text:p>12.0373487237602</text:p>
          </table:table-cell>
          <table:table-cell office:value-type="float" office:value="305.74865758351" calcext:value-type="float">
            <text:p>305.74865758351</text:p>
          </table:table-cell>
          <table:table-cell table:formula="of:=AVERAGE([.E241:.E289])" office:value-type="float" office:value="306.40957005515" calcext:value-type="float">
            <text:p>306.40957005515</text:p>
          </table:table-cell>
          <table:table-cell table:number-columns-repeated="6"/>
        </table:table-row>
        <table:table-row table:style-name="ro1">
          <table:table-cell office:value-type="float" office:value="0.302895128726959" calcext:value-type="float">
            <text:p>0.302895128726959</text:p>
          </table:table-cell>
          <table:table-cell table:formula="of:=AVERAGE([.A242:.A290])" office:value-type="float" office:value="0.430658621181335" calcext:value-type="float">
            <text:p>0.430658621181335</text:p>
          </table:table-cell>
          <table:table-cell office:value-type="float" office:value="0" calcext:value-type="float">
            <text:p>0</text:p>
          </table:table-cell>
          <table:table-cell office:value-type="float" office:value="11.9837150743783" calcext:value-type="float">
            <text:p>11.9837150743783</text:p>
          </table:table-cell>
          <table:table-cell office:value-type="float" office:value="304.386362889208" calcext:value-type="float">
            <text:p>304.386362889208</text:p>
          </table:table-cell>
          <table:table-cell table:formula="of:=AVERAGE([.E242:.E290])" office:value-type="float" office:value="306.369015154587" calcext:value-type="float">
            <text:p>306.369015154587</text:p>
          </table:table-cell>
          <table:table-cell table:number-columns-repeated="6"/>
        </table:table-row>
        <table:table-row table:style-name="ro1">
          <table:table-cell office:value-type="float" office:value="0.35955947637558" calcext:value-type="float">
            <text:p>0.35955947637558</text:p>
          </table:table-cell>
          <table:table-cell table:formula="of:=AVERAGE([.A243:.A291])" office:value-type="float" office:value="0.442107326864284" calcext:value-type="float">
            <text:p>0.442107326864284</text:p>
          </table:table-cell>
          <table:table-cell office:value-type="float" office:value="0" calcext:value-type="float">
            <text:p>0</text:p>
          </table:table-cell>
          <table:table-cell office:value-type="float" office:value="11.9860652351648" calcext:value-type="float">
            <text:p>11.9860652351648</text:p>
          </table:table-cell>
          <table:table-cell office:value-type="float" office:value="304.446056973185" calcext:value-type="float">
            <text:p>304.446056973185</text:p>
          </table:table-cell>
          <table:table-cell table:formula="of:=AVERAGE([.E243:.E291])" office:value-type="float" office:value="306.343824271828" calcext:value-type="float">
            <text:p>306.343824271828</text:p>
          </table:table-cell>
          <table:table-cell table:number-columns-repeated="6"/>
        </table:table-row>
        <table:table-row table:style-name="ro1">
          <table:table-cell office:value-type="float" office:value="0.991102993488312" calcext:value-type="float">
            <text:p>0.991102993488312</text:p>
          </table:table-cell>
          <table:table-cell table:formula="of:=AVERAGE([.A244:.A292])" office:value-type="float" office:value="0.458258045913309" calcext:value-type="float">
            <text:p>0.458258045913309</text:p>
          </table:table-cell>
          <table:table-cell office:value-type="float" office:value="1" calcext:value-type="float">
            <text:p>1</text:p>
          </table:table-cell>
          <table:table-cell office:value-type="float" office:value="11.8961501719832" calcext:value-type="float">
            <text:p>11.8961501719832</text:p>
          </table:table-cell>
          <table:table-cell office:value-type="float" office:value="302.162214368374" calcext:value-type="float">
            <text:p>302.162214368374</text:p>
          </table:table-cell>
          <table:table-cell table:formula="of:=AVERAGE([.E244:.E292])" office:value-type="float" office:value="306.27524118424" calcext:value-type="float">
            <text:p>306.275241184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5:.A293])" office:value-type="float" office:value="0.475481439952035" calcext:value-type="float">
            <text:p>0.475481439952035</text:p>
          </table:table-cell>
          <table:table-cell office:value-type="float" office:value="1" calcext:value-type="float">
            <text:p>1</text:p>
          </table:table-cell>
          <table:table-cell office:value-type="float" office:value="11.9144774368286" calcext:value-type="float">
            <text:p>11.9144774368286</text:p>
          </table:table-cell>
          <table:table-cell office:value-type="float" office:value="302.627726895447" calcext:value-type="float">
            <text:p>302.627726895447</text:p>
          </table:table-cell>
          <table:table-cell table:formula="of:=AVERAGE([.E245:.E293])" office:value-type="float" office:value="306.032974933674" calcext:value-type="float">
            <text:p>306.032974933674</text:p>
          </table:table-cell>
          <table:table-cell table:number-columns-repeated="6"/>
        </table:table-row>
        <table:table-row table:style-name="ro1">
          <table:table-cell office:value-type="float" office:value="0.983769655227661" calcext:value-type="float">
            <text:p>0.983769655227661</text:p>
          </table:table-cell>
          <table:table-cell table:formula="of:=AVERAGE([.A246:.A294])" office:value-type="float" office:value="0.481256470730414" calcext:value-type="float">
            <text:p>0.481256470730414</text:p>
          </table:table-cell>
          <table:table-cell office:value-type="float" office:value="1" calcext:value-type="float">
            <text:p>1</text:p>
          </table:table-cell>
          <table:table-cell office:value-type="float" office:value="11.9143823978752" calcext:value-type="float">
            <text:p>11.9143823978752</text:p>
          </table:table-cell>
          <table:table-cell office:value-type="float" office:value="302.62531290603" calcext:value-type="float">
            <text:p>302.62531290603</text:p>
          </table:table-cell>
          <table:table-cell table:formula="of:=AVERAGE([.E246:.E294])" office:value-type="float" office:value="305.923319357971" calcext:value-type="float">
            <text:p>305.923319357971</text:p>
          </table:table-cell>
          <table:table-cell table:number-columns-repeated="6"/>
        </table:table-row>
        <table:table-row table:style-name="ro1">
          <table:table-cell office:value-type="float" office:value="0.622706532478333" calcext:value-type="float">
            <text:p>0.622706532478333</text:p>
          </table:table-cell>
          <table:table-cell table:formula="of:=AVERAGE([.A247:.A295])" office:value-type="float" office:value="0.488710475553359" calcext:value-type="float">
            <text:p>0.488710475553359</text:p>
          </table:table-cell>
          <table:table-cell office:value-type="float" office:value="1" calcext:value-type="float">
            <text:p>1</text:p>
          </table:table-cell>
          <table:table-cell office:value-type="float" office:value="11.9054663360596" calcext:value-type="float">
            <text:p>11.9054663360596</text:p>
          </table:table-cell>
          <table:table-cell office:value-type="float" office:value="302.398844935913" calcext:value-type="float">
            <text:p>302.398844935913</text:p>
          </table:table-cell>
          <table:table-cell table:formula="of:=AVERAGE([.E247:.E295])" office:value-type="float" office:value="305.835038749281" calcext:value-type="float">
            <text:p>305.835038749281</text:p>
          </table:table-cell>
          <table:table-cell table:number-columns-repeated="6"/>
        </table:table-row>
        <table:table-row table:style-name="ro1">
          <table:table-cell office:value-type="float" office:value="0.850465893745422" calcext:value-type="float">
            <text:p>0.850465893745422</text:p>
          </table:table-cell>
          <table:table-cell table:formula="of:=AVERAGE([.A248:.A296])" office:value-type="float" office:value="0.490221511686639" calcext:value-type="float">
            <text:p>0.490221511686639</text:p>
          </table:table-cell>
          <table:table-cell office:value-type="float" office:value="1" calcext:value-type="float">
            <text:p>1</text:p>
          </table:table-cell>
          <table:table-cell office:value-type="float" office:value="11.8859751373649" calcext:value-type="float">
            <text:p>11.8859751373649</text:p>
          </table:table-cell>
          <table:table-cell office:value-type="float" office:value="301.903768489068" calcext:value-type="float">
            <text:p>301.903768489068</text:p>
          </table:table-cell>
          <table:table-cell table:formula="of:=AVERAGE([.E248:.E296])" office:value-type="float" office:value="305.827492067324" calcext:value-type="float">
            <text:p>305.827492067324</text:p>
          </table:table-cell>
          <table:table-cell table:number-columns-repeated="6"/>
        </table:table-row>
        <table:table-row table:style-name="ro1">
          <table:table-cell office:value-type="float" office:value="0.289980411529541" calcext:value-type="float">
            <text:p>0.289980411529541</text:p>
          </table:table-cell>
          <table:table-cell table:formula="of:=AVERAGE([.A249:.A297])" office:value-type="float" office:value="0.488885864045243" calcext:value-type="float">
            <text:p>0.488885864045243</text:p>
          </table:table-cell>
          <table:table-cell office:value-type="float" office:value="0" calcext:value-type="float">
            <text:p>0</text:p>
          </table:table-cell>
          <table:table-cell office:value-type="float" office:value="12.2419746304035" calcext:value-type="float">
            <text:p>12.2419746304035</text:p>
          </table:table-cell>
          <table:table-cell office:value-type="float" office:value="310.946155612249" calcext:value-type="float">
            <text:p>310.946155612249</text:p>
          </table:table-cell>
          <table:table-cell table:formula="of:=AVERAGE([.E249:.E297])" office:value-type="float" office:value="305.939210694703" calcext:value-type="float">
            <text:p>305.9392106947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0:.A298])" office:value-type="float" office:value="0.488885864045243" calcext:value-type="float">
            <text:p>0.488885864045243</text:p>
          </table:table-cell>
          <table:table-cell office:value-type="float" office:value="1" calcext:value-type="float">
            <text:p>1</text:p>
          </table:table-cell>
          <table:table-cell office:value-type="float" office:value="11.9240916242898" calcext:value-type="float">
            <text:p>11.9240916242898</text:p>
          </table:table-cell>
          <table:table-cell office:value-type="float" office:value="302.87192725696" calcext:value-type="float">
            <text:p>302.87192725696</text:p>
          </table:table-cell>
          <table:table-cell table:formula="of:=AVERAGE([.E250:.E298])" office:value-type="float" office:value="305.952103551256" calcext:value-type="float">
            <text:p>305.952103551256</text:p>
          </table:table-cell>
          <table:table-cell table:number-columns-repeated="6"/>
        </table:table-row>
        <table:table-row table:style-name="ro1">
          <table:table-cell office:value-type="float" office:value="0.981785416603088" calcext:value-type="float">
            <text:p>0.981785416603088</text:p>
          </table:table-cell>
          <table:table-cell table:formula="of:=AVERAGE([.A251:.A299])" office:value-type="float" office:value="0.499426607308643" calcext:value-type="float">
            <text:p>0.499426607308643</text:p>
          </table:table-cell>
          <table:table-cell office:value-type="float" office:value="1" calcext:value-type="float">
            <text:p>1</text:p>
          </table:table-cell>
          <table:table-cell office:value-type="float" office:value="11.9148024465829" calcext:value-type="float">
            <text:p>11.9148024465829</text:p>
          </table:table-cell>
          <table:table-cell office:value-type="float" office:value="302.635982143206" calcext:value-type="float">
            <text:p>302.635982143206</text:p>
          </table:table-cell>
          <table:table-cell table:formula="of:=AVERAGE([.E251:.E299])" office:value-type="float" office:value="305.844096227335" calcext:value-type="float">
            <text:p>305.844096227335</text:p>
          </table:table-cell>
          <table:table-cell table:number-columns-repeated="6"/>
        </table:table-row>
        <table:table-row table:style-name="ro1">
          <table:table-cell office:value-type="float" office:value="0.449649235093594" calcext:value-type="float">
            <text:p>0.449649235093594</text:p>
          </table:table-cell>
          <table:table-cell table:formula="of:=AVERAGE([.A252:.A300])" office:value-type="float" office:value="0.507368176716505" calcext:value-type="float">
            <text:p>0.507368176716505</text:p>
          </table:table-cell>
          <table:table-cell office:value-type="float" office:value="1" calcext:value-type="float">
            <text:p>1</text:p>
          </table:table-cell>
          <table:table-cell office:value-type="float" office:value="11.9267421551019" calcext:value-type="float">
            <text:p>11.9267421551019</text:p>
          </table:table-cell>
          <table:table-cell office:value-type="float" office:value="302.939250739588" calcext:value-type="float">
            <text:p>302.939250739588</text:p>
          </table:table-cell>
          <table:table-cell table:formula="of:=AVERAGE([.E252:.E300])" office:value-type="float" office:value="305.638991668221" calcext:value-type="float">
            <text:p>305.638991668221</text:p>
          </table:table-cell>
          <table:table-cell table:number-columns-repeated="6"/>
        </table:table-row>
        <table:table-row table:style-name="ro1">
          <table:table-cell office:value-type="float" office:value="0.380527019500732" calcext:value-type="float">
            <text:p>0.380527019500732</text:p>
          </table:table-cell>
          <table:table-cell table:formula="of:=AVERAGE([.A253:.A301])" office:value-type="float" office:value="0.501625994179504" calcext:value-type="float">
            <text:p>0.501625994179504</text:p>
          </table:table-cell>
          <table:table-cell office:value-type="float" office:value="0" calcext:value-type="float">
            <text:p>0</text:p>
          </table:table-cell>
          <table:table-cell office:value-type="float" office:value="12.034820218271" calcext:value-type="float">
            <text:p>12.034820218271</text:p>
          </table:table-cell>
          <table:table-cell office:value-type="float" office:value="305.684433544084" calcext:value-type="float">
            <text:p>305.684433544084</text:p>
          </table:table-cell>
          <table:table-cell table:formula="of:=AVERAGE([.E253:.E301])" office:value-type="float" office:value="305.690979718963" calcext:value-type="float">
            <text:p>305.690979718963</text:p>
          </table:table-cell>
          <table:table-cell table:number-columns-repeated="6"/>
        </table:table-row>
        <table:table-row table:style-name="ro1">
          <table:table-cell office:value-type="float" office:value="0.91528731584549" calcext:value-type="float">
            <text:p>0.91528731584549</text:p>
          </table:table-cell>
          <table:table-cell table:formula="of:=AVERAGE([.A254:.A302])" office:value-type="float" office:value="0.507203282291366" calcext:value-type="float">
            <text:p>0.507203282291366</text:p>
          </table:table-cell>
          <table:table-cell office:value-type="float" office:value="1" calcext:value-type="float">
            <text:p>1</text:p>
          </table:table-cell>
          <table:table-cell office:value-type="float" office:value="11.912451112476" calcext:value-type="float">
            <text:p>11.912451112476</text:p>
          </table:table-cell>
          <table:table-cell office:value-type="float" office:value="302.57625825689" calcext:value-type="float">
            <text:p>302.57625825689</text:p>
          </table:table-cell>
          <table:table-cell table:formula="of:=AVERAGE([.E254:.E302])" office:value-type="float" office:value="305.684661014994" calcext:value-type="float">
            <text:p>305.684661014994</text:p>
          </table:table-cell>
          <table:table-cell table:number-columns-repeated="6"/>
        </table:table-row>
        <table:table-row table:style-name="ro1">
          <table:table-cell office:value-type="float" office:value="0.896893620491028" calcext:value-type="float">
            <text:p>0.896893620491028</text:p>
          </table:table-cell>
          <table:table-cell table:formula="of:=AVERAGE([.A255:.A303])" office:value-type="float" office:value="0.508375244630417" calcext:value-type="float">
            <text:p>0.508375244630417</text:p>
          </table:table-cell>
          <table:table-cell office:value-type="float" office:value="1" calcext:value-type="float">
            <text:p>1</text:p>
          </table:table-cell>
          <table:table-cell office:value-type="float" office:value="11.9300638251901" calcext:value-type="float">
            <text:p>11.9300638251901</text:p>
          </table:table-cell>
          <table:table-cell office:value-type="float" office:value="303.023621159828" calcext:value-type="float">
            <text:p>303.023621159828</text:p>
          </table:table-cell>
          <table:table-cell table:formula="of:=AVERAGE([.E255:.E303])" office:value-type="float" office:value="305.602968547741" calcext:value-type="float">
            <text:p>305.602968547741</text:p>
          </table:table-cell>
          <table:table-cell table:number-columns-repeated="6"/>
        </table:table-row>
        <table:table-row table:style-name="ro1">
          <table:table-cell office:value-type="float" office:value="0.902540922164917" calcext:value-type="float">
            <text:p>0.902540922164917</text:p>
          </table:table-cell>
          <table:table-cell table:formula="of:=AVERAGE([.A256:.A304])" office:value-type="float" office:value="0.521034119229718" calcext:value-type="float">
            <text:p>0.521034119229718</text:p>
          </table:table-cell>
          <table:table-cell office:value-type="float" office:value="0" calcext:value-type="float">
            <text:p>0</text:p>
          </table:table-cell>
          <table:table-cell office:value-type="float" office:value="12.0278659481853" calcext:value-type="float">
            <text:p>12.0278659481853</text:p>
          </table:table-cell>
          <table:table-cell office:value-type="float" office:value="305.507795083907" calcext:value-type="float">
            <text:p>305.507795083907</text:p>
          </table:table-cell>
          <table:table-cell table:formula="of:=AVERAGE([.E256:.E304])" office:value-type="float" office:value="305.588637880408" calcext:value-type="float">
            <text:p>305.588637880408</text:p>
          </table:table-cell>
          <table:table-cell table:number-columns-repeated="6"/>
        </table:table-row>
        <table:table-row table:style-name="ro1">
          <table:table-cell office:value-type="float" office:value="0.435731768608093" calcext:value-type="float">
            <text:p>0.435731768608093</text:p>
          </table:table-cell>
          <table:table-cell table:formula="of:=AVERAGE([.A257:.A305])" office:value-type="float" office:value="0.514538010921588" calcext:value-type="float">
            <text:p>0.514538010921588</text:p>
          </table:table-cell>
          <table:table-cell office:value-type="float" office:value="0" calcext:value-type="float">
            <text:p>0</text:p>
          </table:table-cell>
          <table:table-cell office:value-type="float" office:value="12.144780287382" calcext:value-type="float">
            <text:p>12.144780287382</text:p>
          </table:table-cell>
          <table:table-cell office:value-type="float" office:value="308.477419299503" calcext:value-type="float">
            <text:p>308.477419299503</text:p>
          </table:table-cell>
          <table:table-cell table:formula="of:=AVERAGE([.E257:.E305])" office:value-type="float" office:value="305.704816518972" calcext:value-type="float">
            <text:p>305.704816518972</text:p>
          </table:table-cell>
          <table:table-cell table:number-columns-repeated="6"/>
        </table:table-row>
        <table:table-row table:style-name="ro1">
          <table:table-cell office:value-type="float" office:value="-0.124886319041252" calcext:value-type="float">
            <text:p>-0.124886319041252</text:p>
          </table:table-cell>
          <table:table-cell table:formula="of:=AVERAGE([.A258:.A306])" office:value-type="float" office:value="0.491581147267685" calcext:value-type="float">
            <text:p>0.491581147267685</text:p>
          </table:table-cell>
          <table:table-cell office:value-type="float" office:value="0" calcext:value-type="float">
            <text:p>0</text:p>
          </table:table-cell>
          <table:table-cell office:value-type="float" office:value="12.2746938434303" calcext:value-type="float">
            <text:p>12.2746938434303</text:p>
          </table:table-cell>
          <table:table-cell office:value-type="float" office:value="311.777223623129" calcext:value-type="float">
            <text:p>311.777223623129</text:p>
          </table:table-cell>
          <table:table-cell table:formula="of:=AVERAGE([.E258:.E306])" office:value-type="float" office:value="305.89745092817" calcext:value-type="float">
            <text:p>305.89745092817</text:p>
          </table:table-cell>
          <table:table-cell table:number-columns-repeated="6"/>
        </table:table-row>
        <table:table-row table:style-name="ro1">
          <table:table-cell office:value-type="float" office:value="0.565127909183502" calcext:value-type="float">
            <text:p>0.565127909183502</text:p>
          </table:table-cell>
          <table:table-cell table:formula="of:=AVERAGE([.A259:.A307])" office:value-type="float" office:value="0.500694182299412" calcext:value-type="float">
            <text:p>0.500694182299412</text:p>
          </table:table-cell>
          <table:table-cell office:value-type="float" office:value="0" calcext:value-type="float">
            <text:p>0</text:p>
          </table:table-cell>
          <table:table-cell office:value-type="float" office:value="12.1252843954057" calcext:value-type="float">
            <text:p>12.1252843954057</text:p>
          </table:table-cell>
          <table:table-cell office:value-type="float" office:value="307.982223643303" calcext:value-type="float">
            <text:p>307.982223643303</text:p>
          </table:table-cell>
          <table:table-cell table:formula="of:=AVERAGE([.E259:.E307])" office:value-type="float" office:value="305.770317801476" calcext:value-type="float">
            <text:p>305.770317801476</text:p>
          </table:table-cell>
          <table:table-cell table:number-columns-repeated="6"/>
        </table:table-row>
        <table:table-row table:style-name="ro1">
          <table:table-cell office:value-type="float" office:value="0.177686169743538" calcext:value-type="float">
            <text:p>0.177686169743538</text:p>
          </table:table-cell>
          <table:table-cell table:formula="of:=AVERAGE([.A260:.A308])" office:value-type="float" office:value="0.506519547071566" calcext:value-type="float">
            <text:p>0.506519547071566</text:p>
          </table:table-cell>
          <table:table-cell office:value-type="float" office:value="0" calcext:value-type="float">
            <text:p>0</text:p>
          </table:table-cell>
          <table:table-cell office:value-type="float" office:value="12.3756521983355" calcext:value-type="float">
            <text:p>12.3756521983355</text:p>
          </table:table-cell>
          <table:table-cell office:value-type="float" office:value="314.341565837722" calcext:value-type="float">
            <text:p>314.341565837722</text:p>
          </table:table-cell>
          <table:table-cell table:formula="of:=AVERAGE([.E260:.E308])" office:value-type="float" office:value="305.81947949575" calcext:value-type="float">
            <text:p>305.81947949575</text:p>
          </table:table-cell>
          <table:table-cell table:number-columns-repeated="6"/>
        </table:table-row>
        <table:table-row table:style-name="ro1">
          <table:table-cell office:value-type="float" office:value="0.454512566328049" calcext:value-type="float">
            <text:p>0.454512566328049</text:p>
          </table:table-cell>
          <table:table-cell table:formula="of:=AVERAGE([.A261:.A309])" office:value-type="float" office:value="0.495387150466016" calcext:value-type="float">
            <text:p>0.495387150466016</text:p>
          </table:table-cell>
          <table:table-cell office:value-type="float" office:value="1" calcext:value-type="float">
            <text:p>1</text:p>
          </table:table-cell>
          <table:table-cell office:value-type="float" office:value="11.9261296818465" calcext:value-type="float">
            <text:p>11.9261296818465</text:p>
          </table:table-cell>
          <table:table-cell office:value-type="float" office:value="302.923693918901" calcext:value-type="float">
            <text:p>302.923693918901</text:p>
          </table:table-cell>
          <table:table-cell table:formula="of:=AVERAGE([.E261:.E309])" office:value-type="float" office:value="305.823607423735" calcext:value-type="float">
            <text:p>305.823607423735</text:p>
          </table:table-cell>
          <table:table-cell table:number-columns-repeated="6"/>
        </table:table-row>
        <table:table-row table:style-name="ro1">
          <table:table-cell office:value-type="float" office:value="0.319723874330521" calcext:value-type="float">
            <text:p>0.319723874330521</text:p>
          </table:table-cell>
          <table:table-cell table:formula="of:=AVERAGE([.A262:.A310])" office:value-type="float" office:value="0.497476272282126" calcext:value-type="float">
            <text:p>0.497476272282126</text:p>
          </table:table-cell>
          <table:table-cell office:value-type="float" office:value="0" calcext:value-type="float">
            <text:p>0</text:p>
          </table:table-cell>
          <table:table-cell office:value-type="float" office:value="11.9763700885952" calcext:value-type="float">
            <text:p>11.9763700885952</text:p>
          </table:table-cell>
          <table:table-cell office:value-type="float" office:value="304.199800250317" calcext:value-type="float">
            <text:p>304.199800250317</text:p>
          </table:table-cell>
          <table:table-cell table:formula="of:=AVERAGE([.E262:.E310])" office:value-type="float" office:value="305.799676145935" calcext:value-type="float">
            <text:p>305.799676145935</text:p>
          </table:table-cell>
          <table:table-cell table:number-columns-repeated="6"/>
        </table:table-row>
        <table:table-row table:style-name="ro1">
          <table:table-cell office:value-type="float" office:value="0.585317969322205" calcext:value-type="float">
            <text:p>0.585317969322205</text:p>
          </table:table-cell>
          <table:table-cell table:formula="of:=AVERAGE([.A263:.A311])" office:value-type="float" office:value="0.504042864907335" calcext:value-type="float">
            <text:p>0.504042864907335</text:p>
          </table:table-cell>
          <table:table-cell office:value-type="float" office:value="0" calcext:value-type="float">
            <text:p>0</text:p>
          </table:table-cell>
          <table:table-cell office:value-type="float" office:value="12.2946179973572" calcext:value-type="float">
            <text:p>12.2946179973572</text:p>
          </table:table-cell>
          <table:table-cell office:value-type="float" office:value="312.283297132874" calcext:value-type="float">
            <text:p>312.283297132874</text:p>
          </table:table-cell>
          <table:table-cell table:formula="of:=AVERAGE([.E263:.E311])" office:value-type="float" office:value="305.952177144786" calcext:value-type="float">
            <text:p>305.952177144786</text:p>
          </table:table-cell>
          <table:table-cell table:number-columns-repeated="6"/>
        </table:table-row>
        <table:table-row table:style-name="ro1">
          <table:table-cell office:value-type="float" office:value="0.415518909692764" calcext:value-type="float">
            <text:p>0.415518909692764</text:p>
          </table:table-cell>
          <table:table-cell table:formula="of:=AVERAGE([.A264:.A312])" office:value-type="float" office:value="0.506842046212968" calcext:value-type="float">
            <text:p>0.506842046212968</text:p>
          </table:table-cell>
          <table:table-cell office:value-type="float" office:value="0" calcext:value-type="float">
            <text:p>0</text:p>
          </table:table-cell>
          <table:table-cell office:value-type="float" office:value="12.2105472431511" calcext:value-type="float">
            <text:p>12.2105472431511</text:p>
          </table:table-cell>
          <table:table-cell office:value-type="float" office:value="310.147899976037" calcext:value-type="float">
            <text:p>310.147899976037</text:p>
          </table:table-cell>
          <table:table-cell table:formula="of:=AVERAGE([.E264:.E312])" office:value-type="float" office:value="306.070502159931" calcext:value-type="float">
            <text:p>306.070502159931</text:p>
          </table:table-cell>
          <table:table-cell table:number-columns-repeated="6"/>
        </table:table-row>
        <table:table-row table:style-name="ro1">
          <table:table-cell office:value-type="float" office:value="0.711670994758606" calcext:value-type="float">
            <text:p>0.711670994758606</text:p>
          </table:table-cell>
          <table:table-cell table:formula="of:=AVERAGE([.A265:.A313])" office:value-type="float" office:value="0.520598065333281" calcext:value-type="float">
            <text:p>0.520598065333281</text:p>
          </table:table-cell>
          <table:table-cell office:value-type="float" office:value="1" calcext:value-type="float">
            <text:p>1</text:p>
          </table:table-cell>
          <table:table-cell office:value-type="float" office:value="11.9257506993532" calcext:value-type="float">
            <text:p>11.9257506993532</text:p>
          </table:table-cell>
          <table:table-cell office:value-type="float" office:value="302.914067763572" calcext:value-type="float">
            <text:p>302.914067763572</text:p>
          </table:table-cell>
          <table:table-cell table:formula="of:=AVERAGE([.E265:.E313])" office:value-type="float" office:value="305.893287115736" calcext:value-type="float">
            <text:p>305.893287115736</text:p>
          </table:table-cell>
          <table:table-cell table:number-columns-repeated="6"/>
        </table:table-row>
        <table:table-row table:style-name="ro1">
          <table:table-cell office:value-type="float" office:value="0.801520943641663" calcext:value-type="float">
            <text:p>0.801520943641663</text:p>
          </table:table-cell>
          <table:table-cell table:formula="of:=AVERAGE([.A266:.A314])" office:value-type="float" office:value="0.542456589636328" calcext:value-type="float">
            <text:p>0.542456589636328</text:p>
          </table:table-cell>
          <table:table-cell office:value-type="float" office:value="0" calcext:value-type="float">
            <text:p>0</text:p>
          </table:table-cell>
          <table:table-cell office:value-type="float" office:value="12.0647891682506" calcext:value-type="float">
            <text:p>12.0647891682506</text:p>
          </table:table-cell>
          <table:table-cell office:value-type="float" office:value="306.445644873564" calcext:value-type="float">
            <text:p>306.445644873564</text:p>
          </table:table-cell>
          <table:table-cell table:formula="of:=AVERAGE([.E266:.E314])" office:value-type="float" office:value="305.982578571091" calcext:value-type="float">
            <text:p>305.982578571091</text:p>
          </table:table-cell>
          <table:table-cell table:number-columns-repeated="6"/>
        </table:table-row>
        <table:table-row table:style-name="ro1">
          <table:table-cell office:value-type="float" office:value="0.876627266407013" calcext:value-type="float">
            <text:p>0.876627266407013</text:p>
          </table:table-cell>
          <table:table-cell table:formula="of:=AVERAGE([.A267:.A315])" office:value-type="float" office:value="0.543458121616804" calcext:value-type="float">
            <text:p>0.543458121616804</text:p>
          </table:table-cell>
          <table:table-cell office:value-type="float" office:value="1" calcext:value-type="float">
            <text:p>1</text:p>
          </table:table-cell>
          <table:table-cell office:value-type="float" office:value="11.9206807818502" calcext:value-type="float">
            <text:p>11.9206807818502</text:p>
          </table:table-cell>
          <table:table-cell office:value-type="float" office:value="302.785291858996" calcext:value-type="float">
            <text:p>302.785291858996</text:p>
          </table:table-cell>
          <table:table-cell table:formula="of:=AVERAGE([.E267:.E315])" office:value-type="float" office:value="305.849755630591" calcext:value-type="float">
            <text:p>305.849755630591</text:p>
          </table:table-cell>
          <table:table-cell table:number-columns-repeated="6"/>
        </table:table-row>
        <table:table-row table:style-name="ro1">
          <table:table-cell office:value-type="float" office:value="0.333919048309326" calcext:value-type="float">
            <text:p>0.333919048309326</text:p>
          </table:table-cell>
          <table:table-cell table:formula="of:=AVERAGE([.A268:.A316])" office:value-type="float" office:value="0.532428376981981" calcext:value-type="float">
            <text:p>0.532428376981981</text:p>
          </table:table-cell>
          <table:table-cell office:value-type="float" office:value="0" calcext:value-type="float">
            <text:p>0</text:p>
          </table:table-cell>
          <table:table-cell office:value-type="float" office:value="12.0217083626598" calcext:value-type="float">
            <text:p>12.0217083626598</text:p>
          </table:table-cell>
          <table:table-cell office:value-type="float" office:value="305.351392411559" calcext:value-type="float">
            <text:p>305.351392411559</text:p>
          </table:table-cell>
          <table:table-cell table:formula="of:=AVERAGE([.E268:.E316])" office:value-type="float" office:value="305.81734649981" calcext:value-type="float">
            <text:p>305.81734649981</text:p>
          </table:table-cell>
          <table:table-cell table:number-columns-repeated="6"/>
        </table:table-row>
        <table:table-row table:style-name="ro1">
          <table:table-cell office:value-type="float" office:value="0.467922002077103" calcext:value-type="float">
            <text:p>0.467922002077103</text:p>
          </table:table-cell>
          <table:table-cell table:formula="of:=AVERAGE([.A269:.A317])" office:value-type="float" office:value="0.542085168139089" calcext:value-type="float">
            <text:p>0.542085168139089</text:p>
          </table:table-cell>
          <table:table-cell office:value-type="float" office:value="0" calcext:value-type="float">
            <text:p>0</text:p>
          </table:table-cell>
          <table:table-cell office:value-type="float" office:value="12.0459796687156" calcext:value-type="float">
            <text:p>12.0459796687156</text:p>
          </table:table-cell>
          <table:table-cell office:value-type="float" office:value="305.967883585376" calcext:value-type="float">
            <text:p>305.967883585376</text:p>
          </table:table-cell>
          <table:table-cell table:formula="of:=AVERAGE([.E269:.E317])" office:value-type="float" office:value="305.718128432897" calcext:value-type="float">
            <text:p>305.718128432897</text:p>
          </table:table-cell>
          <table:table-cell table:number-columns-repeated="6"/>
        </table:table-row>
        <table:table-row table:style-name="ro1">
          <table:table-cell office:value-type="float" office:value="0.488655358552933" calcext:value-type="float">
            <text:p>0.488655358552933</text:p>
          </table:table-cell>
          <table:table-cell table:formula="of:=AVERAGE([.A270:.A318])" office:value-type="float" office:value="0.538111278423272" calcext:value-type="float">
            <text:p>0.538111278423272</text:p>
          </table:table-cell>
          <table:table-cell office:value-type="float" office:value="0" calcext:value-type="float">
            <text:p>0</text:p>
          </table:table-cell>
          <table:table-cell office:value-type="float" office:value="11.9923941254705" calcext:value-type="float">
            <text:p>11.9923941254705</text:p>
          </table:table-cell>
          <table:table-cell office:value-type="float" office:value="304.606810786951" calcext:value-type="float">
            <text:p>304.606810786951</text:p>
          </table:table-cell>
          <table:table-cell table:formula="of:=AVERAGE([.E270:.E318])" office:value-type="float" office:value="305.726794831285" calcext:value-type="float">
            <text:p>305.726794831285</text:p>
          </table:table-cell>
          <table:table-cell table:number-columns-repeated="6"/>
        </table:table-row>
        <table:table-row table:style-name="ro1">
          <table:table-cell office:value-type="float" office:value="0.541544675827026" calcext:value-type="float">
            <text:p>0.541544675827026</text:p>
          </table:table-cell>
          <table:table-cell table:formula="of:=AVERAGE([.A271:.A319])" office:value-type="float" office:value="0.528755047317701" calcext:value-type="float">
            <text:p>0.528755047317701</text:p>
          </table:table-cell>
          <table:table-cell office:value-type="float" office:value="1" calcext:value-type="float">
            <text:p>1</text:p>
          </table:table-cell>
          <table:table-cell office:value-type="float" office:value="11.9115793354094" calcext:value-type="float">
            <text:p>11.9115793354094</text:p>
          </table:table-cell>
          <table:table-cell office:value-type="float" office:value="302.554115119399" calcext:value-type="float">
            <text:p>302.554115119399</text:p>
          </table:table-cell>
          <table:table-cell table:formula="of:=AVERAGE([.E271:.E319])" office:value-type="float" office:value="305.737768782167" calcext:value-type="float">
            <text:p>305.737768782167</text:p>
          </table:table-cell>
          <table:table-cell table:number-columns-repeated="6"/>
        </table:table-row>
        <table:table-row table:style-name="ro1">
          <table:table-cell office:value-type="float" office:value="0.214918598532677" calcext:value-type="float">
            <text:p>0.214918598532677</text:p>
          </table:table-cell>
          <table:table-cell table:formula="of:=AVERAGE([.A272:.A320])" office:value-type="float" office:value="0.515114271041112" calcext:value-type="float">
            <text:p>0.515114271041112</text:p>
          </table:table-cell>
          <table:table-cell office:value-type="float" office:value="0" calcext:value-type="float">
            <text:p>0</text:p>
          </table:table-cell>
          <table:table-cell office:value-type="float" office:value="12.2572876351088" calcext:value-type="float">
            <text:p>12.2572876351088</text:p>
          </table:table-cell>
          <table:table-cell office:value-type="float" office:value="311.335105931764" calcext:value-type="float">
            <text:p>311.335105931764</text:p>
          </table:table-cell>
          <table:table-cell table:formula="of:=AVERAGE([.E272:.E320])" office:value-type="float" office:value="305.925952911555" calcext:value-type="float">
            <text:p>305.925952911555</text:p>
          </table:table-cell>
          <table:table-cell table:number-columns-repeated="6"/>
        </table:table-row>
        <table:table-row table:style-name="ro1">
          <table:table-cell office:value-type="float" office:value="0.824201583862305" calcext:value-type="float">
            <text:p>0.824201583862305</text:p>
          </table:table-cell>
          <table:table-cell table:formula="of:=AVERAGE([.A273:.A321])" office:value-type="float" office:value="0.52845396996399" calcext:value-type="float">
            <text:p>0.52845396996399</text:p>
          </table:table-cell>
          <table:table-cell office:value-type="float" office:value="0" calcext:value-type="float">
            <text:p>0</text:p>
          </table:table-cell>
          <table:table-cell office:value-type="float" office:value="11.9374369706631" calcext:value-type="float">
            <text:p>11.9374369706631</text:p>
          </table:table-cell>
          <table:table-cell office:value-type="float" office:value="303.210899054842" calcext:value-type="float">
            <text:p>303.210899054842</text:p>
          </table:table-cell>
          <table:table-cell table:formula="of:=AVERAGE([.E273:.E321])" office:value-type="float" office:value="305.709508866755" calcext:value-type="float">
            <text:p>305.709508866755</text:p>
          </table:table-cell>
          <table:table-cell table:number-columns-repeated="6"/>
        </table:table-row>
        <table:table-row table:style-name="ro1">
          <table:table-cell office:value-type="float" office:value="0.0169990360736847" calcext:value-type="float">
            <text:p>0.016999036073685</text:p>
          </table:table-cell>
          <table:table-cell table:formula="of:=AVERAGE([.A274:.A322])" office:value-type="float" office:value="0.522551444242226" calcext:value-type="float">
            <text:p>0.522551444242226</text:p>
          </table:table-cell>
          <table:table-cell office:value-type="float" office:value="0" calcext:value-type="float">
            <text:p>0</text:p>
          </table:table-cell>
          <table:table-cell office:value-type="float" office:value="11.9493884123862" calcext:value-type="float">
            <text:p>11.9493884123862</text:p>
          </table:table-cell>
          <table:table-cell office:value-type="float" office:value="303.514465674609" calcext:value-type="float">
            <text:p>303.514465674609</text:p>
          </table:table-cell>
          <table:table-cell table:formula="of:=AVERAGE([.E274:.E322])" office:value-type="float" office:value="305.652353455447" calcext:value-type="float">
            <text:p>305.6523534554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5:.A323])" office:value-type="float" office:value="0.52675716014179" calcext:value-type="float">
            <text:p>0.52675716014179</text:p>
          </table:table-cell>
          <table:table-cell office:value-type="float" office:value="1" calcext:value-type="float">
            <text:p>1</text:p>
          </table:table-cell>
          <table:table-cell office:value-type="float" office:value="11.8924178397506" calcext:value-type="float">
            <text:p>11.8924178397506</text:p>
          </table:table-cell>
          <table:table-cell office:value-type="float" office:value="302.067413129666" calcext:value-type="float">
            <text:p>302.067413129666</text:p>
          </table:table-cell>
          <table:table-cell table:formula="of:=AVERAGE([.E275:.E323])" office:value-type="float" office:value="305.636731556185" calcext:value-type="float">
            <text:p>305.636731556185</text:p>
          </table:table-cell>
          <table:table-cell table:number-columns-repeated="6"/>
        </table:table-row>
        <table:table-row table:style-name="ro1">
          <table:table-cell office:value-type="float" office:value="0.488336086273193" calcext:value-type="float">
            <text:p>0.488336086273193</text:p>
          </table:table-cell>
          <table:table-cell table:formula="of:=AVERAGE([.A276:.A324])" office:value-type="float" office:value="0.521631708080702" calcext:value-type="float">
            <text:p>0.521631708080702</text:p>
          </table:table-cell>
          <table:table-cell office:value-type="float" office:value="0" calcext:value-type="float">
            <text:p>0</text:p>
          </table:table-cell>
          <table:table-cell office:value-type="float" office:value="12.0915138872892" calcext:value-type="float">
            <text:p>12.0915138872892</text:p>
          </table:table-cell>
          <table:table-cell office:value-type="float" office:value="307.124452737145" calcext:value-type="float">
            <text:p>307.124452737145</text:p>
          </table:table-cell>
          <table:table-cell table:formula="of:=AVERAGE([.E276:.E324])" office:value-type="float" office:value="305.721224226833" calcext:value-type="float">
            <text:p>305.721224226833</text:p>
          </table:table-cell>
          <table:table-cell table:number-columns-repeated="6"/>
        </table:table-row>
        <table:table-row table:style-name="ro1">
          <table:table-cell office:value-type="float" office:value="0.239639937877655" calcext:value-type="float">
            <text:p>0.239639937877655</text:p>
          </table:table-cell>
          <table:table-cell table:formula="of:=AVERAGE([.A277:.A325])" office:value-type="float" office:value="0.52333298885947" calcext:value-type="float">
            <text:p>0.52333298885947</text:p>
          </table:table-cell>
          <table:table-cell office:value-type="float" office:value="0" calcext:value-type="float">
            <text:p>0</text:p>
          </table:table-cell>
          <table:table-cell office:value-type="float" office:value="12.0294663572282" calcext:value-type="float">
            <text:p>12.0294663572282</text:p>
          </table:table-cell>
          <table:table-cell office:value-type="float" office:value="305.548445473595" calcext:value-type="float">
            <text:p>305.548445473595</text:p>
          </table:table-cell>
          <table:table-cell table:formula="of:=AVERAGE([.E277:.E325])" office:value-type="float" office:value="305.671664762572" calcext:value-type="float">
            <text:p>305.6716647625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8:.A326])" office:value-type="float" office:value="0.542031340887382" calcext:value-type="float">
            <text:p>0.542031340887382</text:p>
          </table:table-cell>
          <table:table-cell office:value-type="float" office:value="1" calcext:value-type="float">
            <text:p>1</text:p>
          </table:table-cell>
          <table:table-cell office:value-type="float" office:value="11.9304568875283" calcext:value-type="float">
            <text:p>11.9304568875283</text:p>
          </table:table-cell>
          <table:table-cell office:value-type="float" office:value="303.033604943219" calcext:value-type="float">
            <text:p>303.033604943219</text:p>
          </table:table-cell>
          <table:table-cell table:formula="of:=AVERAGE([.E278:.E326])" office:value-type="float" office:value="305.465577334499" calcext:value-type="float">
            <text:p>305.465577334499</text:p>
          </table:table-cell>
          <table:table-cell table:number-columns-repeated="6"/>
        </table:table-row>
        <table:table-row table:style-name="ro1">
          <table:table-cell office:value-type="float" office:value="0.451180418232084" calcext:value-type="float">
            <text:p>0.451180418232084</text:p>
          </table:table-cell>
          <table:table-cell table:formula="of:=AVERAGE([.A279:.A327])" office:value-type="float" office:value="0.551531847244684" calcext:value-type="float">
            <text:p>0.551531847244684</text:p>
          </table:table-cell>
          <table:table-cell office:value-type="float" office:value="1" calcext:value-type="float">
            <text:p>1</text:p>
          </table:table-cell>
          <table:table-cell office:value-type="float" office:value="11.9283918436021" calcext:value-type="float">
            <text:p>11.9283918436021</text:p>
          </table:table-cell>
          <table:table-cell office:value-type="float" office:value="302.981152827492" calcext:value-type="float">
            <text:p>302.981152827492</text:p>
          </table:table-cell>
          <table:table-cell table:formula="of:=AVERAGE([.E279:.E327])" office:value-type="float" office:value="305.256936028482" calcext:value-type="float">
            <text:p>305.256936028482</text:p>
          </table:table-cell>
          <table:table-cell table:number-columns-repeated="6"/>
        </table:table-row>
        <table:table-row table:style-name="ro1">
          <table:table-cell office:value-type="float" office:value="0.991503953933716" calcext:value-type="float">
            <text:p>0.991503953933716</text:p>
          </table:table-cell>
          <table:table-cell table:formula="of:=AVERAGE([.A280:.A328])" office:value-type="float" office:value="0.575332907600123" calcext:value-type="float">
            <text:p>0.575332907600123</text:p>
          </table:table-cell>
          <table:table-cell office:value-type="float" office:value="1" calcext:value-type="float">
            <text:p>1</text:p>
          </table:table-cell>
          <table:table-cell office:value-type="float" office:value="11.9274332408249" calcext:value-type="float">
            <text:p>11.9274332408249</text:p>
          </table:table-cell>
          <table:table-cell office:value-type="float" office:value="302.956804316953" calcext:value-type="float">
            <text:p>302.956804316953</text:p>
          </table:table-cell>
          <table:table-cell table:formula="of:=AVERAGE([.E280:.E328])" office:value-type="float" office:value="305.226280369983" calcext:value-type="float">
            <text:p>305.226280369983</text:p>
          </table:table-cell>
          <table:table-cell table:number-columns-repeated="6"/>
        </table:table-row>
        <table:table-row table:style-name="ro1">
          <table:table-cell office:value-type="float" office:value="0.24578469991684" calcext:value-type="float">
            <text:p>0.24578469991684</text:p>
          </table:table-cell>
          <table:table-cell table:formula="of:=AVERAGE([.A281:.A329])" office:value-type="float" office:value="0.572576746250963" calcext:value-type="float">
            <text:p>0.572576746250963</text:p>
          </table:table-cell>
          <table:table-cell office:value-type="float" office:value="0" calcext:value-type="float">
            <text:p>0</text:p>
          </table:table-cell>
          <table:table-cell office:value-type="float" office:value="12.0128181138933" calcext:value-type="float">
            <text:p>12.0128181138933</text:p>
          </table:table-cell>
          <table:table-cell office:value-type="float" office:value="305.125580092889" calcext:value-type="float">
            <text:p>305.125580092889</text:p>
          </table:table-cell>
          <table:table-cell table:formula="of:=AVERAGE([.E281:.E329])" office:value-type="float" office:value="305.094866046135" calcext:value-type="float">
            <text:p>305.094866046135</text:p>
          </table:table-cell>
          <table:table-cell table:number-columns-repeated="6"/>
        </table:table-row>
        <table:table-row table:style-name="ro1">
          <table:table-cell office:value-type="float" office:value="0.708499014377594" calcext:value-type="float">
            <text:p>0.708499014377594</text:p>
          </table:table-cell>
          <table:table-cell table:formula="of:=AVERAGE([.A282:.A330])" office:value-type="float" office:value="0.576826567154819" calcext:value-type="float">
            <text:p>0.576826567154819</text:p>
          </table:table-cell>
          <table:table-cell office:value-type="float" office:value="1" calcext:value-type="float">
            <text:p>1</text:p>
          </table:table-cell>
          <table:table-cell office:value-type="float" office:value="11.9295428709269" calcext:value-type="float">
            <text:p>11.9295428709269</text:p>
          </table:table-cell>
          <table:table-cell office:value-type="float" office:value="303.010388921542" calcext:value-type="float">
            <text:p>303.010388921542</text:p>
          </table:table-cell>
          <table:table-cell table:formula="of:=AVERAGE([.E282:.E330])" office:value-type="float" office:value="305.053568519954" calcext:value-type="float">
            <text:p>305.053568519954</text:p>
          </table:table-cell>
          <table:table-cell table:number-columns-repeated="6"/>
        </table:table-row>
        <table:table-row table:style-name="ro1">
          <table:table-cell office:value-type="float" office:value="-0.09222611784935" calcext:value-type="float">
            <text:p>-0.09222611784935</text:p>
          </table:table-cell>
          <table:table-cell table:formula="of:=AVERAGE([.A283:.A331])" office:value-type="float" office:value="0.576652595185565" calcext:value-type="float">
            <text:p>0.576652595185565</text:p>
          </table:table-cell>
          <table:table-cell office:value-type="float" office:value="0" calcext:value-type="float">
            <text:p>0</text:p>
          </table:table-cell>
          <table:table-cell office:value-type="float" office:value="11.9353132607162" calcext:value-type="float">
            <text:p>11.9353132607162</text:p>
          </table:table-cell>
          <table:table-cell office:value-type="float" office:value="303.156956822191" calcext:value-type="float">
            <text:p>303.156956822191</text:p>
          </table:table-cell>
          <table:table-cell table:formula="of:=AVERAGE([.E283:.E331])" office:value-type="float" office:value="304.880092756923" calcext:value-type="float">
            <text:p>304.880092756923</text:p>
          </table:table-cell>
          <table:table-cell table:number-columns-repeated="6"/>
        </table:table-row>
        <table:table-row table:style-name="ro1">
          <table:table-cell office:value-type="float" office:value="0.964412450790405" calcext:value-type="float">
            <text:p>0.964412450790405</text:p>
          </table:table-cell>
          <table:table-cell table:formula="of:=AVERAGE([.A284:.A332])" office:value-type="float" office:value="0.582116986018115" calcext:value-type="float">
            <text:p>0.582116986018115</text:p>
          </table:table-cell>
          <table:table-cell office:value-type="float" office:value="1" calcext:value-type="float">
            <text:p>1</text:p>
          </table:table-cell>
          <table:table-cell office:value-type="float" office:value="11.9281865125299" calcext:value-type="float">
            <text:p>11.9281865125299</text:p>
          </table:table-cell>
          <table:table-cell office:value-type="float" office:value="302.975937418258" calcext:value-type="float">
            <text:p>302.975937418258</text:p>
          </table:table-cell>
          <table:table-cell table:formula="of:=AVERAGE([.E284:.E332])" office:value-type="float" office:value="304.892295294003" calcext:value-type="float">
            <text:p>304.892295294003</text:p>
          </table:table-cell>
          <table:table-cell table:number-columns-repeated="6"/>
        </table:table-row>
        <table:table-row table:style-name="ro1">
          <table:table-cell office:value-type="float" office:value="0.804187893867493" calcext:value-type="float">
            <text:p>0.804187893867493</text:p>
          </table:table-cell>
          <table:table-cell table:formula="of:=AVERAGE([.A285:.A333])" office:value-type="float" office:value="0.587831100849534" calcext:value-type="float">
            <text:p>0.587831100849534</text:p>
          </table:table-cell>
          <table:table-cell office:value-type="float" office:value="0" calcext:value-type="float">
            <text:p>0</text:p>
          </table:table-cell>
          <table:table-cell office:value-type="float" office:value="12.1245780565172" calcext:value-type="float">
            <text:p>12.1245780565172</text:p>
          </table:table-cell>
          <table:table-cell office:value-type="float" office:value="307.964282635538" calcext:value-type="float">
            <text:p>307.964282635538</text:p>
          </table:table-cell>
          <table:table-cell table:formula="of:=AVERAGE([.E285:.E333])" office:value-type="float" office:value="305.003658726164" calcext:value-type="float">
            <text:p>305.003658726164</text:p>
          </table:table-cell>
          <table:table-cell table:number-columns-repeated="6"/>
        </table:table-row>
        <table:table-row table:style-name="ro1">
          <table:table-cell office:value-type="float" office:value="0.458579421043396" calcext:value-type="float">
            <text:p>0.458579421043396</text:p>
          </table:table-cell>
          <table:table-cell table:formula="of:=AVERAGE([.A286:.A334])" office:value-type="float" office:value="0.578077837123007" calcext:value-type="float">
            <text:p>0.578077837123007</text:p>
          </table:table-cell>
          <table:table-cell office:value-type="float" office:value="0" calcext:value-type="float">
            <text:p>0</text:p>
          </table:table-cell>
          <table:table-cell office:value-type="float" office:value="12.0468666989476" calcext:value-type="float">
            <text:p>12.0468666989476</text:p>
          </table:table-cell>
          <table:table-cell office:value-type="float" office:value="305.990414153268" calcext:value-type="float">
            <text:p>305.990414153268</text:p>
          </table:table-cell>
          <table:table-cell table:formula="of:=AVERAGE([.E286:.E334])" office:value-type="float" office:value="305.082841106663" calcext:value-type="float">
            <text:p>305.082841106663</text:p>
          </table:table-cell>
          <table:table-cell table:number-columns-repeated="6"/>
        </table:table-row>
        <table:table-row table:style-name="ro1">
          <table:table-cell office:value-type="float" office:value="0.578066825866699" calcext:value-type="float">
            <text:p>0.578066825866699</text:p>
          </table:table-cell>
          <table:table-cell table:formula="of:=AVERAGE([.A287:.A335])" office:value-type="float" office:value="0.570230836981474" calcext:value-type="float">
            <text:p>0.570230836981474</text:p>
          </table:table-cell>
          <table:table-cell office:value-type="float" office:value="0" calcext:value-type="float">
            <text:p>0</text:p>
          </table:table-cell>
          <table:table-cell office:value-type="float" office:value="12.0985772761732" calcext:value-type="float">
            <text:p>12.0985772761732</text:p>
          </table:table-cell>
          <table:table-cell office:value-type="float" office:value="307.3038628148" calcext:value-type="float">
            <text:p>307.3038628148</text:p>
          </table:table-cell>
          <table:table-cell table:formula="of:=AVERAGE([.E287:.E335])" office:value-type="float" office:value="305.127882171484" calcext:value-type="float">
            <text:p>305.127882171484</text:p>
          </table:table-cell>
          <table:table-cell table:number-columns-repeated="6"/>
        </table:table-row>
        <table:table-row table:style-name="ro1">
          <table:table-cell office:value-type="float" office:value="0.0387177467346191" calcext:value-type="float">
            <text:p>0.038717746734619</text:p>
          </table:table-cell>
          <table:table-cell table:formula="of:=AVERAGE([.A288:.A336])" office:value-type="float" office:value="0.555412888737418" calcext:value-type="float">
            <text:p>0.555412888737418</text:p>
          </table:table-cell>
          <table:table-cell office:value-type="float" office:value="0" calcext:value-type="float">
            <text:p>0</text:p>
          </table:table-cell>
          <table:table-cell office:value-type="float" office:value="12.2361244548261" calcext:value-type="float">
            <text:p>12.2361244548261</text:p>
          </table:table-cell>
          <table:table-cell office:value-type="float" office:value="310.797561152583" calcext:value-type="float">
            <text:p>310.797561152583</text:p>
          </table:table-cell>
          <table:table-cell table:formula="of:=AVERAGE([.E288:.E336])" office:value-type="float" office:value="305.295980132947" calcext:value-type="float">
            <text:p>305.295980132947</text:p>
          </table:table-cell>
          <table:table-cell table:number-columns-repeated="6"/>
        </table:table-row>
        <table:table-row table:style-name="ro1">
          <table:table-cell office:value-type="float" office:value="0.0499733686447144" calcext:value-type="float">
            <text:p>0.049973368644714</text:p>
          </table:table-cell>
          <table:table-cell table:formula="of:=AVERAGE([.A289:.A337])" office:value-type="float" office:value="0.553433399021686" calcext:value-type="float">
            <text:p>0.553433399021686</text:p>
          </table:table-cell>
          <table:table-cell office:value-type="float" office:value="0" calcext:value-type="float">
            <text:p>0</text:p>
          </table:table-cell>
          <table:table-cell office:value-type="float" office:value="11.9132583569199" calcext:value-type="float">
            <text:p>11.9132583569199</text:p>
          </table:table-cell>
          <table:table-cell office:value-type="float" office:value="302.596762265765" calcext:value-type="float">
            <text:p>302.596762265765</text:p>
          </table:table-cell>
          <table:table-cell table:formula="of:=AVERAGE([.E289:.E337])" office:value-type="float" office:value="305.223199781322" calcext:value-type="float">
            <text:p>305.223199781322</text:p>
          </table:table-cell>
          <table:table-cell table:number-columns-repeated="6"/>
        </table:table-row>
        <table:table-row table:style-name="ro1">
          <table:table-cell office:value-type="float" office:value="0.174047768115997" calcext:value-type="float">
            <text:p>0.174047768115997</text:p>
          </table:table-cell>
          <table:table-cell table:formula="of:=AVERAGE([.A290:.A338])" office:value-type="float" office:value="0.553766927455214" calcext:value-type="float">
            <text:p>0.553766927455214</text:p>
          </table:table-cell>
          <table:table-cell office:value-type="float" office:value="0" calcext:value-type="float">
            <text:p>0</text:p>
          </table:table-cell>
          <table:table-cell office:value-type="float" office:value="11.9431099748582" calcext:value-type="float">
            <text:p>11.9431099748582</text:p>
          </table:table-cell>
          <table:table-cell office:value-type="float" office:value="303.354993361397" calcext:value-type="float">
            <text:p>303.354993361397</text:p>
          </table:table-cell>
          <table:table-cell table:formula="of:=AVERAGE([.E290:.E338])" office:value-type="float" office:value="305.174349491075" calcext:value-type="float">
            <text:p>305.174349491075</text:p>
          </table:table-cell>
          <table:table-cell table:number-columns-repeated="6"/>
        </table:table-row>
        <table:table-row table:style-name="ro1">
          <table:table-cell office:value-type="float" office:value="0.344888985157013" calcext:value-type="float">
            <text:p>0.344888985157013</text:p>
          </table:table-cell>
          <table:table-cell table:formula="of:=AVERAGE([.A291:.A339])" office:value-type="float" office:value="0.554623944933378" calcext:value-type="float">
            <text:p>0.554623944933378</text:p>
          </table:table-cell>
          <table:table-cell office:value-type="float" office:value="0" calcext:value-type="float">
            <text:p>0</text:p>
          </table:table-cell>
          <table:table-cell office:value-type="float" office:value="11.9765449133366" calcext:value-type="float">
            <text:p>11.9765449133366</text:p>
          </table:table-cell>
          <table:table-cell office:value-type="float" office:value="304.20424079875" calcext:value-type="float">
            <text:p>304.20424079875</text:p>
          </table:table-cell>
          <table:table-cell table:formula="of:=AVERAGE([.E291:.E339])" office:value-type="float" office:value="305.170632713718" calcext:value-type="float">
            <text:p>305.170632713718</text:p>
          </table:table-cell>
          <table:table-cell table:number-columns-repeated="6"/>
        </table:table-row>
        <table:table-row table:style-name="ro1">
          <table:table-cell office:value-type="float" office:value="0.416878640651703" calcext:value-type="float">
            <text:p>0.416878640651703</text:p>
          </table:table-cell>
          <table:table-cell table:formula="of:=AVERAGE([.A292:.A340])" office:value-type="float" office:value="0.555793723796156" calcext:value-type="float">
            <text:p>0.555793723796156</text:p>
          </table:table-cell>
          <table:table-cell office:value-type="float" office:value="0" calcext:value-type="float">
            <text:p>0</text:p>
          </table:table-cell>
          <table:table-cell office:value-type="float" office:value="11.9305343266755" calcext:value-type="float">
            <text:p>11.9305343266755</text:p>
          </table:table-cell>
          <table:table-cell office:value-type="float" office:value="303.035571897559" calcext:value-type="float">
            <text:p>303.035571897559</text:p>
          </table:table-cell>
          <table:table-cell table:formula="of:=AVERAGE([.E292:.E340])" office:value-type="float" office:value="305.141847304012" calcext:value-type="float">
            <text:p>305.141847304012</text:p>
          </table:table-cell>
          <table:table-cell table:number-columns-repeated="6"/>
        </table:table-row>
        <table:table-row table:style-name="ro1">
          <table:table-cell office:value-type="float" office:value="0.978454053401947" calcext:value-type="float">
            <text:p>0.978454053401947</text:p>
          </table:table-cell>
          <table:table-cell table:formula="of:=AVERAGE([.A293:.A341])" office:value-type="float" office:value="0.555535582161741" calcext:value-type="float">
            <text:p>0.555535582161741</text:p>
          </table:table-cell>
          <table:table-cell office:value-type="float" office:value="1" calcext:value-type="float">
            <text:p>1</text:p>
          </table:table-cell>
          <table:table-cell office:value-type="float" office:value="11.916761891672" calcext:value-type="float">
            <text:p>11.916761891672</text:p>
          </table:table-cell>
          <table:table-cell office:value-type="float" office:value="302.685752048469" calcext:value-type="float">
            <text:p>302.685752048469</text:p>
          </table:table-cell>
          <table:table-cell table:formula="of:=AVERAGE([.E293:.E341])" office:value-type="float" office:value="305.152531746463" calcext:value-type="float">
            <text:p>305.152531746463</text:p>
          </table:table-cell>
          <table:table-cell table:number-columns-repeated="6"/>
        </table:table-row>
        <table:table-row table:style-name="ro1">
          <table:table-cell office:value-type="float" office:value="0.677000522613525" calcext:value-type="float">
            <text:p>0.677000522613525</text:p>
          </table:table-cell>
          <table:table-cell table:formula="of:=AVERAGE([.A294:.A342])" office:value-type="float" office:value="0.548943756092629" calcext:value-type="float">
            <text:p>0.548943756092629</text:p>
          </table:table-cell>
          <table:table-cell office:value-type="float" office:value="0" calcext:value-type="float">
            <text:p>0</text:p>
          </table:table-cell>
          <table:table-cell office:value-type="float" office:value="12.1290589671731" calcext:value-type="float">
            <text:p>12.1290589671731</text:p>
          </table:table-cell>
          <table:table-cell office:value-type="float" office:value="308.078097766197" calcext:value-type="float">
            <text:p>308.078097766197</text:p>
          </table:table-cell>
          <table:table-cell table:formula="of:=AVERAGE([.E294:.E342])" office:value-type="float" office:value="305.263763805049" calcext:value-type="float">
            <text:p>305.263763805049</text:p>
          </table:table-cell>
          <table:table-cell table:number-columns-repeated="6"/>
        </table:table-row>
        <table:table-row table:style-name="ro1">
          <table:table-cell office:value-type="float" office:value="0.128650784492493" calcext:value-type="float">
            <text:p>0.128650784492493</text:p>
          </table:table-cell>
          <table:table-cell table:formula="of:=AVERAGE([.A295:.A343])" office:value-type="float" office:value="0.531492350567421" calcext:value-type="float">
            <text:p>0.531492350567421</text:p>
          </table:table-cell>
          <table:table-cell office:value-type="float" office:value="0" calcext:value-type="float">
            <text:p>0</text:p>
          </table:table-cell>
          <table:table-cell office:value-type="float" office:value="12.3606149239272" calcext:value-type="float">
            <text:p>12.3606149239272</text:p>
          </table:table-cell>
          <table:table-cell office:value-type="float" office:value="313.959619067751" calcext:value-type="float">
            <text:p>313.959619067751</text:p>
          </table:table-cell>
          <table:table-cell table:formula="of:=AVERAGE([.E295:.E343])" office:value-type="float" office:value="305.495076175697" calcext:value-type="float">
            <text:p>305.495076175697</text:p>
          </table:table-cell>
          <table:table-cell table:number-columns-repeated="6"/>
        </table:table-row>
        <table:table-row table:style-name="ro1">
          <table:table-cell office:value-type="float" office:value="0.575191140174866" calcext:value-type="float">
            <text:p>0.575191140174866</text:p>
          </table:table-cell>
          <table:table-cell table:formula="of:=AVERAGE([.A296:.A344])" office:value-type="float" office:value="0.530522648683677" calcext:value-type="float">
            <text:p>0.530522648683677</text:p>
          </table:table-cell>
          <table:table-cell office:value-type="float" office:value="0" calcext:value-type="float">
            <text:p>0</text:p>
          </table:table-cell>
          <table:table-cell office:value-type="float" office:value="12.2520088665724" calcext:value-type="float">
            <text:p>12.2520088665724</text:p>
          </table:table-cell>
          <table:table-cell office:value-type="float" office:value="311.201025210938" calcext:value-type="float">
            <text:p>311.201025210938</text:p>
          </table:table-cell>
          <table:table-cell table:formula="of:=AVERAGE([.E296:.E344])" office:value-type="float" office:value="305.67471250784" calcext:value-type="float">
            <text:p>305.67471250784</text:p>
          </table:table-cell>
          <table:table-cell table:number-columns-repeated="6"/>
        </table:table-row>
        <table:table-row table:style-name="ro1">
          <table:table-cell office:value-type="float" office:value="0.92110139131546" calcext:value-type="float">
            <text:p>0.92110139131546</text:p>
          </table:table-cell>
          <table:table-cell table:formula="of:=AVERAGE([.A297:.A345])" office:value-type="float" office:value="0.531964189450412" calcext:value-type="float">
            <text:p>0.531964189450412</text:p>
          </table:table-cell>
          <table:table-cell office:value-type="float" office:value="1" calcext:value-type="float">
            <text:p>1</text:p>
          </table:table-cell>
          <table:table-cell office:value-type="float" office:value="11.8854013836831" calcext:value-type="float">
            <text:p>11.8854013836831</text:p>
          </table:table-cell>
          <table:table-cell office:value-type="float" office:value="301.88919514555" calcext:value-type="float">
            <text:p>301.88919514555</text:p>
          </table:table-cell>
          <table:table-cell table:formula="of:=AVERAGE([.E297:.E345])" office:value-type="float" office:value="305.674415092666" calcext:value-type="float">
            <text:p>305.674415092666</text:p>
          </table:table-cell>
          <table:table-cell table:number-columns-repeated="6"/>
        </table:table-row>
        <table:table-row table:style-name="ro1">
          <table:table-cell office:value-type="float" office:value="0.536224484443665" calcext:value-type="float">
            <text:p>0.536224484443665</text:p>
          </table:table-cell>
          <table:table-cell table:formula="of:=AVERAGE([.A298:.A346])" office:value-type="float" office:value="0.536989578693558" calcext:value-type="float">
            <text:p>0.536989578693558</text:p>
          </table:table-cell>
          <table:table-cell office:value-type="float" office:value="0" calcext:value-type="float">
            <text:p>0</text:p>
          </table:table-cell>
          <table:table-cell office:value-type="float" office:value="11.9333432557434" calcext:value-type="float">
            <text:p>11.9333432557434</text:p>
          </table:table-cell>
          <table:table-cell office:value-type="float" office:value="303.106918695882" calcext:value-type="float">
            <text:p>303.106918695882</text:p>
          </table:table-cell>
          <table:table-cell table:formula="of:=AVERAGE([.E298:.E346])" office:value-type="float" office:value="305.514430665802" calcext:value-type="float">
            <text:p>305.514430665802</text:p>
          </table:table-cell>
          <table:table-cell table:number-columns-repeated="6"/>
        </table:table-row>
        <table:table-row table:style-name="ro1">
          <table:table-cell office:value-type="float" office:value="0.885107159614563" calcext:value-type="float">
            <text:p>0.885107159614563</text:p>
          </table:table-cell>
          <table:table-cell table:formula="of:=AVERAGE([.A299:.A347])" office:value-type="float" office:value="0.534644826848957" calcext:value-type="float">
            <text:p>0.534644826848957</text:p>
          </table:table-cell>
          <table:table-cell office:value-type="float" office:value="1" calcext:value-type="float">
            <text:p>1</text:p>
          </table:table-cell>
          <table:table-cell office:value-type="float" office:value="11.8910051619738" calcext:value-type="float">
            <text:p>11.8910051619738</text:p>
          </table:table-cell>
          <table:table-cell office:value-type="float" office:value="302.031531114135" calcext:value-type="float">
            <text:p>302.031531114135</text:p>
          </table:table-cell>
          <table:table-cell table:formula="of:=AVERAGE([.E299:.E347])" office:value-type="float" office:value="305.497279724111" calcext:value-type="float">
            <text:p>305.497279724111</text:p>
          </table:table-cell>
          <table:table-cell table:number-columns-repeated="6"/>
        </table:table-row>
        <table:table-row table:style-name="ro1">
          <table:table-cell office:value-type="float" office:value="0.0975384563207627" calcext:value-type="float">
            <text:p>0.097538456320763</text:p>
          </table:table-cell>
          <table:table-cell table:formula="of:=AVERAGE([.A300:.A348])" office:value-type="float" office:value="0.516598970516665" calcext:value-type="float">
            <text:p>0.516598970516665</text:p>
          </table:table-cell>
          <table:table-cell office:value-type="float" office:value="0" calcext:value-type="float">
            <text:p>0</text:p>
          </table:table-cell>
          <table:table-cell office:value-type="float" office:value="11.9781547089428" calcext:value-type="float">
            <text:p>11.9781547089428</text:p>
          </table:table-cell>
          <table:table-cell office:value-type="float" office:value="304.245129607146" calcext:value-type="float">
            <text:p>304.245129607146</text:p>
          </table:table-cell>
          <table:table-cell table:formula="of:=AVERAGE([.E300:.E348])" office:value-type="float" office:value="305.530119468273" calcext:value-type="float">
            <text:p>305.530119468273</text:p>
          </table:table-cell>
          <table:table-cell table:number-columns-repeated="6"/>
        </table:table-row>
        <table:table-row table:style-name="ro1">
          <table:table-cell office:value-type="float" office:value="0.947849154472351" calcext:value-type="float">
            <text:p>0.947849154472351</text:p>
          </table:table-cell>
          <table:table-cell table:formula="of:=AVERAGE([.A301:.A349])" office:value-type="float" office:value="0.526766315810109" calcext:value-type="float">
            <text:p>0.526766315810109</text:p>
          </table:table-cell>
          <table:table-cell office:value-type="float" office:value="0" calcext:value-type="float">
            <text:p>0</text:p>
          </table:table-cell>
          <table:table-cell office:value-type="float" office:value="12.1059222619563" calcext:value-type="float">
            <text:p>12.1059222619563</text:p>
          </table:table-cell>
          <table:table-cell office:value-type="float" office:value="307.490425453691" calcext:value-type="float">
            <text:p>307.490425453691</text:p>
          </table:table-cell>
          <table:table-cell table:formula="of:=AVERAGE([.E301:.E349])" office:value-type="float" office:value="305.623000584888" calcext:value-type="float">
            <text:p>305.623000584888</text:p>
          </table:table-cell>
          <table:table-cell table:number-columns-repeated="6"/>
        </table:table-row>
        <table:table-row table:style-name="ro1">
          <table:table-cell office:value-type="float" office:value="-0.0315933227539062" calcext:value-type="float">
            <text:p>-0.031593322753906</text:p>
          </table:table-cell>
          <table:table-cell table:formula="of:=AVERAGE([.A302:.A350])" office:value-type="float" office:value="0.518355696580422" calcext:value-type="float">
            <text:p>0.518355696580422</text:p>
          </table:table-cell>
          <table:table-cell office:value-type="float" office:value="0" calcext:value-type="float">
            <text:p>0</text:p>
          </table:table-cell>
          <table:table-cell office:value-type="float" office:value="12.2135145704746" calcext:value-type="float">
            <text:p>12.2135145704746</text:p>
          </table:table-cell>
          <table:table-cell office:value-type="float" office:value="310.223270090055" calcext:value-type="float">
            <text:p>310.223270090055</text:p>
          </table:table-cell>
          <table:table-cell table:formula="of:=AVERAGE([.E302:.E350])" office:value-type="float" office:value="305.715629902152" calcext:value-type="float">
            <text:p>305.715629902152</text:p>
          </table:table-cell>
          <table:table-cell table:number-columns-repeated="6"/>
        </table:table-row>
        <table:table-row table:style-name="ro1">
          <table:table-cell office:value-type="float" office:value="0.0562480688095093" calcext:value-type="float">
            <text:p>0.056248068809509</text:p>
          </table:table-cell>
          <table:table-cell table:formula="of:=AVERAGE([.A303:.A351])" office:value-type="float" office:value="0.500824283375606" calcext:value-type="float">
            <text:p>0.500824283375606</text:p>
          </table:table-cell>
          <table:table-cell office:value-type="float" office:value="0" calcext:value-type="float">
            <text:p>0</text:p>
          </table:table-cell>
          <table:table-cell office:value-type="float" office:value="12.2170028520614" calcext:value-type="float">
            <text:p>12.2170028520614</text:p>
          </table:table-cell>
          <table:table-cell office:value-type="float" office:value="310.311872442359" calcext:value-type="float">
            <text:p>310.311872442359</text:p>
          </table:table-cell>
          <table:table-cell table:formula="of:=AVERAGE([.E303:.E351])" office:value-type="float" office:value="305.873499579407" calcext:value-type="float">
            <text:p>305.873499579407</text:p>
          </table:table-cell>
          <table:table-cell table:number-columns-repeated="6"/>
        </table:table-row>
        <table:table-row table:style-name="ro1">
          <table:table-cell office:value-type="float" office:value="0.983088850975037" calcext:value-type="float">
            <text:p>0.983088850975037</text:p>
          </table:table-cell>
          <table:table-cell table:formula="of:=AVERAGE([.A304:.A352])" office:value-type="float" office:value="0.502583369712015" calcext:value-type="float">
            <text:p>0.502583369712015</text:p>
          </table:table-cell>
          <table:table-cell office:value-type="float" office:value="1" calcext:value-type="float">
            <text:p>1</text:p>
          </table:table-cell>
          <table:table-cell office:value-type="float" office:value="11.8836766026765" calcext:value-type="float">
            <text:p>11.8836766026765</text:p>
          </table:table-cell>
          <table:table-cell office:value-type="float" office:value="301.845385707983" calcext:value-type="float">
            <text:p>301.845385707983</text:p>
          </table:table-cell>
          <table:table-cell table:formula="of:=AVERAGE([.E304:.E352])" office:value-type="float" office:value="305.849453957941" calcext:value-type="float">
            <text:p>305.8494539579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5:.A353])" office:value-type="float" office:value="0.504572330484159" calcext:value-type="float">
            <text:p>0.504572330484159</text:p>
          </table:table-cell>
          <table:table-cell office:value-type="float" office:value="1" calcext:value-type="float">
            <text:p>1</text:p>
          </table:table-cell>
          <table:table-cell office:value-type="float" office:value="11.8869220069379" calcext:value-type="float">
            <text:p>11.8869220069379</text:p>
          </table:table-cell>
          <table:table-cell office:value-type="float" office:value="301.927818976222" calcext:value-type="float">
            <text:p>301.927818976222</text:p>
          </table:table-cell>
          <table:table-cell table:formula="of:=AVERAGE([.E305:.E353])" office:value-type="float" office:value="305.776393221049" calcext:value-type="float">
            <text:p>305.776393221049</text:p>
          </table:table-cell>
          <table:table-cell table:number-columns-repeated="6"/>
        </table:table-row>
        <table:table-row table:style-name="ro1">
          <table:table-cell office:value-type="float" office:value="0.31401127576828" calcext:value-type="float">
            <text:p>0.31401127576828</text:p>
          </table:table-cell>
          <table:table-cell table:formula="of:=AVERAGE([.A306:.A354])" office:value-type="float" office:value="0.502088238793551" calcext:value-type="float">
            <text:p>0.502088238793551</text:p>
          </table:table-cell>
          <table:table-cell office:value-type="float" office:value="0" calcext:value-type="float">
            <text:p>0</text:p>
          </table:table-cell>
          <table:table-cell office:value-type="float" office:value="12.1288982222766" calcext:value-type="float">
            <text:p>12.1288982222766</text:p>
          </table:table-cell>
          <table:table-cell office:value-type="float" office:value="308.074014845825" calcext:value-type="float">
            <text:p>308.074014845825</text:p>
          </table:table-cell>
          <table:table-cell table:formula="of:=AVERAGE([.E306:.E354])" office:value-type="float" office:value="305.768160477096" calcext:value-type="float">
            <text:p>305.768160477096</text:p>
          </table:table-cell>
          <table:table-cell table:number-columns-repeated="6"/>
        </table:table-row>
        <table:table-row table:style-name="ro1">
          <table:table-cell office:value-type="float" office:value="0.458423912525177" calcext:value-type="float">
            <text:p>0.458423912525177</text:p>
          </table:table-cell>
          <table:table-cell table:formula="of:=AVERAGE([.A307:.A355])" office:value-type="float" office:value="0.513992529233682" calcext:value-type="float">
            <text:p>0.513992529233682</text:p>
          </table:table-cell>
          <table:table-cell office:value-type="float" office:value="1" calcext:value-type="float">
            <text:p>1</text:p>
          </table:table-cell>
          <table:table-cell office:value-type="float" office:value="11.9017386971086" calcext:value-type="float">
            <text:p>11.9017386971086</text:p>
          </table:table-cell>
          <table:table-cell office:value-type="float" office:value="302.304162906559" calcext:value-type="float">
            <text:p>302.304162906559</text:p>
          </table:table-cell>
          <table:table-cell table:formula="of:=AVERAGE([.E307:.E355])" office:value-type="float" office:value="305.574832707371" calcext:value-type="float">
            <text:p>305.5748327073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8:.A356])" office:value-type="float" office:value="0.52286746986259" calcext:value-type="float">
            <text:p>0.52286746986259</text:p>
          </table:table-cell>
          <table:table-cell office:value-type="float" office:value="1" calcext:value-type="float">
            <text:p>1</text:p>
          </table:table-cell>
          <table:table-cell office:value-type="float" office:value="11.8842843826503" calcext:value-type="float">
            <text:p>11.8842843826503</text:p>
          </table:table-cell>
          <table:table-cell office:value-type="float" office:value="301.860823319316" calcext:value-type="float">
            <text:p>301.860823319316</text:p>
          </table:table-cell>
          <table:table-cell table:formula="of:=AVERAGE([.E308:.E356])" office:value-type="float" office:value="305.449906170146" calcext:value-type="float">
            <text:p>305.449906170146</text:p>
          </table:table-cell>
          <table:table-cell table:number-columns-repeated="6"/>
        </table:table-row>
        <table:table-row table:style-name="ro1">
          <table:table-cell office:value-type="float" office:value="0.0988065004348755" calcext:value-type="float">
            <text:p>0.098806500434876</text:p>
          </table:table-cell>
          <table:table-cell table:formula="of:=AVERAGE([.A309:.A357])" office:value-type="float" office:value="0.521257680693025" calcext:value-type="float">
            <text:p>0.521257680693025</text:p>
          </table:table-cell>
          <table:table-cell office:value-type="float" office:value="0" calcext:value-type="float">
            <text:p>0</text:p>
          </table:table-cell>
          <table:table-cell office:value-type="float" office:value="12.3800803095728" calcext:value-type="float">
            <text:p>12.3800803095728</text:p>
          </table:table-cell>
          <table:table-cell office:value-type="float" office:value="314.45403986315" calcext:value-type="float">
            <text:p>314.45403986315</text:p>
          </table:table-cell>
          <table:table-cell table:formula="of:=AVERAGE([.E309:.E357])" office:value-type="float" office:value="305.45220155842" calcext:value-type="float">
            <text:p>305.45220155842</text:p>
          </table:table-cell>
          <table:table-cell table:number-columns-repeated="6"/>
        </table:table-row>
        <table:table-row table:style-name="ro1">
          <table:table-cell office:value-type="float" office:value="0.491627246141434" calcext:value-type="float">
            <text:p>0.491627246141434</text:p>
          </table:table-cell>
          <table:table-cell table:formula="of:=AVERAGE([.A310:.A358])" office:value-type="float" office:value="0.522015123138197" calcext:value-type="float">
            <text:p>0.522015123138197</text:p>
          </table:table-cell>
          <table:table-cell office:value-type="float" office:value="0" calcext:value-type="float">
            <text:p>0</text:p>
          </table:table-cell>
          <table:table-cell office:value-type="float" office:value="12.2240674142659" calcext:value-type="float">
            <text:p>12.2240674142659</text:p>
          </table:table-cell>
          <table:table-cell office:value-type="float" office:value="310.491312322353" calcext:value-type="float">
            <text:p>310.491312322353</text:p>
          </table:table-cell>
          <table:table-cell table:formula="of:=AVERAGE([.E310:.E358])" office:value-type="float" office:value="305.606642750328" calcext:value-type="float">
            <text:p>305.606642750328</text:p>
          </table:table-cell>
          <table:table-cell table:number-columns-repeated="6"/>
        </table:table-row>
        <table:table-row table:style-name="ro1">
          <table:table-cell office:value-type="float" office:value="-0.0861097276210785" calcext:value-type="float">
            <text:p>-0.086109727621079</text:p>
          </table:table-cell>
          <table:table-cell table:formula="of:=AVERAGE([.A311:.A359])" office:value-type="float" office:value="0.513732804731021" calcext:value-type="float">
            <text:p>0.513732804731021</text:p>
          </table:table-cell>
          <table:table-cell office:value-type="float" office:value="0" calcext:value-type="float">
            <text:p>0</text:p>
          </table:table-cell>
          <table:table-cell office:value-type="float" office:value="12.2161252083927" calcext:value-type="float">
            <text:p>12.2161252083927</text:p>
          </table:table-cell>
          <table:table-cell office:value-type="float" office:value="310.289580293176" calcext:value-type="float">
            <text:p>310.289580293176</text:p>
          </table:table-cell>
          <table:table-cell table:formula="of:=AVERAGE([.E311:.E359])" office:value-type="float" office:value="305.730923975692" calcext:value-type="float">
            <text:p>305.730923975692</text:p>
          </table:table-cell>
          <table:table-cell table:number-columns-repeated="6"/>
        </table:table-row>
        <table:table-row table:style-name="ro1">
          <table:table-cell office:value-type="float" office:value="0.570124685764313" calcext:value-type="float">
            <text:p>0.570124685764313</text:p>
          </table:table-cell>
          <table:table-cell table:formula="of:=AVERAGE([.A312:.A360])" office:value-type="float" office:value="0.513422737719636" calcext:value-type="float">
            <text:p>0.513422737719636</text:p>
          </table:table-cell>
          <table:table-cell office:value-type="float" office:value="0" calcext:value-type="float">
            <text:p>0</text:p>
          </table:table-cell>
          <table:table-cell office:value-type="float" office:value="11.907898629275" calcext:value-type="float">
            <text:p>11.907898629275</text:p>
          </table:table-cell>
          <table:table-cell office:value-type="float" office:value="302.460625183584" calcext:value-type="float">
            <text:p>302.460625183584</text:p>
          </table:table-cell>
          <table:table-cell table:formula="of:=AVERAGE([.E312:.E360])" office:value-type="float" office:value="305.530461282849" calcext:value-type="float">
            <text:p>305.530461282849</text:p>
          </table:table-cell>
          <table:table-cell table:number-columns-repeated="6"/>
        </table:table-row>
        <table:table-row table:style-name="ro1">
          <table:table-cell office:value-type="float" office:value="-0.207737445831299" calcext:value-type="float">
            <text:p>-0.207737445831299</text:p>
          </table:table-cell>
          <table:table-cell table:formula="of:=AVERAGE([.A313:.A361])" office:value-type="float" office:value="0.500703220259961" calcext:value-type="float">
            <text:p>0.500703220259961</text:p>
          </table:table-cell>
          <table:table-cell office:value-type="float" office:value="0" calcext:value-type="float">
            <text:p>0</text:p>
          </table:table-cell>
          <table:table-cell office:value-type="float" office:value="12.2593198260635" calcext:value-type="float">
            <text:p>12.2593198260635</text:p>
          </table:table-cell>
          <table:table-cell office:value-type="float" office:value="311.386723582013" calcext:value-type="float">
            <text:p>311.386723582013</text:p>
          </table:table-cell>
          <table:table-cell table:formula="of:=AVERAGE([.E313:.E361])" office:value-type="float" office:value="305.555743397257" calcext:value-type="float">
            <text:p>305.555743397257</text:p>
          </table:table-cell>
          <table:table-cell table:number-columns-repeated="6"/>
        </table:table-row>
        <table:table-row table:style-name="ro1">
          <table:table-cell office:value-type="float" office:value="0.362526178359985" calcext:value-type="float">
            <text:p>0.362526178359985</text:p>
          </table:table-cell>
          <table:table-cell table:formula="of:=AVERAGE([.A314:.A362])" office:value-type="float" office:value="0.493577815843662" calcext:value-type="float">
            <text:p>0.493577815843662</text:p>
          </table:table-cell>
          <table:table-cell office:value-type="float" office:value="1" calcext:value-type="float">
            <text:p>1</text:p>
          </table:table-cell>
          <table:table-cell office:value-type="float" office:value="11.8961830249548" calcext:value-type="float">
            <text:p>11.8961830249548</text:p>
          </table:table-cell>
          <table:table-cell office:value-type="float" office:value="302.163048833852" calcext:value-type="float">
            <text:p>302.163048833852</text:p>
          </table:table-cell>
          <table:table-cell table:formula="of:=AVERAGE([.E314:.E362])" office:value-type="float" office:value="305.540416480324" calcext:value-type="float">
            <text:p>305.5404164803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5:.A363])" office:value-type="float" office:value="0.497628408830567" calcext:value-type="float">
            <text:p>0.497628408830567</text:p>
          </table:table-cell>
          <table:table-cell office:value-type="float" office:value="1" calcext:value-type="float">
            <text:p>1</text:p>
          </table:table-cell>
          <table:table-cell office:value-type="float" office:value="11.8910286283821" calcext:value-type="float">
            <text:p>11.8910286283821</text:p>
          </table:table-cell>
          <table:table-cell office:value-type="float" office:value="302.032127160905" calcext:value-type="float">
            <text:p>302.032127160905</text:p>
          </table:table-cell>
          <table:table-cell table:formula="of:=AVERAGE([.E315:.E363])" office:value-type="float" office:value="305.45034469027" calcext:value-type="float">
            <text:p>305.45034469027</text:p>
          </table:table-cell>
          <table:table-cell table:number-columns-repeated="6"/>
        </table:table-row>
        <table:table-row table:style-name="ro1">
          <table:table-cell office:value-type="float" office:value="0.911673486232758" calcext:value-type="float">
            <text:p>0.911673486232758</text:p>
          </table:table-cell>
          <table:table-cell table:formula="of:=AVERAGE([.A316:.A364])" office:value-type="float" office:value="0.498343637806603" calcext:value-type="float">
            <text:p>0.498343637806603</text:p>
          </table:table-cell>
          <table:table-cell office:value-type="float" office:value="1" calcext:value-type="float">
            <text:p>1</text:p>
          </table:table-cell>
          <table:table-cell office:value-type="float" office:value="11.8803619725108" calcext:value-type="float">
            <text:p>11.8803619725108</text:p>
          </table:table-cell>
          <table:table-cell office:value-type="float" office:value="301.761194101775" calcext:value-type="float">
            <text:p>301.761194101775</text:p>
          </table:table-cell>
          <table:table-cell table:formula="of:=AVERAGE([.E316:.E364])" office:value-type="float" office:value="305.429444736041" calcext:value-type="float">
            <text:p>305.429444736041</text:p>
          </table:table-cell>
          <table:table-cell table:number-columns-repeated="6"/>
        </table:table-row>
        <table:table-row table:style-name="ro1">
          <table:table-cell office:value-type="float" office:value="0.987446963787079" calcext:value-type="float">
            <text:p>0.987446963787079</text:p>
          </table:table-cell>
          <table:table-cell table:formula="of:=AVERAGE([.A317:.A365])" office:value-type="float" office:value="0.511680942204108" calcext:value-type="float">
            <text:p>0.511680942204108</text:p>
          </table:table-cell>
          <table:table-cell office:value-type="float" office:value="1" calcext:value-type="float">
            <text:p>1</text:p>
          </table:table-cell>
          <table:table-cell office:value-type="float" office:value="11.8898952008635" calcext:value-type="float">
            <text:p>11.8898952008635</text:p>
          </table:table-cell>
          <table:table-cell office:value-type="float" office:value="302.003338101932" calcext:value-type="float">
            <text:p>302.003338101932</text:p>
          </table:table-cell>
          <table:table-cell table:formula="of:=AVERAGE([.E317:.E365])" office:value-type="float" office:value="305.361117097069" calcext:value-type="float">
            <text:p>305.361117097069</text:p>
          </table:table-cell>
          <table:table-cell table:number-columns-repeated="6"/>
        </table:table-row>
        <table:table-row table:style-name="ro1">
          <table:table-cell office:value-type="float" office:value="0.149391531944275" calcext:value-type="float">
            <text:p>0.149391531944275</text:p>
          </table:table-cell>
          <table:table-cell table:formula="of:=AVERAGE([.A318:.A366])" office:value-type="float" office:value="0.505180320364663" calcext:value-type="float">
            <text:p>0.505180320364663</text:p>
          </table:table-cell>
          <table:table-cell office:value-type="float" office:value="0" calcext:value-type="float">
            <text:p>0</text:p>
          </table:table-cell>
          <table:table-cell office:value-type="float" office:value="12.0305035724729" calcext:value-type="float">
            <text:p>12.0305035724729</text:p>
          </table:table-cell>
          <table:table-cell office:value-type="float" office:value="305.574790740812" calcext:value-type="float">
            <text:p>305.574790740812</text:p>
          </table:table-cell>
          <table:table-cell table:formula="of:=AVERAGE([.E318:.E366])" office:value-type="float" office:value="305.353094794119" calcext:value-type="float">
            <text:p>305.353094794119</text:p>
          </table:table-cell>
          <table:table-cell table:number-columns-repeated="6"/>
        </table:table-row>
        <table:table-row table:style-name="ro1">
          <table:table-cell office:value-type="float" office:value="0.183528393507004" calcext:value-type="float">
            <text:p>0.183528393507004</text:p>
          </table:table-cell>
          <table:table-cell table:formula="of:=AVERAGE([.A319:.A367])" office:value-type="float" office:value="0.498953239445358" calcext:value-type="float">
            <text:p>0.498953239445358</text:p>
          </table:table-cell>
          <table:table-cell office:value-type="float" office:value="0" calcext:value-type="float">
            <text:p>0</text:p>
          </table:table-cell>
          <table:table-cell office:value-type="float" office:value="11.9547739530802" calcext:value-type="float">
            <text:p>11.9547739530802</text:p>
          </table:table-cell>
          <table:table-cell office:value-type="float" office:value="303.651258408237" calcext:value-type="float">
            <text:p>303.651258408237</text:p>
          </table:table-cell>
          <table:table-cell table:formula="of:=AVERAGE([.E319:.E367])" office:value-type="float" office:value="305.333593725165" calcext:value-type="float">
            <text:p>305.333593725165</text:p>
          </table:table-cell>
          <table:table-cell table:number-columns-repeated="6"/>
        </table:table-row>
        <table:table-row table:style-name="ro1">
          <table:table-cell office:value-type="float" office:value="0.852125287055969" calcext:value-type="float">
            <text:p>0.852125287055969</text:p>
          </table:table-cell>
          <table:table-cell table:formula="of:=AVERAGE([.A320:.A368])" office:value-type="float" office:value="0.505291619266357" calcext:value-type="float">
            <text:p>0.505291619266357</text:p>
          </table:table-cell>
          <table:table-cell office:value-type="float" office:value="1" calcext:value-type="float">
            <text:p>1</text:p>
          </table:table-cell>
          <table:table-cell office:value-type="float" office:value="11.9134284883797" calcext:value-type="float">
            <text:p>11.9134284883797</text:p>
          </table:table-cell>
          <table:table-cell office:value-type="float" office:value="302.601083604845" calcext:value-type="float">
            <text:p>302.601083604845</text:p>
          </table:table-cell>
          <table:table-cell table:formula="of:=AVERAGE([.E320:.E368])" office:value-type="float" office:value="305.334552265684" calcext:value-type="float">
            <text:p>305.334552265684</text:p>
          </table:table-cell>
          <table:table-cell table:number-columns-repeated="6"/>
        </table:table-row>
        <table:table-row table:style-name="ro1">
          <table:table-cell office:value-type="float" office:value="0.0767927765846252" calcext:value-type="float">
            <text:p>0.076792776584625</text:p>
          </table:table-cell>
          <table:table-cell table:formula="of:=AVERAGE([.A321:.A369])" office:value-type="float" office:value="0.502472724940886" calcext:value-type="float">
            <text:p>0.502472724940886</text:p>
          </table:table-cell>
          <table:table-cell office:value-type="float" office:value="0" calcext:value-type="float">
            <text:p>0</text:p>
          </table:table-cell>
          <table:table-cell office:value-type="float" office:value="11.9938161898106" calcext:value-type="float">
            <text:p>11.9938161898106</text:p>
          </table:table-cell>
          <table:table-cell office:value-type="float" office:value="304.64293122119" calcext:value-type="float">
            <text:p>304.64293122119</text:p>
          </table:table-cell>
          <table:table-cell table:formula="of:=AVERAGE([.E321:.E369])" office:value-type="float" office:value="305.197977271591" calcext:value-type="float">
            <text:p>305.197977271591</text:p>
          </table:table-cell>
          <table:table-cell table:number-columns-repeated="6"/>
        </table:table-row>
        <table:table-row table:style-name="ro1">
          <table:table-cell office:value-type="float" office:value="0.567256987094879" calcext:value-type="float">
            <text:p>0.567256987094879</text:p>
          </table:table-cell>
          <table:table-cell table:formula="of:=AVERAGE([.A322:.A370])" office:value-type="float" office:value="0.497228957659918" calcext:value-type="float">
            <text:p>0.497228957659918</text:p>
          </table:table-cell>
          <table:table-cell office:value-type="float" office:value="1" calcext:value-type="float">
            <text:p>1</text:p>
          </table:table-cell>
          <table:table-cell office:value-type="float" office:value="11.8931276986003" calcext:value-type="float">
            <text:p>11.8931276986003</text:p>
          </table:table-cell>
          <table:table-cell office:value-type="float" office:value="302.085443544447" calcext:value-type="float">
            <text:p>302.085443544447</text:p>
          </table:table-cell>
          <table:table-cell table:formula="of:=AVERAGE([.E322:.E370])" office:value-type="float" office:value="305.175008791787" calcext:value-type="float">
            <text:p>305.175008791787</text:p>
          </table:table-cell>
          <table:table-cell table:number-columns-repeated="6"/>
        </table:table-row>
        <table:table-row table:style-name="ro1">
          <table:table-cell office:value-type="float" office:value="0.258590489625931" calcext:value-type="float">
            <text:p>0.258590489625931</text:p>
          </table:table-cell>
          <table:table-cell table:formula="of:=AVERAGE([.A323:.A371])" office:value-type="float" office:value="0.502159395487515" calcext:value-type="float">
            <text:p>0.502159395487515</text:p>
          </table:table-cell>
          <table:table-cell office:value-type="float" office:value="0" calcext:value-type="float">
            <text:p>0</text:p>
          </table:table-cell>
          <table:table-cell office:value-type="float" office:value="12.0760413110077" calcext:value-type="float">
            <text:p>12.0760413110077</text:p>
          </table:table-cell>
          <table:table-cell office:value-type="float" office:value="306.731449299597" calcext:value-type="float">
            <text:p>306.731449299597</text:p>
          </table:table-cell>
          <table:table-cell table:formula="of:=AVERAGE([.E323:.E371])" office:value-type="float" office:value="305.240661518828" calcext:value-type="float">
            <text:p>305.240661518828</text:p>
          </table:table-cell>
          <table:table-cell table:number-columns-repeated="6"/>
        </table:table-row>
        <table:table-row table:style-name="ro1">
          <table:table-cell office:value-type="float" office:value="0.119221493601799" calcext:value-type="float">
            <text:p>0.119221493601799</text:p>
          </table:table-cell>
          <table:table-cell table:formula="of:=AVERAGE([.A324:.A372])" office:value-type="float" office:value="0.484184323928368" calcext:value-type="float">
            <text:p>0.484184323928368</text:p>
          </table:table-cell>
          <table:table-cell office:value-type="float" office:value="0" calcext:value-type="float">
            <text:p>0</text:p>
          </table:table-cell>
          <table:table-cell office:value-type="float" office:value="11.969488564375" calcext:value-type="float">
            <text:p>11.969488564375</text:p>
          </table:table-cell>
          <table:table-cell office:value-type="float" office:value="304.025009535126" calcext:value-type="float">
            <text:p>304.025009535126</text:p>
          </table:table-cell>
          <table:table-cell table:formula="of:=AVERAGE([.E324:.E372])" office:value-type="float" office:value="305.280612465878" calcext:value-type="float">
            <text:p>305.280612465878</text:p>
          </table:table-cell>
          <table:table-cell table:number-columns-repeated="6"/>
        </table:table-row>
        <table:table-row table:style-name="ro1">
          <table:table-cell office:value-type="float" office:value="0.342848181724548" calcext:value-type="float">
            <text:p>0.342848181724548</text:p>
          </table:table-cell>
          <table:table-cell table:formula="of:=AVERAGE([.A325:.A373])" office:value-type="float" office:value="0.481215183019212" calcext:value-type="float">
            <text:p>0.481215183019212</text:p>
          </table:table-cell>
          <table:table-cell office:value-type="float" office:value="0" calcext:value-type="float">
            <text:p>0</text:p>
          </table:table-cell>
          <table:table-cell office:value-type="float" office:value="12.2800664775997" calcext:value-type="float">
            <text:p>12.2800664775997</text:p>
          </table:table-cell>
          <table:table-cell office:value-type="float" office:value="311.913688531033" calcext:value-type="float">
            <text:p>311.913688531033</text:p>
          </table:table-cell>
          <table:table-cell table:formula="of:=AVERAGE([.E325:.E373])" office:value-type="float" office:value="305.378351971876" calcext:value-type="float">
            <text:p>305.378351971876</text:p>
          </table:table-cell>
          <table:table-cell table:number-columns-repeated="6"/>
        </table:table-row>
        <table:table-row table:style-name="ro1">
          <table:table-cell office:value-type="float" office:value="0.507650256156921" calcext:value-type="float">
            <text:p>0.507650256156921</text:p>
          </table:table-cell>
          <table:table-cell table:formula="of:=AVERAGE([.A326:.A374])" office:value-type="float" office:value="0.486684781351442" calcext:value-type="float">
            <text:p>0.486684781351442</text:p>
          </table:table-cell>
          <table:table-cell office:value-type="float" office:value="0" calcext:value-type="float">
            <text:p>0</text:p>
          </table:table-cell>
          <table:table-cell office:value-type="float" office:value="12.1180391418576" calcext:value-type="float">
            <text:p>12.1180391418576</text:p>
          </table:table-cell>
          <table:table-cell office:value-type="float" office:value="307.798194203184" calcext:value-type="float">
            <text:p>307.798194203184</text:p>
          </table:table-cell>
          <table:table-cell table:formula="of:=AVERAGE([.E326:.E374])" office:value-type="float" office:value="305.424265211255" calcext:value-type="float">
            <text:p>305.424265211255</text:p>
          </table:table-cell>
          <table:table-cell table:number-columns-repeated="6"/>
        </table:table-row>
        <table:table-row table:style-name="ro1">
          <table:table-cell office:value-type="float" office:value="0.485715061426163" calcext:value-type="float">
            <text:p>0.485715061426163</text:p>
          </table:table-cell>
          <table:table-cell table:formula="of:=AVERAGE([.A327:.A375])" office:value-type="float" office:value="0.476189170360139" calcext:value-type="float">
            <text:p>0.476189170360139</text:p>
          </table:table-cell>
          <table:table-cell office:value-type="float" office:value="1" calcext:value-type="float">
            <text:p>1</text:p>
          </table:table-cell>
          <table:table-cell office:value-type="float" office:value="11.8957465497613" calcext:value-type="float">
            <text:p>11.8957465497613</text:p>
          </table:table-cell>
          <table:table-cell office:value-type="float" office:value="302.151962363937" calcext:value-type="float">
            <text:p>302.151962363937</text:p>
          </table:table-cell>
          <table:table-cell table:formula="of:=AVERAGE([.E327:.E375])" office:value-type="float" office:value="305.406272505555" calcext:value-type="float">
            <text:p>305.406272505555</text:p>
          </table:table-cell>
          <table:table-cell table:number-columns-repeated="6"/>
        </table:table-row>
        <table:table-row table:style-name="ro1">
          <table:table-cell office:value-type="float" office:value="0.438231140375137" calcext:value-type="float">
            <text:p>0.438231140375137</text:p>
          </table:table-cell>
          <table:table-cell table:formula="of:=AVERAGE([.A328:.A376])" office:value-type="float" office:value="0.475924899383467" calcext:value-type="float">
            <text:p>0.475924899383467</text:p>
          </table:table-cell>
          <table:table-cell office:value-type="float" office:value="0" calcext:value-type="float">
            <text:p>0</text:p>
          </table:table-cell>
          <table:table-cell office:value-type="float" office:value="11.9278227832019" calcext:value-type="float">
            <text:p>11.9278227832019</text:p>
          </table:table-cell>
          <table:table-cell office:value-type="float" office:value="302.966698693329" calcext:value-type="float">
            <text:p>302.966698693329</text:p>
          </table:table-cell>
          <table:table-cell table:formula="of:=AVERAGE([.E328:.E376])" office:value-type="float" office:value="305.405977523225" calcext:value-type="float">
            <text:p>305.405977523225</text:p>
          </table:table-cell>
          <table:table-cell table:number-columns-repeated="6"/>
        </table:table-row>
        <table:table-row table:style-name="ro1">
          <table:table-cell office:value-type="float" office:value="0.548852980136871" calcext:value-type="float">
            <text:p>0.548852980136871</text:p>
          </table:table-cell>
          <table:table-cell table:formula="of:=AVERAGE([.A329:.A377])" office:value-type="float" office:value="0.466891206040674" calcext:value-type="float">
            <text:p>0.466891206040674</text:p>
          </table:table-cell>
          <table:table-cell office:value-type="float" office:value="0" calcext:value-type="float">
            <text:p>0</text:p>
          </table:table-cell>
          <table:table-cell office:value-type="float" office:value="11.9467613479823" calcext:value-type="float">
            <text:p>11.9467613479823</text:p>
          </table:table-cell>
          <table:table-cell office:value-type="float" office:value="303.44773823875" calcext:value-type="float">
            <text:p>303.44773823875</text:p>
          </table:table-cell>
          <table:table-cell table:formula="of:=AVERAGE([.E329:.E377])" office:value-type="float" office:value="305.415996582854" calcext:value-type="float">
            <text:p>305.415996582854</text:p>
          </table:table-cell>
          <table:table-cell table:number-columns-repeated="6"/>
        </table:table-row>
        <table:table-row table:style-name="ro1">
          <table:table-cell office:value-type="float" office:value="0.561882615089417" calcext:value-type="float">
            <text:p>0.561882615089417</text:p>
          </table:table-cell>
          <table:table-cell table:formula="of:=AVERAGE([.A330:.A378])" office:value-type="float" office:value="0.473342183901339" calcext:value-type="float">
            <text:p>0.473342183901339</text:p>
          </table:table-cell>
          <table:table-cell office:value-type="float" office:value="0" calcext:value-type="float">
            <text:p>0</text:p>
          </table:table-cell>
          <table:table-cell office:value-type="float" office:value="12.0829064087421" calcext:value-type="float">
            <text:p>12.0829064087421</text:p>
          </table:table-cell>
          <table:table-cell office:value-type="float" office:value="306.905822782049" calcext:value-type="float">
            <text:p>306.905822782049</text:p>
          </table:table-cell>
          <table:table-cell table:formula="of:=AVERAGE([.E330:.E378])" office:value-type="float" office:value="305.452328066306" calcext:value-type="float">
            <text:p>305.452328066306</text:p>
          </table:table-cell>
          <table:table-cell table:number-columns-repeated="6"/>
        </table:table-row>
        <table:table-row table:style-name="ro1">
          <table:table-cell office:value-type="float" office:value="0.807735681533814" calcext:value-type="float">
            <text:p>0.807735681533814</text:p>
          </table:table-cell>
          <table:table-cell table:formula="of:=AVERAGE([.A331:.A379])" office:value-type="float" office:value="0.475367422006568" calcext:value-type="float">
            <text:p>0.475367422006568</text:p>
          </table:table-cell>
          <table:table-cell office:value-type="float" office:value="1" calcext:value-type="float">
            <text:p>1</text:p>
          </table:table-cell>
          <table:table-cell office:value-type="float" office:value="11.9129298272043" calcext:value-type="float">
            <text:p>11.9129298272043</text:p>
          </table:table-cell>
          <table:table-cell office:value-type="float" office:value="302.58841761099" calcext:value-type="float">
            <text:p>302.58841761099</text:p>
          </table:table-cell>
          <table:table-cell table:formula="of:=AVERAGE([.E331:.E379])" office:value-type="float" office:value="305.443716406907" calcext:value-type="float">
            <text:p>305.443716406907</text:p>
          </table:table-cell>
          <table:table-cell table:number-columns-repeated="6"/>
        </table:table-row>
        <table:table-row table:style-name="ro1">
          <table:table-cell office:value-type="float" office:value="0.700872838497162" calcext:value-type="float">
            <text:p>0.700872838497162</text:p>
          </table:table-cell>
          <table:table-cell table:formula="of:=AVERAGE([.A332:.A380])" office:value-type="float" office:value="0.491553114993232" calcext:value-type="float">
            <text:p>0.491553114993232</text:p>
          </table:table-cell>
          <table:table-cell office:value-type="float" office:value="1" calcext:value-type="float">
            <text:p>1</text:p>
          </table:table-cell>
          <table:table-cell office:value-type="float" office:value="11.9194499687374" calcext:value-type="float">
            <text:p>11.9194499687374</text:p>
          </table:table-cell>
          <table:table-cell office:value-type="float" office:value="302.754029205929" calcext:value-type="float">
            <text:p>302.754029205929</text:p>
          </table:table-cell>
          <table:table-cell table:formula="of:=AVERAGE([.E332:.E380])" office:value-type="float" office:value="305.43549339433" calcext:value-type="float">
            <text:p>305.43549339433</text:p>
          </table:table-cell>
          <table:table-cell table:number-columns-repeated="6"/>
        </table:table-row>
        <table:table-row table:style-name="ro1">
          <table:table-cell office:value-type="float" office:value="0.87136048078537" calcext:value-type="float">
            <text:p>0.87136048078537</text:p>
          </table:table-cell>
          <table:table-cell table:formula="of:=AVERAGE([.A333:.A381])" office:value-type="float" office:value="0.48965409519721" calcext:value-type="float">
            <text:p>0.48965409519721</text:p>
          </table:table-cell>
          <table:table-cell office:value-type="float" office:value="1" calcext:value-type="float">
            <text:p>1</text:p>
          </table:table-cell>
          <table:table-cell office:value-type="float" office:value="11.8905205806434" calcext:value-type="float">
            <text:p>11.8905205806434</text:p>
          </table:table-cell>
          <table:table-cell office:value-type="float" office:value="302.019222748343" calcext:value-type="float">
            <text:p>302.019222748343</text:p>
          </table:table-cell>
          <table:table-cell table:formula="of:=AVERAGE([.E333:.E381])" office:value-type="float" office:value="305.415968605148" calcext:value-type="float">
            <text:p>305.415968605148</text:p>
          </table:table-cell>
          <table:table-cell table:number-columns-repeated="6"/>
        </table:table-row>
        <table:table-row table:style-name="ro1">
          <table:table-cell office:value-type="float" office:value="0.584834098815918" calcext:value-type="float">
            <text:p>0.584834098815918</text:p>
          </table:table-cell>
          <table:table-cell table:formula="of:=AVERAGE([.A334:.A382])" office:value-type="float" office:value="0.485177487134934" calcext:value-type="float">
            <text:p>0.485177487134934</text:p>
          </table:table-cell>
          <table:table-cell office:value-type="float" office:value="1" calcext:value-type="float">
            <text:p>1</text:p>
          </table:table-cell>
          <table:table-cell office:value-type="float" office:value="11.9002086872906" calcext:value-type="float">
            <text:p>11.9002086872906</text:p>
          </table:table-cell>
          <table:table-cell office:value-type="float" office:value="302.26530065718" calcext:value-type="float">
            <text:p>302.26530065718</text:p>
          </table:table-cell>
          <table:table-cell table:formula="of:=AVERAGE([.E334:.E382])" office:value-type="float" office:value="305.299662850488" calcext:value-type="float">
            <text:p>305.299662850488</text:p>
          </table:table-cell>
          <table:table-cell table:number-columns-repeated="6"/>
        </table:table-row>
        <table:table-row table:style-name="ro1">
          <table:table-cell office:value-type="float" office:value="0.802831768989563" calcext:value-type="float">
            <text:p>0.802831768989563</text:p>
          </table:table-cell>
          <table:table-cell table:formula="of:=AVERAGE([.A335:.A383])" office:value-type="float" office:value="0.492203045256284" calcext:value-type="float">
            <text:p>0.492203045256284</text:p>
          </table:table-cell>
          <table:table-cell office:value-type="float" office:value="1" calcext:value-type="float">
            <text:p>1</text:p>
          </table:table-cell>
          <table:table-cell office:value-type="float" office:value="11.9189477876008" calcext:value-type="float">
            <text:p>11.9189477876008</text:p>
          </table:table-cell>
          <table:table-cell office:value-type="float" office:value="302.741273805059" calcext:value-type="float">
            <text:p>302.741273805059</text:p>
          </table:table-cell>
          <table:table-cell table:formula="of:=AVERAGE([.E335:.E383])" office:value-type="float" office:value="305.23335386379" calcext:value-type="float">
            <text:p>305.23335386379</text:p>
          </table:table-cell>
          <table:table-cell table:number-columns-repeated="6"/>
        </table:table-row>
        <table:table-row table:style-name="ro1">
          <table:table-cell office:value-type="float" office:value="0.353151261806488" calcext:value-type="float">
            <text:p>0.353151261806488</text:p>
          </table:table-cell>
          <table:table-cell table:formula="of:=AVERAGE([.A336:.A384])" office:value-type="float" office:value="0.487612931704035" calcext:value-type="float">
            <text:p>0.487612931704035</text:p>
          </table:table-cell>
          <table:table-cell office:value-type="float" office:value="0" calcext:value-type="float">
            <text:p>0</text:p>
          </table:table-cell>
          <table:table-cell office:value-type="float" office:value="12.2703161849707" calcext:value-type="float">
            <text:p>12.2703161849707</text:p>
          </table:table-cell>
          <table:table-cell office:value-type="float" office:value="311.666031098257" calcext:value-type="float">
            <text:p>311.666031098257</text:p>
          </table:table-cell>
          <table:table-cell table:formula="of:=AVERAGE([.E336:.E384])" office:value-type="float" office:value="305.32237770631" calcext:value-type="float">
            <text:p>305.32237770631</text:p>
          </table:table-cell>
          <table:table-cell table:number-columns-repeated="6"/>
        </table:table-row>
        <table:table-row table:style-name="ro1">
          <table:table-cell office:value-type="float" office:value="0.276517033576965" calcext:value-type="float">
            <text:p>0.276517033576965</text:p>
          </table:table-cell>
          <table:table-cell table:formula="of:=AVERAGE([.A337:.A385])" office:value-type="float" office:value="0.492465978374287" calcext:value-type="float">
            <text:p>0.492465978374287</text:p>
          </table:table-cell>
          <table:table-cell office:value-type="float" office:value="0" calcext:value-type="float">
            <text:p>0</text:p>
          </table:table-cell>
          <table:table-cell office:value-type="float" office:value="12.0262420727342" calcext:value-type="float">
            <text:p>12.0262420727342</text:p>
          </table:table-cell>
          <table:table-cell office:value-type="float" office:value="305.46654864745" calcext:value-type="float">
            <text:p>305.46654864745</text:p>
          </table:table-cell>
          <table:table-cell table:formula="of:=AVERAGE([.E337:.E385])" office:value-type="float" office:value="305.213581532735" calcext:value-type="float">
            <text:p>305.213581532735</text:p>
          </table:table-cell>
          <table:table-cell table:number-columns-repeated="6"/>
        </table:table-row>
        <table:table-row table:style-name="ro1">
          <table:table-cell office:value-type="float" office:value="0.454346036705376" calcext:value-type="float">
            <text:p>0.454346036705376</text:p>
          </table:table-cell>
          <table:table-cell table:formula="of:=AVERAGE([.A338:.A386])" office:value-type="float" office:value="0.500718481804096" calcext:value-type="float">
            <text:p>0.500718481804096</text:p>
          </table:table-cell>
          <table:table-cell office:value-type="float" office:value="1" calcext:value-type="float">
            <text:p>1</text:p>
          </table:table-cell>
          <table:table-cell office:value-type="float" office:value="11.9254362494826" calcext:value-type="float">
            <text:p>11.9254362494826</text:p>
          </table:table-cell>
          <table:table-cell office:value-type="float" office:value="302.906080736859" calcext:value-type="float">
            <text:p>302.906080736859</text:p>
          </table:table-cell>
          <table:table-cell table:formula="of:=AVERAGE([.E338:.E386])" office:value-type="float" office:value="305.219894154594" calcext:value-type="float">
            <text:p>305.219894154594</text:p>
          </table:table-cell>
          <table:table-cell table:number-columns-repeated="6"/>
        </table:table-row>
        <table:table-row table:style-name="ro1">
          <table:table-cell office:value-type="float" office:value="0.739036321640015" calcext:value-type="float">
            <text:p>0.739036321640015</text:p>
          </table:table-cell>
          <table:table-cell table:formula="of:=AVERAGE([.A339:.A387])" office:value-type="float" office:value="0.512248860447443" calcext:value-type="float">
            <text:p>0.512248860447443</text:p>
          </table:table-cell>
          <table:table-cell office:value-type="float" office:value="0" calcext:value-type="float">
            <text:p>0</text:p>
          </table:table-cell>
          <table:table-cell office:value-type="float" office:value="12.0375575747937" calcext:value-type="float">
            <text:p>12.0375575747937</text:p>
          </table:table-cell>
          <table:table-cell office:value-type="float" office:value="305.75396239976" calcext:value-type="float">
            <text:p>305.75396239976</text:p>
          </table:table-cell>
          <table:table-cell table:formula="of:=AVERAGE([.E339:.E387])" office:value-type="float" office:value="305.268852706398" calcext:value-type="float">
            <text:p>305.268852706398</text:p>
          </table:table-cell>
          <table:table-cell table:number-columns-repeated="6"/>
        </table:table-row>
        <table:table-row table:style-name="ro1">
          <table:table-cell office:value-type="float" office:value="0.895018458366394" calcext:value-type="float">
            <text:p>0.895018458366394</text:p>
          </table:table-cell>
          <table:table-cell table:formula="of:=AVERAGE([.A340:.A388])" office:value-type="float" office:value="0.523475992553757" calcext:value-type="float">
            <text:p>0.523475992553757</text:p>
          </table:table-cell>
          <table:table-cell office:value-type="float" office:value="1" calcext:value-type="float">
            <text:p>1</text:p>
          </table:table-cell>
          <table:table-cell office:value-type="float" office:value="11.9253259573638" calcext:value-type="float">
            <text:p>11.9253259573638</text:p>
          </table:table-cell>
          <table:table-cell office:value-type="float" office:value="302.903279317042" calcext:value-type="float">
            <text:p>302.903279317042</text:p>
          </table:table-cell>
          <table:table-cell table:formula="of:=AVERAGE([.E340:.E388])" office:value-type="float" office:value="305.242302472077" calcext:value-type="float">
            <text:p>305.242302472077</text:p>
          </table:table-cell>
          <table:table-cell table:number-columns-repeated="6"/>
        </table:table-row>
        <table:table-row table:style-name="ro1">
          <table:table-cell office:value-type="float" office:value="0.926082849502564" calcext:value-type="float">
            <text:p>0.926082849502564</text:p>
          </table:table-cell>
          <table:table-cell table:formula="of:=AVERAGE([.A341:.A389])" office:value-type="float" office:value="0.533867915183367" calcext:value-type="float">
            <text:p>0.533867915183367</text:p>
          </table:table-cell>
          <table:table-cell office:value-type="float" office:value="1" calcext:value-type="float">
            <text:p>1</text:p>
          </table:table-cell>
          <table:table-cell office:value-type="float" office:value="11.9183224078208" calcext:value-type="float">
            <text:p>11.9183224078208</text:p>
          </table:table-cell>
          <table:table-cell office:value-type="float" office:value="302.725389158649" calcext:value-type="float">
            <text:p>302.725389158649</text:p>
          </table:table-cell>
          <table:table-cell table:formula="of:=AVERAGE([.E341:.E389])" office:value-type="float" office:value="305.235972212099" calcext:value-type="float">
            <text:p>305.235972212099</text:p>
          </table:table-cell>
          <table:table-cell table:number-columns-repeated="6"/>
        </table:table-row>
        <table:table-row table:style-name="ro1">
          <table:table-cell office:value-type="float" office:value="0.585342764854431" calcext:value-type="float">
            <text:p>0.585342764854431</text:p>
          </table:table-cell>
          <table:table-cell table:formula="of:=AVERAGE([.A342:.A390])" office:value-type="float" office:value="0.525845235825254" calcext:value-type="float">
            <text:p>0.525845235825254</text:p>
          </table:table-cell>
          <table:table-cell office:value-type="float" office:value="1" calcext:value-type="float">
            <text:p>1</text:p>
          </table:table-cell>
          <table:table-cell office:value-type="float" office:value="11.930649312076" calcext:value-type="float">
            <text:p>11.930649312076</text:p>
          </table:table-cell>
          <table:table-cell office:value-type="float" office:value="303.03849252673" calcext:value-type="float">
            <text:p>303.03849252673</text:p>
          </table:table-cell>
          <table:table-cell table:formula="of:=AVERAGE([.E342:.E390])" office:value-type="float" office:value="305.24317099737" calcext:value-type="float">
            <text:p>305.24317099737</text:p>
          </table:table-cell>
          <table:table-cell table:number-columns-repeated="6"/>
        </table:table-row>
        <table:table-row table:style-name="ro1">
          <table:table-cell office:value-type="float" office:value="0.80482429265976" calcext:value-type="float">
            <text:p>0.80482429265976</text:p>
          </table:table-cell>
          <table:table-cell table:formula="of:=AVERAGE([.A343:.A391])" office:value-type="float" office:value="0.528453884193544" calcext:value-type="float">
            <text:p>0.528453884193544</text:p>
          </table:table-cell>
          <table:table-cell office:value-type="float" office:value="1" calcext:value-type="float">
            <text:p>1</text:p>
          </table:table-cell>
          <table:table-cell office:value-type="float" office:value="11.9349589179516" calcext:value-type="float">
            <text:p>11.9349589179516</text:p>
          </table:table-cell>
          <table:table-cell office:value-type="float" office:value="303.14795651597" calcext:value-type="float">
            <text:p>303.14795651597</text:p>
          </table:table-cell>
          <table:table-cell table:formula="of:=AVERAGE([.E343:.E391])" office:value-type="float" office:value="305.142555869814" calcext:value-type="float">
            <text:p>305.142555869814</text:p>
          </table:table-cell>
          <table:table-cell table:number-columns-repeated="6"/>
        </table:table-row>
        <table:table-row table:style-name="ro1">
          <table:table-cell office:value-type="float" office:value="0.782259702682495" calcext:value-type="float">
            <text:p>0.782259702682495</text:p>
          </table:table-cell>
          <table:table-cell table:formula="of:=AVERAGE([.A344:.A392])" office:value-type="float" office:value="0.541792841707626" calcext:value-type="float">
            <text:p>0.541792841707626</text:p>
          </table:table-cell>
          <table:table-cell office:value-type="float" office:value="0" calcext:value-type="float">
            <text:p>0</text:p>
          </table:table-cell>
          <table:table-cell office:value-type="float" office:value="11.9587010565013" calcext:value-type="float">
            <text:p>11.9587010565013</text:p>
          </table:table-cell>
          <table:table-cell office:value-type="float" office:value="303.751006835132" calcext:value-type="float">
            <text:p>303.751006835132</text:p>
          </table:table-cell>
          <table:table-cell table:formula="of:=AVERAGE([.E344:.E392])" office:value-type="float" office:value="304.934216844659" calcext:value-type="float">
            <text:p>304.934216844659</text:p>
          </table:table-cell>
          <table:table-cell table:number-columns-repeated="6"/>
        </table:table-row>
        <table:table-row table:style-name="ro1">
          <table:table-cell office:value-type="float" office:value="0.426883041858673" calcext:value-type="float">
            <text:p>0.426883041858673</text:p>
          </table:table-cell>
          <table:table-cell table:formula="of:=AVERAGE([.A345:.A393])" office:value-type="float" office:value="0.538766145823622" calcext:value-type="float">
            <text:p>0.538766145823622</text:p>
          </table:table-cell>
          <table:table-cell office:value-type="float" office:value="0" calcext:value-type="float">
            <text:p>0</text:p>
          </table:table-cell>
          <table:table-cell office:value-type="float" office:value="12.0217189225435" calcext:value-type="float">
            <text:p>12.0217189225435</text:p>
          </table:table-cell>
          <table:table-cell office:value-type="float" office:value="305.351660632606" calcext:value-type="float">
            <text:p>305.351660632606</text:p>
          </table:table-cell>
          <table:table-cell table:formula="of:=AVERAGE([.E345:.E393])" office:value-type="float" office:value="304.814842057346" calcext:value-type="float">
            <text:p>304.8148420573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6:.A394])" office:value-type="float" office:value="0.540376321511062" calcext:value-type="float">
            <text:p>0.540376321511062</text:p>
          </table:table-cell>
          <table:table-cell office:value-type="float" office:value="1" calcext:value-type="float">
            <text:p>1</text:p>
          </table:table-cell>
          <table:table-cell office:value-type="float" office:value="11.9181593162835" calcext:value-type="float">
            <text:p>11.9181593162835</text:p>
          </table:table-cell>
          <table:table-cell office:value-type="float" office:value="302.7212466336" calcext:value-type="float">
            <text:p>302.7212466336</text:p>
          </table:table-cell>
          <table:table-cell table:formula="of:=AVERAGE([.E346:.E394])" office:value-type="float" office:value="304.831822699959" calcext:value-type="float">
            <text:p>304.83182269995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7:.A395])" office:value-type="float" office:value="0.549841127950987" calcext:value-type="float">
            <text:p>0.549841127950987</text:p>
          </table:table-cell>
          <table:table-cell office:value-type="float" office:value="1" calcext:value-type="float">
            <text:p>1</text:p>
          </table:table-cell>
          <table:table-cell office:value-type="float" office:value="11.9239437859178" calcext:value-type="float">
            <text:p>11.9239437859178</text:p>
          </table:table-cell>
          <table:table-cell office:value-type="float" office:value="302.868172162311" calcext:value-type="float">
            <text:p>302.868172162311</text:p>
          </table:table-cell>
          <table:table-cell table:formula="of:=AVERAGE([.E347:.E395])" office:value-type="float" office:value="304.826950321723" calcext:value-type="float">
            <text:p>304.826950321723</text:p>
          </table:table-cell>
          <table:table-cell table:number-columns-repeated="6"/>
        </table:table-row>
        <table:table-row table:style-name="ro1">
          <table:table-cell office:value-type="float" office:value="-0.0759932994842529" calcext:value-type="float">
            <text:p>-0.075993299484253</text:p>
          </table:table-cell>
          <table:table-cell table:formula="of:=AVERAGE([.A348:.A396])" office:value-type="float" office:value="0.530226832867338" calcext:value-type="float">
            <text:p>0.530226832867338</text:p>
          </table:table-cell>
          <table:table-cell office:value-type="float" office:value="0" calcext:value-type="float">
            <text:p>0</text:p>
          </table:table-cell>
          <table:table-cell office:value-type="float" office:value="12.1393959200084" calcext:value-type="float">
            <text:p>12.1393959200084</text:p>
          </table:table-cell>
          <table:table-cell office:value-type="float" office:value="308.340656368214" calcext:value-type="float">
            <text:p>308.340656368214</text:p>
          </table:table-cell>
          <table:table-cell table:formula="of:=AVERAGE([.E348:.E396])" office:value-type="float" office:value="304.95570797997" calcext:value-type="float">
            <text:p>304.95570797997</text:p>
          </table:table-cell>
          <table:table-cell table:number-columns-repeated="6"/>
        </table:table-row>
        <table:table-row table:style-name="ro1">
          <table:table-cell office:value-type="float" office:value="0.803622007369995" calcext:value-type="float">
            <text:p>0.803622007369995</text:p>
          </table:table-cell>
          <table:table-cell table:formula="of:=AVERAGE([.A349:.A397])" office:value-type="float" office:value="0.544636701256098" calcext:value-type="float">
            <text:p>0.544636701256098</text:p>
          </table:table-cell>
          <table:table-cell office:value-type="float" office:value="1" calcext:value-type="float">
            <text:p>1</text:p>
          </table:table-cell>
          <table:table-cell office:value-type="float" office:value="11.9086871005923" calcext:value-type="float">
            <text:p>11.9086871005923</text:p>
          </table:table-cell>
          <table:table-cell office:value-type="float" office:value="302.480652355043" calcext:value-type="float">
            <text:p>302.480652355043</text:p>
          </table:table-cell>
          <table:table-cell table:formula="of:=AVERAGE([.E349:.E397])" office:value-type="float" office:value="304.919698240131" calcext:value-type="float">
            <text:p>304.919698240131</text:p>
          </table:table-cell>
          <table:table-cell table:number-columns-repeated="6"/>
        </table:table-row>
        <table:table-row table:style-name="ro1">
          <table:table-cell office:value-type="float" office:value="0.455197867324948" calcext:value-type="float">
            <text:p>0.455197867324948</text:p>
          </table:table-cell>
          <table:table-cell table:formula="of:=AVERAGE([.A350:.A398])" office:value-type="float" office:value="0.53458259335513" calcext:value-type="float">
            <text:p>0.53458259335513</text:p>
          </table:table-cell>
          <table:table-cell office:value-type="float" office:value="1" calcext:value-type="float">
            <text:p>1</text:p>
          </table:table-cell>
          <table:table-cell office:value-type="float" office:value="11.9230907819778" calcext:value-type="float">
            <text:p>11.9230907819778</text:p>
          </table:table-cell>
          <table:table-cell office:value-type="float" office:value="302.846505862235" calcext:value-type="float">
            <text:p>302.846505862235</text:p>
          </table:table-cell>
          <table:table-cell table:formula="of:=AVERAGE([.E350:.E398])" office:value-type="float" office:value="304.824924370917" calcext:value-type="float">
            <text:p>304.824924370917</text:p>
          </table:table-cell>
          <table:table-cell table:number-columns-repeated="6"/>
        </table:table-row>
        <table:table-row table:style-name="ro1">
          <table:table-cell office:value-type="float" office:value="0.187347948551178" calcext:value-type="float">
            <text:p>0.187347948551178</text:p>
          </table:table-cell>
          <table:table-cell table:formula="of:=AVERAGE([.A351:.A399])" office:value-type="float" office:value="0.539050782565438" calcext:value-type="float">
            <text:p>0.539050782565438</text:p>
          </table:table-cell>
          <table:table-cell office:value-type="float" office:value="0" calcext:value-type="float">
            <text:p>0</text:p>
          </table:table-cell>
          <table:table-cell office:value-type="float" office:value="11.9488123120636" calcext:value-type="float">
            <text:p>11.9488123120636</text:p>
          </table:table-cell>
          <table:table-cell office:value-type="float" office:value="303.499832726415" calcext:value-type="float">
            <text:p>303.499832726415</text:p>
          </table:table-cell>
          <table:table-cell table:formula="of:=AVERAGE([.E351:.E399])" office:value-type="float" office:value="304.687711363496" calcext:value-type="float">
            <text:p>304.687711363496</text:p>
          </table:table-cell>
          <table:table-cell table:number-columns-repeated="6"/>
        </table:table-row>
        <table:table-row table:style-name="ro1">
          <table:table-cell office:value-type="float" office:value="0.188838630914688" calcext:value-type="float">
            <text:p>0.188838630914688</text:p>
          </table:table-cell>
          <table:table-cell table:formula="of:=AVERAGE([.A352:.A400])" office:value-type="float" office:value="0.541756712404319" calcext:value-type="float">
            <text:p>0.541756712404319</text:p>
          </table:table-cell>
          <table:table-cell office:value-type="float" office:value="0" calcext:value-type="float">
            <text:p>0</text:p>
          </table:table-cell>
          <table:table-cell office:value-type="float" office:value="11.9585778578579" calcext:value-type="float">
            <text:p>11.9585778578579</text:p>
          </table:table-cell>
          <table:table-cell office:value-type="float" office:value="303.747877589592" calcext:value-type="float">
            <text:p>303.747877589592</text:p>
          </table:table-cell>
          <table:table-cell table:formula="of:=AVERAGE([.E352:.E400])" office:value-type="float" office:value="304.553752284868" calcext:value-type="float">
            <text:p>304.553752284868</text:p>
          </table:table-cell>
          <table:table-cell table:number-columns-repeated="6"/>
        </table:table-row>
        <table:table-row table:style-name="ro1">
          <table:table-cell office:value-type="float" office:value="0.532991766929626" calcext:value-type="float">
            <text:p>0.532991766929626</text:p>
          </table:table-cell>
          <table:table-cell table:formula="of:=AVERAGE([.A353:.A401])" office:value-type="float" office:value="0.532571057627882" calcext:value-type="float">
            <text:p>0.532571057627882</text:p>
          </table:table-cell>
          <table:table-cell office:value-type="float" office:value="0" calcext:value-type="float">
            <text:p>0</text:p>
          </table:table-cell>
          <table:table-cell office:value-type="float" office:value="11.9609432718098" calcext:value-type="float">
            <text:p>11.9609432718098</text:p>
          </table:table-cell>
          <table:table-cell office:value-type="float" office:value="303.807959103969" calcext:value-type="float">
            <text:p>303.807959103969</text:p>
          </table:table-cell>
          <table:table-cell table:formula="of:=AVERAGE([.E353:.E401])" office:value-type="float" office:value="304.593804803154" calcext:value-type="float">
            <text:p>304.593804803154</text:p>
          </table:table-cell>
          <table:table-cell table:number-columns-repeated="6"/>
        </table:table-row>
        <table:table-row table:style-name="ro1">
          <table:table-cell office:value-type="float" office:value="0.933366298675537" calcext:value-type="float">
            <text:p>0.933366298675537</text:p>
          </table:table-cell>
          <table:table-cell table:formula="of:=AVERAGE([.A354:.A402])" office:value-type="float" office:value="0.531211186172281" calcext:value-type="float">
            <text:p>0.531211186172281</text:p>
          </table:table-cell>
          <table:table-cell office:value-type="float" office:value="1" calcext:value-type="float">
            <text:p>1</text:p>
          </table:table-cell>
          <table:table-cell office:value-type="float" office:value="11.8932567638457" calcext:value-type="float">
            <text:p>11.8932567638457</text:p>
          </table:table-cell>
          <table:table-cell office:value-type="float" office:value="302.08872180168" calcext:value-type="float">
            <text:p>302.08872180168</text:p>
          </table:table-cell>
          <table:table-cell table:formula="of:=AVERAGE([.E354:.E402])" office:value-type="float" office:value="304.597088534285" calcext:value-type="float">
            <text:p>304.597088534285</text:p>
          </table:table-cell>
          <table:table-cell table:number-columns-repeated="6"/>
        </table:table-row>
        <table:table-row table:style-name="ro1">
          <table:table-cell office:value-type="float" office:value="0.932605624198914" calcext:value-type="float">
            <text:p>0.932605624198914</text:p>
          </table:table-cell>
          <table:table-cell table:formula="of:=AVERAGE([.A355:.A403])" office:value-type="float" office:value="0.543835560630049" calcext:value-type="float">
            <text:p>0.543835560630049</text:p>
          </table:table-cell>
          <table:table-cell office:value-type="float" office:value="1" calcext:value-type="float">
            <text:p>1</text:p>
          </table:table-cell>
          <table:table-cell office:value-type="float" office:value="11.9242324227393" calcext:value-type="float">
            <text:p>11.9242324227393</text:p>
          </table:table-cell>
          <table:table-cell office:value-type="float" office:value="302.875503537577" calcext:value-type="float">
            <text:p>302.875503537577</text:p>
          </table:table-cell>
          <table:table-cell table:formula="of:=AVERAGE([.E355:.E403])" office:value-type="float" office:value="304.49099646677" calcext:value-type="float">
            <text:p>304.49099646677</text:p>
          </table:table-cell>
          <table:table-cell table:number-columns-repeated="6"/>
        </table:table-row>
        <table:table-row table:style-name="ro1">
          <table:table-cell office:value-type="float" office:value="0.574636399745941" calcext:value-type="float">
            <text:p>0.574636399745941</text:p>
          </table:table-cell>
          <table:table-cell table:formula="of:=AVERAGE([.A356:.A404])" office:value-type="float" office:value="0.546207244042718" calcext:value-type="float">
            <text:p>0.546207244042718</text:p>
          </table:table-cell>
          <table:table-cell office:value-type="float" office:value="0" calcext:value-type="float">
            <text:p>0</text:p>
          </table:table-cell>
          <table:table-cell office:value-type="float" office:value="11.97752111592" calcext:value-type="float">
            <text:p>11.97752111592</text:p>
          </table:table-cell>
          <table:table-cell office:value-type="float" office:value="304.229036344367" calcext:value-type="float">
            <text:p>304.229036344367</text:p>
          </table:table-cell>
          <table:table-cell table:formula="of:=AVERAGE([.E356:.E404])" office:value-type="float" office:value="304.530279598154" calcext:value-type="float">
            <text:p>304.530279598154</text:p>
          </table:table-cell>
          <table:table-cell table:number-columns-repeated="6"/>
        </table:table-row>
        <table:table-row table:style-name="ro1">
          <table:table-cell office:value-type="float" office:value="0.317061603069305" calcext:value-type="float">
            <text:p>0.317061603069305</text:p>
          </table:table-cell>
          <table:table-cell table:formula="of:=AVERAGE([.A357:.A405])" office:value-type="float" office:value="0.53226972573801" calcext:value-type="float">
            <text:p>0.53226972573801</text:p>
          </table:table-cell>
          <table:table-cell office:value-type="float" office:value="0" calcext:value-type="float">
            <text:p>0</text:p>
          </table:table-cell>
          <table:table-cell office:value-type="float" office:value="11.9303724084586" calcext:value-type="float">
            <text:p>11.9303724084586</text:p>
          </table:table-cell>
          <table:table-cell office:value-type="float" office:value="303.031459174848" calcext:value-type="float">
            <text:p>303.031459174848</text:p>
          </table:table-cell>
          <table:table-cell table:formula="of:=AVERAGE([.E357:.E405])" office:value-type="float" office:value="304.554170125818" calcext:value-type="float">
            <text:p>304.554170125818</text:p>
          </table:table-cell>
          <table:table-cell table:number-columns-repeated="6"/>
        </table:table-row>
        <table:table-row table:style-name="ro1">
          <table:table-cell office:value-type="float" office:value="0.337474524974823" calcext:value-type="float">
            <text:p>0.337474524974823</text:p>
          </table:table-cell>
          <table:table-cell table:formula="of:=AVERAGE([.A358:.A406])" office:value-type="float" office:value="0.537140501749029" calcext:value-type="float">
            <text:p>0.537140501749029</text:p>
          </table:table-cell>
          <table:table-cell office:value-type="float" office:value="0" calcext:value-type="float">
            <text:p>0</text:p>
          </table:table-cell>
          <table:table-cell office:value-type="float" office:value="12.2296371662647" calcext:value-type="float">
            <text:p>12.2296371662647</text:p>
          </table:table-cell>
          <table:table-cell office:value-type="float" office:value="310.632784023122" calcext:value-type="float">
            <text:p>310.632784023122</text:p>
          </table:table-cell>
          <table:table-cell table:formula="of:=AVERAGE([.E358:.E406])" office:value-type="float" office:value="304.476185312756" calcext:value-type="float">
            <text:p>304.476185312756</text:p>
          </table:table-cell>
          <table:table-cell table:number-columns-repeated="6"/>
        </table:table-row>
        <table:table-row table:style-name="ro1">
          <table:table-cell office:value-type="float" office:value="-0.170675978064537" calcext:value-type="float">
            <text:p>-0.170675978064537</text:p>
          </table:table-cell>
          <table:table-cell table:formula="of:=AVERAGE([.A359:.A407])" office:value-type="float" office:value="0.523624109418295" calcext:value-type="float">
            <text:p>0.523624109418295</text:p>
          </table:table-cell>
          <table:table-cell office:value-type="float" office:value="0" calcext:value-type="float">
            <text:p>0</text:p>
          </table:table-cell>
          <table:table-cell office:value-type="float" office:value="12.0741018123657" calcext:value-type="float">
            <text:p>12.0741018123657</text:p>
          </table:table-cell>
          <table:table-cell office:value-type="float" office:value="306.682186034087" calcext:value-type="float">
            <text:p>306.682186034087</text:p>
          </table:table-cell>
          <table:table-cell table:formula="of:=AVERAGE([.E359:.E407])" office:value-type="float" office:value="304.398448041567" calcext:value-type="float">
            <text:p>304.398448041567</text:p>
          </table:table-cell>
          <table:table-cell table:number-columns-repeated="6"/>
        </table:table-row>
        <table:table-row table:style-name="ro1">
          <table:table-cell office:value-type="float" office:value="0.71765398979187" calcext:value-type="float">
            <text:p>0.71765398979187</text:p>
          </table:table-cell>
          <table:table-cell table:formula="of:=AVERAGE([.A360:.A408])" office:value-type="float" office:value="0.540027450589988" calcext:value-type="float">
            <text:p>0.540027450589988</text:p>
          </table:table-cell>
          <table:table-cell office:value-type="float" office:value="0" calcext:value-type="float">
            <text:p>0</text:p>
          </table:table-cell>
          <table:table-cell office:value-type="float" office:value="12.041823767814" calcext:value-type="float">
            <text:p>12.041823767814</text:p>
          </table:table-cell>
          <table:table-cell office:value-type="float" office:value="305.862323702477" calcext:value-type="float">
            <text:p>305.862323702477</text:p>
          </table:table-cell>
          <table:table-cell table:formula="of:=AVERAGE([.E360:.E408])" office:value-type="float" office:value="304.308095866247" calcext:value-type="float">
            <text:p>304.308095866247</text:p>
          </table:table-cell>
          <table:table-cell table:number-columns-repeated="6"/>
        </table:table-row>
        <table:table-row table:style-name="ro1">
          <table:table-cell office:value-type="float" office:value="0.202049821615219" calcext:value-type="float">
            <text:p>0.202049821615219</text:p>
          </table:table-cell>
          <table:table-cell table:formula="of:=AVERAGE([.A361:.A409])" office:value-type="float" office:value="0.532515718668578" calcext:value-type="float">
            <text:p>0.532515718668578</text:p>
          </table:table-cell>
          <table:table-cell office:value-type="float" office:value="0" calcext:value-type="float">
            <text:p>0</text:p>
          </table:table-cell>
          <table:table-cell office:value-type="float" office:value="12.0465276093483" calcext:value-type="float">
            <text:p>12.0465276093483</text:p>
          </table:table-cell>
          <table:table-cell office:value-type="float" office:value="305.981801277447" calcext:value-type="float">
            <text:p>305.981801277447</text:p>
          </table:table-cell>
          <table:table-cell table:formula="of:=AVERAGE([.E361:.E409])" office:value-type="float" office:value="304.379956602856" calcext:value-type="float">
            <text:p>304.379956602856</text:p>
          </table:table-cell>
          <table:table-cell table:number-columns-repeated="6"/>
        </table:table-row>
        <table:table-row table:style-name="ro1">
          <table:table-cell office:value-type="float" office:value="0.651055693626404" calcext:value-type="float">
            <text:p>0.651055693626404</text:p>
          </table:table-cell>
          <table:table-cell table:formula="of:=AVERAGE([.A362:.A410])" office:value-type="float" office:value="0.550042109269755" calcext:value-type="float">
            <text:p>0.550042109269755</text:p>
          </table:table-cell>
          <table:table-cell office:value-type="float" office:value="1" calcext:value-type="float">
            <text:p>1</text:p>
          </table:table-cell>
          <table:table-cell office:value-type="float" office:value="11.9257577392757" calcext:value-type="float">
            <text:p>11.9257577392757</text:p>
          </table:table-cell>
          <table:table-cell office:value-type="float" office:value="302.914246577603" calcext:value-type="float">
            <text:p>302.914246577603</text:p>
          </table:table-cell>
          <table:table-cell table:formula="of:=AVERAGE([.E362:.E410])" office:value-type="float" office:value="304.207048908889" calcext:value-type="float">
            <text:p>304.207048908889</text:p>
          </table:table-cell>
          <table:table-cell table:number-columns-repeated="6"/>
        </table:table-row>
        <table:table-row table:style-name="ro1">
          <table:table-cell office:value-type="float" office:value="0.918169379234314" calcext:value-type="float">
            <text:p>0.918169379234314</text:p>
          </table:table-cell>
          <table:table-cell table:formula="of:=AVERAGE([.A363:.A411])" office:value-type="float" office:value="0.561381766430456" calcext:value-type="float">
            <text:p>0.561381766430456</text:p>
          </table:table-cell>
          <table:table-cell office:value-type="float" office:value="1" calcext:value-type="float">
            <text:p>1</text:p>
          </table:table-cell>
          <table:table-cell office:value-type="float" office:value="11.8963942226291" calcext:value-type="float">
            <text:p>11.8963942226291</text:p>
          </table:table-cell>
          <table:table-cell office:value-type="float" office:value="302.168413254778" calcext:value-type="float">
            <text:p>302.168413254778</text:p>
          </table:table-cell>
          <table:table-cell table:formula="of:=AVERAGE([.E363:.E411])" office:value-type="float" office:value="304.207158386867" calcext:value-type="float">
            <text:p>304.2071583868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4:.A412])" office:value-type="float" office:value="0.561381766430456" calcext:value-type="float">
            <text:p>0.561381766430456</text:p>
          </table:table-cell>
          <table:table-cell office:value-type="float" office:value="1" calcext:value-type="float">
            <text:p>1</text:p>
          </table:table-cell>
          <table:table-cell office:value-type="float" office:value="11.9055848414212" calcext:value-type="float">
            <text:p>11.9055848414212</text:p>
          </table:table-cell>
          <table:table-cell office:value-type="float" office:value="302.4018549721" calcext:value-type="float">
            <text:p>302.4018549721</text:p>
          </table:table-cell>
          <table:table-cell table:formula="of:=AVERAGE([.E364:.E412])" office:value-type="float" office:value="304.214703852401" calcext:value-type="float">
            <text:p>304.214703852401</text:p>
          </table:table-cell>
          <table:table-cell table:number-columns-repeated="6"/>
        </table:table-row>
        <table:table-row table:style-name="ro1">
          <table:table-cell office:value-type="float" office:value="0.0253116935491562" calcext:value-type="float">
            <text:p>0.025311693549156</text:p>
          </table:table-cell>
          <table:table-cell table:formula="of:=AVERAGE([.A365:.A413])" office:value-type="float" office:value="0.543292750253239" calcext:value-type="float">
            <text:p>0.543292750253239</text:p>
          </table:table-cell>
          <table:table-cell office:value-type="float" office:value="1" calcext:value-type="float">
            <text:p>1</text:p>
          </table:table-cell>
          <table:table-cell office:value-type="float" office:value="11.9289221844286" calcext:value-type="float">
            <text:p>11.9289221844286</text:p>
          </table:table-cell>
          <table:table-cell office:value-type="float" office:value="302.994623484486" calcext:value-type="float">
            <text:p>302.994623484486</text:p>
          </table:table-cell>
          <table:table-cell table:formula="of:=AVERAGE([.E365:.E413])" office:value-type="float" office:value="304.23987588062" calcext:value-type="float">
            <text:p>304.23987588062</text:p>
          </table:table-cell>
          <table:table-cell table:number-columns-repeated="6"/>
        </table:table-row>
        <table:table-row table:style-name="ro1">
          <table:table-cell office:value-type="float" office:value="0.335866034030914" calcext:value-type="float">
            <text:p>0.335866034030914</text:p>
          </table:table-cell>
          <table:table-cell table:formula="of:=AVERAGE([.A366:.A414])" office:value-type="float" office:value="0.529995180258216" calcext:value-type="float">
            <text:p>0.529995180258216</text:p>
          </table:table-cell>
          <table:table-cell office:value-type="float" office:value="0" calcext:value-type="float">
            <text:p>0</text:p>
          </table:table-cell>
          <table:table-cell office:value-type="float" office:value="12.1451052971363" calcext:value-type="float">
            <text:p>12.1451052971363</text:p>
          </table:table-cell>
          <table:table-cell office:value-type="float" office:value="308.485674547262" calcext:value-type="float">
            <text:p>308.485674547262</text:p>
          </table:table-cell>
          <table:table-cell table:formula="of:=AVERAGE([.E366:.E414])" office:value-type="float" office:value="304.372168461137" calcext:value-type="float">
            <text:p>304.372168461137</text:p>
          </table:table-cell>
          <table:table-cell table:number-columns-repeated="6"/>
        </table:table-row>
        <table:table-row table:style-name="ro1">
          <table:table-cell office:value-type="float" office:value="0.77410101890564" calcext:value-type="float">
            <text:p>0.77410101890564</text:p>
          </table:table-cell>
          <table:table-cell table:formula="of:=AVERAGE([.A367:.A415])" office:value-type="float" office:value="0.542744353461509" calcext:value-type="float">
            <text:p>0.542744353461509</text:p>
          </table:table-cell>
          <table:table-cell office:value-type="float" office:value="1" calcext:value-type="float">
            <text:p>1</text:p>
          </table:table-cell>
          <table:table-cell office:value-type="float" office:value="11.9242242094964" calcext:value-type="float">
            <text:p>11.9242242094964</text:p>
          </table:table-cell>
          <table:table-cell office:value-type="float" office:value="302.875294921208" calcext:value-type="float">
            <text:p>302.875294921208</text:p>
          </table:table-cell>
          <table:table-cell table:formula="of:=AVERAGE([.E367:.E415])" office:value-type="float" office:value="304.317076709716" calcext:value-type="float">
            <text:p>304.317076709716</text:p>
          </table:table-cell>
          <table:table-cell table:number-columns-repeated="6"/>
        </table:table-row>
        <table:table-row table:style-name="ro1">
          <table:table-cell office:value-type="float" office:value="0.451919610092045" calcext:value-type="float">
            <text:p>0.451919610092045</text:p>
          </table:table-cell>
          <table:table-cell table:formula="of:=AVERAGE([.A368:.A416])" office:value-type="float" office:value="0.548221725228551" calcext:value-type="float">
            <text:p>0.548221725228551</text:p>
          </table:table-cell>
          <table:table-cell office:value-type="float" office:value="1" calcext:value-type="float">
            <text:p>1</text:p>
          </table:table-cell>
          <table:table-cell office:value-type="float" office:value="11.9276725981891" calcext:value-type="float">
            <text:p>11.9276725981891</text:p>
          </table:table-cell>
          <table:table-cell office:value-type="float" office:value="302.962883994003" calcext:value-type="float">
            <text:p>302.962883994003</text:p>
          </table:table-cell>
          <table:table-cell table:formula="of:=AVERAGE([.E368:.E416])" office:value-type="float" office:value="304.303028252283" calcext:value-type="float">
            <text:p>304.303028252283</text:p>
          </table:table-cell>
          <table:table-cell table:number-columns-repeated="6"/>
        </table:table-row>
        <table:table-row table:style-name="ro1">
          <table:table-cell office:value-type="float" office:value="0.485619276762009" calcext:value-type="float">
            <text:p>0.485619276762009</text:p>
          </table:table-cell>
          <table:table-cell table:formula="of:=AVERAGE([.A369:.A417])" office:value-type="float" office:value="0.540742010732755" calcext:value-type="float">
            <text:p>0.540742010732755</text:p>
          </table:table-cell>
          <table:table-cell office:value-type="float" office:value="0" calcext:value-type="float">
            <text:p>0</text:p>
          </table:table-cell>
          <table:table-cell office:value-type="float" office:value="11.9452160849988" calcext:value-type="float">
            <text:p>11.9452160849988</text:p>
          </table:table-cell>
          <table:table-cell office:value-type="float" office:value="303.408488558971" calcext:value-type="float">
            <text:p>303.408488558971</text:p>
          </table:table-cell>
          <table:table-cell table:formula="of:=AVERAGE([.E369:.E417])" office:value-type="float" office:value="304.319505904408" calcext:value-type="float">
            <text:p>304.319505904408</text:p>
          </table:table-cell>
          <table:table-cell table:number-columns-repeated="6"/>
        </table:table-row>
        <table:table-row table:style-name="ro1">
          <table:table-cell office:value-type="float" office:value="0.852865934371948" calcext:value-type="float">
            <text:p>0.852865934371948</text:p>
          </table:table-cell>
          <table:table-cell table:formula="of:=AVERAGE([.A370:.A418])" office:value-type="float" office:value="0.556580238442701" calcext:value-type="float">
            <text:p>0.556580238442701</text:p>
          </table:table-cell>
          <table:table-cell office:value-type="float" office:value="1" calcext:value-type="float">
            <text:p>1</text:p>
          </table:table-cell>
          <table:table-cell office:value-type="float" office:value="11.9236187761635" calcext:value-type="float">
            <text:p>11.9236187761635</text:p>
          </table:table-cell>
          <table:table-cell office:value-type="float" office:value="302.859916914552" calcext:value-type="float">
            <text:p>302.859916914552</text:p>
          </table:table-cell>
          <table:table-cell table:formula="of:=AVERAGE([.E370:.E418])" office:value-type="float" office:value="304.283117857334" calcext:value-type="float">
            <text:p>304.283117857334</text:p>
          </table:table-cell>
          <table:table-cell table:number-columns-repeated="6"/>
        </table:table-row>
        <table:table-row table:style-name="ro1">
          <table:table-cell office:value-type="float" office:value="0.0115886041894555" calcext:value-type="float">
            <text:p>0.011588604189456</text:p>
          </table:table-cell>
          <table:table-cell table:formula="of:=AVERAGE([.A371:.A419])" office:value-type="float" office:value="0.545240067362998" calcext:value-type="float">
            <text:p>0.545240067362998</text:p>
          </table:table-cell>
          <table:table-cell office:value-type="float" office:value="0" calcext:value-type="float">
            <text:p>0</text:p>
          </table:table-cell>
          <table:table-cell office:value-type="float" office:value="12.0933712535024" calcext:value-type="float">
            <text:p>12.0933712535024</text:p>
          </table:table-cell>
          <table:table-cell office:value-type="float" office:value="307.17162983896" calcext:value-type="float">
            <text:p>307.17162983896</text:p>
          </table:table-cell>
          <table:table-cell table:formula="of:=AVERAGE([.E371:.E419])" office:value-type="float" office:value="304.38691757763" calcext:value-type="float">
            <text:p>304.38691757763</text:p>
          </table:table-cell>
          <table:table-cell table:number-columns-repeated="6"/>
        </table:table-row>
        <table:table-row table:style-name="ro1">
          <table:table-cell office:value-type="float" office:value="0.52906733751297" calcext:value-type="float">
            <text:p>0.52906733751297</text:p>
          </table:table-cell>
          <table:table-cell table:formula="of:=AVERAGE([.A372:.A420])" office:value-type="float" office:value="0.550760003034162" calcext:value-type="float">
            <text:p>0.550760003034162</text:p>
          </table:table-cell>
          <table:table-cell office:value-type="float" office:value="0" calcext:value-type="float">
            <text:p>0</text:p>
          </table:table-cell>
          <table:table-cell office:value-type="float" office:value="11.9304181679547" calcext:value-type="float">
            <text:p>11.9304181679547</text:p>
          </table:table-cell>
          <table:table-cell office:value-type="float" office:value="303.032621466049" calcext:value-type="float">
            <text:p>303.032621466049</text:p>
          </table:table-cell>
          <table:table-cell table:formula="of:=AVERAGE([.E372:.E420])" office:value-type="float" office:value="304.311431295313" calcext:value-type="float">
            <text:p>304.311431295313</text:p>
          </table:table-cell>
          <table:table-cell table:number-columns-repeated="6"/>
        </table:table-row>
        <table:table-row table:style-name="ro1">
          <table:table-cell office:value-type="float" office:value="0.830344021320343" calcext:value-type="float">
            <text:p>0.830344021320343</text:p>
          </table:table-cell>
          <table:table-cell table:formula="of:=AVERAGE([.A373:.A421])" office:value-type="float" office:value="0.56527270768148" calcext:value-type="float">
            <text:p>0.56527270768148</text:p>
          </table:table-cell>
          <table:table-cell office:value-type="float" office:value="1" calcext:value-type="float">
            <text:p>1</text:p>
          </table:table-cell>
          <table:table-cell office:value-type="float" office:value="11.9188492286861" calcext:value-type="float">
            <text:p>11.9188492286861</text:p>
          </table:table-cell>
          <table:table-cell office:value-type="float" office:value="302.738770408627" calcext:value-type="float">
            <text:p>302.738770408627</text:p>
          </table:table-cell>
          <table:table-cell table:formula="of:=AVERAGE([.E373:.E421])" office:value-type="float" office:value="304.285181517221" calcext:value-type="float">
            <text:p>304.285181517221</text:p>
          </table:table-cell>
          <table:table-cell table:number-columns-repeated="6"/>
        </table:table-row>
        <table:table-row table:style-name="ro1">
          <table:table-cell office:value-type="float" office:value="0.452537949949504" calcext:value-type="float">
            <text:p>0.452537949949504</text:p>
          </table:table-cell>
          <table:table-cell table:formula="of:=AVERAGE([.A374:.A422])" office:value-type="float" office:value="0.567511274379948" calcext:value-type="float">
            <text:p>0.567511274379948</text:p>
          </table:table-cell>
          <table:table-cell office:value-type="float" office:value="1" calcext:value-type="float">
            <text:p>1</text:p>
          </table:table-cell>
          <table:table-cell office:value-type="float" office:value="11.9272443362385" calcext:value-type="float">
            <text:p>11.9272443362385</text:p>
          </table:table-cell>
          <table:table-cell office:value-type="float" office:value="302.952006140458" calcext:value-type="float">
            <text:p>302.952006140458</text:p>
          </table:table-cell>
          <table:table-cell table:formula="of:=AVERAGE([.E374:.E422])" office:value-type="float" office:value="304.102290039862" calcext:value-type="float">
            <text:p>304.102290039862</text:p>
          </table:table-cell>
          <table:table-cell table:number-columns-repeated="6"/>
        </table:table-row>
        <table:table-row table:style-name="ro1">
          <table:table-cell office:value-type="float" office:value="0.52025181055069" calcext:value-type="float">
            <text:p>0.52025181055069</text:p>
          </table:table-cell>
          <table:table-cell table:formula="of:=AVERAGE([.A375:.A423])" office:value-type="float" office:value="0.567768448959413" calcext:value-type="float">
            <text:p>0.567768448959413</text:p>
          </table:table-cell>
          <table:table-cell office:value-type="float" office:value="0" calcext:value-type="float">
            <text:p>0</text:p>
          </table:table-cell>
          <table:table-cell office:value-type="float" office:value="11.923262086758" calcext:value-type="float">
            <text:p>11.923262086758</text:p>
          </table:table-cell>
          <table:table-cell office:value-type="float" office:value="302.850857003654" calcext:value-type="float">
            <text:p>302.850857003654</text:p>
          </table:table-cell>
          <table:table-cell table:formula="of:=AVERAGE([.E375:.E423])" office:value-type="float" office:value="304.001323974566" calcext:value-type="float">
            <text:p>304.001323974566</text:p>
          </table:table-cell>
          <table:table-cell table:number-columns-repeated="6"/>
        </table:table-row>
        <table:table-row table:style-name="ro1">
          <table:table-cell office:value-type="float" office:value="0.788901090621948" calcext:value-type="float">
            <text:p>0.788901090621948</text:p>
          </table:table-cell>
          <table:table-cell table:formula="of:=AVERAGE([.A376:.A424])" office:value-type="float" office:value="0.573955918943" calcext:value-type="float">
            <text:p>0.573955918943</text:p>
          </table:table-cell>
          <table:table-cell office:value-type="float" office:value="0" calcext:value-type="float">
            <text:p>0</text:p>
          </table:table-cell>
          <table:table-cell office:value-type="float" office:value="11.9315551154345" calcext:value-type="float">
            <text:p>11.9315551154345</text:p>
          </table:table-cell>
          <table:table-cell office:value-type="float" office:value="303.061499932037" calcext:value-type="float">
            <text:p>303.061499932037</text:p>
          </table:table-cell>
          <table:table-cell table:formula="of:=AVERAGE([.E376:.E424])" office:value-type="float" office:value="304.019885965751" calcext:value-type="float">
            <text:p>304.019885965751</text:p>
          </table:table-cell>
          <table:table-cell table:number-columns-repeated="6"/>
        </table:table-row>
        <table:table-row table:style-name="ro1">
          <table:table-cell office:value-type="float" office:value="0.44428364084661" calcext:value-type="float">
            <text:p>0.44428364084661</text:p>
          </table:table-cell>
          <table:table-cell table:formula="of:=AVERAGE([.A377:.A425])" office:value-type="float" office:value="0.574079439360785" calcext:value-type="float">
            <text:p>0.574079439360785</text:p>
          </table:table-cell>
          <table:table-cell office:value-type="float" office:value="1" calcext:value-type="float">
            <text:p>1</text:p>
          </table:table-cell>
          <table:table-cell office:value-type="float" office:value="11.9327049694389" calcext:value-type="float">
            <text:p>11.9327049694389</text:p>
          </table:table-cell>
          <table:table-cell office:value-type="float" office:value="303.090706223748" calcext:value-type="float">
            <text:p>303.090706223748</text:p>
          </table:table-cell>
          <table:table-cell table:formula="of:=AVERAGE([.E377:.E425])" office:value-type="float" office:value="304.022416731678" calcext:value-type="float">
            <text:p>304.022416731678</text:p>
          </table:table-cell>
          <table:table-cell table:number-columns-repeated="6"/>
        </table:table-row>
        <table:table-row table:style-name="ro1">
          <table:table-cell office:value-type="float" office:value="0.690422475337982" calcext:value-type="float">
            <text:p>0.690422475337982</text:p>
          </table:table-cell>
          <table:table-cell table:formula="of:=AVERAGE([.A378:.A426])" office:value-type="float" office:value="0.576968612732237" calcext:value-type="float">
            <text:p>0.576968612732237</text:p>
          </table:table-cell>
          <table:table-cell office:value-type="float" office:value="1" calcext:value-type="float">
            <text:p>1</text:p>
          </table:table-cell>
          <table:table-cell office:value-type="float" office:value="11.9245515658915" calcext:value-type="float">
            <text:p>11.9245515658915</text:p>
          </table:table-cell>
          <table:table-cell office:value-type="float" office:value="302.883609773644" calcext:value-type="float">
            <text:p>302.883609773644</text:p>
          </table:table-cell>
          <table:table-cell table:formula="of:=AVERAGE([.E378:.E426])" office:value-type="float" office:value="304.01090390586" calcext:value-type="float">
            <text:p>304.010903905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9:.A427])" office:value-type="float" office:value="0.585909783852861" calcext:value-type="float">
            <text:p>0.585909783852861</text:p>
          </table:table-cell>
          <table:table-cell office:value-type="float" office:value="1" calcext:value-type="float">
            <text:p>1</text:p>
          </table:table-cell>
          <table:table-cell office:value-type="float" office:value="11.9286499740928" calcext:value-type="float">
            <text:p>11.9286499740928</text:p>
          </table:table-cell>
          <table:table-cell office:value-type="float" office:value="302.987709341958" calcext:value-type="float">
            <text:p>302.987709341958</text:p>
          </table:table-cell>
          <table:table-cell table:formula="of:=AVERAGE([.E379:.E427])" office:value-type="float" office:value="303.930942407082" calcext:value-type="float">
            <text:p>303.930942407082</text:p>
          </table:table-cell>
          <table:table-cell table:number-columns-repeated="6"/>
        </table:table-row>
        <table:table-row table:style-name="ro1">
          <table:table-cell office:value-type="float" office:value="0.816317439079285" calcext:value-type="float">
            <text:p>0.816317439079285</text:p>
          </table:table-cell>
          <table:table-cell table:formula="of:=AVERAGE([.A380:.A428])" office:value-type="float" office:value="0.586084921761952" calcext:value-type="float">
            <text:p>0.586084921761952</text:p>
          </table:table-cell>
          <table:table-cell office:value-type="float" office:value="1" calcext:value-type="float">
            <text:p>1</text:p>
          </table:table-cell>
          <table:table-cell office:value-type="float" office:value="11.9098381279171" calcext:value-type="float">
            <text:p>11.9098381279171</text:p>
          </table:table-cell>
          <table:table-cell office:value-type="float" office:value="302.509888449093" calcext:value-type="float">
            <text:p>302.509888449093</text:p>
          </table:table-cell>
          <table:table-cell table:formula="of:=AVERAGE([.E380:.E428])" office:value-type="float" office:value="303.929339771125" calcext:value-type="float">
            <text:p>303.9293397711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1:.A429])" office:value-type="float" office:value="0.592189557710989" calcext:value-type="float">
            <text:p>0.592189557710989</text:p>
          </table:table-cell>
          <table:table-cell office:value-type="float" office:value="1" calcext:value-type="float">
            <text:p>1</text:p>
          </table:table-cell>
          <table:table-cell office:value-type="float" office:value="11.9102722564697" calcext:value-type="float">
            <text:p>11.9102722564697</text:p>
          </table:table-cell>
          <table:table-cell office:value-type="float" office:value="302.520915314331" calcext:value-type="float">
            <text:p>302.520915314331</text:p>
          </table:table-cell>
          <table:table-cell table:formula="of:=AVERAGE([.E381:.E429])" office:value-type="float" office:value="303.924582344766" calcext:value-type="float">
            <text:p>303.924582344766</text:p>
          </table:table-cell>
          <table:table-cell table:number-columns-repeated="6"/>
        </table:table-row>
        <table:table-row table:style-name="ro1">
          <table:table-cell office:value-type="float" office:value="0.155684262514114" calcext:value-type="float">
            <text:p>0.155684262514114</text:p>
          </table:table-cell>
          <table:table-cell table:formula="of:=AVERAGE([.A382:.A430])" office:value-type="float" office:value="0.577583920603413" calcext:value-type="float">
            <text:p>0.577583920603413</text:p>
          </table:table-cell>
          <table:table-cell office:value-type="float" office:value="0" calcext:value-type="float">
            <text:p>0</text:p>
          </table:table-cell>
          <table:table-cell office:value-type="float" office:value="12.0997658497512" calcext:value-type="float">
            <text:p>12.0997658497512</text:p>
          </table:table-cell>
          <table:table-cell office:value-type="float" office:value="307.334052583681" calcext:value-type="float">
            <text:p>307.334052583681</text:p>
          </table:table-cell>
          <table:table-cell table:formula="of:=AVERAGE([.E382:.E430])" office:value-type="float" office:value="304.033048259773" calcext:value-type="float">
            <text:p>304.033048259773</text:p>
          </table:table-cell>
          <table:table-cell table:number-columns-repeated="6"/>
        </table:table-row>
        <table:table-row table:style-name="ro1">
          <table:table-cell office:value-type="float" office:value="0.454856431084872" calcext:value-type="float">
            <text:p>0.454856431084872</text:p>
          </table:table-cell>
          <table:table-cell table:formula="of:=AVERAGE([.A383:.A431])" office:value-type="float" office:value="0.574931315139514" calcext:value-type="float">
            <text:p>0.574931315139514</text:p>
          </table:table-cell>
          <table:table-cell office:value-type="float" office:value="1" calcext:value-type="float">
            <text:p>1</text:p>
          </table:table-cell>
          <table:table-cell office:value-type="float" office:value="11.9275834258378" calcext:value-type="float">
            <text:p>11.9275834258378</text:p>
          </table:table-cell>
          <table:table-cell office:value-type="float" office:value="302.960619016279" calcext:value-type="float">
            <text:p>302.960619016279</text:p>
          </table:table-cell>
          <table:table-cell table:formula="of:=AVERAGE([.E383:.E431])" office:value-type="float" office:value="304.047238430367" calcext:value-type="float">
            <text:p>304.047238430367</text:p>
          </table:table-cell>
          <table:table-cell table:number-columns-repeated="6"/>
        </table:table-row>
        <table:table-row table:style-name="ro1">
          <table:table-cell office:value-type="float" office:value="0.154593169689178" calcext:value-type="float">
            <text:p>0.154593169689178</text:p>
          </table:table-cell>
          <table:table-cell table:formula="of:=AVERAGE([.A384:.A432])" office:value-type="float" office:value="0.561701955970118" calcext:value-type="float">
            <text:p>0.561701955970118</text:p>
          </table:table-cell>
          <table:table-cell office:value-type="float" office:value="0" calcext:value-type="float">
            <text:p>0</text:p>
          </table:table-cell>
          <table:table-cell office:value-type="float" office:value="12.1291399262816" calcext:value-type="float">
            <text:p>12.1291399262816</text:p>
          </table:table-cell>
          <table:table-cell office:value-type="float" office:value="308.080154127552" calcext:value-type="float">
            <text:p>308.080154127552</text:p>
          </table:table-cell>
          <table:table-cell table:formula="of:=AVERAGE([.E384:.E432])" office:value-type="float" office:value="304.156195171642" calcext:value-type="float">
            <text:p>304.156195171642</text:p>
          </table:table-cell>
          <table:table-cell table:number-columns-repeated="6"/>
        </table:table-row>
        <table:table-row table:style-name="ro1">
          <table:table-cell office:value-type="float" office:value="0.953768730163574" calcext:value-type="float">
            <text:p>0.953768730163574</text:p>
          </table:table-cell>
          <table:table-cell table:formula="of:=AVERAGE([.A385:.A433])" office:value-type="float" office:value="0.573959455324345" calcext:value-type="float">
            <text:p>0.573959455324345</text:p>
          </table:table-cell>
          <table:table-cell office:value-type="float" office:value="1" calcext:value-type="float">
            <text:p>1</text:p>
          </table:table-cell>
          <table:table-cell office:value-type="float" office:value="11.9047447440058" calcext:value-type="float">
            <text:p>11.9047447440058</text:p>
          </table:table-cell>
          <table:table-cell office:value-type="float" office:value="302.380516497747" calcext:value-type="float">
            <text:p>302.380516497747</text:p>
          </table:table-cell>
          <table:table-cell table:formula="of:=AVERAGE([.E385:.E433])" office:value-type="float" office:value="303.966694873673" calcext:value-type="float">
            <text:p>303.966694873673</text:p>
          </table:table-cell>
          <table:table-cell table:number-columns-repeated="6"/>
        </table:table-row>
        <table:table-row table:style-name="ro1">
          <table:table-cell office:value-type="float" office:value="0.82893317937851" calcext:value-type="float">
            <text:p>0.82893317937851</text:p>
          </table:table-cell>
          <table:table-cell table:formula="of:=AVERAGE([.A386:.A434])" office:value-type="float" office:value="0.585233254218254" calcext:value-type="float">
            <text:p>0.585233254218254</text:p>
          </table:table-cell>
          <table:table-cell office:value-type="float" office:value="0" calcext:value-type="float">
            <text:p>0</text:p>
          </table:table-cell>
          <table:table-cell office:value-type="float" office:value="12.0153853389561" calcext:value-type="float">
            <text:p>12.0153853389561</text:p>
          </table:table-cell>
          <table:table-cell office:value-type="float" office:value="305.190787609485" calcext:value-type="float">
            <text:p>305.190787609485</text:p>
          </table:table-cell>
          <table:table-cell table:formula="of:=AVERAGE([.E386:.E434])" office:value-type="float" office:value="303.961067097388" calcext:value-type="float">
            <text:p>303.961067097388</text:p>
          </table:table-cell>
          <table:table-cell table:number-columns-repeated="6"/>
        </table:table-row>
        <table:table-row table:style-name="ro1">
          <table:table-cell office:value-type="float" office:value="0.97232711315155" calcext:value-type="float">
            <text:p>0.97232711315155</text:p>
          </table:table-cell>
          <table:table-cell table:formula="of:=AVERAGE([.A387:.A435])" office:value-type="float" office:value="0.595804296594706" calcext:value-type="float">
            <text:p>0.595804296594706</text:p>
          </table:table-cell>
          <table:table-cell office:value-type="float" office:value="1" calcext:value-type="float">
            <text:p>1</text:p>
          </table:table-cell>
          <table:table-cell office:value-type="float" office:value="11.9262822135001" calcext:value-type="float">
            <text:p>11.9262822135001</text:p>
          </table:table-cell>
          <table:table-cell office:value-type="float" office:value="302.927568222904" calcext:value-type="float">
            <text:p>302.927568222904</text:p>
          </table:table-cell>
          <table:table-cell table:formula="of:=AVERAGE([.E387:.E435])" office:value-type="float" office:value="303.961505617511" calcext:value-type="float">
            <text:p>303.961505617511</text:p>
          </table:table-cell>
          <table:table-cell table:number-columns-repeated="6"/>
        </table:table-row>
        <table:table-row table:style-name="ro1">
          <table:table-cell office:value-type="float" office:value="0.450103310093285" calcext:value-type="float">
            <text:p>0.450103310093285</text:p>
          </table:table-cell>
          <table:table-cell table:formula="of:=AVERAGE([.A388:.A436])" office:value-type="float" office:value="0.589907704522324" calcext:value-type="float">
            <text:p>0.589907704522324</text:p>
          </table:table-cell>
          <table:table-cell office:value-type="float" office:value="1" calcext:value-type="float">
            <text:p>1</text:p>
          </table:table-cell>
          <table:table-cell office:value-type="float" office:value="11.9305824328125" calcext:value-type="float">
            <text:p>11.9305824328125</text:p>
          </table:table-cell>
          <table:table-cell office:value-type="float" office:value="303.036793793436" calcext:value-type="float">
            <text:p>303.036793793436</text:p>
          </table:table-cell>
          <table:table-cell table:formula="of:=AVERAGE([.E388:.E436])" office:value-type="float" office:value="303.906053196974" calcext:value-type="float">
            <text:p>303.906053196974</text:p>
          </table:table-cell>
          <table:table-cell table:number-columns-repeated="6"/>
        </table:table-row>
        <table:table-row table:style-name="ro1">
          <table:table-cell office:value-type="float" office:value="0.760822534561157" calcext:value-type="float">
            <text:p>0.760822534561157</text:p>
          </table:table-cell>
          <table:table-cell table:formula="of:=AVERAGE([.A389:.A437])" office:value-type="float" office:value="0.587169012199768" calcext:value-type="float">
            <text:p>0.587169012199768</text:p>
          </table:table-cell>
          <table:table-cell office:value-type="float" office:value="0" calcext:value-type="float">
            <text:p>0</text:p>
          </table:table-cell>
          <table:table-cell office:value-type="float" office:value="12.0076249977469" calcext:value-type="float">
            <text:p>12.0076249977469</text:p>
          </table:table-cell>
          <table:table-cell office:value-type="float" office:value="304.993674942772" calcext:value-type="float">
            <text:p>304.993674942772</text:p>
          </table:table-cell>
          <table:table-cell table:formula="of:=AVERAGE([.E389:.E437])" office:value-type="float" office:value="303.948714332193" calcext:value-type="float">
            <text:p>303.948714332193</text:p>
          </table:table-cell>
          <table:table-cell table:number-columns-repeated="6"/>
        </table:table-row>
        <table:table-row table:style-name="ro1">
          <table:table-cell office:value-type="float" office:value="0.30405056476593" calcext:value-type="float">
            <text:p>0.30405056476593</text:p>
          </table:table-cell>
          <table:table-cell table:formula="of:=AVERAGE([.A390:.A438])" office:value-type="float" office:value="0.574474475776572" calcext:value-type="float">
            <text:p>0.574474475776572</text:p>
          </table:table-cell>
          <table:table-cell office:value-type="float" office:value="0" calcext:value-type="float">
            <text:p>0</text:p>
          </table:table-cell>
          <table:table-cell office:value-type="float" office:value="11.9693254728377" calcext:value-type="float">
            <text:p>11.9693254728377</text:p>
          </table:table-cell>
          <table:table-cell office:value-type="float" office:value="304.020867010077" calcext:value-type="float">
            <text:p>304.020867010077</text:p>
          </table:table-cell>
          <table:table-cell table:formula="of:=AVERAGE([.E390:.E438])" office:value-type="float" office:value="303.975152655691" calcext:value-type="float">
            <text:p>303.975152655691</text:p>
          </table:table-cell>
          <table:table-cell table:number-columns-repeated="6"/>
        </table:table-row>
        <table:table-row table:style-name="ro1">
          <table:table-cell office:value-type="float" office:value="0.449040281799435" calcext:value-type="float">
            <text:p>0.449040281799435</text:p>
          </table:table-cell>
          <table:table-cell table:formula="of:=AVERAGE([.A391:.A439])" office:value-type="float" office:value="0.571692792448919" calcext:value-type="float">
            <text:p>0.571692792448919</text:p>
          </table:table-cell>
          <table:table-cell office:value-type="float" office:value="1" calcext:value-type="float">
            <text:p>1</text:p>
          </table:table-cell>
          <table:table-cell office:value-type="float" office:value="11.9276233187318" calcext:value-type="float">
            <text:p>11.9276233187318</text:p>
          </table:table-cell>
          <table:table-cell office:value-type="float" office:value="302.961632295787" calcext:value-type="float">
            <text:p>302.961632295787</text:p>
          </table:table-cell>
          <table:table-cell table:formula="of:=AVERAGE([.E391:.E439])" office:value-type="float" office:value="303.97358407955" calcext:value-type="float">
            <text:p>303.97358407955</text:p>
          </table:table-cell>
          <table:table-cell table:number-columns-repeated="6"/>
        </table:table-row>
        <table:table-row table:style-name="ro1">
          <table:table-cell office:value-type="float" office:value="0.45245699084103" calcext:value-type="float">
            <text:p>0.45245699084103</text:p>
          </table:table-cell>
          <table:table-cell table:formula="of:=AVERAGE([.A392:.A440])" office:value-type="float" office:value="0.564501623024047" calcext:value-type="float">
            <text:p>0.564501623024047</text:p>
          </table:table-cell>
          <table:table-cell office:value-type="float" office:value="1" calcext:value-type="float">
            <text:p>1</text:p>
          </table:table-cell>
          <table:table-cell office:value-type="float" office:value="11.9279154755145" calcext:value-type="float">
            <text:p>11.9279154755145</text:p>
          </table:table-cell>
          <table:table-cell office:value-type="float" office:value="302.969053078069" calcext:value-type="float">
            <text:p>302.969053078069</text:p>
          </table:table-cell>
          <table:table-cell table:formula="of:=AVERAGE([.E392:.E440])" office:value-type="float" office:value="303.96993298898" calcext:value-type="float">
            <text:p>303.96993298898</text:p>
          </table:table-cell>
          <table:table-cell table:number-columns-repeated="6"/>
        </table:table-row>
        <table:table-row table:style-name="ro1">
          <table:table-cell office:value-type="float" office:value="0.779845714569092" calcext:value-type="float">
            <text:p>0.779845714569092</text:p>
          </table:table-cell>
          <table:table-cell table:formula="of:=AVERAGE([.A393:.A441])" office:value-type="float" office:value="0.564452357960508" calcext:value-type="float">
            <text:p>0.564452357960508</text:p>
          </table:table-cell>
          <table:table-cell office:value-type="float" office:value="0" calcext:value-type="float">
            <text:p>0</text:p>
          </table:table-cell>
          <table:table-cell office:value-type="float" office:value="12.171747883746" calcext:value-type="float">
            <text:p>12.171747883746</text:p>
          </table:table-cell>
          <table:table-cell office:value-type="float" office:value="309.162396247149" calcext:value-type="float">
            <text:p>309.162396247149</text:p>
          </table:table-cell>
          <table:table-cell table:formula="of:=AVERAGE([.E393:.E441])" office:value-type="float" office:value="304.080369507593" calcext:value-type="float">
            <text:p>304.080369507593</text:p>
          </table:table-cell>
          <table:table-cell table:number-columns-repeated="6"/>
        </table:table-row>
        <table:table-row table:style-name="ro1">
          <table:table-cell office:value-type="float" office:value="0.950633645057678" calcext:value-type="float">
            <text:p>0.950633645057678</text:p>
          </table:table-cell>
          <table:table-cell table:formula="of:=AVERAGE([.A394:.A442])" office:value-type="float" office:value="0.575141145780895" calcext:value-type="float">
            <text:p>0.575141145780895</text:p>
          </table:table-cell>
          <table:table-cell office:value-type="float" office:value="1" calcext:value-type="float">
            <text:p>1</text:p>
          </table:table-cell>
          <table:table-cell office:value-type="float" office:value="11.9195497009724" calcext:value-type="float">
            <text:p>11.9195497009724</text:p>
          </table:table-cell>
          <table:table-cell office:value-type="float" office:value="302.7565624047" calcext:value-type="float">
            <text:p>302.7565624047</text:p>
          </table:table-cell>
          <table:table-cell table:formula="of:=AVERAGE([.E394:.E442])" office:value-type="float" office:value="304.027408319268" calcext:value-type="float">
            <text:p>304.027408319268</text:p>
          </table:table-cell>
          <table:table-cell table:number-columns-repeated="6"/>
        </table:table-row>
        <table:table-row table:style-name="ro1">
          <table:table-cell office:value-type="float" office:value="-0.182539790868759" calcext:value-type="float">
            <text:p>-0.182539790868759</text:p>
          </table:table-cell>
          <table:table-cell table:formula="of:=AVERAGE([.A395:.A443])" office:value-type="float" office:value="0.551007680661125" calcext:value-type="float">
            <text:p>0.551007680661125</text:p>
          </table:table-cell>
          <table:table-cell office:value-type="float" office:value="0" calcext:value-type="float">
            <text:p>0</text:p>
          </table:table-cell>
          <table:table-cell office:value-type="float" office:value="12.1652535552621" calcext:value-type="float">
            <text:p>12.1652535552621</text:p>
          </table:table-cell>
          <table:table-cell office:value-type="float" office:value="308.997440303657" calcext:value-type="float">
            <text:p>308.997440303657</text:p>
          </table:table-cell>
          <table:table-cell table:formula="of:=AVERAGE([.E395:.E443])" office:value-type="float" office:value="304.155493904371" calcext:value-type="float">
            <text:p>304.155493904371</text:p>
          </table:table-cell>
          <table:table-cell table:number-columns-repeated="6"/>
        </table:table-row>
        <table:table-row table:style-name="ro1">
          <table:table-cell office:value-type="float" office:value="0.45145028192699" calcext:value-type="float">
            <text:p>0.45145028192699</text:p>
          </table:table-cell>
          <table:table-cell table:formula="of:=AVERAGE([.A396:.A444])" office:value-type="float" office:value="0.539812788455553" calcext:value-type="float">
            <text:p>0.539812788455553</text:p>
          </table:table-cell>
          <table:table-cell office:value-type="float" office:value="1" calcext:value-type="float">
            <text:p>1</text:p>
          </table:table-cell>
          <table:table-cell office:value-type="float" office:value="11.9293023402423" calcext:value-type="float">
            <text:p>11.9293023402423</text:p>
          </table:table-cell>
          <table:table-cell office:value-type="float" office:value="303.004279442154" calcext:value-type="float">
            <text:p>303.004279442154</text:p>
          </table:table-cell>
          <table:table-cell table:formula="of:=AVERAGE([.E396:.E444])" office:value-type="float" office:value="304.15827160396" calcext:value-type="float">
            <text:p>304.15827160396</text:p>
          </table:table-cell>
          <table:table-cell table:number-columns-repeated="6"/>
        </table:table-row>
        <table:table-row table:style-name="ro1">
          <table:table-cell office:value-type="float" office:value="0.45983874797821" calcext:value-type="float">
            <text:p>0.45983874797821</text:p>
          </table:table-cell>
          <table:table-cell table:formula="of:=AVERAGE([.A397:.A445])" office:value-type="float" office:value="0.55074813636295" calcext:value-type="float">
            <text:p>0.55074813636295</text:p>
          </table:table-cell>
          <table:table-cell office:value-type="float" office:value="0" calcext:value-type="float">
            <text:p>0</text:p>
          </table:table-cell>
          <table:table-cell office:value-type="float" office:value="12.0216133237064" calcext:value-type="float">
            <text:p>12.0216133237064</text:p>
          </table:table-cell>
          <table:table-cell office:value-type="float" office:value="305.348978422142" calcext:value-type="float">
            <text:p>305.348978422142</text:p>
          </table:table-cell>
          <table:table-cell table:formula="of:=AVERAGE([.E397:.E445])" office:value-type="float" office:value="304.097216952" calcext:value-type="float">
            <text:p>304.097216952</text:p>
          </table:table-cell>
          <table:table-cell table:number-columns-repeated="6"/>
        </table:table-row>
        <table:table-row table:style-name="ro1">
          <table:table-cell office:value-type="float" office:value="0.863794565200806" calcext:value-type="float">
            <text:p>0.863794565200806</text:p>
          </table:table-cell>
          <table:table-cell table:formula="of:=AVERAGE([.A398:.A446])" office:value-type="float" office:value="0.551976147747253" calcext:value-type="float">
            <text:p>0.551976147747253</text:p>
          </table:table-cell>
          <table:table-cell office:value-type="float" office:value="0" calcext:value-type="float">
            <text:p>0</text:p>
          </table:table-cell>
          <table:table-cell office:value-type="float" office:value="11.978030336979" calcext:value-type="float">
            <text:p>11.978030336979</text:p>
          </table:table-cell>
          <table:table-cell office:value-type="float" office:value="304.241970559267" calcext:value-type="float">
            <text:p>304.241970559267</text:p>
          </table:table-cell>
          <table:table-cell table:formula="of:=AVERAGE([.E398:.E446])" office:value-type="float" office:value="304.133162221474" calcext:value-type="float">
            <text:p>304.133162221474</text:p>
          </table:table-cell>
          <table:table-cell table:number-columns-repeated="6"/>
        </table:table-row>
        <table:table-row table:style-name="ro1">
          <table:table-cell office:value-type="float" office:value="0.448525194138288" calcext:value-type="float">
            <text:p>0.448525194138288</text:p>
          </table:table-cell>
          <table:table-cell table:formula="of:=AVERAGE([.A399:.A447])" office:value-type="float" office:value="0.551839970743443" calcext:value-type="float">
            <text:p>0.551839970743443</text:p>
          </table:table-cell>
          <table:table-cell office:value-type="float" office:value="1" calcext:value-type="float">
            <text:p>1</text:p>
          </table:table-cell>
          <table:table-cell office:value-type="float" office:value="11.9296214833945" calcext:value-type="float">
            <text:p>11.9296214833945</text:p>
          </table:table-cell>
          <table:table-cell office:value-type="float" office:value="303.01238567822" calcext:value-type="float">
            <text:p>303.01238567822</text:p>
          </table:table-cell>
          <table:table-cell table:formula="of:=AVERAGE([.E399:.E447])" office:value-type="float" office:value="304.136547523841" calcext:value-type="float">
            <text:p>304.136547523841</text:p>
          </table:table-cell>
          <table:table-cell table:number-columns-repeated="6"/>
        </table:table-row>
        <table:table-row table:style-name="ro1">
          <table:table-cell office:value-type="float" office:value="0.346038520336151" calcext:value-type="float">
            <text:p>0.346038520336151</text:p>
          </table:table-cell>
          <table:table-cell table:formula="of:=AVERAGE([.A400:.A448])" office:value-type="float" office:value="0.555078553841096" calcext:value-type="float">
            <text:p>0.555078553841096</text:p>
          </table:table-cell>
          <table:table-cell office:value-type="float" office:value="0" calcext:value-type="float">
            <text:p>0</text:p>
          </table:table-cell>
          <table:table-cell office:value-type="float" office:value="11.9807559602976" calcext:value-type="float">
            <text:p>11.9807559602976</text:p>
          </table:table-cell>
          <table:table-cell office:value-type="float" office:value="304.311201391559" calcext:value-type="float">
            <text:p>304.311201391559</text:p>
          </table:table-cell>
          <table:table-cell table:formula="of:=AVERAGE([.E400:.E448])" office:value-type="float" office:value="304.153106068027" calcext:value-type="float">
            <text:p>304.153106068027</text:p>
          </table:table-cell>
          <table:table-cell table:number-columns-repeated="6"/>
        </table:table-row>
        <table:table-row table:style-name="ro1">
          <table:table-cell office:value-type="float" office:value="0.450528052082657" calcext:value-type="float">
            <text:p>0.450528052082657</text:p>
          </table:table-cell>
          <table:table-cell table:formula="of:=AVERAGE([.A401:.A449])" office:value-type="float" office:value="0.560419154273095" calcext:value-type="float">
            <text:p>0.560419154273095</text:p>
          </table:table-cell>
          <table:table-cell office:value-type="float" office:value="1" calcext:value-type="float">
            <text:p>1</text:p>
          </table:table-cell>
          <table:table-cell office:value-type="float" office:value="11.9269873790681" calcext:value-type="float">
            <text:p>11.9269873790681</text:p>
          </table:table-cell>
          <table:table-cell office:value-type="float" office:value="302.945479428331" calcext:value-type="float">
            <text:p>302.945479428331</text:p>
          </table:table-cell>
          <table:table-cell table:formula="of:=AVERAGE([.E401:.E449])" office:value-type="float" office:value="304.136730595348" calcext:value-type="float">
            <text:p>304.136730595348</text:p>
          </table:table-cell>
          <table:table-cell table:number-columns-repeated="6"/>
        </table:table-row>
        <table:table-row table:style-name="ro1">
          <table:table-cell office:value-type="float" office:value="0.173293933272362" calcext:value-type="float">
            <text:p>0.173293933272362</text:p>
          </table:table-cell>
          <table:table-cell table:formula="of:=AVERAGE([.A402:.A450])" office:value-type="float" office:value="0.553078382157641" calcext:value-type="float">
            <text:p>0.553078382157641</text:p>
          </table:table-cell>
          <table:table-cell office:value-type="float" office:value="0" calcext:value-type="float">
            <text:p>0</text:p>
          </table:table-cell>
          <table:table-cell office:value-type="float" office:value="12.1142962497413" calcext:value-type="float">
            <text:p>12.1142962497413</text:p>
          </table:table-cell>
          <table:table-cell office:value-type="float" office:value="307.703124743429" calcext:value-type="float">
            <text:p>307.703124743429</text:p>
          </table:table-cell>
          <table:table-cell table:formula="of:=AVERAGE([.E402:.E450])" office:value-type="float" office:value="304.216223771664" calcext:value-type="float">
            <text:p>304.216223771664</text:p>
          </table:table-cell>
          <table:table-cell table:number-columns-repeated="6"/>
        </table:table-row>
        <table:table-row table:style-name="ro1">
          <table:table-cell office:value-type="float" office:value="0.361058980226517" calcext:value-type="float">
            <text:p>0.361058980226517</text:p>
          </table:table-cell>
          <table:table-cell table:formula="of:=AVERAGE([.A403:.A451])" office:value-type="float" office:value="0.541398640964804" calcext:value-type="float">
            <text:p>0.541398640964804</text:p>
          </table:table-cell>
          <table:table-cell office:value-type="float" office:value="1" calcext:value-type="float">
            <text:p>1</text:p>
          </table:table-cell>
          <table:table-cell office:value-type="float" office:value="11.926975645864" calcext:value-type="float">
            <text:p>11.926975645864</text:p>
          </table:table-cell>
          <table:table-cell office:value-type="float" office:value="302.945181404946" calcext:value-type="float">
            <text:p>302.945181404946</text:p>
          </table:table-cell>
          <table:table-cell table:formula="of:=AVERAGE([.E403:.E451])" office:value-type="float" office:value="304.233702539077" calcext:value-type="float">
            <text:p>304.233702539077</text:p>
          </table:table-cell>
          <table:table-cell table:number-columns-repeated="6"/>
        </table:table-row>
        <table:table-row table:style-name="ro1">
          <table:table-cell office:value-type="float" office:value="0.447233368363976" calcext:value-type="float">
            <text:p>0.447233368363976</text:p>
          </table:table-cell>
          <table:table-cell table:formula="of:=AVERAGE([.A404:.A452])" office:value-type="float" office:value="0.531493084723274" calcext:value-type="float">
            <text:p>0.531493084723274</text:p>
          </table:table-cell>
          <table:table-cell office:value-type="float" office:value="1" calcext:value-type="float">
            <text:p>1</text:p>
          </table:table-cell>
          <table:table-cell office:value-type="float" office:value="11.9304768339753" calcext:value-type="float">
            <text:p>11.9304768339753</text:p>
          </table:table-cell>
          <table:table-cell office:value-type="float" office:value="303.034111582973" calcext:value-type="float">
            <text:p>303.034111582973</text:p>
          </table:table-cell>
          <table:table-cell table:formula="of:=AVERAGE([.E404:.E452])" office:value-type="float" office:value="304.236939437963" calcext:value-type="float">
            <text:p>304.236939437963</text:p>
          </table:table-cell>
          <table:table-cell table:number-columns-repeated="6"/>
        </table:table-row>
        <table:table-row table:style-name="ro1">
          <table:table-cell office:value-type="float" office:value="0.654381632804871" calcext:value-type="float">
            <text:p>0.654381632804871</text:p>
          </table:table-cell>
          <table:table-cell table:formula="of:=AVERAGE([.A405:.A453])" office:value-type="float" office:value="0.533120538459171" calcext:value-type="float">
            <text:p>0.533120538459171</text:p>
          </table:table-cell>
          <table:table-cell office:value-type="float" office:value="0" calcext:value-type="float">
            <text:p>0</text:p>
          </table:table-cell>
          <table:table-cell office:value-type="float" office:value="12.1239139571637" calcext:value-type="float">
            <text:p>12.1239139571637</text:p>
          </table:table-cell>
          <table:table-cell office:value-type="float" office:value="307.947414511958" calcext:value-type="float">
            <text:p>307.947414511958</text:p>
          </table:table-cell>
          <table:table-cell table:formula="of:=AVERAGE([.E405:.E453])" office:value-type="float" office:value="304.312824706689" calcext:value-type="float">
            <text:p>304.312824706689</text:p>
          </table:table-cell>
          <table:table-cell table:number-columns-repeated="6"/>
        </table:table-row>
        <table:table-row table:style-name="ro1">
          <table:table-cell office:value-type="float" office:value="0.246677905321121" calcext:value-type="float">
            <text:p>0.246677905321121</text:p>
          </table:table-cell>
          <table:table-cell table:formula="of:=AVERAGE([.A406:.A454])" office:value-type="float" office:value="0.53168413646431" calcext:value-type="float">
            <text:p>0.53168413646431</text:p>
          </table:table-cell>
          <table:table-cell office:value-type="float" office:value="0" calcext:value-type="float">
            <text:p>0</text:p>
          </table:table-cell>
          <table:table-cell office:value-type="float" office:value="12.1967313952923" calcext:value-type="float">
            <text:p>12.1967313952923</text:p>
          </table:table-cell>
          <table:table-cell office:value-type="float" office:value="309.796977440424" calcext:value-type="float">
            <text:p>309.796977440424</text:p>
          </table:table-cell>
          <table:table-cell table:formula="of:=AVERAGE([.E406:.E454])" office:value-type="float" office:value="304.450896508028" calcext:value-type="float">
            <text:p>304.450896508028</text:p>
          </table:table-cell>
          <table:table-cell table:number-columns-repeated="6"/>
        </table:table-row>
        <table:table-row table:style-name="ro1">
          <table:table-cell office:value-type="float" office:value="0.449902672302724" calcext:value-type="float">
            <text:p>0.449902672302724</text:p>
          </table:table-cell>
          <table:table-cell table:formula="of:=AVERAGE([.A407:.A455])" office:value-type="float" office:value="0.533978588450594" calcext:value-type="float">
            <text:p>0.533978588450594</text:p>
          </table:table-cell>
          <table:table-cell office:value-type="float" office:value="1" calcext:value-type="float">
            <text:p>1</text:p>
          </table:table-cell>
          <table:table-cell office:value-type="float" office:value="11.9301189712495" calcext:value-type="float">
            <text:p>11.9301189712495</text:p>
          </table:table-cell>
          <table:table-cell office:value-type="float" office:value="303.025021869736" calcext:value-type="float">
            <text:p>303.025021869736</text:p>
          </table:table-cell>
          <table:table-cell table:formula="of:=AVERAGE([.E407:.E455])" office:value-type="float" office:value="304.295636055918" calcext:value-type="float">
            <text:p>304.295636055918</text:p>
          </table:table-cell>
          <table:table-cell table:number-columns-repeated="6"/>
        </table:table-row>
        <table:table-row table:style-name="ro1">
          <table:table-cell office:value-type="float" office:value="0.23273840546608" calcext:value-type="float">
            <text:p>0.23273840546608</text:p>
          </table:table-cell>
          <table:table-cell table:formula="of:=AVERAGE([.A408:.A456])" office:value-type="float" office:value="0.542211535053259" calcext:value-type="float">
            <text:p>0.542211535053259</text:p>
          </table:table-cell>
          <table:table-cell office:value-type="float" office:value="0" calcext:value-type="float">
            <text:p>0</text:p>
          </table:table-cell>
          <table:table-cell office:value-type="float" office:value="12.0049463072449" calcext:value-type="float">
            <text:p>12.0049463072449</text:p>
          </table:table-cell>
          <table:table-cell office:value-type="float" office:value="304.92563620402" calcext:value-type="float">
            <text:p>304.92563620402</text:p>
          </table:table-cell>
          <table:table-cell table:formula="of:=AVERAGE([.E408:.E456])" office:value-type="float" office:value="304.259788100202" calcext:value-type="float">
            <text:p>304.2597881002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9:.A457])" office:value-type="float" office:value="0.547973698526895" calcext:value-type="float">
            <text:p>0.547973698526895</text:p>
          </table:table-cell>
          <table:table-cell office:value-type="float" office:value="1" calcext:value-type="float">
            <text:p>1</text:p>
          </table:table-cell>
          <table:table-cell office:value-type="float" office:value="11.9201891605973" calcext:value-type="float">
            <text:p>11.9201891605973</text:p>
          </table:table-cell>
          <table:table-cell office:value-type="float" office:value="302.772804679172" calcext:value-type="float">
            <text:p>302.772804679172</text:p>
          </table:table-cell>
          <table:table-cell table:formula="of:=AVERAGE([.E409:.E457])" office:value-type="float" office:value="304.196736691563" calcext:value-type="float">
            <text:p>304.196736691563</text:p>
          </table:table-cell>
          <table:table-cell table:number-columns-repeated="6"/>
        </table:table-row>
        <table:table-row table:style-name="ro1">
          <table:table-cell office:value-type="float" office:value="0.697753310203552" calcext:value-type="float">
            <text:p>0.697753310203552</text:p>
          </table:table-cell>
          <table:table-cell table:formula="of:=AVERAGE([.A410:.A458])" office:value-type="float" office:value="0.558090096253187" calcext:value-type="float">
            <text:p>0.558090096253187</text:p>
          </table:table-cell>
          <table:table-cell office:value-type="float" office:value="0" calcext:value-type="float">
            <text:p>0</text:p>
          </table:table-cell>
          <table:table-cell office:value-type="float" office:value="12.0525995424837" calcext:value-type="float">
            <text:p>12.0525995424837</text:p>
          </table:table-cell>
          <table:table-cell office:value-type="float" office:value="306.136028379086" calcext:value-type="float">
            <text:p>306.136028379086</text:p>
          </table:table-cell>
          <table:table-cell table:formula="of:=AVERAGE([.E410:.E458])" office:value-type="float" office:value="304.199884183433" calcext:value-type="float">
            <text:p>304.199884183433</text:p>
          </table:table-cell>
          <table:table-cell table:number-columns-repeated="6"/>
        </table:table-row>
        <table:table-row table:style-name="ro1">
          <table:table-cell office:value-type="float" office:value="0.447591231089831" calcext:value-type="float">
            <text:p>0.447591231089831</text:p>
          </table:table-cell>
          <table:table-cell table:formula="of:=AVERAGE([.A411:.A459])" office:value-type="float" office:value="0.553937760283053" calcext:value-type="float">
            <text:p>0.553937760283053</text:p>
          </table:table-cell>
          <table:table-cell office:value-type="float" office:value="1" calcext:value-type="float">
            <text:p>1</text:p>
          </table:table-cell>
          <table:table-cell office:value-type="float" office:value="11.9321875351369" calcext:value-type="float">
            <text:p>11.9321875351369</text:p>
          </table:table-cell>
          <table:table-cell office:value-type="float" office:value="303.077563392478" calcext:value-type="float">
            <text:p>303.077563392478</text:p>
          </table:table-cell>
          <table:table-cell table:formula="of:=AVERAGE([.E411:.E459])" office:value-type="float" office:value="304.203217179655" calcext:value-type="float">
            <text:p>304.203217179655</text:p>
          </table:table-cell>
          <table:table-cell table:number-columns-repeated="6"/>
        </table:table-row>
        <table:table-row table:style-name="ro1">
          <table:table-cell office:value-type="float" office:value="0.24159574508667" calcext:value-type="float">
            <text:p>0.24159574508667</text:p>
          </table:table-cell>
          <table:table-cell table:formula="of:=AVERAGE([.A412:.A460])" office:value-type="float" office:value="0.540130135096366" calcext:value-type="float">
            <text:p>0.540130135096366</text:p>
          </table:table-cell>
          <table:table-cell office:value-type="float" office:value="0" calcext:value-type="float">
            <text:p>0</text:p>
          </table:table-cell>
          <table:table-cell office:value-type="float" office:value="12.0915690333486" calcext:value-type="float">
            <text:p>12.0915690333486</text:p>
          </table:table-cell>
          <table:table-cell office:value-type="float" office:value="307.125853447053" calcext:value-type="float">
            <text:p>307.125853447053</text:p>
          </table:table-cell>
          <table:table-cell table:formula="of:=AVERAGE([.E412:.E460])" office:value-type="float" office:value="304.304389428477" calcext:value-type="float">
            <text:p>304.304389428477</text:p>
          </table:table-cell>
          <table:table-cell table:number-columns-repeated="6"/>
        </table:table-row>
        <table:table-row table:style-name="ro1">
          <table:table-cell office:value-type="float" office:value="0.818121314048767" calcext:value-type="float">
            <text:p>0.818121314048767</text:p>
          </table:table-cell>
          <table:table-cell table:formula="of:=AVERAGE([.A413:.A461])" office:value-type="float" office:value="0.536418325178994" calcext:value-type="float">
            <text:p>0.536418325178994</text:p>
          </table:table-cell>
          <table:table-cell office:value-type="float" office:value="1" calcext:value-type="float">
            <text:p>1</text:p>
          </table:table-cell>
          <table:table-cell office:value-type="float" office:value="11.9273440684736" calcext:value-type="float">
            <text:p>11.9273440684736</text:p>
          </table:table-cell>
          <table:table-cell office:value-type="float" office:value="302.954539339229" calcext:value-type="float">
            <text:p>302.954539339229</text:p>
          </table:table-cell>
          <table:table-cell table:formula="of:=AVERAGE([.E413:.E461])" office:value-type="float" office:value="304.315668701276" calcext:value-type="float">
            <text:p>304.315668701276</text:p>
          </table:table-cell>
          <table:table-cell table:number-columns-repeated="6"/>
        </table:table-row>
        <table:table-row table:style-name="ro1">
          <table:table-cell office:value-type="float" office:value="0.431843817234039" calcext:value-type="float">
            <text:p>0.431843817234039</text:p>
          </table:table-cell>
          <table:table-cell table:formula="of:=AVERAGE([.A414:.A462])" office:value-type="float" office:value="0.544714899131747" calcext:value-type="float">
            <text:p>0.544714899131747</text:p>
          </table:table-cell>
          <table:table-cell office:value-type="float" office:value="0" calcext:value-type="float">
            <text:p>0</text:p>
          </table:table-cell>
          <table:table-cell office:value-type="float" office:value="12.0408194055408" calcext:value-type="float">
            <text:p>12.0408194055408</text:p>
          </table:table-cell>
          <table:table-cell office:value-type="float" office:value="305.836812900737" calcext:value-type="float">
            <text:p>305.836812900737</text:p>
          </table:table-cell>
          <table:table-cell table:formula="of:=AVERAGE([.E414:.E462])" office:value-type="float" office:value="304.373672566914" calcext:value-type="float">
            <text:p>304.373672566914</text:p>
          </table:table-cell>
          <table:table-cell table:number-columns-repeated="6"/>
        </table:table-row>
        <table:table-row table:style-name="ro1">
          <table:table-cell office:value-type="float" office:value="0.455974605438113" calcext:value-type="float">
            <text:p>0.455974605438113</text:p>
          </table:table-cell>
          <table:table-cell table:formula="of:=AVERAGE([.A415:.A463])" office:value-type="float" office:value="0.547166094466588" calcext:value-type="float">
            <text:p>0.547166094466588</text:p>
          </table:table-cell>
          <table:table-cell office:value-type="float" office:value="1" calcext:value-type="float">
            <text:p>1</text:p>
          </table:table-cell>
          <table:table-cell office:value-type="float" office:value="11.9237079485148" calcext:value-type="float">
            <text:p>11.9237079485148</text:p>
          </table:table-cell>
          <table:table-cell office:value-type="float" office:value="302.862181892276" calcext:value-type="float">
            <text:p>302.862181892276</text:p>
          </table:table-cell>
          <table:table-cell table:formula="of:=AVERAGE([.E415:.E463])" office:value-type="float" office:value="304.258907410689" calcext:value-type="float">
            <text:p>304.258907410689</text:p>
          </table:table-cell>
          <table:table-cell table:number-columns-repeated="6"/>
        </table:table-row>
        <table:table-row table:style-name="ro1">
          <table:table-cell office:value-type="float" office:value="0.43729504942894" calcext:value-type="float">
            <text:p>0.43729504942894</text:p>
          </table:table-cell>
          <table:table-cell table:formula="of:=AVERAGE([.A416:.A464])" office:value-type="float" office:value="0.540292503252778" calcext:value-type="float">
            <text:p>0.540292503252778</text:p>
          </table:table-cell>
          <table:table-cell office:value-type="float" office:value="0" calcext:value-type="float">
            <text:p>0</text:p>
          </table:table-cell>
          <table:table-cell office:value-type="float" office:value="12.1784510632634" calcext:value-type="float">
            <text:p>12.1784510632634</text:p>
          </table:table-cell>
          <table:table-cell office:value-type="float" office:value="309.332657006891" calcext:value-type="float">
            <text:p>309.332657006891</text:p>
          </table:table-cell>
          <table:table-cell table:formula="of:=AVERAGE([.E416:.E464])" office:value-type="float" office:value="304.390690310397" calcext:value-type="float">
            <text:p>304.390690310397</text:p>
          </table:table-cell>
          <table:table-cell table:number-columns-repeated="6"/>
        </table:table-row>
        <table:table-row table:style-name="ro1">
          <table:table-cell office:value-type="float" office:value="0.452214113515614" calcext:value-type="float">
            <text:p>0.452214113515614</text:p>
          </table:table-cell>
          <table:table-cell table:formula="of:=AVERAGE([.A417:.A465])" office:value-type="float" office:value="0.540298513526728" calcext:value-type="float">
            <text:p>0.540298513526728</text:p>
          </table:table-cell>
          <table:table-cell office:value-type="float" office:value="1" calcext:value-type="float">
            <text:p>1</text:p>
          </table:table-cell>
          <table:table-cell office:value-type="float" office:value="11.9263314929575" calcext:value-type="float">
            <text:p>11.9263314929575</text:p>
          </table:table-cell>
          <table:table-cell office:value-type="float" office:value="302.92881992112" calcext:value-type="float">
            <text:p>302.92881992112</text:p>
          </table:table-cell>
          <table:table-cell table:formula="of:=AVERAGE([.E417:.E465])" office:value-type="float" office:value="304.389995125236" calcext:value-type="float">
            <text:p>304.389995125236</text:p>
          </table:table-cell>
          <table:table-cell table:number-columns-repeated="6"/>
        </table:table-row>
        <table:table-row table:style-name="ro1">
          <table:table-cell office:value-type="float" office:value="0.453843855568767" calcext:value-type="float">
            <text:p>0.453843855568767</text:p>
          </table:table-cell>
          <table:table-cell table:formula="of:=AVERAGE([.A418:.A466])" office:value-type="float" office:value="0.539650035543192" calcext:value-type="float">
            <text:p>0.539650035543192</text:p>
          </table:table-cell>
          <table:table-cell office:value-type="float" office:value="1" calcext:value-type="float">
            <text:p>1</text:p>
          </table:table-cell>
          <table:table-cell office:value-type="float" office:value="11.9271598571688" calcext:value-type="float">
            <text:p>11.9271598571688</text:p>
          </table:table-cell>
          <table:table-cell office:value-type="float" office:value="302.949860372087" calcext:value-type="float">
            <text:p>302.949860372087</text:p>
          </table:table-cell>
          <table:table-cell table:formula="of:=AVERAGE([.E418:.E466])" office:value-type="float" office:value="304.38063536632" calcext:value-type="float">
            <text:p>304.38063536632</text:p>
          </table:table-cell>
          <table:table-cell table:number-columns-repeated="6"/>
        </table:table-row>
        <table:table-row table:style-name="ro1">
          <table:table-cell office:value-type="float" office:value="0.737149715423584" calcext:value-type="float">
            <text:p>0.737149715423584</text:p>
          </table:table-cell>
          <table:table-cell table:formula="of:=AVERAGE([.A419:.A467])" office:value-type="float" office:value="0.53728848005445" calcext:value-type="float">
            <text:p>0.53728848005445</text:p>
          </table:table-cell>
          <table:table-cell office:value-type="float" office:value="0" calcext:value-type="float">
            <text:p>0</text:p>
          </table:table-cell>
          <table:table-cell office:value-type="float" office:value="11.9715805946708" calcext:value-type="float">
            <text:p>11.9715805946708</text:p>
          </table:table-cell>
          <table:table-cell office:value-type="float" office:value="304.078147104638" calcext:value-type="float">
            <text:p>304.078147104638</text:p>
          </table:table-cell>
          <table:table-cell table:formula="of:=AVERAGE([.E419:.E467])" office:value-type="float" office:value="304.405497206934" calcext:value-type="float">
            <text:p>304.405497206934</text:p>
          </table:table-cell>
          <table:table-cell table:number-columns-repeated="6"/>
        </table:table-row>
        <table:table-row table:style-name="ro1">
          <table:table-cell office:value-type="float" office:value="0.449165827083586" calcext:value-type="float">
            <text:p>0.449165827083586</text:p>
          </table:table-cell>
          <table:table-cell table:formula="of:=AVERAGE([.A420:.A468])" office:value-type="float" office:value="0.546218627460453" calcext:value-type="float">
            <text:p>0.546218627460453</text:p>
          </table:table-cell>
          <table:table-cell office:value-type="float" office:value="1" calcext:value-type="float">
            <text:p>1</text:p>
          </table:table-cell>
          <table:table-cell office:value-type="float" office:value="11.9311573598146" calcext:value-type="float">
            <text:p>11.9311573598146</text:p>
          </table:table-cell>
          <table:table-cell office:value-type="float" office:value="303.051396939292" calcext:value-type="float">
            <text:p>303.051396939292</text:p>
          </table:table-cell>
          <table:table-cell table:formula="of:=AVERAGE([.E420:.E468])" office:value-type="float" office:value="304.321410821227" calcext:value-type="float">
            <text:p>304.321410821227</text:p>
          </table:table-cell>
          <table:table-cell table:number-columns-repeated="6"/>
        </table:table-row>
        <table:table-row table:style-name="ro1">
          <table:table-cell office:value-type="float" office:value="0.85829085111618" calcext:value-type="float">
            <text:p>0.85829085111618</text:p>
          </table:table-cell>
          <table:table-cell table:formula="of:=AVERAGE([.A421:.A469])" office:value-type="float" office:value="0.552937474676845" calcext:value-type="float">
            <text:p>0.552937474676845</text:p>
          </table:table-cell>
          <table:table-cell office:value-type="float" office:value="0" calcext:value-type="float">
            <text:p>0</text:p>
          </table:table-cell>
          <table:table-cell office:value-type="float" office:value="12.274147076118" calcext:value-type="float">
            <text:p>12.274147076118</text:p>
          </table:table-cell>
          <table:table-cell office:value-type="float" office:value="311.763335733397" calcext:value-type="float">
            <text:p>311.763335733397</text:p>
          </table:table-cell>
          <table:table-cell table:formula="of:=AVERAGE([.E421:.E469])" office:value-type="float" office:value="304.499588663418" calcext:value-type="float">
            <text:p>304.499588663418</text:p>
          </table:table-cell>
          <table:table-cell table:number-columns-repeated="6"/>
        </table:table-row>
        <table:table-row table:style-name="ro1">
          <table:table-cell office:value-type="float" office:value="0.449585875791311" calcext:value-type="float">
            <text:p>0.449585875791311</text:p>
          </table:table-cell>
          <table:table-cell table:formula="of:=AVERAGE([.A422:.A470])" office:value-type="float" office:value="0.545166900278293" calcext:value-type="float">
            <text:p>0.545166900278293</text:p>
          </table:table-cell>
          <table:table-cell office:value-type="float" office:value="1" calcext:value-type="float">
            <text:p>1</text:p>
          </table:table-cell>
          <table:table-cell office:value-type="float" office:value="11.9310294678897" calcext:value-type="float">
            <text:p>11.9310294678897</text:p>
          </table:table-cell>
          <table:table-cell office:value-type="float" office:value="303.048148484398" calcext:value-type="float">
            <text:p>303.048148484398</text:p>
          </table:table-cell>
          <table:table-cell table:formula="of:=AVERAGE([.E422:.E470])" office:value-type="float" office:value="304.505902501699" calcext:value-type="float">
            <text:p>304.505902501699</text:p>
          </table:table-cell>
          <table:table-cell table:number-columns-repeated="6"/>
        </table:table-row>
        <table:table-row table:style-name="ro1">
          <table:table-cell office:value-type="float" office:value="0.44984752624333" calcext:value-type="float">
            <text:p>0.44984752624333</text:p>
          </table:table-cell>
          <table:table-cell table:formula="of:=AVERAGE([.A423:.A471])" office:value-type="float" office:value="0.545111993672045" calcext:value-type="float">
            <text:p>0.545111993672045</text:p>
          </table:table-cell>
          <table:table-cell office:value-type="float" office:value="1" calcext:value-type="float">
            <text:p>1</text:p>
          </table:table-cell>
          <table:table-cell office:value-type="float" office:value="11.926438265115" calcext:value-type="float">
            <text:p>11.926438265115</text:p>
          </table:table-cell>
          <table:table-cell office:value-type="float" office:value="302.931531933922" calcext:value-type="float">
            <text:p>302.931531933922</text:p>
          </table:table-cell>
          <table:table-cell table:formula="of:=AVERAGE([.E423:.E471])" office:value-type="float" office:value="304.505484660749" calcext:value-type="float">
            <text:p>304.505484660749</text:p>
          </table:table-cell>
          <table:table-cell table:number-columns-repeated="6"/>
        </table:table-row>
        <table:table-row table:style-name="ro1">
          <table:table-cell office:value-type="float" office:value="0.272249281406403" calcext:value-type="float">
            <text:p>0.272249281406403</text:p>
          </table:table-cell>
          <table:table-cell table:formula="of:=AVERAGE([.A424:.A472])" office:value-type="float" office:value="0.540050717567059" calcext:value-type="float">
            <text:p>0.540050717567059</text:p>
          </table:table-cell>
          <table:table-cell office:value-type="float" office:value="0" calcext:value-type="float">
            <text:p>0</text:p>
          </table:table-cell>
          <table:table-cell office:value-type="float" office:value="12.1726114475697" calcext:value-type="float">
            <text:p>12.1726114475697</text:p>
          </table:table-cell>
          <table:table-cell office:value-type="float" office:value="309.184330768271" calcext:value-type="float">
            <text:p>309.184330768271</text:p>
          </table:table-cell>
          <table:table-cell table:formula="of:=AVERAGE([.E424:.E472])" office:value-type="float" office:value="304.634739227374" calcext:value-type="float">
            <text:p>304.634739227374</text:p>
          </table:table-cell>
          <table:table-cell table:number-columns-repeated="6"/>
        </table:table-row>
        <table:table-row table:style-name="ro1">
          <table:table-cell office:value-type="float" office:value="0.449881552535295" calcext:value-type="float">
            <text:p>0.449881552535295</text:p>
          </table:table-cell>
          <table:table-cell table:formula="of:=AVERAGE([.A425:.A473])" office:value-type="float" office:value="0.533131951483658" calcext:value-type="float">
            <text:p>0.533131951483658</text:p>
          </table:table-cell>
          <table:table-cell office:value-type="float" office:value="1" calcext:value-type="float">
            <text:p>1</text:p>
          </table:table-cell>
          <table:table-cell office:value-type="float" office:value="11.9300497453451" calcext:value-type="float">
            <text:p>11.9300497453451</text:p>
          </table:table-cell>
          <table:table-cell office:value-type="float" office:value="303.023263531766" calcext:value-type="float">
            <text:p>303.023263531766</text:p>
          </table:table-cell>
          <table:table-cell table:formula="of:=AVERAGE([.E425:.E473])" office:value-type="float" office:value="304.633958892674" calcext:value-type="float">
            <text:p>304.633958892674</text:p>
          </table:table-cell>
          <table:table-cell table:number-columns-repeated="6"/>
        </table:table-row>
        <table:table-row table:style-name="ro1">
          <table:table-cell office:value-type="float" office:value="0.68481183052063" calcext:value-type="float">
            <text:p>0.68481183052063</text:p>
          </table:table-cell>
          <table:table-cell table:formula="of:=AVERAGE([.A426:.A474])" office:value-type="float" office:value="0.538040690048434" calcext:value-type="float">
            <text:p>0.538040690048434</text:p>
          </table:table-cell>
          <table:table-cell office:value-type="float" office:value="0" calcext:value-type="float">
            <text:p>0</text:p>
          </table:table-cell>
          <table:table-cell office:value-type="float" office:value="12.0368934754401" calcext:value-type="float">
            <text:p>12.0368934754401</text:p>
          </table:table-cell>
          <table:table-cell office:value-type="float" office:value="305.73709427618" calcext:value-type="float">
            <text:p>305.73709427618</text:p>
          </table:table-cell>
          <table:table-cell table:formula="of:=AVERAGE([.E426:.E474])" office:value-type="float" office:value="304.687966812112" calcext:value-type="float">
            <text:p>304.687966812112</text:p>
          </table:table-cell>
          <table:table-cell table:number-columns-repeated="6"/>
        </table:table-row>
        <table:table-row table:style-name="ro1">
          <table:table-cell office:value-type="float" office:value="0.456303135153652" calcext:value-type="float">
            <text:p>0.456303135153652</text:p>
          </table:table-cell>
          <table:table-cell table:formula="of:=AVERAGE([.A427:.A475])" office:value-type="float" office:value="0.533262744330387" calcext:value-type="float">
            <text:p>0.533262744330387</text:p>
          </table:table-cell>
          <table:table-cell office:value-type="float" office:value="1" calcext:value-type="float">
            <text:p>1</text:p>
          </table:table-cell>
          <table:table-cell office:value-type="float" office:value="11.9241467703491" calcext:value-type="float">
            <text:p>11.9241467703491</text:p>
          </table:table-cell>
          <table:table-cell office:value-type="float" office:value="302.873327966868" calcext:value-type="float">
            <text:p>302.873327966868</text:p>
          </table:table-cell>
          <table:table-cell table:formula="of:=AVERAGE([.E427:.E475])" office:value-type="float" office:value="304.68775697932" calcext:value-type="float">
            <text:p>304.68775697932</text:p>
          </table:table-cell>
          <table:table-cell table:number-columns-repeated="6"/>
        </table:table-row>
        <table:table-row table:style-name="ro1">
          <table:table-cell office:value-type="float" office:value="0.697419703006744" calcext:value-type="float">
            <text:p>0.697419703006744</text:p>
          </table:table-cell>
          <table:table-cell table:formula="of:=AVERAGE([.A428:.A476])" office:value-type="float" office:value="0.527087636228484" calcext:value-type="float">
            <text:p>0.527087636228484</text:p>
          </table:table-cell>
          <table:table-cell office:value-type="float" office:value="0" calcext:value-type="float">
            <text:p>0</text:p>
          </table:table-cell>
          <table:table-cell office:value-type="float" office:value="11.9706724446714" calcext:value-type="float">
            <text:p>11.9706724446714</text:p>
          </table:table-cell>
          <table:table-cell office:value-type="float" office:value="304.055080094653" calcext:value-type="float">
            <text:p>304.055080094653</text:p>
          </table:table-cell>
          <table:table-cell table:formula="of:=AVERAGE([.E428:.E476])" office:value-type="float" office:value="304.709540055906" calcext:value-type="float">
            <text:p>304.709540055906</text:p>
          </table:table-cell>
          <table:table-cell table:number-columns-repeated="6"/>
        </table:table-row>
        <table:table-row table:style-name="ro1">
          <table:table-cell office:value-type="float" office:value="0.969655394554138" calcext:value-type="float">
            <text:p>0.969655394554138</text:p>
          </table:table-cell>
          <table:table-cell table:formula="of:=AVERAGE([.A429:.A477])" office:value-type="float" office:value="0.530216982258583" calcext:value-type="float">
            <text:p>0.530216982258583</text:p>
          </table:table-cell>
          <table:table-cell office:value-type="float" office:value="1" calcext:value-type="float">
            <text:p>1</text:p>
          </table:table-cell>
          <table:table-cell office:value-type="float" office:value="11.9314577298403" calcext:value-type="float">
            <text:p>11.9314577298403</text:p>
          </table:table-cell>
          <table:table-cell office:value-type="float" office:value="303.059026337943" calcext:value-type="float">
            <text:p>303.059026337943</text:p>
          </table:table-cell>
          <table:table-cell table:formula="of:=AVERAGE([.E429:.E477])" office:value-type="float" office:value="304.720746951597" calcext:value-type="float">
            <text:p>304.720746951597</text:p>
          </table:table-cell>
          <table:table-cell table:number-columns-repeated="6"/>
        </table:table-row>
        <table:table-row table:style-name="ro1">
          <table:table-cell office:value-type="float" office:value="-0.126837521791458" calcext:value-type="float">
            <text:p>-0.126837521791458</text:p>
          </table:table-cell>
          <table:table-cell table:formula="of:=AVERAGE([.A430:.A478])" office:value-type="float" office:value="0.50722029814039" calcext:value-type="float">
            <text:p>0.50722029814039</text:p>
          </table:table-cell>
          <table:table-cell office:value-type="float" office:value="0" calcext:value-type="float">
            <text:p>0</text:p>
          </table:table-cell>
          <table:table-cell office:value-type="float" office:value="12.0198932359815" calcext:value-type="float">
            <text:p>12.0198932359815</text:p>
          </table:table-cell>
          <table:table-cell office:value-type="float" office:value="305.305288193929" calcext:value-type="float">
            <text:p>305.305288193929</text:p>
          </table:table-cell>
          <table:table-cell table:formula="of:=AVERAGE([.E430:.E478])" office:value-type="float" office:value="304.777570887915" calcext:value-type="float">
            <text:p>304.777570887915</text:p>
          </table:table-cell>
          <table:table-cell table:number-columns-repeated="6"/>
        </table:table-row>
        <table:table-row table:style-name="ro1">
          <table:table-cell office:value-type="float" office:value="0.97698700428009" calcext:value-type="float">
            <text:p>0.97698700428009</text:p>
          </table:table-cell>
          <table:table-cell table:formula="of:=AVERAGE([.A431:.A479])" office:value-type="float" office:value="0.523981578584593" calcext:value-type="float">
            <text:p>0.523981578584593</text:p>
          </table:table-cell>
          <table:table-cell office:value-type="float" office:value="1" calcext:value-type="float">
            <text:p>1</text:p>
          </table:table-cell>
          <table:table-cell office:value-type="float" office:value="11.9305577930838" calcext:value-type="float">
            <text:p>11.9305577930838</text:p>
          </table:table-cell>
          <table:table-cell office:value-type="float" office:value="303.036167944328" calcext:value-type="float">
            <text:p>303.036167944328</text:p>
          </table:table-cell>
          <table:table-cell table:formula="of:=AVERAGE([.E431:.E479])" office:value-type="float" office:value="304.6898589565" calcext:value-type="float">
            <text:p>304.6898589565</text:p>
          </table:table-cell>
          <table:table-cell table:number-columns-repeated="6"/>
        </table:table-row>
        <table:table-row table:style-name="ro1">
          <table:table-cell office:value-type="float" office:value="0.208322107791901" calcext:value-type="float">
            <text:p>0.208322107791901</text:p>
          </table:table-cell>
          <table:table-cell table:formula="of:=AVERAGE([.A432:.A480])" office:value-type="float" office:value="0.518950265864329" calcext:value-type="float">
            <text:p>0.518950265864329</text:p>
          </table:table-cell>
          <table:table-cell office:value-type="float" office:value="0" calcext:value-type="float">
            <text:p>0</text:p>
          </table:table-cell>
          <table:table-cell office:value-type="float" office:value="12.0272112353951" calcext:value-type="float">
            <text:p>12.0272112353951</text:p>
          </table:table-cell>
          <table:table-cell office:value-type="float" office:value="305.491165379035" calcext:value-type="float">
            <text:p>305.491165379035</text:p>
          </table:table-cell>
          <table:table-cell table:formula="of:=AVERAGE([.E432:.E480])" office:value-type="float" office:value="304.741502759821" calcext:value-type="float">
            <text:p>304.741502759821</text:p>
          </table:table-cell>
          <table:table-cell table:number-columns-repeated="6"/>
        </table:table-row>
        <table:table-row table:style-name="ro1">
          <table:table-cell office:value-type="float" office:value="0.551794052124023" calcext:value-type="float">
            <text:p>0.551794052124023</text:p>
          </table:table-cell>
          <table:table-cell table:formula="of:=AVERAGE([.A433:.A481])" office:value-type="float" office:value="0.527056406322183" calcext:value-type="float">
            <text:p>0.527056406322183</text:p>
          </table:table-cell>
          <table:table-cell office:value-type="float" office:value="1" calcext:value-type="float">
            <text:p>1</text:p>
          </table:table-cell>
          <table:table-cell office:value-type="float" office:value="11.9290923158884" calcext:value-type="float">
            <text:p>11.9290923158884</text:p>
          </table:table-cell>
          <table:table-cell office:value-type="float" office:value="302.998944823565" calcext:value-type="float">
            <text:p>302.998944823565</text:p>
          </table:table-cell>
          <table:table-cell table:formula="of:=AVERAGE([.E433:.E481])" office:value-type="float" office:value="304.63780461076" calcext:value-type="float">
            <text:p>304.63780461076</text:p>
          </table:table-cell>
          <table:table-cell table:number-columns-repeated="6"/>
        </table:table-row>
        <table:table-row table:style-name="ro1">
          <table:table-cell office:value-type="float" office:value="0.448041786128282" calcext:value-type="float">
            <text:p>0.448041786128282</text:p>
          </table:table-cell>
          <table:table-cell table:formula="of:=AVERAGE([.A434:.A482])" office:value-type="float" office:value="0.516735448280646" calcext:value-type="float">
            <text:p>0.516735448280646</text:p>
          </table:table-cell>
          <table:table-cell office:value-type="float" office:value="1" calcext:value-type="float">
            <text:p>1</text:p>
          </table:table-cell>
          <table:table-cell office:value-type="float" office:value="11.9301260111719" calcext:value-type="float">
            <text:p>11.9301260111719</text:p>
          </table:table-cell>
          <table:table-cell office:value-type="float" office:value="303.025200683767" calcext:value-type="float">
            <text:p>303.025200683767</text:p>
          </table:table-cell>
          <table:table-cell table:formula="of:=AVERAGE([.E434:.E482])" office:value-type="float" office:value="304.650961430883" calcext:value-type="float">
            <text:p>304.650961430883</text:p>
          </table:table-cell>
          <table:table-cell table:number-columns-repeated="6"/>
        </table:table-row>
        <table:table-row table:style-name="ro1">
          <table:table-cell office:value-type="float" office:value="-0.169508755207062" calcext:value-type="float">
            <text:p>-0.169508755207062</text:p>
          </table:table-cell>
          <table:table-cell table:formula="of:=AVERAGE([.A435:.A483])" office:value-type="float" office:value="0.496359082268695" calcext:value-type="float">
            <text:p>0.496359082268695</text:p>
          </table:table-cell>
          <table:table-cell office:value-type="float" office:value="0" calcext:value-type="float">
            <text:p>0</text:p>
          </table:table-cell>
          <table:table-cell office:value-type="float" office:value="12.1887211368352" calcext:value-type="float">
            <text:p>12.1887211368352</text:p>
          </table:table-cell>
          <table:table-cell office:value-type="float" office:value="309.593516875614" calcext:value-type="float">
            <text:p>309.593516875614</text:p>
          </table:table-cell>
          <table:table-cell table:formula="of:=AVERAGE([.E435:.E483])" office:value-type="float" office:value="304.740813048559" calcext:value-type="float">
            <text:p>304.740813048559</text:p>
          </table:table-cell>
          <table:table-cell table:number-columns-repeated="6"/>
        </table:table-row>
        <table:table-row table:style-name="ro1">
          <table:table-cell office:value-type="float" office:value="0.452467550724744" calcext:value-type="float">
            <text:p>0.452467550724744</text:p>
          </table:table-cell>
          <table:table-cell table:formula="of:=AVERAGE([.A436:.A484])" office:value-type="float" office:value="0.485749703443659" calcext:value-type="float">
            <text:p>0.485749703443659</text:p>
          </table:table-cell>
          <table:table-cell office:value-type="float" office:value="1" calcext:value-type="float">
            <text:p>1</text:p>
          </table:table-cell>
          <table:table-cell office:value-type="float" office:value="11.9283284842998" calcext:value-type="float">
            <text:p>11.9283284842998</text:p>
          </table:table-cell>
          <table:table-cell office:value-type="float" office:value="302.979543501214" calcext:value-type="float">
            <text:p>302.979543501214</text:p>
          </table:table-cell>
          <table:table-cell table:formula="of:=AVERAGE([.E436:.E484])" office:value-type="float" office:value="304.741873768525" calcext:value-type="float">
            <text:p>304.741873768525</text:p>
          </table:table-cell>
          <table:table-cell table:number-columns-repeated="6"/>
        </table:table-row>
        <table:table-row table:style-name="ro1">
          <table:table-cell office:value-type="float" office:value="0.407158434391022" calcext:value-type="float">
            <text:p>0.407158434391022</text:p>
          </table:table-cell>
          <table:table-cell table:formula="of:=AVERAGE([.A437:.A485])" office:value-type="float" office:value="0.484873277408919" calcext:value-type="float">
            <text:p>0.484873277408919</text:p>
          </table:table-cell>
          <table:table-cell office:value-type="float" office:value="0" calcext:value-type="float">
            <text:p>0</text:p>
          </table:table-cell>
          <table:table-cell office:value-type="float" office:value="12.1530733160585" calcext:value-type="float">
            <text:p>12.1530733160585</text:p>
          </table:table-cell>
          <table:table-cell office:value-type="float" office:value="308.688062227886" calcext:value-type="float">
            <text:p>308.688062227886</text:p>
          </table:table-cell>
          <table:table-cell table:formula="of:=AVERAGE([.E437:.E485])" office:value-type="float" office:value="304.857205777391" calcext:value-type="float">
            <text:p>304.857205777391</text:p>
          </table:table-cell>
          <table:table-cell table:number-columns-repeated="6"/>
        </table:table-row>
        <table:table-row table:style-name="ro1">
          <table:table-cell office:value-type="float" office:value="0.507517516613007" calcext:value-type="float">
            <text:p>0.507517516613007</text:p>
          </table:table-cell>
          <table:table-cell table:formula="of:=AVERAGE([.A438:.A486])" office:value-type="float" office:value="0.479703787246711" calcext:value-type="float">
            <text:p>0.479703787246711</text:p>
          </table:table-cell>
          <table:table-cell office:value-type="float" office:value="0" calcext:value-type="float">
            <text:p>0</text:p>
          </table:table-cell>
          <table:table-cell office:value-type="float" office:value="11.953158290872" calcext:value-type="float">
            <text:p>11.953158290872</text:p>
          </table:table-cell>
          <table:table-cell office:value-type="float" office:value="303.610220588148" calcext:value-type="float">
            <text:p>303.610220588148</text:p>
          </table:table-cell>
          <table:table-cell table:formula="of:=AVERAGE([.E438:.E486])" office:value-type="float" office:value="304.828972015052" calcext:value-type="float">
            <text:p>304.8289720150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9:.A487])" office:value-type="float" office:value="0.493906836945366" calcext:value-type="float">
            <text:p>0.493906836945366</text:p>
          </table:table-cell>
          <table:table-cell office:value-type="float" office:value="1" calcext:value-type="float">
            <text:p>1</text:p>
          </table:table-cell>
          <table:table-cell office:value-type="float" office:value="11.9315809284836" calcext:value-type="float">
            <text:p>11.9315809284836</text:p>
          </table:table-cell>
          <table:table-cell office:value-type="float" office:value="303.062155583484" calcext:value-type="float">
            <text:p>303.062155583484</text:p>
          </table:table-cell>
          <table:table-cell table:formula="of:=AVERAGE([.E439:.E487])" office:value-type="float" office:value="304.809406475734" calcext:value-type="float">
            <text:p>304.809406475734</text:p>
          </table:table-cell>
          <table:table-cell table:number-columns-repeated="6"/>
        </table:table-row>
        <table:table-row table:style-name="ro1">
          <table:table-cell office:value-type="float" office:value="0.188060224056244" calcext:value-type="float">
            <text:p>0.188060224056244</text:p>
          </table:table-cell>
          <table:table-cell table:formula="of:=AVERAGE([.A440:.A488])" office:value-type="float" office:value="0.488580713317954" calcext:value-type="float">
            <text:p>0.488580713317954</text:p>
          </table:table-cell>
          <table:table-cell office:value-type="float" office:value="0" calcext:value-type="float">
            <text:p>0</text:p>
          </table:table-cell>
          <table:table-cell office:value-type="float" office:value="12.0487651313752" calcext:value-type="float">
            <text:p>12.0487651313752</text:p>
          </table:table-cell>
          <table:table-cell office:value-type="float" office:value="306.03863433693" calcext:value-type="float">
            <text:p>306.03863433693</text:p>
          </table:table-cell>
          <table:table-cell table:formula="of:=AVERAGE([.E440:.E488])" office:value-type="float" office:value="304.872202435757" calcext:value-type="float">
            <text:p>304.872202435757</text:p>
          </table:table-cell>
          <table:table-cell table:number-columns-repeated="6"/>
        </table:table-row>
        <table:table-row table:style-name="ro1">
          <table:table-cell office:value-type="float" office:value="0.989873886108398" calcext:value-type="float">
            <text:p>0.989873886108398</text:p>
          </table:table-cell>
          <table:table-cell table:formula="of:=AVERAGE([.A441:.A489])" office:value-type="float" office:value="0.499548405058104" calcext:value-type="float">
            <text:p>0.499548405058104</text:p>
          </table:table-cell>
          <table:table-cell office:value-type="float" office:value="1" calcext:value-type="float">
            <text:p>1</text:p>
          </table:table-cell>
          <table:table-cell office:value-type="float" office:value="11.9386877302229" calcext:value-type="float">
            <text:p>11.9386877302229</text:p>
          </table:table-cell>
          <table:table-cell office:value-type="float" office:value="303.242668347663" calcext:value-type="float">
            <text:p>303.242668347663</text:p>
          </table:table-cell>
          <table:table-cell table:formula="of:=AVERAGE([.E441:.E489])" office:value-type="float" office:value="304.877786420851" calcext:value-type="float">
            <text:p>304.877786420851</text:p>
          </table:table-cell>
          <table:table-cell table:number-columns-repeated="6"/>
        </table:table-row>
        <table:table-row table:style-name="ro1">
          <table:table-cell office:value-type="float" office:value="-0.10149160027504" calcext:value-type="float">
            <text:p>-0.10149160027504</text:p>
          </table:table-cell>
          <table:table-cell table:formula="of:=AVERAGE([.A442:.A490])" office:value-type="float" office:value="0.481561929244959" calcext:value-type="float">
            <text:p>0.481561929244959</text:p>
          </table:table-cell>
          <table:table-cell office:value-type="float" office:value="0" calcext:value-type="float">
            <text:p>0</text:p>
          </table:table-cell>
          <table:table-cell office:value-type="float" office:value="12.2444292167068" calcext:value-type="float">
            <text:p>12.2444292167068</text:p>
          </table:table-cell>
          <table:table-cell office:value-type="float" office:value="311.008502104351" calcext:value-type="float">
            <text:p>311.008502104351</text:p>
          </table:table-cell>
          <table:table-cell table:formula="of:=AVERAGE([.E442:.E490])" office:value-type="float" office:value="304.91546205059" calcext:value-type="float">
            <text:p>304.91546205059</text:p>
          </table:table-cell>
          <table:table-cell table:number-columns-repeated="6"/>
        </table:table-row>
        <table:table-row table:style-name="ro1">
          <table:table-cell office:value-type="float" office:value="0.784734725952148" calcext:value-type="float">
            <text:p>0.784734725952148</text:p>
          </table:table-cell>
          <table:table-cell table:formula="of:=AVERAGE([.A443:.A491])" office:value-type="float" office:value="0.478176237018315" calcext:value-type="float">
            <text:p>0.478176237018315</text:p>
          </table:table-cell>
          <table:table-cell office:value-type="float" office:value="1" calcext:value-type="float">
            <text:p>1</text:p>
          </table:table-cell>
          <table:table-cell office:value-type="float" office:value="11.8938927035093" calcext:value-type="float">
            <text:p>11.8938927035093</text:p>
          </table:table-cell>
          <table:table-cell office:value-type="float" office:value="302.104874669137" calcext:value-type="float">
            <text:p>302.104874669137</text:p>
          </table:table-cell>
          <table:table-cell table:formula="of:=AVERAGE([.E443:.E491])" office:value-type="float" office:value="304.902162300884" calcext:value-type="float">
            <text:p>304.902162300884</text:p>
          </table:table-cell>
          <table:table-cell table:number-columns-repeated="6"/>
        </table:table-row>
        <table:table-row table:style-name="ro1">
          <table:table-cell office:value-type="float" office:value="0.329023897647858" calcext:value-type="float">
            <text:p>0.329023897647858</text:p>
          </table:table-cell>
          <table:table-cell table:formula="of:=AVERAGE([.A444:.A492])" office:value-type="float" office:value="0.488616312294164" calcext:value-type="float">
            <text:p>0.488616312294164</text:p>
          </table:table-cell>
          <table:table-cell office:value-type="float" office:value="0" calcext:value-type="float">
            <text:p>0</text:p>
          </table:table-cell>
          <table:table-cell office:value-type="float" office:value="11.9253024909556" calcext:value-type="float">
            <text:p>11.9253024909556</text:p>
          </table:table-cell>
          <table:table-cell office:value-type="float" office:value="302.902683270272" calcext:value-type="float">
            <text:p>302.902683270272</text:p>
          </table:table-cell>
          <table:table-cell table:formula="of:=AVERAGE([.E444:.E492])" office:value-type="float" office:value="304.777779504285" calcext:value-type="float">
            <text:p>304.7777795042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5:.A493])" office:value-type="float" office:value="0.499811204499736" calcext:value-type="float">
            <text:p>0.499811204499736</text:p>
          </table:table-cell>
          <table:table-cell office:value-type="float" office:value="1" calcext:value-type="float">
            <text:p>1</text:p>
          </table:table-cell>
          <table:table-cell office:value-type="float" office:value="11.8842022502214" calcext:value-type="float">
            <text:p>11.8842022502214</text:p>
          </table:table-cell>
          <table:table-cell office:value-type="float" office:value="301.858737155623" calcext:value-type="float">
            <text:p>301.858737155623</text:p>
          </table:table-cell>
          <table:table-cell table:formula="of:=AVERAGE([.E445:.E493])" office:value-type="float" office:value="304.754401090274" calcext:value-type="float">
            <text:p>304.754401090274</text:p>
          </table:table-cell>
          <table:table-cell table:number-columns-repeated="6"/>
        </table:table-row>
        <table:table-row table:style-name="ro1">
          <table:table-cell office:value-type="float" office:value="0.0165069177746773" calcext:value-type="float">
            <text:p>0.016506917774677</text:p>
          </table:table-cell>
          <table:table-cell table:formula="of:=AVERAGE([.A446:.A494])" office:value-type="float" office:value="0.490763616128235" calcext:value-type="float">
            <text:p>0.490763616128235</text:p>
          </table:table-cell>
          <table:table-cell office:value-type="float" office:value="0" calcext:value-type="float">
            <text:p>0</text:p>
          </table:table-cell>
          <table:table-cell office:value-type="float" office:value="11.9268266341716" calcext:value-type="float">
            <text:p>11.9268266341716</text:p>
          </table:table-cell>
          <table:table-cell office:value-type="float" office:value="302.941396507959" calcext:value-type="float">
            <text:p>302.941396507959</text:p>
          </table:table-cell>
          <table:table-cell table:formula="of:=AVERAGE([.E446:.E494])" office:value-type="float" office:value="304.705266765494" calcext:value-type="float">
            <text:p>304.705266765494</text:p>
          </table:table-cell>
          <table:table-cell table:number-columns-repeated="6"/>
        </table:table-row>
        <table:table-row table:style-name="ro1">
          <table:table-cell office:value-type="float" office:value="0.495941311120987" calcext:value-type="float">
            <text:p>0.495941311120987</text:p>
          </table:table-cell>
          <table:table-cell table:formula="of:=AVERAGE([.A447:.A495])" office:value-type="float" office:value="0.4832564068613" calcext:value-type="float">
            <text:p>0.4832564068613</text:p>
          </table:table-cell>
          <table:table-cell office:value-type="float" office:value="0" calcext:value-type="float">
            <text:p>0</text:p>
          </table:table-cell>
          <table:table-cell office:value-type="float" office:value="11.9259196574926" calcext:value-type="float">
            <text:p>11.9259196574926</text:p>
          </table:table-cell>
          <table:table-cell office:value-type="float" office:value="302.918359300313" calcext:value-type="float">
            <text:p>302.918359300313</text:p>
          </table:table-cell>
          <table:table-cell table:formula="of:=AVERAGE([.E447:.E495])" office:value-type="float" office:value="304.678254290822" calcext:value-type="float">
            <text:p>304.678254290822</text:p>
          </table:table-cell>
          <table:table-cell table:number-columns-repeated="6"/>
        </table:table-row>
        <table:table-row table:style-name="ro1">
          <table:table-cell office:value-type="float" office:value="0.894803643226624" calcext:value-type="float">
            <text:p>0.894803643226624</text:p>
          </table:table-cell>
          <table:table-cell table:formula="of:=AVERAGE([.A448:.A496])" office:value-type="float" office:value="0.492364130312083" calcext:value-type="float">
            <text:p>0.492364130312083</text:p>
          </table:table-cell>
          <table:table-cell office:value-type="float" office:value="1" calcext:value-type="float">
            <text:p>1</text:p>
          </table:table-cell>
          <table:table-cell office:value-type="float" office:value="11.884878082779" calcext:value-type="float">
            <text:p>11.884878082779</text:p>
          </table:table-cell>
          <table:table-cell office:value-type="float" office:value="301.875903302588" calcext:value-type="float">
            <text:p>301.875903302588</text:p>
          </table:table-cell>
          <table:table-cell table:formula="of:=AVERAGE([.E448:.E496])" office:value-type="float" office:value="304.655060772952" calcext:value-type="float">
            <text:p>304.655060772952</text:p>
          </table:table-cell>
          <table:table-cell table:number-columns-repeated="6"/>
        </table:table-row>
        <table:table-row table:style-name="ro1">
          <table:table-cell office:value-type="float" office:value="0.0326338410377502" calcext:value-type="float">
            <text:p>0.03263384103775</text:p>
          </table:table-cell>
          <table:table-cell table:formula="of:=AVERAGE([.A449:.A497])" office:value-type="float" office:value="0.48596811644885" calcext:value-type="float">
            <text:p>0.48596811644885</text:p>
          </table:table-cell>
          <table:table-cell office:value-type="float" office:value="0" calcext:value-type="float">
            <text:p>0</text:p>
          </table:table-cell>
          <table:table-cell office:value-type="float" office:value="12.0715216807783" calcext:value-type="float">
            <text:p>12.0715216807783</text:p>
          </table:table-cell>
          <table:table-cell office:value-type="float" office:value="306.616650691768" calcext:value-type="float">
            <text:p>306.616650691768</text:p>
          </table:table-cell>
          <table:table-cell table:formula="of:=AVERAGE([.E449:.E497])" office:value-type="float" office:value="304.70211075867" calcext:value-type="float">
            <text:p>304.70211075867</text:p>
          </table:table-cell>
          <table:table-cell table:number-columns-repeated="6"/>
        </table:table-row>
        <table:table-row table:style-name="ro1">
          <table:table-cell office:value-type="float" office:value="0.368470519781113" calcext:value-type="float">
            <text:p>0.368470519781113</text:p>
          </table:table-cell>
          <table:table-cell table:formula="of:=AVERAGE([.A450:.A498])" office:value-type="float" office:value="0.484293472932492" calcext:value-type="float">
            <text:p>0.484293472932492</text:p>
          </table:table-cell>
          <table:table-cell office:value-type="float" office:value="0" calcext:value-type="float">
            <text:p>0</text:p>
          </table:table-cell>
          <table:table-cell office:value-type="float" office:value="12.1288137432069" calcext:value-type="float">
            <text:p>12.1288137432069</text:p>
          </table:table-cell>
          <table:table-cell office:value-type="float" office:value="308.071869077454" calcext:value-type="float">
            <text:p>308.071869077454</text:p>
          </table:table-cell>
          <table:table-cell table:formula="of:=AVERAGE([.E450:.E498])" office:value-type="float" office:value="304.806730955591" calcext:value-type="float">
            <text:p>304.806730955591</text:p>
          </table:table-cell>
          <table:table-cell table:number-columns-repeated="6"/>
        </table:table-row>
        <table:table-row table:style-name="ro1">
          <table:table-cell office:value-type="float" office:value="-0.149639368057251" calcext:value-type="float">
            <text:p>-0.149639368057251</text:p>
          </table:table-cell>
          <table:table-cell table:formula="of:=AVERAGE([.A451:.A499])" office:value-type="float" office:value="0.477702997395153" calcext:value-type="float">
            <text:p>0.477702997395153</text:p>
          </table:table-cell>
          <table:table-cell office:value-type="float" office:value="0" calcext:value-type="float">
            <text:p>0</text:p>
          </table:table-cell>
          <table:table-cell office:value-type="float" office:value="12.169364869988" calcext:value-type="float">
            <text:p>12.169364869988</text:p>
          </table:table-cell>
          <table:table-cell office:value-type="float" office:value="309.101867697694" calcext:value-type="float">
            <text:p>309.101867697694</text:p>
          </table:table-cell>
          <table:table-cell table:formula="of:=AVERAGE([.E451:.E499])" office:value-type="float" office:value="304.835276730168" calcext:value-type="float">
            <text:p>304.835276730168</text:p>
          </table:table-cell>
          <table:table-cell table:number-columns-repeated="6"/>
        </table:table-row>
        <table:table-row table:style-name="ro1">
          <table:table-cell office:value-type="float" office:value="0.14716899394989" calcext:value-type="float">
            <text:p>0.14716899394989</text:p>
          </table:table-cell>
          <table:table-cell table:formula="of:=AVERAGE([.A452:.A500])" office:value-type="float" office:value="0.473337895634405" calcext:value-type="float">
            <text:p>0.473337895634405</text:p>
          </table:table-cell>
          <table:table-cell office:value-type="float" office:value="0" calcext:value-type="float">
            <text:p>0</text:p>
          </table:table-cell>
          <table:table-cell office:value-type="float" office:value="12.1518284231007" calcext:value-type="float">
            <text:p>12.1518284231007</text:p>
          </table:table-cell>
          <table:table-cell office:value-type="float" office:value="308.656441946758" calcext:value-type="float">
            <text:p>308.656441946758</text:p>
          </table:table-cell>
          <table:table-cell table:formula="of:=AVERAGE([.E452:.E500])" office:value-type="float" office:value="304.951833067756" calcext:value-type="float">
            <text:p>304.951833067756</text:p>
          </table:table-cell>
          <table:table-cell table:number-columns-repeated="6"/>
        </table:table-row>
        <table:table-row table:style-name="ro1">
          <table:table-cell office:value-type="float" office:value="0.419058263301849" calcext:value-type="float">
            <text:p>0.419058263301849</text:p>
          </table:table-cell>
          <table:table-cell table:formula="of:=AVERAGE([.A453:.A501])" office:value-type="float" office:value="0.47276289349028" calcext:value-type="float">
            <text:p>0.47276289349028</text:p>
          </table:table-cell>
          <table:table-cell office:value-type="float" office:value="0" calcext:value-type="float">
            <text:p>0</text:p>
          </table:table-cell>
          <table:table-cell office:value-type="float" office:value="12.3733724367738" calcext:value-type="float">
            <text:p>12.3733724367738</text:p>
          </table:table-cell>
          <table:table-cell office:value-type="float" office:value="314.283659894054" calcext:value-type="float">
            <text:p>314.283659894054</text:p>
          </table:table-cell>
          <table:table-cell table:formula="of:=AVERAGE([.E453:.E501])" office:value-type="float" office:value="305.18141568635" calcext:value-type="float">
            <text:p>305.18141568635</text:p>
          </table:table-cell>
          <table:table-cell table:number-columns-repeated="6"/>
        </table:table-row>
        <table:table-row table:style-name="ro1">
          <table:table-cell office:value-type="float" office:value="0.456550180912018" calcext:value-type="float">
            <text:p>0.456550180912018</text:p>
          </table:table-cell>
          <table:table-cell table:formula="of:=AVERAGE([.A454:.A502])" office:value-type="float" office:value="0.468725516921039" calcext:value-type="float">
            <text:p>0.468725516921039</text:p>
          </table:table-cell>
          <table:table-cell office:value-type="float" office:value="0" calcext:value-type="float">
            <text:p>0</text:p>
          </table:table-cell>
          <table:table-cell office:value-type="float" office:value="12.1275735435307" calcext:value-type="float">
            <text:p>12.1275735435307</text:p>
          </table:table-cell>
          <table:table-cell office:value-type="float" office:value="308.04036800568" calcext:value-type="float">
            <text:p>308.04036800568</text:p>
          </table:table-cell>
          <table:table-cell table:formula="of:=AVERAGE([.E454:.E502])" office:value-type="float" office:value="305.183312696426" calcext:value-type="float">
            <text:p>305.183312696426</text:p>
          </table:table-cell>
          <table:table-cell table:number-columns-repeated="6"/>
        </table:table-row>
        <table:table-row table:style-name="ro1">
          <table:table-cell office:value-type="float" office:value="0.160023093223572" calcext:value-type="float">
            <text:p>0.160023093223572</text:p>
          </table:table-cell>
          <table:table-cell table:formula="of:=AVERAGE([.A455:.A503])" office:value-type="float" office:value="0.466957051368027" calcext:value-type="float">
            <text:p>0.466957051368027</text:p>
          </table:table-cell>
          <table:table-cell office:value-type="float" office:value="0" calcext:value-type="float">
            <text:p>0</text:p>
          </table:table-cell>
          <table:table-cell office:value-type="float" office:value="12.2573498210907" calcext:value-type="float">
            <text:p>12.2573498210907</text:p>
          </table:table-cell>
          <table:table-cell office:value-type="float" office:value="311.336685455704" calcext:value-type="float">
            <text:p>311.336685455704</text:p>
          </table:table-cell>
          <table:table-cell table:formula="of:=AVERAGE([.E455:.E503])" office:value-type="float" office:value="305.214735308982" calcext:value-type="float">
            <text:p>305.214735308982</text:p>
          </table:table-cell>
          <table:table-cell table:number-columns-repeated="6"/>
        </table:table-row>
        <table:table-row table:style-name="ro1">
          <table:table-cell office:value-type="float" office:value="0.545363306999207" calcext:value-type="float">
            <text:p>0.545363306999207</text:p>
          </table:table-cell>
          <table:table-cell table:formula="of:=AVERAGE([.A456:.A504])" office:value-type="float" office:value="0.468905227586323" calcext:value-type="float">
            <text:p>0.468905227586323</text:p>
          </table:table-cell>
          <table:table-cell office:value-type="float" office:value="0" calcext:value-type="float">
            <text:p>0</text:p>
          </table:table-cell>
          <table:table-cell office:value-type="float" office:value="12.0293126522541" calcext:value-type="float">
            <text:p>12.0293126522541</text:p>
          </table:table-cell>
          <table:table-cell office:value-type="float" office:value="305.544541367254" calcext:value-type="float">
            <text:p>305.544541367254</text:p>
          </table:table-cell>
          <table:table-cell table:formula="of:=AVERAGE([.E456:.E504])" office:value-type="float" office:value="305.266154074238" calcext:value-type="float">
            <text:p>305.266154074238</text:p>
          </table:table-cell>
          <table:table-cell table:number-columns-repeated="6"/>
        </table:table-row>
        <table:table-row table:style-name="ro1">
          <table:table-cell office:value-type="float" office:value="0.191633284091949" calcext:value-type="float">
            <text:p>0.191633284091949</text:p>
          </table:table-cell>
          <table:table-cell table:formula="of:=AVERAGE([.A457:.A505])" office:value-type="float" office:value="0.468066347558279" calcext:value-type="float">
            <text:p>0.468066347558279</text:p>
          </table:table-cell>
          <table:table-cell office:value-type="float" office:value="0" calcext:value-type="float">
            <text:p>0</text:p>
          </table:table-cell>
          <table:table-cell office:value-type="float" office:value="12.1998324811429" calcext:value-type="float">
            <text:p>12.1998324811429</text:p>
          </table:table-cell>
          <table:table-cell office:value-type="float" office:value="309.875745021029" calcext:value-type="float">
            <text:p>309.875745021029</text:p>
          </table:table-cell>
          <table:table-cell table:formula="of:=AVERAGE([.E457:.E505])" office:value-type="float" office:value="305.367176703156" calcext:value-type="float">
            <text:p>305.3671767031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58:.A506])" office:value-type="float" office:value="0.468066347558279" calcext:value-type="float">
            <text:p>0.468066347558279</text:p>
          </table:table-cell>
          <table:table-cell office:value-type="float" office:value="1" calcext:value-type="float">
            <text:p>1</text:p>
          </table:table-cell>
          <table:table-cell office:value-type="float" office:value="11.9043669348329" calcext:value-type="float">
            <text:p>11.9043669348329</text:p>
          </table:table-cell>
          <table:table-cell office:value-type="float" office:value="302.370920144756" calcext:value-type="float">
            <text:p>302.370920144756</text:p>
          </table:table-cell>
          <table:table-cell table:formula="of:=AVERAGE([.E458:.E506])" office:value-type="float" office:value="305.358974977964" calcext:value-type="float">
            <text:p>305.358974977964</text:p>
          </table:table-cell>
          <table:table-cell table:number-columns-repeated="6"/>
        </table:table-row>
        <table:table-row table:style-name="ro1">
          <table:table-cell office:value-type="float" office:value="0.492790579795837" calcext:value-type="float">
            <text:p>0.492790579795837</text:p>
          </table:table-cell>
          <table:table-cell table:formula="of:=AVERAGE([.A459:.A507])" office:value-type="float" office:value="0.463883434692816" calcext:value-type="float">
            <text:p>0.463883434692816</text:p>
          </table:table-cell>
          <table:table-cell office:value-type="float" office:value="0" calcext:value-type="float">
            <text:p>0</text:p>
          </table:table-cell>
          <table:table-cell office:value-type="float" office:value="12.0440601165205" calcext:value-type="float">
            <text:p>12.0440601165205</text:p>
          </table:table-cell>
          <table:table-cell office:value-type="float" office:value="305.919126959621" calcext:value-type="float">
            <text:p>305.919126959621</text:p>
          </table:table-cell>
          <table:table-cell table:formula="of:=AVERAGE([.E459:.E507])" office:value-type="float" office:value="305.354548418383" calcext:value-type="float">
            <text:p>305.35454841838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60:.A508])" office:value-type="float" office:value="0.475157083037921" calcext:value-type="float">
            <text:p>0.475157083037921</text:p>
          </table:table-cell>
          <table:table-cell office:value-type="float" office:value="1" calcext:value-type="float">
            <text:p>1</text:p>
          </table:table-cell>
          <table:table-cell office:value-type="float" office:value="11.9018642423928" calcext:value-type="float">
            <text:p>11.9018642423928</text:p>
          </table:table-cell>
          <table:table-cell office:value-type="float" office:value="302.307351756777" calcext:value-type="float">
            <text:p>302.307351756777</text:p>
          </table:table-cell>
          <table:table-cell table:formula="of:=AVERAGE([.E460:.E508])" office:value-type="float" office:value="305.338829813573" calcext:value-type="float">
            <text:p>305.338829813573</text:p>
          </table:table-cell>
          <table:table-cell table:number-columns-repeated="6"/>
        </table:table-row>
        <table:table-row table:style-name="ro1">
          <table:table-cell office:value-type="float" office:value="0.520791530609131" calcext:value-type="float">
            <text:p>0.520791530609131</text:p>
          </table:table-cell>
          <table:table-cell table:formula="of:=AVERAGE([.A461:.A509])" office:value-type="float" office:value="0.480854956211849" calcext:value-type="float">
            <text:p>0.480854956211849</text:p>
          </table:table-cell>
          <table:table-cell office:value-type="float" office:value="1" calcext:value-type="float">
            <text:p>1</text:p>
          </table:table-cell>
          <table:table-cell office:value-type="float" office:value="11.9012646756619" calcext:value-type="float">
            <text:p>11.9012646756619</text:p>
          </table:table-cell>
          <table:table-cell office:value-type="float" office:value="302.292122761813" calcext:value-type="float">
            <text:p>302.292122761813</text:p>
          </table:table-cell>
          <table:table-cell table:formula="of:=AVERAGE([.E461:.E509])" office:value-type="float" office:value="305.240182248568" calcext:value-type="float">
            <text:p>305.240182248568</text:p>
          </table:table-cell>
          <table:table-cell table:number-columns-repeated="6"/>
        </table:table-row>
        <table:table-row table:style-name="ro1">
          <table:table-cell office:value-type="float" office:value="0.967969417572022" calcext:value-type="float">
            <text:p>0.967969417572022</text:p>
          </table:table-cell>
          <table:table-cell table:formula="of:=AVERAGE([.A462:.A510])" office:value-type="float" office:value="0.483913080773548" calcext:value-type="float">
            <text:p>0.483913080773548</text:p>
          </table:table-cell>
          <table:table-cell office:value-type="float" office:value="1" calcext:value-type="float">
            <text:p>1</text:p>
          </table:table-cell>
          <table:table-cell office:value-type="float" office:value="11.9176090290099" calcext:value-type="float">
            <text:p>11.9176090290099</text:p>
          </table:table-cell>
          <table:table-cell office:value-type="float" office:value="302.707269336852" calcext:value-type="float">
            <text:p>302.707269336852</text:p>
          </table:table-cell>
          <table:table-cell table:formula="of:=AVERAGE([.E462:.E510])" office:value-type="float" office:value="305.235135921989" calcext:value-type="float">
            <text:p>305.235135921989</text:p>
          </table:table-cell>
          <table:table-cell table:number-columns-repeated="6"/>
        </table:table-row>
        <table:table-row table:style-name="ro1">
          <table:table-cell office:value-type="float" office:value="0.57477605342865" calcext:value-type="float">
            <text:p>0.57477605342865</text:p>
          </table:table-cell>
          <table:table-cell table:formula="of:=AVERAGE([.A463:.A511])" office:value-type="float" office:value="0.486830065185683" calcext:value-type="float">
            <text:p>0.486830065185683</text:p>
          </table:table-cell>
          <table:table-cell office:value-type="float" office:value="0" calcext:value-type="float">
            <text:p>0</text:p>
          </table:table-cell>
          <table:table-cell office:value-type="float" office:value="12.1877355476886" calcext:value-type="float">
            <text:p>12.1877355476886</text:p>
          </table:table-cell>
          <table:table-cell office:value-type="float" office:value="309.568482911291" calcext:value-type="float">
            <text:p>309.568482911291</text:p>
          </table:table-cell>
          <table:table-cell table:formula="of:=AVERAGE([.E463:.E511])" office:value-type="float" office:value="305.311292452817" calcext:value-type="float">
            <text:p>305.311292452817</text:p>
          </table:table-cell>
          <table:table-cell table:number-columns-repeated="6"/>
        </table:table-row>
        <table:table-row table:style-name="ro1">
          <table:table-cell office:value-type="float" office:value="0.274261921644211" calcext:value-type="float">
            <text:p>0.274261921644211</text:p>
          </table:table-cell>
          <table:table-cell table:formula="of:=AVERAGE([.A464:.A512])" office:value-type="float" office:value="0.48312164306744" calcext:value-type="float">
            <text:p>0.48312164306744</text:p>
          </table:table-cell>
          <table:table-cell office:value-type="float" office:value="0" calcext:value-type="float">
            <text:p>0</text:p>
          </table:table-cell>
          <table:table-cell office:value-type="float" office:value="12.0895638287634" calcext:value-type="float">
            <text:p>12.0895638287634</text:p>
          </table:table-cell>
          <table:table-cell office:value-type="float" office:value="307.074921250589" calcext:value-type="float">
            <text:p>307.074921250589</text:p>
          </table:table-cell>
          <table:table-cell table:formula="of:=AVERAGE([.E464:.E512])" office:value-type="float" office:value="305.397266725435" calcext:value-type="float">
            <text:p>305.397266725435</text:p>
          </table:table-cell>
          <table:table-cell table:number-columns-repeated="6"/>
        </table:table-row>
        <table:table-row table:style-name="ro1">
          <table:table-cell office:value-type="float" office:value="0.0781843364238739" calcext:value-type="float">
            <text:p>0.078184336423874</text:p>
          </table:table-cell>
          <table:table-cell table:formula="of:=AVERAGE([.A465:.A513])" office:value-type="float" office:value="0.475792853006112" calcext:value-type="float">
            <text:p>0.475792853006112</text:p>
          </table:table-cell>
          <table:table-cell office:value-type="float" office:value="0" calcext:value-type="float">
            <text:p>0</text:p>
          </table:table-cell>
          <table:table-cell office:value-type="float" office:value="12.0409695905536" calcext:value-type="float">
            <text:p>12.0409695905536</text:p>
          </table:table-cell>
          <table:table-cell office:value-type="float" office:value="305.840627600062" calcext:value-type="float">
            <text:p>305.840627600062</text:p>
          </table:table-cell>
          <table:table-cell table:formula="of:=AVERAGE([.E465:.E513])" office:value-type="float" office:value="305.326000819173" calcext:value-type="float">
            <text:p>305.326000819173</text:p>
          </table:table-cell>
          <table:table-cell table:number-columns-repeated="6"/>
        </table:table-row>
        <table:table-row table:style-name="ro1">
          <table:table-cell office:value-type="float" office:value="0.521251022815704" calcext:value-type="float">
            <text:p>0.521251022815704</text:p>
          </table:table-cell>
          <table:table-cell table:formula="of:=AVERAGE([.A466:.A514])" office:value-type="float" office:value="0.477201769522441" calcext:value-type="float">
            <text:p>0.477201769522441</text:p>
          </table:table-cell>
          <table:table-cell office:value-type="float" office:value="0" calcext:value-type="float">
            <text:p>0</text:p>
          </table:table-cell>
          <table:table-cell office:value-type="float" office:value="12.0348237382323" calcext:value-type="float">
            <text:p>12.0348237382323</text:p>
          </table:table-cell>
          <table:table-cell office:value-type="float" office:value="305.684522951099" calcext:value-type="float">
            <text:p>305.684522951099</text:p>
          </table:table-cell>
          <table:table-cell table:formula="of:=AVERAGE([.E466:.E514])" office:value-type="float" office:value="305.38223965652" calcext:value-type="float">
            <text:p>305.38223965652</text:p>
          </table:table-cell>
          <table:table-cell table:number-columns-repeated="6"/>
        </table:table-row>
        <table:table-row table:style-name="ro1">
          <table:table-cell office:value-type="float" office:value="0.225239247083664" calcext:value-type="float">
            <text:p>0.225239247083664</text:p>
          </table:table-cell>
          <table:table-cell table:formula="of:=AVERAGE([.A467:.A515])" office:value-type="float" office:value="0.472536369349275" calcext:value-type="float">
            <text:p>0.472536369349275</text:p>
          </table:table-cell>
          <table:table-cell office:value-type="float" office:value="0" calcext:value-type="float">
            <text:p>0</text:p>
          </table:table-cell>
          <table:table-cell office:value-type="float" office:value="11.9724981312335" calcext:value-type="float">
            <text:p>11.9724981312335</text:p>
          </table:table-cell>
          <table:table-cell office:value-type="float" office:value="304.10145253333" calcext:value-type="float">
            <text:p>304.10145253333</text:p>
          </table:table-cell>
          <table:table-cell table:formula="of:=AVERAGE([.E467:.E515])" office:value-type="float" office:value="305.405741537362" calcext:value-type="float">
            <text:p>305.405741537362</text:p>
          </table:table-cell>
          <table:table-cell table:number-columns-repeated="6"/>
        </table:table-row>
        <table:table-row table:style-name="ro1">
          <table:table-cell office:value-type="float" office:value="0.921467244625092" calcext:value-type="float">
            <text:p>0.921467244625092</text:p>
          </table:table-cell>
          <table:table-cell table:formula="of:=AVERAGE([.A468:.A516])" office:value-type="float" office:value="0.476297951577877" calcext:value-type="float">
            <text:p>0.476297951577877</text:p>
          </table:table-cell>
          <table:table-cell office:value-type="float" office:value="1" calcext:value-type="float">
            <text:p>1</text:p>
          </table:table-cell>
          <table:table-cell office:value-type="float" office:value="11.9152682547867" calcext:value-type="float">
            <text:p>11.9152682547867</text:p>
          </table:table-cell>
          <table:table-cell office:value-type="float" office:value="302.647813671583" calcext:value-type="float">
            <text:p>302.647813671583</text:p>
          </table:table-cell>
          <table:table-cell table:formula="of:=AVERAGE([.E468:.E516])" office:value-type="float" office:value="305.376551059136" calcext:value-type="float">
            <text:p>305.376551059136</text:p>
          </table:table-cell>
          <table:table-cell table:number-columns-repeated="6"/>
        </table:table-row>
        <table:table-row table:style-name="ro1">
          <table:table-cell office:value-type="float" office:value="0.175834625959396" calcext:value-type="float">
            <text:p>0.175834625959396</text:p>
          </table:table-cell>
          <table:table-cell table:formula="of:=AVERAGE([.A469:.A517])" office:value-type="float" office:value="0.470719763799833" calcext:value-type="float">
            <text:p>0.470719763799833</text:p>
          </table:table-cell>
          <table:table-cell office:value-type="float" office:value="0" calcext:value-type="float">
            <text:p>0</text:p>
          </table:table-cell>
          <table:table-cell office:value-type="float" office:value="12.1595793777466" calcext:value-type="float">
            <text:p>12.1595793777466</text:p>
          </table:table-cell>
          <table:table-cell office:value-type="float" office:value="308.853316194763" calcext:value-type="float">
            <text:p>308.853316194763</text:p>
          </table:table-cell>
          <table:table-cell table:formula="of:=AVERAGE([.E469:.E517])" office:value-type="float" office:value="305.494957574554" calcext:value-type="float">
            <text:p>305.494957574554</text:p>
          </table:table-cell>
          <table:table-cell table:number-columns-repeated="6"/>
        </table:table-row>
        <table:table-row table:style-name="ro1">
          <table:table-cell office:value-type="float" office:value="0.0295991748571396" calcext:value-type="float">
            <text:p>0.02959917485714</text:p>
          </table:table-cell>
          <table:table-cell table:formula="of:=AVERAGE([.A470:.A518])" office:value-type="float" office:value="0.453807688774138" calcext:value-type="float">
            <text:p>0.453807688774138</text:p>
          </table:table-cell>
          <table:table-cell office:value-type="float" office:value="0" calcext:value-type="float">
            <text:p>0</text:p>
          </table:table-cell>
          <table:table-cell office:value-type="float" office:value="12.3183812556744" calcext:value-type="float">
            <text:p>12.3183812556744</text:p>
          </table:table-cell>
          <table:table-cell office:value-type="float" office:value="312.886883894129" calcext:value-type="float">
            <text:p>312.886883894129</text:p>
          </table:table-cell>
          <table:table-cell table:formula="of:=AVERAGE([.E470:.E518])" office:value-type="float" office:value="305.517887128854" calcext:value-type="float">
            <text:p>305.517887128854</text:p>
          </table:table-cell>
          <table:table-cell table:number-columns-repeated="6"/>
        </table:table-row>
        <table:table-row table:style-name="ro1">
          <table:table-cell office:value-type="float" office:value="0.55018562078476" calcext:value-type="float">
            <text:p>0.55018562078476</text:p>
          </table:table-cell>
          <table:table-cell table:formula="of:=AVERAGE([.A471:.A519])" office:value-type="float" office:value="0.455860744794413" calcext:value-type="float">
            <text:p>0.455860744794413</text:p>
          </table:table-cell>
          <table:table-cell office:value-type="float" office:value="1" calcext:value-type="float">
            <text:p>1</text:p>
          </table:table-cell>
          <table:table-cell office:value-type="float" office:value="11.9188785616964" calcext:value-type="float">
            <text:p>11.9188785616964</text:p>
          </table:table-cell>
          <table:table-cell office:value-type="float" office:value="302.739515467089" calcext:value-type="float">
            <text:p>302.739515467089</text:p>
          </table:table-cell>
          <table:table-cell table:formula="of:=AVERAGE([.E471:.E519])" office:value-type="float" office:value="305.511588495848" calcext:value-type="float">
            <text:p>305.511588495848</text:p>
          </table:table-cell>
          <table:table-cell table:number-columns-repeated="6"/>
        </table:table-row>
        <table:table-row table:style-name="ro1">
          <table:table-cell office:value-type="float" office:value="0.0278936624526978" calcext:value-type="float">
            <text:p>0.027893662452698</text:p>
          </table:table-cell>
          <table:table-cell table:formula="of:=AVERAGE([.A472:.A520])" office:value-type="float" office:value="0.447249441451747" calcext:value-type="float">
            <text:p>0.447249441451747</text:p>
          </table:table-cell>
          <table:table-cell office:value-type="float" office:value="0" calcext:value-type="float">
            <text:p>0</text:p>
          </table:table-cell>
          <table:table-cell office:value-type="float" office:value="12.3283392260164" calcext:value-type="float">
            <text:p>12.3283392260164</text:p>
          </table:table-cell>
          <table:table-cell office:value-type="float" office:value="313.139816340817" calcext:value-type="float">
            <text:p>313.139816340817</text:p>
          </table:table-cell>
          <table:table-cell table:formula="of:=AVERAGE([.E472:.E520])" office:value-type="float" office:value="305.719920830683" calcext:value-type="float">
            <text:p>305.719920830683</text:p>
          </table:table-cell>
          <table:table-cell table:number-columns-repeated="6"/>
        </table:table-row>
        <table:table-row table:style-name="ro1">
          <table:table-cell office:value-type="float" office:value="0.0384508371353149" calcext:value-type="float">
            <text:p>0.038450837135315</text:p>
          </table:table-cell>
          <table:table-cell table:formula="of:=AVERAGE([.A473:.A521])" office:value-type="float" office:value="0.442478044629888" calcext:value-type="float">
            <text:p>0.442478044629888</text:p>
          </table:table-cell>
          <table:table-cell office:value-type="float" office:value="0" calcext:value-type="float">
            <text:p>0</text:p>
          </table:table-cell>
          <table:table-cell office:value-type="float" office:value="12.3700976995021" calcext:value-type="float">
            <text:p>12.3700976995021</text:p>
          </table:table-cell>
          <table:table-cell office:value-type="float" office:value="314.200481567354" calcext:value-type="float">
            <text:p>314.200481567354</text:p>
          </table:table-cell>
          <table:table-cell table:formula="of:=AVERAGE([.E473:.E521])" office:value-type="float" office:value="305.822291255154" calcext:value-type="float">
            <text:p>305.822291255154</text:p>
          </table:table-cell>
          <table:table-cell table:number-columns-repeated="6"/>
        </table:table-row>
        <table:table-row table:style-name="ro1">
          <table:table-cell office:value-type="float" office:value="0.566515386104584" calcext:value-type="float">
            <text:p>0.566515386104584</text:p>
          </table:table-cell>
          <table:table-cell table:formula="of:=AVERAGE([.A474:.A522])" office:value-type="float" office:value="0.444858326947628" calcext:value-type="float">
            <text:p>0.444858326947628</text:p>
          </table:table-cell>
          <table:table-cell office:value-type="float" office:value="0" calcext:value-type="float">
            <text:p>0</text:p>
          </table:table-cell>
          <table:table-cell office:value-type="float" office:value="12.0393011289269" calcext:value-type="float">
            <text:p>12.0393011289269</text:p>
          </table:table-cell>
          <table:table-cell office:value-type="float" office:value="305.798248674743" calcext:value-type="float">
            <text:p>305.798248674743</text:p>
          </table:table-cell>
          <table:table-cell table:formula="of:=AVERAGE([.E474:.E522])" office:value-type="float" office:value="305.878923605011" calcext:value-type="float">
            <text:p>305.878923605011</text:p>
          </table:table-cell>
          <table:table-cell table:number-columns-repeated="6"/>
        </table:table-row>
        <table:table-row table:style-name="ro1">
          <table:table-cell office:value-type="float" office:value="0.000843704678118229" calcext:value-type="float">
            <text:p>0.000843704678118</text:p>
          </table:table-cell>
          <table:table-cell table:formula="of:=AVERAGE([.A475:.A523])" office:value-type="float" office:value="0.430899793767169" calcext:value-type="float">
            <text:p>0.430899793767169</text:p>
          </table:table-cell>
          <table:table-cell office:value-type="float" office:value="0" calcext:value-type="float">
            <text:p>0</text:p>
          </table:table-cell>
          <table:table-cell office:value-type="float" office:value="12.3661084100992" calcext:value-type="float">
            <text:p>12.3661084100992</text:p>
          </table:table-cell>
          <table:table-cell office:value-type="float" office:value="314.099153616518" calcext:value-type="float">
            <text:p>314.099153616518</text:p>
          </table:table-cell>
          <table:table-cell table:formula="of:=AVERAGE([.E475:.E523])" office:value-type="float" office:value="306.049577877262" calcext:value-type="float">
            <text:p>306.049577877262</text:p>
          </table:table-cell>
          <table:table-cell table:number-columns-repeated="6"/>
        </table:table-row>
        <table:table-row table:style-name="ro1">
          <table:table-cell office:value-type="float" office:value="0.991886258125305" calcext:value-type="float">
            <text:p>0.991886258125305</text:p>
          </table:table-cell>
          <table:table-cell table:formula="of:=AVERAGE([.A476:.A524])" office:value-type="float" office:value="0.441830061582917" calcext:value-type="float">
            <text:p>0.441830061582917</text:p>
          </table:table-cell>
          <table:table-cell office:value-type="float" office:value="1" calcext:value-type="float">
            <text:p>1</text:p>
          </table:table-cell>
          <table:table-cell office:value-type="float" office:value="11.9215525589168" calcext:value-type="float">
            <text:p>11.9215525589168</text:p>
          </table:table-cell>
          <table:table-cell office:value-type="float" office:value="302.807434996487" calcext:value-type="float">
            <text:p>302.807434996487</text:p>
          </table:table-cell>
          <table:table-cell table:formula="of:=AVERAGE([.E476:.E524])" office:value-type="float" office:value="306.048233122765" calcext:value-type="float">
            <text:p>306.048233122765</text:p>
          </table:table-cell>
          <table:table-cell table:number-columns-repeated="6"/>
        </table:table-row>
        <table:table-row table:style-name="ro1">
          <table:table-cell office:value-type="float" office:value="0.939556419849396" calcext:value-type="float">
            <text:p>0.939556419849396</text:p>
          </table:table-cell>
          <table:table-cell table:formula="of:=AVERAGE([.A477:.A525])" office:value-type="float" office:value="0.446771627232767" calcext:value-type="float">
            <text:p>0.446771627232767</text:p>
          </table:table-cell>
          <table:table-cell office:value-type="float" office:value="1" calcext:value-type="float">
            <text:p>1</text:p>
          </table:table-cell>
          <table:table-cell office:value-type="float" office:value="11.931763966468" calcext:value-type="float">
            <text:p>11.931763966468</text:p>
          </table:table-cell>
          <table:table-cell office:value-type="float" office:value="303.066804748287" calcext:value-type="float">
            <text:p>303.066804748287</text:p>
          </table:table-cell>
          <table:table-cell table:formula="of:=AVERAGE([.E477:.E525])" office:value-type="float" office:value="306.028064238145" calcext:value-type="float">
            <text:p>306.028064238145</text:p>
          </table:table-cell>
          <table:table-cell table:number-columns-repeated="6"/>
        </table:table-row>
        <table:table-row table:style-name="ro1">
          <table:table-cell office:value-type="float" office:value="0.451248470816015" calcext:value-type="float">
            <text:p>0.451248470816015</text:p>
          </table:table-cell>
          <table:table-cell table:formula="of:=AVERAGE([.A478:.A526])" office:value-type="float" office:value="0.436191894095254" calcext:value-type="float">
            <text:p>0.436191894095254</text:p>
          </table:table-cell>
          <table:table-cell office:value-type="float" office:value="1" calcext:value-type="float">
            <text:p>1</text:p>
          </table:table-cell>
          <table:table-cell office:value-type="float" office:value="11.9278415563285" calcext:value-type="float">
            <text:p>11.9278415563285</text:p>
          </table:table-cell>
          <table:table-cell office:value-type="float" office:value="302.967175530745" calcext:value-type="float">
            <text:p>302.967175530745</text:p>
          </table:table-cell>
          <table:table-cell table:formula="of:=AVERAGE([.E478:.E526])" office:value-type="float" office:value="306.026189731876" calcext:value-type="float">
            <text:p>306.026189731876</text:p>
          </table:table-cell>
          <table:table-cell table:number-columns-repeated="6"/>
        </table:table-row>
        <table:table-row table:style-name="ro1">
          <table:table-cell office:value-type="float" office:value="0.918228507041931" calcext:value-type="float">
            <text:p>0.918228507041931</text:p>
          </table:table-cell>
          <table:table-cell table:formula="of:=AVERAGE([.A479:.A527])" office:value-type="float" office:value="0.457519772234711" calcext:value-type="float">
            <text:p>0.457519772234711</text:p>
          </table:table-cell>
          <table:table-cell office:value-type="float" office:value="1" calcext:value-type="float">
            <text:p>1</text:p>
          </table:table-cell>
          <table:table-cell office:value-type="float" office:value="11.9266529827505" calcext:value-type="float">
            <text:p>11.9266529827505</text:p>
          </table:table-cell>
          <table:table-cell office:value-type="float" office:value="302.936985761864" calcext:value-type="float">
            <text:p>302.936985761864</text:p>
          </table:table-cell>
          <table:table-cell table:formula="of:=AVERAGE([.E479:.E527])" office:value-type="float" office:value="305.97785702918" calcext:value-type="float">
            <text:p>305.97785702918</text:p>
          </table:table-cell>
          <table:table-cell table:number-columns-repeated="6"/>
        </table:table-row>
        <table:table-row table:style-name="ro1">
          <table:table-cell office:value-type="float" office:value="0.679132342338562" calcext:value-type="float">
            <text:p>0.679132342338562</text:p>
          </table:table-cell>
          <table:table-cell table:formula="of:=AVERAGE([.A480:.A528])" office:value-type="float" office:value="0.451441105664476" calcext:value-type="float">
            <text:p>0.451441105664476</text:p>
          </table:table-cell>
          <table:table-cell office:value-type="float" office:value="0" calcext:value-type="float">
            <text:p>0</text:p>
          </table:table-cell>
          <table:table-cell office:value-type="float" office:value="12.1764939648151" calcext:value-type="float">
            <text:p>12.1764939648151</text:p>
          </table:table-cell>
          <table:table-cell office:value-type="float" office:value="309.282946706305" calcext:value-type="float">
            <text:p>309.282946706305</text:p>
          </table:table-cell>
          <table:table-cell table:formula="of:=AVERAGE([.E480:.E528])" office:value-type="float" office:value="306.105342310037" calcext:value-type="float">
            <text:p>306.105342310037</text:p>
          </table:table-cell>
          <table:table-cell table:number-columns-repeated="6"/>
        </table:table-row>
        <table:table-row table:style-name="ro1">
          <table:table-cell office:value-type="float" office:value="0.419433176517487" calcext:value-type="float">
            <text:p>0.419433176517487</text:p>
          </table:table-cell>
          <table:table-cell table:formula="of:=AVERAGE([.A481:.A529])" office:value-type="float" office:value="0.455749494822141" calcext:value-type="float">
            <text:p>0.455749494822141</text:p>
          </table:table-cell>
          <table:table-cell office:value-type="float" office:value="0" calcext:value-type="float">
            <text:p>0</text:p>
          </table:table-cell>
          <table:table-cell office:value-type="float" office:value="12.3170800433368" calcext:value-type="float">
            <text:p>12.3170800433368</text:p>
          </table:table-cell>
          <table:table-cell office:value-type="float" office:value="312.853833100753" calcext:value-type="float">
            <text:p>312.853833100753</text:p>
          </table:table-cell>
          <table:table-cell table:formula="of:=AVERAGE([.E481:.E529])" office:value-type="float" office:value="306.25560083497" calcext:value-type="float">
            <text:p>306.25560083497</text:p>
          </table:table-cell>
          <table:table-cell table:number-columns-repeated="6"/>
        </table:table-row>
        <table:table-row table:style-name="ro1">
          <table:table-cell office:value-type="float" office:value="0.798557579517365" calcext:value-type="float">
            <text:p>0.798557579517365</text:p>
          </table:table-cell>
          <table:table-cell table:formula="of:=AVERAGE([.A482:.A530])" office:value-type="float" office:value="0.460785485177107" calcext:value-type="float">
            <text:p>0.460785485177107</text:p>
          </table:table-cell>
          <table:table-cell office:value-type="float" office:value="1" calcext:value-type="float">
            <text:p>1</text:p>
          </table:table-cell>
          <table:table-cell office:value-type="float" office:value="11.9297106557459" calcext:value-type="float">
            <text:p>11.9297106557459</text:p>
          </table:table-cell>
          <table:table-cell office:value-type="float" office:value="303.014650655945" calcext:value-type="float">
            <text:p>303.014650655945</text:p>
          </table:table-cell>
          <table:table-cell table:formula="of:=AVERAGE([.E482:.E530])" office:value-type="float" office:value="306.255921362161" calcext:value-type="float">
            <text:p>306.255921362161</text:p>
          </table:table-cell>
          <table:table-cell table:number-columns-repeated="6"/>
        </table:table-row>
        <table:table-row table:style-name="ro1">
          <table:table-cell office:value-type="float" office:value="0.473817348480225" calcext:value-type="float">
            <text:p>0.473817348480225</text:p>
          </table:table-cell>
          <table:table-cell table:formula="of:=AVERAGE([.A483:.A531])" office:value-type="float" office:value="0.46131151706184" calcext:value-type="float">
            <text:p>0.46131151706184</text:p>
          </table:table-cell>
          <table:table-cell office:value-type="float" office:value="0" calcext:value-type="float">
            <text:p>0</text:p>
          </table:table-cell>
          <table:table-cell office:value-type="float" office:value="12.0473993864149" calcext:value-type="float">
            <text:p>12.0473993864149</text:p>
          </table:table-cell>
          <table:table-cell office:value-type="float" office:value="306.003944414938" calcext:value-type="float">
            <text:p>306.003944414938</text:p>
          </table:table-cell>
          <table:table-cell table:formula="of:=AVERAGE([.E483:.E531])" office:value-type="float" office:value="306.316712050553" calcext:value-type="float">
            <text:p>306.316712050553</text:p>
          </table:table-cell>
          <table:table-cell table:number-columns-repeated="6"/>
        </table:table-row>
        <table:table-row table:style-name="ro1">
          <table:table-cell office:value-type="float" office:value="0.276796936988831" calcext:value-type="float">
            <text:p>0.276796936988831</text:p>
          </table:table-cell>
          <table:table-cell table:formula="of:=AVERAGE([.A484:.A532])" office:value-type="float" office:value="0.47041979649441" calcext:value-type="float">
            <text:p>0.47041979649441</text:p>
          </table:table-cell>
          <table:table-cell office:value-type="float" office:value="0" calcext:value-type="float">
            <text:p>0</text:p>
          </table:table-cell>
          <table:table-cell office:value-type="float" office:value="12.1678383801311" calcext:value-type="float">
            <text:p>12.1678383801311</text:p>
          </table:table-cell>
          <table:table-cell office:value-type="float" office:value="309.063094855331" calcext:value-type="float">
            <text:p>309.063094855331</text:p>
          </table:table-cell>
          <table:table-cell table:formula="of:=AVERAGE([.E484:.E532])" office:value-type="float" office:value="306.305887111363" calcext:value-type="float">
            <text:p>306.305887111363</text:p>
          </table:table-cell>
          <table:table-cell table:number-columns-repeated="6"/>
        </table:table-row>
        <table:table-row table:style-name="ro1">
          <table:table-cell office:value-type="float" office:value="0.0243489444255829" calcext:value-type="float">
            <text:p>0.024348944425583</text:p>
          </table:table-cell>
          <table:table-cell table:formula="of:=AVERAGE([.A485:.A533])" office:value-type="float" office:value="0.461682682080141" calcext:value-type="float">
            <text:p>0.461682682080141</text:p>
          </table:table-cell>
          <table:table-cell office:value-type="float" office:value="0" calcext:value-type="float">
            <text:p>0</text:p>
          </table:table-cell>
          <table:table-cell office:value-type="float" office:value="12.3691660830945" calcext:value-type="float">
            <text:p>12.3691660830945</text:p>
          </table:table-cell>
          <table:table-cell office:value-type="float" office:value="314.1768185106" calcext:value-type="float">
            <text:p>314.1768185106</text:p>
          </table:table-cell>
          <table:table-cell table:formula="of:=AVERAGE([.E485:.E533])" office:value-type="float" office:value="306.534402927881" calcext:value-type="float">
            <text:p>306.534402927881</text:p>
          </table:table-cell>
          <table:table-cell table:number-columns-repeated="6"/>
        </table:table-row>
        <table:table-row table:style-name="ro1">
          <table:table-cell office:value-type="float" office:value="0.806589782238007" calcext:value-type="float">
            <text:p>0.806589782238007</text:p>
          </table:table-cell>
          <table:table-cell table:formula="of:=AVERAGE([.A486:.A534])" office:value-type="float" office:value="0.469834342240284" calcext:value-type="float">
            <text:p>0.469834342240284</text:p>
          </table:table-cell>
          <table:table-cell office:value-type="float" office:value="1" calcext:value-type="float">
            <text:p>1</text:p>
          </table:table-cell>
          <table:table-cell office:value-type="float" office:value="11.9262634403735" calcext:value-type="float">
            <text:p>11.9262634403735</text:p>
          </table:table-cell>
          <table:table-cell office:value-type="float" office:value="302.927091385488" calcext:value-type="float">
            <text:p>302.927091385488</text:p>
          </table:table-cell>
          <table:table-cell table:formula="of:=AVERAGE([.E486:.E534])" office:value-type="float" office:value="306.416832094363" calcext:value-type="float">
            <text:p>306.416832094363</text:p>
          </table:table-cell>
          <table:table-cell table:number-columns-repeated="6"/>
        </table:table-row>
        <table:table-row table:style-name="ro1">
          <table:table-cell office:value-type="float" office:value="0.495283663272858" calcext:value-type="float">
            <text:p>0.495283663272858</text:p>
          </table:table-cell>
          <table:table-cell table:formula="of:=AVERAGE([.A487:.A535])" office:value-type="float" office:value="0.469584671763954" calcext:value-type="float">
            <text:p>0.469584671763954</text:p>
          </table:table-cell>
          <table:table-cell office:value-type="float" office:value="0" calcext:value-type="float">
            <text:p>0</text:p>
          </table:table-cell>
          <table:table-cell office:value-type="float" office:value="12.3196507883608" calcext:value-type="float">
            <text:p>12.3196507883608</text:p>
          </table:table-cell>
          <table:table-cell office:value-type="float" office:value="312.919130024365" calcext:value-type="float">
            <text:p>312.919130024365</text:p>
          </table:table-cell>
          <table:table-cell table:formula="of:=AVERAGE([.E487:.E535])" office:value-type="float" office:value="306.606809837959" calcext:value-type="float">
            <text:p>306.60680983795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88:.A536])" office:value-type="float" office:value="0.469584671763954" calcext:value-type="float">
            <text:p>0.469584671763954</text:p>
          </table:table-cell>
          <table:table-cell office:value-type="float" office:value="1" calcext:value-type="float">
            <text:p>1</text:p>
          </table:table-cell>
          <table:table-cell office:value-type="float" office:value="11.9020308538914" calcext:value-type="float">
            <text:p>11.9020308538914</text:p>
          </table:table-cell>
          <table:table-cell office:value-type="float" office:value="302.311583688841" calcext:value-type="float">
            <text:p>302.311583688841</text:p>
          </table:table-cell>
          <table:table-cell table:formula="of:=AVERAGE([.E488:.E536])" office:value-type="float" office:value="306.591492044191" calcext:value-type="float">
            <text:p>306.591492044191</text:p>
          </table:table-cell>
          <table:table-cell table:number-columns-repeated="6"/>
        </table:table-row>
        <table:table-row table:style-name="ro1">
          <table:table-cell office:value-type="float" office:value="0.116054683923721" calcext:value-type="float">
            <text:p>0.116054683923721</text:p>
          </table:table-cell>
          <table:table-cell table:formula="of:=AVERAGE([.A489:.A537])" office:value-type="float" office:value="0.468115170944923" calcext:value-type="float">
            <text:p>0.468115170944923</text:p>
          </table:table-cell>
          <table:table-cell office:value-type="float" office:value="0" calcext:value-type="float">
            <text:p>0</text:p>
          </table:table-cell>
          <table:table-cell office:value-type="float" office:value="12.3229489920408" calcext:value-type="float">
            <text:p>12.3229489920408</text:p>
          </table:table-cell>
          <table:table-cell office:value-type="float" office:value="313.002904397835" calcext:value-type="float">
            <text:p>313.002904397835</text:p>
          </table:table-cell>
          <table:table-cell table:formula="of:=AVERAGE([.E489:.E537])" office:value-type="float" office:value="306.733620004618" calcext:value-type="float">
            <text:p>306.733620004618</text:p>
          </table:table-cell>
          <table:table-cell table:number-columns-repeated="6"/>
        </table:table-row>
        <table:table-row table:style-name="ro1">
          <table:table-cell office:value-type="float" office:value="-0.0102785741910338" calcext:value-type="float">
            <text:p>-0.010278574191034</text:p>
          </table:table-cell>
          <table:table-cell table:formula="of:=AVERAGE([.A490:.A538])" office:value-type="float" office:value="0.447703896244935" calcext:value-type="float">
            <text:p>0.447703896244935</text:p>
          </table:table-cell>
          <table:table-cell office:value-type="float" office:value="0" calcext:value-type="float">
            <text:p>0</text:p>
          </table:table-cell>
          <table:table-cell office:value-type="float" office:value="12.3604483124286" calcext:value-type="float">
            <text:p>12.3604483124286</text:p>
          </table:table-cell>
          <table:table-cell office:value-type="float" office:value="313.955387135686" calcext:value-type="float">
            <text:p>313.955387135686</text:p>
          </table:table-cell>
          <table:table-cell table:formula="of:=AVERAGE([.E490:.E538])" office:value-type="float" office:value="306.952246918659" calcext:value-type="float">
            <text:p>306.952246918659</text:p>
          </table:table-cell>
          <table:table-cell table:number-columns-repeated="6"/>
        </table:table-row>
        <table:table-row table:style-name="ro1">
          <table:table-cell office:value-type="float" office:value="0.95346736907959" calcext:value-type="float">
            <text:p>0.95346736907959</text:p>
          </table:table-cell>
          <table:table-cell table:formula="of:=AVERAGE([.A491:.A539])" office:value-type="float" office:value="0.469233671129723" calcext:value-type="float">
            <text:p>0.469233671129723</text:p>
          </table:table-cell>
          <table:table-cell office:value-type="float" office:value="1" calcext:value-type="float">
            <text:p>1</text:p>
          </table:table-cell>
          <table:table-cell office:value-type="float" office:value="11.9239085863054" calcext:value-type="float">
            <text:p>11.9239085863054</text:p>
          </table:table-cell>
          <table:table-cell office:value-type="float" office:value="302.867278092157" calcext:value-type="float">
            <text:p>302.867278092157</text:p>
          </table:table-cell>
          <table:table-cell table:formula="of:=AVERAGE([.E491:.E539])" office:value-type="float" office:value="306.786099489839" calcext:value-type="float">
            <text:p>306.786099489839</text:p>
          </table:table-cell>
          <table:table-cell table:number-columns-repeated="6"/>
        </table:table-row>
        <table:table-row table:style-name="ro1">
          <table:table-cell office:value-type="float" office:value="0.838004469871521" calcext:value-type="float">
            <text:p>0.838004469871521</text:p>
          </table:table-cell>
          <table:table-cell table:formula="of:=AVERAGE([.A492:.A540])" office:value-type="float" office:value="0.470320808760731" calcext:value-type="float">
            <text:p>0.470320808760731</text:p>
          </table:table-cell>
          <table:table-cell office:value-type="float" office:value="1" calcext:value-type="float">
            <text:p>1</text:p>
          </table:table-cell>
          <table:table-cell office:value-type="float" office:value="11.9353027008325" calcext:value-type="float">
            <text:p>11.9353027008325</text:p>
          </table:table-cell>
          <table:table-cell office:value-type="float" office:value="303.156688601145" calcext:value-type="float">
            <text:p>303.156688601145</text:p>
          </table:table-cell>
          <table:table-cell table:formula="of:=AVERAGE([.E492:.E540])" office:value-type="float" office:value="306.807565080288" calcext:value-type="float">
            <text:p>306.807565080288</text:p>
          </table:table-cell>
          <table:table-cell table:number-columns-repeated="6"/>
        </table:table-row>
        <table:table-row table:style-name="ro1">
          <table:table-cell office:value-type="float" office:value="0.486737281084061" calcext:value-type="float">
            <text:p>0.486737281084061</text:p>
          </table:table-cell>
          <table:table-cell table:formula="of:=AVERAGE([.A493:.A541])" office:value-type="float" office:value="0.47353944923902" calcext:value-type="float">
            <text:p>0.47353944923902</text:p>
          </table:table-cell>
          <table:table-cell office:value-type="float" office:value="0" calcext:value-type="float">
            <text:p>0</text:p>
          </table:table-cell>
          <table:table-cell office:value-type="float" office:value="12.1595300982893" calcext:value-type="float">
            <text:p>12.1595300982893</text:p>
          </table:table-cell>
          <table:table-cell office:value-type="float" office:value="308.852064496547" calcext:value-type="float">
            <text:p>308.852064496547</text:p>
          </table:table-cell>
          <table:table-cell table:formula="of:=AVERAGE([.E493:.E541])" office:value-type="float" office:value="306.928981023681" calcext:value-type="float">
            <text:p>306.9289810236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94:.A542])" office:value-type="float" office:value="0.47353944923902" calcext:value-type="float">
            <text:p>0.47353944923902</text:p>
          </table:table-cell>
          <table:table-cell office:value-type="float" office:value="1" calcext:value-type="float">
            <text:p>1</text:p>
          </table:table-cell>
          <table:table-cell office:value-type="float" office:value="11.930072038433" calcext:value-type="float">
            <text:p>11.930072038433</text:p>
          </table:table-cell>
          <table:table-cell office:value-type="float" office:value="303.023829776197" calcext:value-type="float">
            <text:p>303.023829776197</text:p>
          </table:table-cell>
          <table:table-cell table:formula="of:=AVERAGE([.E494:.E542])" office:value-type="float" office:value="306.952758424101" calcext:value-type="float">
            <text:p>306.9527584241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95:.A543])" office:value-type="float" office:value="0.493610736631374" calcext:value-type="float">
            <text:p>0.493610736631374</text:p>
          </table:table-cell>
          <table:table-cell office:value-type="float" office:value="1" calcext:value-type="float">
            <text:p>1</text:p>
          </table:table-cell>
          <table:table-cell office:value-type="float" office:value="11.9138555770099" calcext:value-type="float">
            <text:p>11.9138555770099</text:p>
          </table:table-cell>
          <table:table-cell office:value-type="float" office:value="302.611931656052" calcext:value-type="float">
            <text:p>302.611931656052</text:p>
          </table:table-cell>
          <table:table-cell table:formula="of:=AVERAGE([.E495:.E543])" office:value-type="float" office:value="306.946034651613" calcext:value-type="float">
            <text:p>306.946034651613</text:p>
          </table:table-cell>
          <table:table-cell table:number-columns-repeated="6"/>
        </table:table-row>
        <table:table-row table:style-name="ro1">
          <table:table-cell office:value-type="float" office:value="0.447051435709" calcext:value-type="float">
            <text:p>0.447051435709</text:p>
          </table:table-cell>
          <table:table-cell table:formula="of:=AVERAGE([.A496:.A544])" office:value-type="float" office:value="0.492612984071946" calcext:value-type="float">
            <text:p>0.492612984071946</text:p>
          </table:table-cell>
          <table:table-cell office:value-type="float" office:value="0" calcext:value-type="float">
            <text:p>0</text:p>
          </table:table-cell>
          <table:table-cell office:value-type="float" office:value="12.124836187008" calcext:value-type="float">
            <text:p>12.124836187008</text:p>
          </table:table-cell>
          <table:table-cell office:value-type="float" office:value="307.970839150004" calcext:value-type="float">
            <text:p>307.970839150004</text:p>
          </table:table-cell>
          <table:table-cell table:formula="of:=AVERAGE([.E496:.E544])" office:value-type="float" office:value="307.04914648528" calcext:value-type="float">
            <text:p>307.04914648528</text:p>
          </table:table-cell>
          <table:table-cell table:number-columns-repeated="6"/>
        </table:table-row>
        <table:table-row table:style-name="ro1">
          <table:table-cell office:value-type="float" office:value="0.0648660063743591" calcext:value-type="float">
            <text:p>0.064866006374359</text:p>
          </table:table-cell>
          <table:table-cell table:formula="of:=AVERAGE([.A497:.A545])" office:value-type="float" office:value="0.475675481279042" calcext:value-type="float">
            <text:p>0.475675481279042</text:p>
          </table:table-cell>
          <table:table-cell office:value-type="float" office:value="0" calcext:value-type="float">
            <text:p>0</text:p>
          </table:table-cell>
          <table:table-cell office:value-type="float" office:value="12.3354389878333" calcext:value-type="float">
            <text:p>12.3354389878333</text:p>
          </table:table-cell>
          <table:table-cell office:value-type="float" office:value="313.320150290965" calcext:value-type="float">
            <text:p>313.320150290965</text:p>
          </table:table-cell>
          <table:table-cell table:formula="of:=AVERAGE([.E497:.E545])" office:value-type="float" office:value="307.282702546268" calcext:value-type="float">
            <text:p>307.282702546268</text:p>
          </table:table-cell>
          <table:table-cell table:number-columns-repeated="6"/>
        </table:table-row>
        <table:table-row table:style-name="ro1">
          <table:table-cell office:value-type="float" office:value="0.00404369924217463" calcext:value-type="float">
            <text:p>0.004043699242175</text:p>
          </table:table-cell>
          <table:table-cell table:formula="of:=AVERAGE([.A498:.A546])" office:value-type="float" office:value="0.4750920089975" calcext:value-type="float">
            <text:p>0.4750920089975</text:p>
          </table:table-cell>
          <table:table-cell office:value-type="float" office:value="0" calcext:value-type="float">
            <text:p>0</text:p>
          </table:table-cell>
          <table:table-cell office:value-type="float" office:value="12.018959272933" calcext:value-type="float">
            <text:p>12.018959272933</text:p>
          </table:table-cell>
          <table:table-cell office:value-type="float" office:value="305.281565532498" calcext:value-type="float">
            <text:p>305.281565532498</text:p>
          </table:table-cell>
          <table:table-cell table:formula="of:=AVERAGE([.E498:.E546])" office:value-type="float" office:value="307.255455910364" calcext:value-type="float">
            <text:p>307.255455910364</text:p>
          </table:table-cell>
          <table:table-cell table:number-columns-repeated="6"/>
        </table:table-row>
        <table:table-row table:style-name="ro1">
          <table:table-cell office:value-type="float" office:value="0.988613247871399" calcext:value-type="float">
            <text:p>0.988613247871399</text:p>
          </table:table-cell>
          <table:table-cell table:formula="of:=AVERAGE([.A499:.A547])" office:value-type="float" office:value="0.487747983040159" calcext:value-type="float">
            <text:p>0.487747983040159</text:p>
          </table:table-cell>
          <table:table-cell office:value-type="float" office:value="0" calcext:value-type="float">
            <text:p>0</text:p>
          </table:table-cell>
          <table:table-cell office:value-type="float" office:value="12.0742484774172" calcext:value-type="float">
            <text:p>12.0742484774172</text:p>
          </table:table-cell>
          <table:table-cell office:value-type="float" office:value="306.685911326398" calcext:value-type="float">
            <text:p>306.685911326398</text:p>
          </table:table-cell>
          <table:table-cell table:formula="of:=AVERAGE([.E499:.E547])" office:value-type="float" office:value="307.227171058302" calcext:value-type="float">
            <text:p>307.227171058302</text:p>
          </table:table-cell>
          <table:table-cell table:number-columns-repeated="6"/>
        </table:table-row>
        <table:table-row table:style-name="ro1">
          <table:table-cell office:value-type="float" office:value="0.557497382164001" calcext:value-type="float">
            <text:p>0.557497382164001</text:p>
          </table:table-cell>
          <table:table-cell table:formula="of:=AVERAGE([.A500:.A548])" office:value-type="float" office:value="0.502179345289572" calcext:value-type="float">
            <text:p>0.502179345289572</text:p>
          </table:table-cell>
          <table:table-cell office:value-type="float" office:value="0" calcext:value-type="float">
            <text:p>0</text:p>
          </table:table-cell>
          <table:table-cell office:value-type="float" office:value="11.977447196734" calcext:value-type="float">
            <text:p>11.977447196734</text:p>
          </table:table-cell>
          <table:table-cell office:value-type="float" office:value="304.227158797042" calcext:value-type="float">
            <text:p>304.227158797042</text:p>
          </table:table-cell>
          <table:table-cell table:formula="of:=AVERAGE([.E500:.E548])" office:value-type="float" office:value="307.127687203186" calcext:value-type="float">
            <text:p>307.127687203186</text:p>
          </table:table-cell>
          <table:table-cell table:number-columns-repeated="6"/>
        </table:table-row>
        <table:table-row table:style-name="ro1">
          <table:table-cell office:value-type="float" office:value="0.249740302562714" calcext:value-type="float">
            <text:p>0.249740302562714</text:p>
          </table:table-cell>
          <table:table-cell table:formula="of:=AVERAGE([.A501:.A549])" office:value-type="float" office:value="0.504272637302079" calcext:value-type="float">
            <text:p>0.504272637302079</text:p>
          </table:table-cell>
          <table:table-cell office:value-type="float" office:value="0" calcext:value-type="float">
            <text:p>0</text:p>
          </table:table-cell>
          <table:table-cell office:value-type="float" office:value="12.2008826029122" calcext:value-type="float">
            <text:p>12.2008826029122</text:p>
          </table:table-cell>
          <table:table-cell office:value-type="float" office:value="309.90241811397" calcext:value-type="float">
            <text:p>309.90241811397</text:p>
          </table:table-cell>
          <table:table-cell table:formula="of:=AVERAGE([.E501:.E549])" office:value-type="float" office:value="307.153115288232" calcext:value-type="float">
            <text:p>307.153115288232</text:p>
          </table:table-cell>
          <table:table-cell table:number-columns-repeated="6"/>
        </table:table-row>
        <table:table-row table:style-name="ro1">
          <table:table-cell office:value-type="float" office:value="0.636719405651093" calcext:value-type="float">
            <text:p>0.636719405651093</text:p>
          </table:table-cell>
          <table:table-cell table:formula="of:=AVERAGE([.A502:.A550])" office:value-type="float" office:value="0.508714701431655" calcext:value-type="float">
            <text:p>0.508714701431655</text:p>
          </table:table-cell>
          <table:table-cell office:value-type="float" office:value="0" calcext:value-type="float">
            <text:p>0</text:p>
          </table:table-cell>
          <table:table-cell office:value-type="float" office:value="12.0309517808706" calcext:value-type="float">
            <text:p>12.0309517808706</text:p>
          </table:table-cell>
          <table:table-cell office:value-type="float" office:value="305.586175234112" calcext:value-type="float">
            <text:p>305.586175234112</text:p>
          </table:table-cell>
          <table:table-cell table:formula="of:=AVERAGE([.E502:.E550])" office:value-type="float" office:value="306.975615601294" calcext:value-type="float">
            <text:p>306.975615601294</text:p>
          </table:table-cell>
          <table:table-cell table:number-columns-repeated="6"/>
        </table:table-row>
        <table:table-row table:style-name="ro1">
          <table:table-cell office:value-type="float" office:value="0.480262041091919" calcext:value-type="float">
            <text:p>0.480262041091919</text:p>
          </table:table-cell>
          <table:table-cell table:formula="of:=AVERAGE([.A503:.A551])" office:value-type="float" office:value="0.509198616945531" calcext:value-type="float">
            <text:p>0.509198616945531</text:p>
          </table:table-cell>
          <table:table-cell office:value-type="float" office:value="0" calcext:value-type="float">
            <text:p>0</text:p>
          </table:table-cell>
          <table:table-cell office:value-type="float" office:value="12.1258816154957" calcext:value-type="float">
            <text:p>12.1258816154957</text:p>
          </table:table-cell>
          <table:table-cell office:value-type="float" office:value="307.99739303359" calcext:value-type="float">
            <text:p>307.99739303359</text:p>
          </table:table-cell>
          <table:table-cell table:formula="of:=AVERAGE([.E503:.E551])" office:value-type="float" office:value="306.974738561047" calcext:value-type="float">
            <text:p>306.974738561047</text:p>
          </table:table-cell>
          <table:table-cell table:number-columns-repeated="6"/>
        </table:table-row>
        <table:table-row table:style-name="ro1">
          <table:table-cell office:value-type="float" office:value="-0.0138362934812903" calcext:value-type="float">
            <text:p>-0.01383629348129</text:p>
          </table:table-cell>
          <table:table-cell table:formula="of:=AVERAGE([.A504:.A552])" office:value-type="float" office:value="0.505650466196452" calcext:value-type="float">
            <text:p>0.505650466196452</text:p>
          </table:table-cell>
          <table:table-cell office:value-type="float" office:value="0" calcext:value-type="float">
            <text:p>0</text:p>
          </table:table-cell>
          <table:table-cell office:value-type="float" office:value="12.3716523490489" calcext:value-type="float">
            <text:p>12.3716523490489</text:p>
          </table:table-cell>
          <table:table-cell office:value-type="float" office:value="314.239969665841" calcext:value-type="float">
            <text:p>314.239969665841</text:p>
          </table:table-cell>
          <table:table-cell table:formula="of:=AVERAGE([.E504:.E552])" office:value-type="float" office:value="307.033989259213" calcext:value-type="float">
            <text:p>307.033989259213</text:p>
          </table:table-cell>
          <table:table-cell table:number-columns-repeated="6"/>
        </table:table-row>
        <table:table-row table:style-name="ro1">
          <table:table-cell office:value-type="float" office:value="0.683532953262329" calcext:value-type="float">
            <text:p>0.683532953262329</text:p>
          </table:table-cell>
          <table:table-cell table:formula="of:=AVERAGE([.A505:.A553])" office:value-type="float" office:value="0.508470254895699" calcext:value-type="float">
            <text:p>0.508470254895699</text:p>
          </table:table-cell>
          <table:table-cell office:value-type="float" office:value="0" calcext:value-type="float">
            <text:p>0</text:p>
          </table:table-cell>
          <table:table-cell office:value-type="float" office:value="12.1278199408174" calcext:value-type="float">
            <text:p>12.1278199408174</text:p>
          </table:table-cell>
          <table:table-cell office:value-type="float" office:value="308.046626496761" calcext:value-type="float">
            <text:p>308.046626496761</text:p>
          </table:table-cell>
          <table:table-cell table:formula="of:=AVERAGE([.E505:.E553])" office:value-type="float" office:value="307.08505222104" calcext:value-type="float">
            <text:p>307.08505222104</text:p>
          </table:table-cell>
          <table:table-cell table:number-columns-repeated="6"/>
        </table:table-row>
        <table:table-row table:style-name="ro1">
          <table:table-cell office:value-type="float" office:value="0.942107200622559" calcext:value-type="float">
            <text:p>0.942107200622559</text:p>
          </table:table-cell>
          <table:table-cell table:formula="of:=AVERAGE([.A506:.A554])" office:value-type="float" office:value="0.52378604911061" calcext:value-type="float">
            <text:p>0.52378604911061</text:p>
          </table:table-cell>
          <table:table-cell office:value-type="float" office:value="1" calcext:value-type="float">
            <text:p>1</text:p>
          </table:table-cell>
          <table:table-cell office:value-type="float" office:value="11.9296977492213" calcext:value-type="float">
            <text:p>11.9296977492213</text:p>
          </table:table-cell>
          <table:table-cell office:value-type="float" office:value="303.014322830222" calcext:value-type="float">
            <text:p>303.014322830222</text:p>
          </table:table-cell>
          <table:table-cell table:formula="of:=AVERAGE([.E506:.E554])" office:value-type="float" office:value="306.945023196738" calcext:value-type="float">
            <text:p>306.945023196738</text:p>
          </table:table-cell>
          <table:table-cell table:number-columns-repeated="6"/>
        </table:table-row>
        <table:table-row table:style-name="ro1">
          <table:table-cell office:value-type="float" office:value="0.417523175477982" calcext:value-type="float">
            <text:p>0.417523175477982</text:p>
          </table:table-cell>
          <table:table-cell table:formula="of:=AVERAGE([.A507:.A555])" office:value-type="float" office:value="0.511898766977507" calcext:value-type="float">
            <text:p>0.511898766977507</text:p>
          </table:table-cell>
          <table:table-cell office:value-type="float" office:value="0" calcext:value-type="float">
            <text:p>0</text:p>
          </table:table-cell>
          <table:table-cell office:value-type="float" office:value="12.0284397018671" calcext:value-type="float">
            <text:p>12.0284397018671</text:p>
          </table:table-cell>
          <table:table-cell office:value-type="float" office:value="305.522368427424" calcext:value-type="float">
            <text:p>305.522368427424</text:p>
          </table:table-cell>
          <table:table-cell table:formula="of:=AVERAGE([.E507:.E555])" office:value-type="float" office:value="307.009338467813" calcext:value-type="float">
            <text:p>307.009338467813</text:p>
          </table:table-cell>
          <table:table-cell table:number-columns-repeated="6"/>
        </table:table-row>
        <table:table-row table:style-name="ro1">
          <table:table-cell office:value-type="float" office:value="0.117433458566666" calcext:value-type="float">
            <text:p>0.117433458566666</text:p>
          </table:table-cell>
          <table:table-cell table:formula="of:=AVERAGE([.A508:.A556])" office:value-type="float" office:value="0.504238417564667" calcext:value-type="float">
            <text:p>0.504238417564667</text:p>
          </table:table-cell>
          <table:table-cell office:value-type="float" office:value="0" calcext:value-type="float">
            <text:p>0</text:p>
          </table:table-cell>
          <table:table-cell office:value-type="float" office:value="12.2723542425275" calcext:value-type="float">
            <text:p>12.2723542425275</text:p>
          </table:table-cell>
          <table:table-cell office:value-type="float" office:value="311.717797760198" calcext:value-type="float">
            <text:p>311.717797760198</text:p>
          </table:table-cell>
          <table:table-cell table:formula="of:=AVERAGE([.E508:.E556])" office:value-type="float" office:value="307.127678688233" calcext:value-type="float">
            <text:p>307.127678688233</text:p>
          </table:table-cell>
          <table:table-cell table:number-columns-repeated="6"/>
        </table:table-row>
        <table:table-row table:style-name="ro1">
          <table:table-cell office:value-type="float" office:value="0.51003098487854" calcext:value-type="float">
            <text:p>0.51003098487854</text:p>
          </table:table-cell>
          <table:table-cell table:formula="of:=AVERAGE([.A509:.A557])" office:value-type="float" office:value="0.494239049909127" calcext:value-type="float">
            <text:p>0.494239049909127</text:p>
          </table:table-cell>
          <table:table-cell office:value-type="float" office:value="0" calcext:value-type="float">
            <text:p>0</text:p>
          </table:table-cell>
          <table:table-cell office:value-type="float" office:value="12.0861928792179" calcext:value-type="float">
            <text:p>12.0861928792179</text:p>
          </table:table-cell>
          <table:table-cell office:value-type="float" office:value="306.989299132134" calcext:value-type="float">
            <text:p>306.989299132134</text:p>
          </table:table-cell>
          <table:table-cell table:formula="of:=AVERAGE([.E509:.E557])" office:value-type="float" office:value="307.223228634669" calcext:value-type="float">
            <text:p>307.223228634669</text:p>
          </table:table-cell>
          <table:table-cell table:number-columns-repeated="6"/>
        </table:table-row>
        <table:table-row table:style-name="ro1">
          <table:table-cell office:value-type="float" office:value="-0.0824613720178604" calcext:value-type="float">
            <text:p>-0.08246137201786</text:p>
          </table:table-cell>
          <table:table-cell table:formula="of:=AVERAGE([.A510:.A558])" office:value-type="float" office:value="0.481927766182046" calcext:value-type="float">
            <text:p>0.481927766182046</text:p>
          </table:table-cell>
          <table:table-cell office:value-type="float" office:value="0" calcext:value-type="float">
            <text:p>0</text:p>
          </table:table-cell>
          <table:table-cell office:value-type="float" office:value="12.3808065949082" calcext:value-type="float">
            <text:p>12.3808065949082</text:p>
          </table:table-cell>
          <table:table-cell office:value-type="float" office:value="314.472487510669" calcext:value-type="float">
            <text:p>314.472487510669</text:p>
          </table:table-cell>
          <table:table-cell table:formula="of:=AVERAGE([.E510:.E558])" office:value-type="float" office:value="307.471807507094" calcext:value-type="float">
            <text:p>307.471807507094</text:p>
          </table:table-cell>
          <table:table-cell table:number-columns-repeated="6"/>
        </table:table-row>
        <table:table-row table:style-name="ro1">
          <table:table-cell office:value-type="float" office:value="0.204894736409187" calcext:value-type="float">
            <text:p>0.204894736409187</text:p>
          </table:table-cell>
          <table:table-cell table:formula="of:=AVERAGE([.A511:.A559])" office:value-type="float" office:value="0.466354813505253" calcext:value-type="float">
            <text:p>0.466354813505253</text:p>
          </table:table-cell>
          <table:table-cell office:value-type="float" office:value="0" calcext:value-type="float">
            <text:p>0</text:p>
          </table:table-cell>
          <table:table-cell office:value-type="float" office:value="12.2768609662324" calcext:value-type="float">
            <text:p>12.2768609662324</text:p>
          </table:table-cell>
          <table:table-cell office:value-type="float" office:value="311.832268542303" calcext:value-type="float">
            <text:p>311.832268542303</text:p>
          </table:table-cell>
          <table:table-cell table:formula="of:=AVERAGE([.E511:.E559])" office:value-type="float" office:value="307.658031980675" calcext:value-type="float">
            <text:p>307.658031980675</text:p>
          </table:table-cell>
          <table:table-cell table:number-columns-repeated="6"/>
        </table:table-row>
        <table:table-row table:style-name="ro1">
          <table:table-cell office:value-type="float" office:value="0.0365494266152382" calcext:value-type="float">
            <text:p>0.036549426615238</text:p>
          </table:table-cell>
          <table:table-cell table:formula="of:=AVERAGE([.A512:.A560])" office:value-type="float" office:value="0.45537059663151" calcext:value-type="float">
            <text:p>0.45537059663151</text:p>
          </table:table-cell>
          <table:table-cell office:value-type="float" office:value="0" calcext:value-type="float">
            <text:p>0</text:p>
          </table:table-cell>
          <table:table-cell office:value-type="float" office:value="12.3792237856716" calcext:value-type="float">
            <text:p>12.3792237856716</text:p>
          </table:table-cell>
          <table:table-cell office:value-type="float" office:value="314.432284156058" calcext:value-type="float">
            <text:p>314.432284156058</text:p>
          </table:table-cell>
          <table:table-cell table:formula="of:=AVERAGE([.E512:.E560])" office:value-type="float" office:value="307.757293230568" calcext:value-type="float">
            <text:p>307.7572932305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13:.A561])" office:value-type="float" office:value="0.470181577822444" calcext:value-type="float">
            <text:p>0.470181577822444</text:p>
          </table:table-cell>
          <table:table-cell office:value-type="float" office:value="1" calcext:value-type="float">
            <text:p>1</text:p>
          </table:table-cell>
          <table:table-cell office:value-type="float" office:value="11.9206103826255" calcext:value-type="float">
            <text:p>11.9206103826255</text:p>
          </table:table-cell>
          <table:table-cell office:value-type="float" office:value="302.783503718687" calcext:value-type="float">
            <text:p>302.783503718687</text:p>
          </table:table-cell>
          <table:table-cell table:formula="of:=AVERAGE([.E513:.E561])" office:value-type="float" office:value="307.669713280937" calcext:value-type="float">
            <text:p>307.669713280937</text:p>
          </table:table-cell>
          <table:table-cell table:number-columns-repeated="6"/>
        </table:table-row>
        <table:table-row table:style-name="ro1">
          <table:table-cell office:value-type="float" office:value="0.711325585842133" calcext:value-type="float">
            <text:p>0.711325585842133</text:p>
          </table:table-cell>
          <table:table-cell table:formula="of:=AVERAGE([.A514:.A562])" office:value-type="float" office:value="0.483102827810572" calcext:value-type="float">
            <text:p>0.483102827810572</text:p>
          </table:table-cell>
          <table:table-cell office:value-type="float" office:value="1" calcext:value-type="float">
            <text:p>1</text:p>
          </table:table-cell>
          <table:table-cell office:value-type="float" office:value="11.9036911022753" calcext:value-type="float">
            <text:p>11.9036911022753</text:p>
          </table:table-cell>
          <table:table-cell office:value-type="float" office:value="302.353753997791" calcext:value-type="float">
            <text:p>302.353753997791</text:p>
          </table:table-cell>
          <table:table-cell table:formula="of:=AVERAGE([.E514:.E562])" office:value-type="float" office:value="307.598552595177" calcext:value-type="float">
            <text:p>307.598552595177</text:p>
          </table:table-cell>
          <table:table-cell table:number-columns-repeated="6"/>
        </table:table-row>
        <table:table-row table:style-name="ro1">
          <table:table-cell office:value-type="float" office:value="0.886031806468964" calcext:value-type="float">
            <text:p>0.886031806468964</text:p>
          </table:table-cell>
          <table:table-cell table:formula="of:=AVERAGE([.A515:.A563])" office:value-type="float" office:value="0.490547333599414" calcext:value-type="float">
            <text:p>0.490547333599414</text:p>
          </table:table-cell>
          <table:table-cell office:value-type="float" office:value="0" calcext:value-type="float">
            <text:p>0</text:p>
          </table:table-cell>
          <table:table-cell office:value-type="float" office:value="12.1835209807664" calcext:value-type="float">
            <text:p>12.1835209807664</text:p>
          </table:table-cell>
          <table:table-cell office:value-type="float" office:value="309.461432911467" calcext:value-type="float">
            <text:p>309.461432911467</text:p>
          </table:table-cell>
          <table:table-cell table:formula="of:=AVERAGE([.E515:.E563])" office:value-type="float" office:value="307.675632390286" calcext:value-type="float">
            <text:p>307.675632390286</text:p>
          </table:table-cell>
          <table:table-cell table:number-columns-repeated="6"/>
        </table:table-row>
        <table:table-row table:style-name="ro1">
          <table:table-cell office:value-type="float" office:value="-0.110025107860565" calcext:value-type="float">
            <text:p>-0.110025107860565</text:p>
          </table:table-cell>
          <table:table-cell table:formula="of:=AVERAGE([.A516:.A564])" office:value-type="float" office:value="0.483705203906675" calcext:value-type="float">
            <text:p>0.483705203906675</text:p>
          </table:table-cell>
          <table:table-cell office:value-type="float" office:value="0" calcext:value-type="float">
            <text:p>0</text:p>
          </table:table-cell>
          <table:table-cell office:value-type="float" office:value="12.2137844341695" calcext:value-type="float">
            <text:p>12.2137844341695</text:p>
          </table:table-cell>
          <table:table-cell office:value-type="float" office:value="310.230124627906" calcext:value-type="float">
            <text:p>310.230124627906</text:p>
          </table:table-cell>
          <table:table-cell table:formula="of:=AVERAGE([.E516:.E564])" office:value-type="float" office:value="307.800707330992" calcext:value-type="float">
            <text:p>307.800707330992</text:p>
          </table:table-cell>
          <table:table-cell table:number-columns-repeated="6"/>
        </table:table-row>
        <table:table-row table:style-name="ro1">
          <table:table-cell office:value-type="float" office:value="0.292777478694916" calcext:value-type="float">
            <text:p>0.292777478694916</text:p>
          </table:table-cell>
          <table:table-cell table:formula="of:=AVERAGE([.A517:.A565])" office:value-type="float" office:value="0.470874800520345" calcext:value-type="float">
            <text:p>0.470874800520345</text:p>
          </table:table-cell>
          <table:table-cell office:value-type="float" office:value="0" calcext:value-type="float">
            <text:p>0</text:p>
          </table:table-cell>
          <table:table-cell office:value-type="float" office:value="12.0036075486541" calcext:value-type="float">
            <text:p>12.0036075486541</text:p>
          </table:table-cell>
          <table:table-cell office:value-type="float" office:value="304.891631735814" calcext:value-type="float">
            <text:p>304.891631735814</text:p>
          </table:table-cell>
          <table:table-cell table:formula="of:=AVERAGE([.E517:.E565])" office:value-type="float" office:value="307.846499536384" calcext:value-type="float">
            <text:p>307.846499536384</text:p>
          </table:table-cell>
          <table:table-cell table:number-columns-repeated="6"/>
        </table:table-row>
        <table:table-row table:style-name="ro1">
          <table:table-cell office:value-type="float" office:value="0.309419065713882" calcext:value-type="float">
            <text:p>0.309419065713882</text:p>
          </table:table-cell>
          <table:table-cell table:formula="of:=AVERAGE([.A518:.A566])" office:value-type="float" office:value="0.473601013576559" calcext:value-type="float">
            <text:p>0.473601013576559</text:p>
          </table:table-cell>
          <table:table-cell office:value-type="float" office:value="0" calcext:value-type="float">
            <text:p>0</text:p>
          </table:table-cell>
          <table:table-cell office:value-type="float" office:value="12.0580202827901" calcext:value-type="float">
            <text:p>12.0580202827901</text:p>
          </table:table-cell>
          <table:table-cell office:value-type="float" office:value="306.273715182868" calcext:value-type="float">
            <text:p>306.273715182868</text:p>
          </table:table-cell>
          <table:table-cell table:formula="of:=AVERAGE([.E518:.E566])" office:value-type="float" office:value="307.793854617774" calcext:value-type="float">
            <text:p>307.793854617774</text:p>
          </table:table-cell>
          <table:table-cell table:number-columns-repeated="6"/>
        </table:table-row>
        <table:table-row table:style-name="ro1">
          <table:table-cell office:value-type="float" office:value="0.370497941970825" calcext:value-type="float">
            <text:p>0.370497941970825</text:p>
          </table:table-cell>
          <table:table-cell table:formula="of:=AVERAGE([.A519:.A567])" office:value-type="float" office:value="0.480558131272756" calcext:value-type="float">
            <text:p>0.480558131272756</text:p>
          </table:table-cell>
          <table:table-cell office:value-type="float" office:value="0" calcext:value-type="float">
            <text:p>0</text:p>
          </table:table-cell>
          <table:table-cell office:value-type="float" office:value="11.937169453609" calcext:value-type="float">
            <text:p>11.937169453609</text:p>
          </table:table-cell>
          <table:table-cell office:value-type="float" office:value="303.204104121668" calcext:value-type="float">
            <text:p>303.204104121668</text:p>
          </table:table-cell>
          <table:table-cell table:formula="of:=AVERAGE([.E519:.E567])" office:value-type="float" office:value="307.596246867316" calcext:value-type="float">
            <text:p>307.596246867316</text:p>
          </table:table-cell>
          <table:table-cell table:number-columns-repeated="6"/>
        </table:table-row>
        <table:table-row table:style-name="ro1">
          <table:table-cell office:value-type="float" office:value="0.201915174722671" calcext:value-type="float">
            <text:p>0.201915174722671</text:p>
          </table:table-cell>
          <table:table-cell table:formula="of:=AVERAGE([.A520:.A568])" office:value-type="float" office:value="0.47345057114904" calcext:value-type="float">
            <text:p>0.47345057114904</text:p>
          </table:table-cell>
          <table:table-cell office:value-type="float" office:value="0" calcext:value-type="float">
            <text:p>0</text:p>
          </table:table-cell>
          <table:table-cell office:value-type="float" office:value="12.0306385043204" calcext:value-type="float">
            <text:p>12.0306385043204</text:p>
          </table:table-cell>
          <table:table-cell office:value-type="float" office:value="305.578218009738" calcext:value-type="float">
            <text:p>305.578218009738</text:p>
          </table:table-cell>
          <table:table-cell table:formula="of:=AVERAGE([.E520:.E568])" office:value-type="float" office:value="307.654179572268" calcext:value-type="float">
            <text:p>307.654179572268</text:p>
          </table:table-cell>
          <table:table-cell table:number-columns-repeated="6"/>
        </table:table-row>
        <table:table-row table:style-name="ro1">
          <table:table-cell office:value-type="float" office:value="0.414724975824356" calcext:value-type="float">
            <text:p>0.414724975824356</text:p>
          </table:table-cell>
          <table:table-cell table:formula="of:=AVERAGE([.A521:.A569])" office:value-type="float" office:value="0.481345087748462" calcext:value-type="float">
            <text:p>0.481345087748462</text:p>
          </table:table-cell>
          <table:table-cell office:value-type="float" office:value="0" calcext:value-type="float">
            <text:p>0</text:p>
          </table:table-cell>
          <table:table-cell office:value-type="float" office:value="12.1181165810049" calcext:value-type="float">
            <text:p>12.1181165810049</text:p>
          </table:table-cell>
          <table:table-cell office:value-type="float" office:value="307.800161157523" calcext:value-type="float">
            <text:p>307.800161157523</text:p>
          </table:table-cell>
          <table:table-cell table:formula="of:=AVERAGE([.E521:.E569])" office:value-type="float" office:value="307.545207017507" calcext:value-type="float">
            <text:p>307.545207017507</text:p>
          </table:table-cell>
          <table:table-cell table:number-columns-repeated="6"/>
        </table:table-row>
        <table:table-row table:style-name="ro1">
          <table:table-cell office:value-type="float" office:value="0.286874353885651" calcext:value-type="float">
            <text:p>0.286874353885651</text:p>
          </table:table-cell>
          <table:table-cell table:formula="of:=AVERAGE([.A522:.A570])" office:value-type="float" office:value="0.486414955437244" calcext:value-type="float">
            <text:p>0.486414955437244</text:p>
          </table:table-cell>
          <table:table-cell office:value-type="float" office:value="0" calcext:value-type="float">
            <text:p>0</text:p>
          </table:table-cell>
          <table:table-cell office:value-type="float" office:value="12.0308872482479" calcext:value-type="float">
            <text:p>12.0308872482479</text:p>
          </table:table-cell>
          <table:table-cell office:value-type="float" office:value="305.584536105496" calcext:value-type="float">
            <text:p>305.584536105496</text:p>
          </table:table-cell>
          <table:table-cell table:formula="of:=AVERAGE([.E522:.E570])" office:value-type="float" office:value="307.369371395836" calcext:value-type="float">
            <text:p>307.369371395836</text:p>
          </table:table-cell>
          <table:table-cell table:number-columns-repeated="6"/>
        </table:table-row>
        <table:table-row table:style-name="ro1">
          <table:table-cell office:value-type="float" office:value="0.51970648765564" calcext:value-type="float">
            <text:p>0.51970648765564</text:p>
          </table:table-cell>
          <table:table-cell table:formula="of:=AVERAGE([.A523:.A571])" office:value-type="float" office:value="0.485459671795429" calcext:value-type="float">
            <text:p>0.485459671795429</text:p>
          </table:table-cell>
          <table:table-cell office:value-type="float" office:value="0" calcext:value-type="float">
            <text:p>0</text:p>
          </table:table-cell>
          <table:table-cell office:value-type="float" office:value="12.185621224305" calcext:value-type="float">
            <text:p>12.185621224305</text:p>
          </table:table-cell>
          <table:table-cell office:value-type="float" office:value="309.514779097348" calcext:value-type="float">
            <text:p>309.514779097348</text:p>
          </table:table-cell>
          <table:table-cell table:formula="of:=AVERAGE([.E523:.E571])" office:value-type="float" office:value="307.445218955481" calcext:value-type="float">
            <text:p>307.4452189554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24:.A572])" office:value-type="float" office:value="0.505850616597916" calcext:value-type="float">
            <text:p>0.505850616597916</text:p>
          </table:table-cell>
          <table:table-cell office:value-type="float" office:value="1" calcext:value-type="float">
            <text:p>1</text:p>
          </table:table-cell>
          <table:table-cell office:value-type="float" office:value="11.8948853325784" calcext:value-type="float">
            <text:p>11.8948853325784</text:p>
          </table:table-cell>
          <table:table-cell office:value-type="float" office:value="302.130087447492" calcext:value-type="float">
            <text:p>302.130087447492</text:p>
          </table:table-cell>
          <table:table-cell table:formula="of:=AVERAGE([.E524:.E572])" office:value-type="float" office:value="307.200952298971" calcext:value-type="float">
            <text:p>307.200952298971</text:p>
          </table:table-cell>
          <table:table-cell table:number-columns-repeated="6"/>
        </table:table-row>
        <table:table-row table:style-name="ro1">
          <table:table-cell office:value-type="float" office:value="0.0749814659357071" calcext:value-type="float">
            <text:p>0.074981465935707</text:p>
          </table:table-cell>
          <table:table-cell table:formula="of:=AVERAGE([.A525:.A573])" office:value-type="float" office:value="0.48713827390017" calcext:value-type="float">
            <text:p>0.48713827390017</text:p>
          </table:table-cell>
          <table:table-cell office:value-type="float" office:value="1" calcext:value-type="float">
            <text:p>1</text:p>
          </table:table-cell>
          <table:table-cell office:value-type="float" office:value="11.8965784339339" calcext:value-type="float">
            <text:p>11.8965784339339</text:p>
          </table:table-cell>
          <table:table-cell office:value-type="float" office:value="302.17309222192" calcext:value-type="float">
            <text:p>302.17309222192</text:p>
          </table:table-cell>
          <table:table-cell table:formula="of:=AVERAGE([.E525:.E573])" office:value-type="float" office:value="307.188006528061" calcext:value-type="float">
            <text:p>307.188006528061</text:p>
          </table:table-cell>
          <table:table-cell table:number-columns-repeated="6"/>
        </table:table-row>
        <table:table-row table:style-name="ro1">
          <table:table-cell office:value-type="float" office:value="0.156393706798553" calcext:value-type="float">
            <text:p>0.156393706798553</text:p>
          </table:table-cell>
          <table:table-cell table:formula="of:=AVERAGE([.A526:.A574])" office:value-type="float" office:value="0.471155361388928" calcext:value-type="float">
            <text:p>0.471155361388928</text:p>
          </table:table-cell>
          <table:table-cell office:value-type="float" office:value="0" calcext:value-type="float">
            <text:p>0</text:p>
          </table:table-cell>
          <table:table-cell office:value-type="float" office:value="12.0766267978936" calcext:value-type="float">
            <text:p>12.0766267978936</text:p>
          </table:table-cell>
          <table:table-cell office:value-type="float" office:value="306.746320666499" calcext:value-type="float">
            <text:p>306.746320666499</text:p>
          </table:table-cell>
          <table:table-cell table:formula="of:=AVERAGE([.E526:.E574])" office:value-type="float" office:value="307.263098689657" calcext:value-type="float">
            <text:p>307.2630986896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27:.A575])" office:value-type="float" office:value="0.482354372188601" calcext:value-type="float">
            <text:p>0.482354372188601</text:p>
          </table:table-cell>
          <table:table-cell office:value-type="float" office:value="1" calcext:value-type="float">
            <text:p>1</text:p>
          </table:table-cell>
          <table:table-cell office:value-type="float" office:value="11.9015685656488" calcext:value-type="float">
            <text:p>11.9015685656488</text:p>
          </table:table-cell>
          <table:table-cell office:value-type="float" office:value="302.299841567479" calcext:value-type="float">
            <text:p>302.299841567479</text:p>
          </table:table-cell>
          <table:table-cell table:formula="of:=AVERAGE([.E527:.E575])" office:value-type="float" office:value="307.249479629182" calcext:value-type="float">
            <text:p>307.249479629182</text:p>
          </table:table-cell>
          <table:table-cell table:number-columns-repeated="6"/>
        </table:table-row>
        <table:table-row table:style-name="ro1">
          <table:table-cell office:value-type="float" office:value="0.905695974826813" calcext:value-type="float">
            <text:p>0.905695974826813</text:p>
          </table:table-cell>
          <table:table-cell table:formula="of:=AVERAGE([.A528:.A576])" office:value-type="float" office:value="0.482098606225027" calcext:value-type="float">
            <text:p>0.482098606225027</text:p>
          </table:table-cell>
          <table:table-cell office:value-type="float" office:value="1" calcext:value-type="float">
            <text:p>1</text:p>
          </table:table-cell>
          <table:table-cell office:value-type="float" office:value="11.8964986481458" calcext:value-type="float">
            <text:p>11.8964986481458</text:p>
          </table:table-cell>
          <table:table-cell office:value-type="float" office:value="302.171065662903" calcext:value-type="float">
            <text:p>302.171065662903</text:p>
          </table:table-cell>
          <table:table-cell table:formula="of:=AVERAGE([.E528:.E576])" office:value-type="float" office:value="307.233848606755" calcext:value-type="float">
            <text:p>307.23384860675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29:.A577])" office:value-type="float" office:value="0.488646925769138" calcext:value-type="float">
            <text:p>0.488646925769138</text:p>
          </table:table-cell>
          <table:table-cell office:value-type="float" office:value="1" calcext:value-type="float">
            <text:p>1</text:p>
          </table:table-cell>
          <table:table-cell office:value-type="float" office:value="11.903332066229" calcext:value-type="float">
            <text:p>11.903332066229</text:p>
          </table:table-cell>
          <table:table-cell office:value-type="float" office:value="302.344634482216" calcext:value-type="float">
            <text:p>302.344634482216</text:p>
          </table:table-cell>
          <table:table-cell table:formula="of:=AVERAGE([.E529:.E577])" office:value-type="float" office:value="307.0922503981" calcext:value-type="float">
            <text:p>307.0922503981</text:p>
          </table:table-cell>
          <table:table-cell table:number-columns-repeated="6"/>
        </table:table-row>
        <table:table-row table:style-name="ro1">
          <table:table-cell office:value-type="float" office:value="0.890378177165985" calcext:value-type="float">
            <text:p>0.890378177165985</text:p>
          </table:table-cell>
          <table:table-cell table:formula="of:=AVERAGE([.A530:.A578])" office:value-type="float" office:value="0.498258048231352" calcext:value-type="float">
            <text:p>0.498258048231352</text:p>
          </table:table-cell>
          <table:table-cell office:value-type="float" office:value="0" calcext:value-type="float">
            <text:p>0</text:p>
          </table:table-cell>
          <table:table-cell office:value-type="float" office:value="11.97715151999" calcext:value-type="float">
            <text:p>11.97715151999</text:p>
          </table:table-cell>
          <table:table-cell office:value-type="float" office:value="304.219648607745" calcext:value-type="float">
            <text:p>304.219648607745</text:p>
          </table:table-cell>
          <table:table-cell table:formula="of:=AVERAGE([.E530:.E578])" office:value-type="float" office:value="306.916042551304" calcext:value-type="float">
            <text:p>306.916042551304</text:p>
          </table:table-cell>
          <table:table-cell table:number-columns-repeated="6"/>
        </table:table-row>
        <table:table-row table:style-name="ro1">
          <table:table-cell office:value-type="float" office:value="0.507722795009613" calcext:value-type="float">
            <text:p>0.507722795009613</text:p>
          </table:table-cell>
          <table:table-cell table:formula="of:=AVERAGE([.A531:.A579])" office:value-type="float" office:value="0.492322644465888" calcext:value-type="float">
            <text:p>0.492322644465888</text:p>
          </table:table-cell>
          <table:table-cell office:value-type="float" office:value="1" calcext:value-type="float">
            <text:p>1</text:p>
          </table:table-cell>
          <table:table-cell office:value-type="float" office:value="11.9180830504566" calcext:value-type="float">
            <text:p>11.9180830504566</text:p>
          </table:table-cell>
          <table:table-cell office:value-type="float" office:value="302.719309481599" calcext:value-type="float">
            <text:p>302.719309481599</text:p>
          </table:table-cell>
          <table:table-cell table:formula="of:=AVERAGE([.E531:.E579])" office:value-type="float" office:value="306.910015180399" calcext:value-type="float">
            <text:p>306.910015180399</text:p>
          </table:table-cell>
          <table:table-cell table:number-columns-repeated="6"/>
        </table:table-row>
        <table:table-row table:style-name="ro1">
          <table:table-cell office:value-type="float" office:value="0.858675599098206" calcext:value-type="float">
            <text:p>0.858675599098206</text:p>
          </table:table-cell>
          <table:table-cell table:formula="of:=AVERAGE([.A532:.A580])" office:value-type="float" office:value="0.5001768944785" calcext:value-type="float">
            <text:p>0.5001768944785</text:p>
          </table:table-cell>
          <table:table-cell office:value-type="float" office:value="1" calcext:value-type="float">
            <text:p>1</text:p>
          </table:table-cell>
          <table:table-cell office:value-type="float" office:value="11.8804441049397" calcext:value-type="float">
            <text:p>11.8804441049397</text:p>
          </table:table-cell>
          <table:table-cell office:value-type="float" office:value="301.763280265468" calcext:value-type="float">
            <text:p>301.763280265468</text:p>
          </table:table-cell>
          <table:table-cell table:formula="of:=AVERAGE([.E532:.E580])" office:value-type="float" office:value="306.823471014083" calcext:value-type="float">
            <text:p>306.823471014083</text:p>
          </table:table-cell>
          <table:table-cell table:number-columns-repeated="6"/>
        </table:table-row>
        <table:table-row table:style-name="ro1">
          <table:table-cell office:value-type="float" office:value="0.926058411598206" calcext:value-type="float">
            <text:p>0.926058411598206</text:p>
          </table:table-cell>
          <table:table-cell table:formula="of:=AVERAGE([.A533:.A581])" office:value-type="float" office:value="0.513427128654201" calcext:value-type="float">
            <text:p>0.513427128654201</text:p>
          </table:table-cell>
          <table:table-cell office:value-type="float" office:value="1" calcext:value-type="float">
            <text:p>1</text:p>
          </table:table-cell>
          <table:table-cell office:value-type="float" office:value="11.9030446027279" calcext:value-type="float">
            <text:p>11.9030446027279</text:p>
          </table:table-cell>
          <table:table-cell office:value-type="float" office:value="302.337332909288" calcext:value-type="float">
            <text:p>302.337332909288</text:p>
          </table:table-cell>
          <table:table-cell table:formula="of:=AVERAGE([.E533:.E581])" office:value-type="float" office:value="306.686210566204" calcext:value-type="float">
            <text:p>306.686210566204</text:p>
          </table:table-cell>
          <table:table-cell table:number-columns-repeated="6"/>
        </table:table-row>
        <table:table-row table:style-name="ro1">
          <table:table-cell office:value-type="float" office:value="0.611227631568909" calcext:value-type="float">
            <text:p>0.611227631568909</text:p>
          </table:table-cell>
          <table:table-cell table:formula="of:=AVERAGE([.A534:.A582])" office:value-type="float" office:value="0.525404244718351" calcext:value-type="float">
            <text:p>0.525404244718351</text:p>
          </table:table-cell>
          <table:table-cell office:value-type="float" office:value="1" calcext:value-type="float">
            <text:p>1</text:p>
          </table:table-cell>
          <table:table-cell office:value-type="float" office:value="11.9251323594958" calcext:value-type="float">
            <text:p>11.9251323594958</text:p>
          </table:table-cell>
          <table:table-cell office:value-type="float" office:value="302.898361931192" calcext:value-type="float">
            <text:p>302.898361931192</text:p>
          </table:table-cell>
          <table:table-cell table:formula="of:=AVERAGE([.E534:.E582])" office:value-type="float" office:value="306.456037982951" calcext:value-type="float">
            <text:p>306.456037982951</text:p>
          </table:table-cell>
          <table:table-cell table:number-columns-repeated="6"/>
        </table:table-row>
        <table:table-row table:style-name="ro1">
          <table:table-cell office:value-type="float" office:value="0.561481714248657" calcext:value-type="float">
            <text:p>0.561481714248657</text:p>
          </table:table-cell>
          <table:table-cell table:formula="of:=AVERAGE([.A535:.A583])" office:value-type="float" office:value="0.52040203924918" calcext:value-type="float">
            <text:p>0.52040203924918</text:p>
          </table:table-cell>
          <table:table-cell office:value-type="float" office:value="1" calcext:value-type="float">
            <text:p>1</text:p>
          </table:table-cell>
          <table:table-cell office:value-type="float" office:value="11.9272103099465" calcext:value-type="float">
            <text:p>11.9272103099465</text:p>
          </table:table-cell>
          <table:table-cell office:value-type="float" office:value="302.951141872642" calcext:value-type="float">
            <text:p>302.951141872642</text:p>
          </table:table-cell>
          <table:table-cell table:formula="of:=AVERAGE([.E535:.E583])" office:value-type="float" office:value="306.45652880922" calcext:value-type="float">
            <text:p>306.45652880922</text:p>
          </table:table-cell>
          <table:table-cell table:number-columns-repeated="6"/>
        </table:table-row>
        <table:table-row table:style-name="ro1">
          <table:table-cell office:value-type="float" office:value="-0.11003153771162" calcext:value-type="float">
            <text:p>-0.11003153771162</text:p>
          </table:table-cell>
          <table:table-cell table:formula="of:=AVERAGE([.A536:.A584])" office:value-type="float" office:value="0.508048667800518" calcext:value-type="float">
            <text:p>0.508048667800518</text:p>
          </table:table-cell>
          <table:table-cell office:value-type="float" office:value="0" calcext:value-type="float">
            <text:p>0</text:p>
          </table:table-cell>
          <table:table-cell office:value-type="float" office:value="12.1316848582566" calcext:value-type="float">
            <text:p>12.1316848582566</text:p>
          </table:table-cell>
          <table:table-cell office:value-type="float" office:value="308.144795399717" calcext:value-type="float">
            <text:p>308.144795399717</text:p>
          </table:table-cell>
          <table:table-cell table:formula="of:=AVERAGE([.E536:.E584])" office:value-type="float" office:value="306.359093408717" calcext:value-type="float">
            <text:p>306.359093408717</text:p>
          </table:table-cell>
          <table:table-cell table:number-columns-repeated="6"/>
        </table:table-row>
        <table:table-row table:style-name="ro1">
          <table:table-cell office:value-type="float" office:value="0.185201972723007" calcext:value-type="float">
            <text:p>0.185201972723007</text:p>
          </table:table-cell>
          <table:table-cell table:formula="of:=AVERAGE([.A537:.A585])" office:value-type="float" office:value="0.4914201366316" calcext:value-type="float">
            <text:p>0.4914201366316</text:p>
          </table:table-cell>
          <table:table-cell office:value-type="float" office:value="1" calcext:value-type="float">
            <text:p>1</text:p>
          </table:table-cell>
          <table:table-cell office:value-type="float" office:value="11.9289679439247" calcext:value-type="float">
            <text:p>11.9289679439247</text:p>
          </table:table-cell>
          <table:table-cell office:value-type="float" office:value="302.995785775686" calcext:value-type="float">
            <text:p>302.995785775686</text:p>
          </table:table-cell>
          <table:table-cell table:formula="of:=AVERAGE([.E537:.E585])" office:value-type="float" office:value="306.373056716612" calcext:value-type="float">
            <text:p>306.373056716612</text:p>
          </table:table-cell>
          <table:table-cell table:number-columns-repeated="6"/>
        </table:table-row>
        <table:table-row table:style-name="ro1">
          <table:table-cell office:value-type="float" office:value="0.469453990459442" calcext:value-type="float">
            <text:p>0.469453990459442</text:p>
          </table:table-cell>
          <table:table-cell table:formula="of:=AVERAGE([.A538:.A586])" office:value-type="float" office:value="0.498632367377226" calcext:value-type="float">
            <text:p>0.498632367377226</text:p>
          </table:table-cell>
          <table:table-cell office:value-type="float" office:value="0" calcext:value-type="float">
            <text:p>0</text:p>
          </table:table-cell>
          <table:table-cell office:value-type="float" office:value="12.1332488943666" calcext:value-type="float">
            <text:p>12.1332488943666</text:p>
          </table:table-cell>
          <table:table-cell office:value-type="float" office:value="308.184521916912" calcext:value-type="float">
            <text:p>308.184521916912</text:p>
          </table:table-cell>
          <table:table-cell table:formula="of:=AVERAGE([.E538:.E586])" office:value-type="float" office:value="306.274722380266" calcext:value-type="float">
            <text:p>306.274722380266</text:p>
          </table:table-cell>
          <table:table-cell table:number-columns-repeated="6"/>
        </table:table-row>
        <table:table-row table:style-name="ro1">
          <table:table-cell office:value-type="float" office:value="0.802691221237183" calcext:value-type="float">
            <text:p>0.802691221237183</text:p>
          </table:table-cell>
          <table:table-cell table:formula="of:=AVERAGE([.A539:.A587])" office:value-type="float" office:value="0.515223587692088" calcext:value-type="float">
            <text:p>0.515223587692088</text:p>
          </table:table-cell>
          <table:table-cell office:value-type="float" office:value="0" calcext:value-type="float">
            <text:p>0</text:p>
          </table:table-cell>
          <table:table-cell office:value-type="float" office:value="11.9330006461829" calcext:value-type="float">
            <text:p>11.9330006461829</text:p>
          </table:table-cell>
          <table:table-cell office:value-type="float" office:value="303.098216413046" calcext:value-type="float">
            <text:p>303.098216413046</text:p>
          </table:table-cell>
          <table:table-cell table:formula="of:=AVERAGE([.E539:.E587])" office:value-type="float" office:value="306.053147467559" calcext:value-type="float">
            <text:p>306.053147467559</text:p>
          </table:table-cell>
          <table:table-cell table:number-columns-repeated="6"/>
        </table:table-row>
        <table:table-row table:style-name="ro1">
          <table:table-cell office:value-type="float" office:value="0.890751242637634" calcext:value-type="float">
            <text:p>0.890751242637634</text:p>
          </table:table-cell>
          <table:table-cell table:formula="of:=AVERAGE([.A540:.A588])" office:value-type="float" office:value="0.513943666744293" calcext:value-type="float">
            <text:p>0.513943666744293</text:p>
          </table:table-cell>
          <table:table-cell office:value-type="float" office:value="1" calcext:value-type="float">
            <text:p>1</text:p>
          </table:table-cell>
          <table:table-cell office:value-type="float" office:value="11.9206866484523" calcext:value-type="float">
            <text:p>11.9206866484523</text:p>
          </table:table-cell>
          <table:table-cell office:value-type="float" office:value="302.785440870688" calcext:value-type="float">
            <text:p>302.785440870688</text:p>
          </table:table-cell>
          <table:table-cell table:formula="of:=AVERAGE([.E540:.E588])" office:value-type="float" office:value="306.051477320182" calcext:value-type="float">
            <text:p>306.0514773201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41:.A589])" office:value-type="float" office:value="0.517249697971405" calcext:value-type="float">
            <text:p>0.517249697971405</text:p>
          </table:table-cell>
          <table:table-cell office:value-type="float" office:value="1" calcext:value-type="float">
            <text:p>1</text:p>
          </table:table-cell>
          <table:table-cell office:value-type="float" office:value="11.9239954120159" calcext:value-type="float">
            <text:p>11.9239954120159</text:p>
          </table:table-cell>
          <table:table-cell office:value-type="float" office:value="302.869483465204" calcext:value-type="float">
            <text:p>302.869483465204</text:p>
          </table:table-cell>
          <table:table-cell table:formula="of:=AVERAGE([.E541:.E589])" office:value-type="float" office:value="306.045615990877" calcext:value-type="float">
            <text:p>306.045615990877</text:p>
          </table:table-cell>
          <table:table-cell table:number-columns-repeated="6"/>
        </table:table-row>
        <table:table-row table:style-name="ro1">
          <table:table-cell office:value-type="float" office:value="0.95385754108429" calcext:value-type="float">
            <text:p>0.95385754108429</text:p>
          </table:table-cell>
          <table:table-cell table:formula="of:=AVERAGE([.A542:.A590])" office:value-type="float" office:value="0.526782764502022" calcext:value-type="float">
            <text:p>0.526782764502022</text:p>
          </table:table-cell>
          <table:table-cell office:value-type="float" office:value="1" calcext:value-type="float">
            <text:p>1</text:p>
          </table:table-cell>
          <table:table-cell office:value-type="float" office:value="11.9151474027842" calcext:value-type="float">
            <text:p>11.9151474027842</text:p>
          </table:table-cell>
          <table:table-cell office:value-type="float" office:value="302.644744030719" calcext:value-type="float">
            <text:p>302.644744030719</text:p>
          </table:table-cell>
          <table:table-cell table:formula="of:=AVERAGE([.E542:.E590])" office:value-type="float" office:value="305.918935981371" calcext:value-type="float">
            <text:p>305.918935981371</text:p>
          </table:table-cell>
          <table:table-cell table:number-columns-repeated="6"/>
        </table:table-row>
        <table:table-row table:style-name="ro1">
          <table:table-cell office:value-type="float" office:value="0.869700968265533" calcext:value-type="float">
            <text:p>0.869700968265533</text:p>
          </table:table-cell>
          <table:table-cell table:formula="of:=AVERAGE([.A543:.A591])" office:value-type="float" office:value="0.524123600589074" calcext:value-type="float">
            <text:p>0.524123600589074</text:p>
          </table:table-cell>
          <table:table-cell office:value-type="float" office:value="1" calcext:value-type="float">
            <text:p>1</text:p>
          </table:table-cell>
          <table:table-cell office:value-type="float" office:value="11.9184315266192" calcext:value-type="float">
            <text:p>11.9184315266192</text:p>
          </table:table-cell>
          <table:table-cell office:value-type="float" office:value="302.728160776128" calcext:value-type="float">
            <text:p>302.728160776128</text:p>
          </table:table-cell>
          <table:table-cell table:formula="of:=AVERAGE([.E543:.E591])" office:value-type="float" office:value="305.912901920145" calcext:value-type="float">
            <text:p>305.912901920145</text:p>
          </table:table-cell>
          <table:table-cell table:number-columns-repeated="6"/>
        </table:table-row>
        <table:table-row table:style-name="ro1">
          <table:table-cell office:value-type="float" office:value="0.608724415302277" calcext:value-type="float">
            <text:p>0.608724415302277</text:p>
          </table:table-cell>
          <table:table-cell table:formula="of:=AVERAGE([.A544:.A592])" office:value-type="float" office:value="0.516138384574834" calcext:value-type="float">
            <text:p>0.516138384574834</text:p>
          </table:table-cell>
          <table:table-cell office:value-type="float" office:value="1" calcext:value-type="float">
            <text:p>1</text:p>
          </table:table-cell>
          <table:table-cell office:value-type="float" office:value="11.9229476368874" calcext:value-type="float">
            <text:p>11.9229476368874</text:p>
          </table:table-cell>
          <table:table-cell office:value-type="float" office:value="302.842869976941" calcext:value-type="float">
            <text:p>302.842869976941</text:p>
          </table:table-cell>
          <table:table-cell table:formula="of:=AVERAGE([.E544:.E592])" office:value-type="float" office:value="305.917614947102" calcext:value-type="float">
            <text:p>305.9176149471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45:.A593])" office:value-type="float" office:value="0.527423049152201" calcext:value-type="float">
            <text:p>0.527423049152201</text:p>
          </table:table-cell>
          <table:table-cell office:value-type="float" office:value="1" calcext:value-type="float">
            <text:p>1</text:p>
          </table:table-cell>
          <table:table-cell office:value-type="float" office:value="11.8957664962083" calcext:value-type="float">
            <text:p>11.8957664962083</text:p>
          </table:table-cell>
          <table:table-cell office:value-type="float" office:value="302.152469003691" calcext:value-type="float">
            <text:p>302.152469003691</text:p>
          </table:table-cell>
          <table:table-cell table:formula="of:=AVERAGE([.E545:.E593])" office:value-type="float" office:value="305.798872699218" calcext:value-type="float">
            <text:p>305.798872699218</text:p>
          </table:table-cell>
          <table:table-cell table:number-columns-repeated="6"/>
        </table:table-row>
        <table:table-row table:style-name="ro1">
          <table:table-cell office:value-type="float" office:value="0.5926313996315" calcext:value-type="float">
            <text:p>0.5926313996315</text:p>
          </table:table-cell>
          <table:table-cell table:formula="of:=AVERAGE([.A546:.A594])" office:value-type="float" office:value="0.538193771463572" calcext:value-type="float">
            <text:p>0.538193771463572</text:p>
          </table:table-cell>
          <table:table-cell office:value-type="float" office:value="1" calcext:value-type="float">
            <text:p>1</text:p>
          </table:table-cell>
          <table:table-cell office:value-type="float" office:value="11.9130365993619" calcext:value-type="float">
            <text:p>11.9130365993619</text:p>
          </table:table-cell>
          <table:table-cell office:value-type="float" office:value="302.591129623792" calcext:value-type="float">
            <text:p>302.591129623792</text:p>
          </table:table-cell>
          <table:table-cell table:formula="of:=AVERAGE([.E546:.E594])" office:value-type="float" office:value="305.579913093765" calcext:value-type="float">
            <text:p>305.579913093765</text:p>
          </table:table-cell>
          <table:table-cell table:number-columns-repeated="6"/>
        </table:table-row>
        <table:table-row table:style-name="ro1">
          <table:table-cell office:value-type="float" office:value="0.534503698348999" calcext:value-type="float">
            <text:p>0.534503698348999</text:p>
          </table:table-cell>
          <table:table-cell table:formula="of:=AVERAGE([.A547:.A595])" office:value-type="float" office:value="0.549019485731058" calcext:value-type="float">
            <text:p>0.549019485731058</text:p>
          </table:table-cell>
          <table:table-cell office:value-type="float" office:value="0" calcext:value-type="float">
            <text:p>0</text:p>
          </table:table-cell>
          <table:table-cell office:value-type="float" office:value="12.0300987769306" calcext:value-type="float">
            <text:p>12.0300987769306</text:p>
          </table:table-cell>
          <table:table-cell office:value-type="float" office:value="305.564508934036" calcext:value-type="float">
            <text:p>305.564508934036</text:p>
          </table:table-cell>
          <table:table-cell table:formula="of:=AVERAGE([.E547:.E595])" office:value-type="float" office:value="305.585687448899" calcext:value-type="float">
            <text:p>305.585687448899</text:p>
          </table:table-cell>
          <table:table-cell table:number-columns-repeated="6"/>
        </table:table-row>
        <table:table-row table:style-name="ro1">
          <table:table-cell office:value-type="float" office:value="0.184682309627533" calcext:value-type="float">
            <text:p>0.184682309627533</text:p>
          </table:table-cell>
          <table:table-cell table:formula="of:=AVERAGE([.A548:.A596])" office:value-type="float" office:value="0.532612731889346" calcext:value-type="float">
            <text:p>0.532612731889346</text:p>
          </table:table-cell>
          <table:table-cell office:value-type="float" office:value="0" calcext:value-type="float">
            <text:p>0</text:p>
          </table:table-cell>
          <table:table-cell office:value-type="float" office:value="11.9758327078462" calcext:value-type="float">
            <text:p>11.9758327078462</text:p>
          </table:table-cell>
          <table:table-cell office:value-type="float" office:value="304.186150779293" calcext:value-type="float">
            <text:p>304.186150779293</text:p>
          </table:table-cell>
          <table:table-cell table:formula="of:=AVERAGE([.E548:.E596])" office:value-type="float" office:value="305.534671927529" calcext:value-type="float">
            <text:p>305.534671927529</text:p>
          </table:table-cell>
          <table:table-cell table:number-columns-repeated="6"/>
        </table:table-row>
        <table:table-row table:style-name="ro1">
          <table:table-cell office:value-type="float" office:value="0.718970417976379" calcext:value-type="float">
            <text:p>0.718970417976379</text:p>
          </table:table-cell>
          <table:table-cell table:formula="of:=AVERAGE([.A549:.A597])" office:value-type="float" office:value="0.53590809996715" calcext:value-type="float">
            <text:p>0.53590809996715</text:p>
          </table:table-cell>
          <table:table-cell office:value-type="float" office:value="0" calcext:value-type="float">
            <text:p>0</text:p>
          </table:table-cell>
          <table:table-cell office:value-type="float" office:value="12.0618676004231" calcext:value-type="float">
            <text:p>12.0618676004231</text:p>
          </table:table-cell>
          <table:table-cell office:value-type="float" office:value="306.371437050747" calcext:value-type="float">
            <text:p>306.371437050747</text:p>
          </table:table-cell>
          <table:table-cell table:formula="of:=AVERAGE([.E549:.E597])" office:value-type="float" office:value="305.578432708217" calcext:value-type="float">
            <text:p>305.5784327082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8T11:03:54.104874347</dc:date>
    <meta:editing-duration>PT4M28S</meta:editing-duration>
    <meta:editing-cycles>1</meta:editing-cycles>
    <meta:document-statistic meta:table-count="1" meta:cell-count="358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3.06cm" svg:y="4.204cm" style:legend-expansion="high" chart:style-name="ch2"/>
        <chart:plot-area chart:style-name="ch3" table:cell-range-address="rewardlist_squarepeg_withbutton_retroactiveVals_GRUrewardsonly_correctedGRUdatascalingRun2_10_27_2021.A1:rewardlist_squarepeg_withbutton_retroactiveVals_GRUrewardsonly_correctedGRUdatascalingRun2_10_27_2021.A597" chart:data-source-has-labels="row" svg:x="0.319cm" svg:y="0.18cm" svg:width="12.422cm" svg:height="8.646cm">
          <chartooo:coordinate-region svg:x="1.152cm" svg:y="0.379cm" svg:width="11.58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squarepeg_withbutton_retroactiveVals_GRUrewardsonly_correctedGRUdatascalingRun2_10_27_2021.A2:rewardlist_squarepeg_withbutton_retroactiveVals_GRUrewardsonly_correctedGRUdatascalingRun2_10_27_2021.A597" chart:label-cell-address="rewardlist_squarepeg_withbutton_retroactiveVals_GRUrewardsonly_correctedGRUdatascalingRun2_10_27_2021.A1:rewardlist_squarepeg_withbutton_retroactiveVals_GRUrewardsonly_correctedGRUdatascalingRun2_10_27_2021.A1" chart:class="chart:line">
            <chart:data-point chart:repeated="5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squarepeg_withbutton_retroactiveVals_GRUrewardsonly_correctedGRUdatascalingRun2_10_27_2021.A1:rewardlist_squarepeg_withbutton_retroactiveVals_GRUrewardsonly_correctedGRUdatascalingRun2_10_27_202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76756906509399">
                <text:p>0.0876756906509399</text:p>
                <draw:g>
                  <svg:desc>rewardlist_squarepeg_withbutton_retroactiveVals_GRUrewardsonly_correctedGRUdatascalingRun2_10_27_2021.A2:rewardlist_squarepeg_withbutton_retroactiveVals_GRUrewardsonly_correctedGRUdatascalingRun2_10_27_2021.A5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2747378349304">
                <text:p>0.542747378349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434882164">
                <text:p>0.3393434882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0132081508637">
                <text:p>0.690132081508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3642252683639">
                <text:p>0.293642252683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628030538559">
                <text:p>0.56628030538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6283946037293">
                <text:p>0.436283946037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1595978736877">
                <text:p>0.621595978736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2106895446777">
                <text:p>0.762106895446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7272017002106">
                <text:p>0.307272017002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2502533793449">
                <text:p>0.0202502533793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7583339214325">
                <text:p>0.237583339214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487810134888">
                <text:p>0.194487810134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7167356014252">
                <text:p>0.0177167356014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2465252876282">
                <text:p>0.622465252876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2392389774323">
                <text:p>0.712392389774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46016895771027">
                <text:p>-0.0646016895771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5749292373657">
                <text:p>0.685749292373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9157180786133">
                <text:p>0.50915718078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8081111907959">
                <text:p>0.598081111907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3934755325318">
                <text:p>0.0863934755325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726410895586014">
                <text:p>-0.0726410895586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24009466171265">
                <text:p>0.0524009466171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8837711811066">
                <text:p>0.558837711811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98617899417877">
                <text:p>0.0798617899417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96058867126703">
                <text:p>0.00796058867126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9517198801041">
                <text:p>0.4095171988010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0614521503449">
                <text:p>0.690614521503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9040064811707">
                <text:p>0.439040064811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70969963073731">
                <text:p>-0.0170969963073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788864195346832">
                <text:p>-0.0788864195346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974625274538994">
                <text:p>-0.0974625274538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673043847084">
                <text:p>0.28673043847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1343324184418">
                <text:p>0.361343324184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2032930850983">
                <text:p>0.1320329308509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8305540084839">
                <text:p>0.268305540084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4768686294556">
                <text:p>0.674768686294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0533137321472">
                <text:p>0.340533137321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0680456161499">
                <text:p>0.990680456161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205822467804">
                <text:p>0.922058224678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9806607961655">
                <text:p>0.129806607961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70445615053177">
                <text:p>0.0770445615053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0266499519348">
                <text:p>0.930266499519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84322047233581">
                <text:p>0.884322047233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2937300205231">
                <text:p>0.582937300205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6234860420227">
                <text:p>0.1562348604202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4959917068481">
                <text:p>0.904959917068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5112524032593">
                <text:p>0.8851125240325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5283455848694">
                <text:p>0.525283455848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4934556484222">
                <text:p>0.434934556484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18921566009522">
                <text:p>0.818921566009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5257110595703">
                <text:p>0.2752571105957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028071641922">
                <text:p>0.960280716419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35943758487701">
                <text:p>0.8359437584877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7564959526062">
                <text:p>0.947564959526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699384689331">
                <text:p>0.92699384689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9021739959717">
                <text:p>0.779021739959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6212015151978">
                <text:p>0.4862120151519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2225186824799">
                <text:p>0.912225186824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4879794120789">
                <text:p>0.794879794120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7824419736862">
                <text:p>0.477824419736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5127663050592">
                <text:p>0.451276630505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99930584430695">
                <text:p>0.599930584430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4346344470978">
                <text:p>0.844346344470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129683494568">
                <text:p>0.992129683494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2642812728882">
                <text:p>0.562642812728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7824892997742">
                <text:p>0.63782489299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6702065467834">
                <text:p>0.2567020654678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07381927967072">
                <text:p>0.8073819279670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79328846931458">
                <text:p>0.879328846931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5590185957253">
                <text:p>0.455901859572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75239038467407">
                <text:p>0.9752390384674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5328793525696">
                <text:p>0.735328793525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0637640953064">
                <text:p>0.760637640953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8050665855408">
                <text:p>0.8980506658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94665610790253">
                <text:p>0.694665610790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1978629827499">
                <text:p>0.351978629827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6796893170475">
                <text:p>0.4467968931704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68612241744995">
                <text:p>0.668612241744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5543348789215">
                <text:p>0.4455433487892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25630486011505">
                <text:p>0.8256304860115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26344072818756">
                <text:p>0.03263440728187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8362407684326">
                <text:p>0.8883624076843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55824420425294">
                <text:p>0.4558244204252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51327083283662">
                <text:p>0.4513270832836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70391631126404">
                <text:p>0.4703916311264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42759662866592">
                <text:p>0.0942759662866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3643264770508">
                <text:p>0.763643264770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86404490470886">
                <text:p>0.786404490470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158404045403">
                <text:p>0.45158404045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5284090042114">
                <text:p>0.735284090042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4414360523224">
                <text:p>0.2744143605232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52360999584198">
                <text:p>0.02523609995841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1411349773407">
                <text:p>0.814113497734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83078813552856">
                <text:p>0.8830788135528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43161654472351">
                <text:p>0.6431616544723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041802406311">
                <text:p>0.920418024063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69314128160477">
                <text:p>0.469314128160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3681430816651">
                <text:p>0.0493681430816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46598649024963">
                <text:p>0.9465986490249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79140996932983">
                <text:p>0.9791409969329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18977916240692">
                <text:p>0.918977916240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50101983547211">
                <text:p>0.750101983547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3328241109848">
                <text:p>0.833282411098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4735896587372">
                <text:p>0.9947358965873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770200252533">
                <text:p>0.747702002525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4197854995728">
                <text:p>0.9841978549957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13233280181885">
                <text:p>0.9132332801818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8569755554199">
                <text:p>0.9685697555541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84276056289673">
                <text:p>0.4842760562896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892879486084">
                <text:p>0.988928794860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627286195755">
                <text:p>0.996272861957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97003221511841">
                <text:p>0.5970032215118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1332511678338">
                <text:p>0.00213325116783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8618075847626">
                <text:p>0.7386180758476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5298693180084">
                <text:p>0.985298693180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2941212654114">
                <text:p>0.7929412126541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8163294792175">
                <text:p>0.298163294792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6845992803574">
                <text:p>0.306845992803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15233445167542">
                <text:p>0.7152334451675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1350679397583">
                <text:p>0.113506793975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65061724185944">
                <text:p>0.465061724185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96560549736023">
                <text:p>0.8965605497360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8547275066376">
                <text:p>0.228547275066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8203020095825">
                <text:p>0.7682030200958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3520427942276">
                <text:p>0.735204279422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50818085670471">
                <text:p>0.5508180856704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1612524986267">
                <text:p>0.7716125249862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9420590400696">
                <text:p>0.6794205904006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849794626236">
                <text:p>0.57849794626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3267323970795">
                <text:p>0.9032673239707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63618469238281">
                <text:p>0.7636184692382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55696642398834">
                <text:p>0.955696642398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49925851821899">
                <text:p>0.7499258518218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2661240100861">
                <text:p>0.5526612401008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34397673606873">
                <text:p>0.8343976736068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85328808426857">
                <text:p>0.04853288084268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63075530529022">
                <text:p>0.7630755305290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02300262451172">
                <text:p>0.502300262451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5161962509155">
                <text:p>0.2951619625091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9035156965256">
                <text:p>0.4290351569652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54656147956848">
                <text:p>-0.5546561479568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4939880371094">
                <text:p>0.9149398803710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00581526756287">
                <text:p>0.1005815267562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13936114311218">
                <text:p>0.8139361143112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0015902519226">
                <text:p>0.9500159025192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99176335334778">
                <text:p>0.299176335334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17618310451508">
                <text:p>0.317618310451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604170858860016">
                <text:p>-0.06041708588600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7290554046631">
                <text:p>0.3072905540466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6131961345673">
                <text:p>0.3661319613456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68572020530701">
                <text:p>0.9685720205307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1015751361847">
                <text:p>0.9710157513618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0590445995331">
                <text:p>0.5605904459953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23212361335754">
                <text:p>0.7232123613357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6210308074951">
                <text:p>0.7762103080749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1445202827454">
                <text:p>0.7214452028274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24296629428864">
                <text:p>0.7242966294288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748851895332336">
                <text:p>-0.07488518953323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55456566810608">
                <text:p>0.755456566810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6442234516144">
                <text:p>0.8964422345161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2678499221802">
                <text:p>0.1426784992218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713928103447">
                <text:p>0.397139281034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91800576448441">
                <text:p>0.4918005764484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96697378158569">
                <text:p>0.7966973781585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46212579604984">
                <text:p>0.446212579604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1735318899155">
                <text:p>0.4817353188991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80777966976166">
                <text:p>0.6807779669761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87338423728943">
                <text:p>0.9873384237289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20404863357544">
                <text:p>0.7204048633575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02435082197189">
                <text:p>-0.1024350821971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20627355575562">
                <text:p>0.9206273555755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8514492511749">
                <text:p>0.9785144925117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50035035610199">
                <text:p>0.4500350356101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52496445178986">
                <text:p>0.3524964451789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40912699699402">
                <text:p>0.8409126996994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53656244277954">
                <text:p>-0.1536562442779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39880847930908">
                <text:p>0.9398808479309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6946907043457">
                <text:p>0.469469070434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52288281917572">
                <text:p>0.02522882819175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41571828722954">
                <text:p>0.2415718287229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60447311401367">
                <text:p>0.9604473114013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9554405212402">
                <text:p>0.9895544052124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93877387046814">
                <text:p>0.8938773870468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59569454193115">
                <text:p>0.4595694541931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34756350517273">
                <text:p>0.7347563505172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6201415061951">
                <text:p>0.9762014150619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60265588760376">
                <text:p>0.7602655887603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083997964859">
                <text:p>0.280839979648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78171169757843">
                <text:p>0.4781711697578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12209722399712">
                <text:p>0.1122097223997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80620419979095">
                <text:p>0.880620419979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38368690013885">
                <text:p>-0.2383686900138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95121073722839">
                <text:p>0.7951210737228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7477610111237">
                <text:p>0.9774776101112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01410055160522">
                <text:p>0.201410055160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34541702270508">
                <text:p>0.934541702270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90465122461319">
                <text:p>0.06904651224613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01427102088928">
                <text:p>-0.2014271020889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9971776008606">
                <text:p>0.199717760086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56053692102432">
                <text:p>0.1560536921024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00793147087097">
                <text:p>0.7007931470870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57460296154022">
                <text:p>0.257460296154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76425123214722">
                <text:p>0.7764251232147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55427145957947">
                <text:p>0.3554271459579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65288996696472">
                <text:p>0.4652889966964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605123341083527">
                <text:p>0.06051233410835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1893963813782">
                <text:p>0.6618939638137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42000198364258">
                <text:p>0.6420001983642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39467465877533">
                <text:p>0.8394674658775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2256066799164">
                <text:p>0.2822560667991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54041075706482">
                <text:p>0.7540410757064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1858919262886">
                <text:p>0.118589192628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107756704092026">
                <text:p>-0.1077567040920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17356905341148">
                <text:p>0.2173569053411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3554930686951">
                <text:p>0.2635549306869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78359025716782">
                <text:p>0.2783590257167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76260578632355">
                <text:p>0.03762605786323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269546747207642">
                <text:p>-0.2695467472076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27552199363709">
                <text:p>0.8275521993637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74376535415649">
                <text:p>0.8743765354156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526076462119818">
                <text:p>-0.005260764621198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83375954627991">
                <text:p>0.6833759546279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8331663608551">
                <text:p>0.883316636085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0556336641312">
                <text:p>0.1705563366413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06222796440125">
                <text:p>0.306222796440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93919920921326">
                <text:p>0.7939199209213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39483237266541">
                <text:p>0.7394832372665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6277179718018">
                <text:p>0.1562771797180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37807506322861">
                <text:p>0.08378075063228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143443932756782">
                <text:p>-0.01434439327567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74748003482819">
                <text:p>-0.1747480034828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0836606025696">
                <text:p>0.3808366060256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00257790088654">
                <text:p>0.5002577900886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83701491355896">
                <text:p>-0.0837014913558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96657299995422">
                <text:p>0.6966572999954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24196267127991">
                <text:p>0.5241962671279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36489343643188">
                <text:p>0.9364893436431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62569832801819">
                <text:p>0.9625698328018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64797210693359">
                <text:p>0.7647972106933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46968364715576">
                <text:p>0.1469683647155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7704874873161">
                <text:p>0.1577048748731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02895128726959">
                <text:p>0.3028951287269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5955947637558">
                <text:p>0.359559476375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1102993488312">
                <text:p>0.991102993488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83769655227661">
                <text:p>0.9837696552276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22706532478333">
                <text:p>0.622706532478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50465893745422">
                <text:p>0.8504658937454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9980411529541">
                <text:p>0.2899804115295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81785416603088">
                <text:p>0.9817854166030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49649235093594">
                <text:p>0.4496492350935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0527019500732">
                <text:p>0.3805270195007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1528731584549">
                <text:p>0.915287315845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96893620491028">
                <text:p>0.8968936204910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2540922164917">
                <text:p>0.9025409221649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35731768608093">
                <text:p>0.4357317686080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24886319041252">
                <text:p>-0.1248863190412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65127909183502">
                <text:p>0.5651279091835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77686169743538">
                <text:p>0.1776861697435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54512566328049">
                <text:p>0.4545125663280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19723874330521">
                <text:p>0.3197238743305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85317969322205">
                <text:p>0.5853179693222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15518909692764">
                <text:p>0.4155189096927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11670994758606">
                <text:p>0.7116709947586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01520943641663">
                <text:p>0.8015209436416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76627266407013">
                <text:p>0.8766272664070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33919048309326">
                <text:p>0.3339190483093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67922002077103">
                <text:p>0.4679220020771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88655358552933">
                <text:p>0.4886553585529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41544675827026">
                <text:p>0.5415446758270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14918598532677">
                <text:p>0.2149185985326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24201583862305">
                <text:p>0.8242015838623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69990360736847">
                <text:p>0.01699903607368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88336086273193">
                <text:p>0.4883360862731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39639937877655">
                <text:p>0.2396399378776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51180418232084">
                <text:p>0.4511804182320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1503953933716">
                <text:p>0.9915039539337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4578469991684">
                <text:p>0.245784699916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08499014377594">
                <text:p>0.7084990143775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9222611784935">
                <text:p>-0.092226117849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64412450790405">
                <text:p>0.9644124507904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04187893867493">
                <text:p>0.8041878938674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58579421043396">
                <text:p>0.4585794210433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78066825866699">
                <text:p>0.5780668258666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87177467346191">
                <text:p>0.03871774673461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99733686447144">
                <text:p>0.04997336864471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74047768115997">
                <text:p>0.1740477681159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44888985157013">
                <text:p>0.3448889851570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16878640651703">
                <text:p>0.4168786406517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8454053401947">
                <text:p>0.9784540534019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77000522613525">
                <text:p>0.6770005226135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8650784492493">
                <text:p>0.1286507844924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75191140174866">
                <text:p>0.5751911401748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2110139131546">
                <text:p>0.921101391315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36224484443665">
                <text:p>0.5362244844436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85107159614563">
                <text:p>0.8851071596145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975384563207627">
                <text:p>0.09753845632076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47849154472351">
                <text:p>0.9478491544723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315933227539062">
                <text:p>-0.03159332275390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562480688095093">
                <text:p>0.05624806880950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83088850975037">
                <text:p>0.9830888509750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1401127576828">
                <text:p>0.314011275768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58423912525177">
                <text:p>0.4584239125251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988065004348755">
                <text:p>0.09880650043487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91627246141434">
                <text:p>0.4916272461414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861097276210785">
                <text:p>-0.08610972762107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70124685764313">
                <text:p>0.5701246857643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207737445831299">
                <text:p>-0.2077374458312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2526178359985">
                <text:p>0.3625261783599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11673486232758">
                <text:p>0.9116734862327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87446963787079">
                <text:p>0.9874469637870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9391531944275">
                <text:p>0.1493915319442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83528393507004">
                <text:p>0.1835283935070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52125287055969">
                <text:p>0.8521252870559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67927765846252">
                <text:p>0.07679277658462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67256987094879">
                <text:p>0.5672569870948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58590489625931">
                <text:p>0.2585904896259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19221493601799">
                <text:p>0.1192214936017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42848181724548">
                <text:p>0.3428481817245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07650256156921">
                <text:p>0.5076502561569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85715061426163">
                <text:p>0.4857150614261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38231140375137">
                <text:p>0.4382311403751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48852980136871">
                <text:p>0.5488529801368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61882615089417">
                <text:p>0.5618826150894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07735681533814">
                <text:p>0.8077356815338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00872838497162">
                <text:p>0.7008728384971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7136048078537">
                <text:p>0.871360480785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84834098815918">
                <text:p>0.584834098815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02831768989563">
                <text:p>0.8028317689895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53151261806488">
                <text:p>0.3531512618064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76517033576965">
                <text:p>0.2765170335769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4346036705376">
                <text:p>0.4543460367053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39036321640015">
                <text:p>0.7390363216400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95018458366394">
                <text:p>0.8950184583663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26082849502564">
                <text:p>0.9260828495025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85342764854431">
                <text:p>0.5853427648544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0482429265976">
                <text:p>0.804824292659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2259702682495">
                <text:p>0.7822597026824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26883041858673">
                <text:p>0.4268830418586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759932994842529">
                <text:p>-0.07599329948425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03622007369995">
                <text:p>0.8036220073699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55197867324948">
                <text:p>0.4551978673249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87347948551178">
                <text:p>0.1873479485511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88838630914688">
                <text:p>0.1888386309146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32991766929626">
                <text:p>0.5329917669296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33366298675537">
                <text:p>0.9333662986755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32605624198914">
                <text:p>0.9326056241989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74636399745941">
                <text:p>0.5746363997459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17061603069305">
                <text:p>0.3170616030693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37474524974823">
                <text:p>0.3374745249748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70675978064537">
                <text:p>-0.1706759780645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1765398979187">
                <text:p>0.71765398979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02049821615219">
                <text:p>0.2020498216152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51055693626404">
                <text:p>0.6510556936264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18169379234314">
                <text:p>0.9181693792343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53116935491562">
                <text:p>0.02531169354915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35866034030914">
                <text:p>0.3358660340309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7410101890564">
                <text:p>0.774101018905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51919610092045">
                <text:p>0.4519196100920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85619276762009">
                <text:p>0.4856192767620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52865934371948">
                <text:p>0.8528659343719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15886041894555">
                <text:p>0.01158860418945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2906733751297">
                <text:p>0.529067337512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30344021320343">
                <text:p>0.8303440213203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52537949949504">
                <text:p>0.4525379499495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2025181055069">
                <text:p>0.520251810550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88901090621948">
                <text:p>0.7889010906219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4428364084661">
                <text:p>0.444283640846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90422475337982">
                <text:p>0.6904224753379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16317439079285">
                <text:p>0.8163174390792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55684262514114">
                <text:p>0.1556842625141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4856431084872">
                <text:p>0.4548564310848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54593169689178">
                <text:p>0.1545931696891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53768730163574">
                <text:p>0.9537687301635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2893317937851">
                <text:p>0.828933179378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7232711315155">
                <text:p>0.972327113151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50103310093285">
                <text:p>0.4501033100932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60822534561157">
                <text:p>0.7608225345611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0405056476593">
                <text:p>0.304050564765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49040281799435">
                <text:p>0.4490402817994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5245699084103">
                <text:p>0.452456990841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79845714569092">
                <text:p>0.7798457145690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50633645057678">
                <text:p>0.9506336450576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82539790868759">
                <text:p>-0.1825397908687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5145028192699">
                <text:p>0.451450281926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5983874797821">
                <text:p>0.459838747978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63794565200806">
                <text:p>0.8637945652008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8525194138288">
                <text:p>0.4485251941382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46038520336151">
                <text:p>0.3460385203361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50528052082657">
                <text:p>0.4505280520826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3293933272362">
                <text:p>0.1732939332723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61058980226517">
                <text:p>0.3610589802265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47233368363976">
                <text:p>0.4472333683639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54381632804871">
                <text:p>0.6543816328048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6677905321121">
                <text:p>0.2466779053211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49902672302724">
                <text:p>0.4499026723027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3273840546608">
                <text:p>0.232738405466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97753310203552">
                <text:p>0.6977533102035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47591231089831">
                <text:p>0.4475912310898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4159574508667">
                <text:p>0.24159574508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18121314048767">
                <text:p>0.8181213140487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31843817234039">
                <text:p>0.4318438172340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5974605438113">
                <text:p>0.4559746054381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3729504942894">
                <text:p>0.437295049428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52214113515614">
                <text:p>0.4522141135156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53843855568767">
                <text:p>0.4538438555687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37149715423584">
                <text:p>0.7371497154235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49165827083586">
                <text:p>0.4491658270835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5829085111618">
                <text:p>0.858290851116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49585875791311">
                <text:p>0.4495858757913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4984752624333">
                <text:p>0.44984752624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72249281406403">
                <text:p>0.2722492814064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49881552535295">
                <text:p>0.4498815525352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8481183052063">
                <text:p>0.684811830520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56303135153652">
                <text:p>0.4563031351536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97419703006744">
                <text:p>0.6974197030067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69655394554138">
                <text:p>0.9696553945541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26837521791458">
                <text:p>-0.1268375217914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7698700428009">
                <text:p>0.976987004280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08322107791901">
                <text:p>0.2083221077919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51794052124023">
                <text:p>0.5517940521240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48041786128282">
                <text:p>0.4480417861282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69508755207062">
                <text:p>-0.169508755207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52467550724744">
                <text:p>0.4524675507247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07158434391022">
                <text:p>0.4071584343910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07517516613007">
                <text:p>0.5075175166130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88060224056244">
                <text:p>0.1880602240562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89873886108398">
                <text:p>0.9898738861083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10149160027504">
                <text:p>-0.101491600275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84734725952148">
                <text:p>0.7847347259521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29023897647858">
                <text:p>0.3290238976478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65069177746773">
                <text:p>0.01650691777467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5941311120987">
                <text:p>0.4959413111209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94803643226624">
                <text:p>0.8948036432266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326338410377502">
                <text:p>0.03263384103775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68470519781113">
                <text:p>0.3684705197811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49639368057251">
                <text:p>-0.1496393680572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4716899394989">
                <text:p>0.147168993949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19058263301849">
                <text:p>0.4190582633018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56550180912018">
                <text:p>0.4565501809120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60023093223572">
                <text:p>0.1600230932235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45363306999207">
                <text:p>0.5453633069992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1633284091949">
                <text:p>0.1916332840919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92790579795837">
                <text:p>0.4927905797958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20791530609131">
                <text:p>0.5207915306091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67969417572022">
                <text:p>0.9679694175720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7477605342865">
                <text:p>0.574776053428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74261921644211">
                <text:p>0.2742619216442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781843364238739">
                <text:p>0.07818433642387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21251022815704">
                <text:p>0.5212510228157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25239247083664">
                <text:p>0.2252392470836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21467244625092">
                <text:p>0.9214672446250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75834625959396">
                <text:p>0.1758346259593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95991748571396">
                <text:p>0.02959917485713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5018562078476">
                <text:p>0.550185620784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78936624526978">
                <text:p>0.02789366245269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384508371353149">
                <text:p>0.03845083713531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66515386104584">
                <text:p>0.5665153861045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843704678118229">
                <text:p>0.0008437046781182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1886258125305">
                <text:p>0.9918862581253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39556419849396">
                <text:p>0.9395564198493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51248470816015">
                <text:p>0.4512484708160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18228507041931">
                <text:p>0.9182285070419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79132342338562">
                <text:p>0.679132342338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9433176517487">
                <text:p>0.4194331765174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98557579517365">
                <text:p>0.7985575795173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73817348480225">
                <text:p>0.4738173484802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76796936988831">
                <text:p>0.2767969369888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43489444255829">
                <text:p>0.02434894442558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06589782238007">
                <text:p>0.8065897822380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95283663272858">
                <text:p>0.4952836632728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16054683923721">
                <text:p>0.1160546839237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102785741910338">
                <text:p>-0.01027857419103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5346736907959">
                <text:p>0.953467369079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38004469871521">
                <text:p>0.8380044698715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86737281084061">
                <text:p>0.4867372810840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47051435709">
                <text:p>0.4470514357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648660063743591">
                <text:p>0.06486600637435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04369924217463">
                <text:p>0.004043699242174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88613247871399">
                <text:p>0.9886132478713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57497382164001">
                <text:p>0.5574973821640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49740302562714">
                <text:p>0.2497403025627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36719405651093">
                <text:p>0.6367194056510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80262041091919">
                <text:p>0.4802620410919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138362934812903">
                <text:p>-0.01383629348129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83532953262329">
                <text:p>0.6835329532623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42107200622559">
                <text:p>0.9421072006225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17523175477982">
                <text:p>0.4175231754779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17433458566666">
                <text:p>0.1174334585666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1003098487854">
                <text:p>0.510030984878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824613720178604">
                <text:p>-0.08246137201786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04894736409187">
                <text:p>0.2048947364091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365494266152382">
                <text:p>0.03654942661523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11325585842133">
                <text:p>0.7113255858421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86031806468964">
                <text:p>0.8860318064689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110025107860565">
                <text:p>-0.1100251078605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92777478694916">
                <text:p>0.2927774786949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09419065713882">
                <text:p>0.3094190657138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70497941970825">
                <text:p>0.3704979419708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01915174722671">
                <text:p>0.2019151747226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14724975824356">
                <text:p>0.4147249758243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86874353885651">
                <text:p>0.2868743538856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1970648765564">
                <text:p>0.519706487655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749814659357071">
                <text:p>0.07498146593570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56393706798553">
                <text:p>0.1563937067985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05695974826813">
                <text:p>0.9056959748268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90378177165985">
                <text:p>0.8903781771659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07722795009613">
                <text:p>0.5077227950096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58675599098206">
                <text:p>0.8586755990982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26058411598206">
                <text:p>0.9260584115982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11227631568909">
                <text:p>0.6112276315689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61481714248657">
                <text:p>0.5614817142486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1003153771162">
                <text:p>-0.110031537711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85201972723007">
                <text:p>0.1852019727230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69453990459442">
                <text:p>0.4694539904594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02691221237183">
                <text:p>0.8026912212371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90751242637634">
                <text:p>0.89075124263763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5385754108429">
                <text:p>0.953857541084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69700968265533">
                <text:p>0.8697009682655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608724415302277">
                <text:p>0.6087244153022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6313996315">
                <text:p>0.59263139963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34503698348999">
                <text:p>0.5345036983489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84682309627533">
                <text:p>0.1846823096275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18970417976379">
                <text:p>0.718970417976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3.168cm" svg:y="4.204cm" style:legend-expansion="high" chart:style-name="ch2"/>
        <chart:plot-area chart:style-name="ch3" table:cell-range-address="rewardlist_squarepeg_withbutton_retroactiveVals_GRUrewardsonly_correctedGRUdatascalingRun2_10_27_2021.B2:rewardlist_squarepeg_withbutton_retroactiveVals_GRUrewardsonly_correctedGRUdatascalingRun2_10_27_2021.B597" svg:x="0.32cm" svg:y="0.18cm" svg:width="12.528cm" svg:height="8.646cm">
          <chartooo:coordinate-region svg:x="1.047cm" svg:y="0.301cm" svg:width="11.80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squarepeg_withbutton_retroactiveVals_GRUrewardsonly_correctedGRUdatascalingRun2_10_27_2021.B2:rewardlist_squarepeg_withbutton_retroactiveVals_GRUrewardsonly_correctedGRUdatascalingRun2_10_27_2021.B597" chart:class="chart:line">
            <chart:data-point chart:repeated="5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76756906509399">
                <text:p>0.0876756906509399</text:p>
                <draw:g>
                  <svg:desc>rewardlist_squarepeg_withbutton_retroactiveVals_GRUrewardsonly_correctedGRUdatascalingRun2_10_27_2021.B2:rewardlist_squarepeg_withbutton_retroactiveVals_GRUrewardsonly_correctedGRUdatascalingRun2_10_27_2021.B5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5211534500122">
                <text:p>0.315211534500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3255519072215">
                <text:p>0.323255519072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497465968132">
                <text:p>0.41497465968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0708178281784">
                <text:p>0.390708178281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9970199465752">
                <text:p>0.419970199465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2300734690257">
                <text:p>0.422300734690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7212640196085">
                <text:p>0.447212640196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8633457952076">
                <text:p>0.508633457952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3980801701546">
                <text:p>0.533980801701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3370912183415">
                <text:p>0.513370912183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2277523949742">
                <text:p>0.472277523949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4224125123941">
                <text:p>0.454224125123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5671531196152">
                <text:p>0.435671531196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7807878156503">
                <text:p>0.407807878156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1223964076489">
                <text:p>0.421223964076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8351518529303">
                <text:p>0.438351518529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0409673634503">
                <text:p>0.410409673634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4901232515511">
                <text:p>0.424901232515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9114029929042">
                <text:p>0.429114029929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7160081451847">
                <text:p>0.437160081451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1216144819151">
                <text:p>0.421216144819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9744091150553">
                <text:p>0.399744091150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5271460128327">
                <text:p>0.385271460128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2214110195637">
                <text:p>0.392214110195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0200559416643">
                <text:p>0.380200559416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641389383348">
                <text:p>0.36641389383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7953297582322">
                <text:p>0.367953297582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07954668305">
                <text:p>0.379079546683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9776895126949">
                <text:p>0.399776895126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1043448987747">
                <text:p>0.401043448987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7976560072275">
                <text:p>0.387976560072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3829197053882">
                <text:p>0.373829197053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996767574483">
                <text:p>0.3599676757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7875183251287">
                <text:p>0.357875183251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97152049943">
                <text:p>0.35797152049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1865072130553">
                <text:p>0.351865072130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9666137076718">
                <text:p>0.349666137076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6341364331161">
                <text:p>0.366341364331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4052047380246">
                <text:p>0.374052047380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3234512988569">
                <text:p>0.373234512988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7935606873639">
                <text:p>0.387935606873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216966252774">
                <text:p>0.40216966252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398531166752">
                <text:p>0.4139853116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7670229362945">
                <text:p>0.407670229362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0482714844301">
                <text:p>0.400482714844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1754710262919">
                <text:p>0.411754710262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1599863116474">
                <text:p>0.421599863116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4892463873388">
                <text:p>0.424892463873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6291630603373">
                <text:p>0.426291630603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562331675951">
                <text:p>0.43562331675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7166509185062">
                <text:p>0.447166509185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1145701889633">
                <text:p>0.451145701889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5561166120579">
                <text:p>0.4655611661205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4412588459649">
                <text:p>0.474412588459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6228904986412">
                <text:p>0.4762289049864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419488205746">
                <text:p>0.47241948820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8724009961042">
                <text:p>0.468724009961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8788300066122">
                <text:p>0.458788300066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2115008217492">
                <text:p>0.4721150082174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8761814444193">
                <text:p>0.488761814444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4321338133696">
                <text:p>0.5043213381336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9690259549843">
                <text:p>0.5196902595498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9736856782467">
                <text:p>0.5397368567824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4595172604812">
                <text:p>0.545951726048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7311508704965">
                <text:p>0.5473115087049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58552604719844">
                <text:p>0.558552604719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317456174946">
                <text:p>0.563174561749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9005635490983">
                <text:p>0.569005635490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655141728341">
                <text:p>0.56655141728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5196448394991">
                <text:p>0.585196448394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07087082875778">
                <text:p>0.607087082875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26425839067266">
                <text:p>0.626425839067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4230714958997">
                <text:p>0.624230714958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4844363826118">
                <text:p>0.634844363826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55090066098133">
                <text:p>0.655090066098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3964130295479">
                <text:p>0.663964130295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0117500948359">
                <text:p>0.67011750094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1191844065275">
                <text:p>0.6611918440652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2640006007893">
                <text:p>0.672640006007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6005758850854">
                <text:p>0.686005758850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92854503442742">
                <text:p>0.692854503442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1132071681868">
                <text:p>0.711320716818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25877238482541">
                <text:p>0.725877238482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8911048193063">
                <text:p>0.738911048193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416198525593">
                <text:p>0.75416198525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7990481572005">
                <text:p>0.757990481572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7990481572005">
                <text:p>0.757990481572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64122529575533">
                <text:p>0.764122529575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2179583783782">
                <text:p>0.772179583783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7484832452998">
                <text:p>0.767484832452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7484832452998">
                <text:p>0.767484832452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6994882272944">
                <text:p>0.766994882272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8522617024548">
                <text:p>0.778522617024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4133516378062">
                <text:p>0.784133516378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74266789717881">
                <text:p>0.774266789717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9864548789542">
                <text:p>0.7698645487895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7060590597379">
                <text:p>0.767060590597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0721725813527">
                <text:p>0.780721725813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0979570860096">
                <text:p>0.760979570860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2919164389311">
                <text:p>0.7629191643893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62985488545469">
                <text:p>0.762985488545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51879864472516">
                <text:p>0.7518798644725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40682458008917">
                <text:p>0.7406824580089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9562216688054">
                <text:p>0.739562216688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2610000561573">
                <text:p>0.732610000561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6305478806277">
                <text:p>0.736305478806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6272543177191">
                <text:p>0.7462725431771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42724048770082">
                <text:p>0.7427240487700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4879972891844">
                <text:p>0.7348799728918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29477607382499">
                <text:p>0.729477607382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15739840055911">
                <text:p>0.715739840055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95846699238736">
                <text:p>0.695846699238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97336620730709">
                <text:p>0.6973366207307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98052779052635">
                <text:p>0.6980527790526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08538248131166">
                <text:p>0.708538248131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0794342418684">
                <text:p>0.70794342418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12129550837436">
                <text:p>0.7121295508374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22786195332603">
                <text:p>0.722786195332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5503780117753">
                <text:p>0.7155037801177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13879658159857">
                <text:p>0.7138796581598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13879658159857">
                <text:p>0.7138796581598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14247770356889">
                <text:p>0.714247770356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3011802166092">
                <text:p>0.7030118021660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01921978676806">
                <text:p>0.701921978676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0467288995154">
                <text:p>0.70467288995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03179996742278">
                <text:p>0.7031799967422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07005694105917">
                <text:p>0.7070056941059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03603294332417">
                <text:p>0.703603294332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0887192364858">
                <text:p>0.7108871923648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0907599243582">
                <text:p>0.7209075992435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2451608755029">
                <text:p>0.724516087550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22745338166247">
                <text:p>0.7227453381662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22745338166247">
                <text:p>0.7227453381662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4566581199364">
                <text:p>0.7245665811993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25145646438489">
                <text:p>0.7251456464384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24919703476465">
                <text:p>0.7249197034764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25348965180346">
                <text:p>0.725348965180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2252599432292">
                <text:p>0.72252599432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07046312898732">
                <text:p>0.7070463128987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171198791603">
                <text:p>0.701711987916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3492559902248">
                <text:p>0.7034925599022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09723873967753">
                <text:p>0.709723873967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872311035197">
                <text:p>0.718723110351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15689771609556">
                <text:p>0.715689771609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08306786937282">
                <text:p>0.708306786937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13810666455207">
                <text:p>0.7138106664552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9927752988305">
                <text:p>0.699277529883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19019684836481">
                <text:p>0.719019684836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08102577166807">
                <text:p>0.7081025771668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0826988618827">
                <text:p>0.708269886188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03631577099312">
                <text:p>0.703631577099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10098432952622">
                <text:p>0.7100984329526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15502772713772">
                <text:p>0.7155027727137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24819958823646">
                <text:p>0.7248199588236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20158989945814">
                <text:p>0.7201589899458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18440159856634">
                <text:p>0.7184401598566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14197169158501">
                <text:p>0.7141971691585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23415195352721">
                <text:p>0.7234151953527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23993447989377">
                <text:p>0.723993447989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37897168027655">
                <text:p>0.7378971680276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52686754800379">
                <text:p>0.752686754800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43557392353458">
                <text:p>0.7435573923534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47350994440518">
                <text:p>0.7473509944405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43971355126372">
                <text:p>0.7439713551263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26939805479226">
                <text:p>0.726939805479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22104612224716">
                <text:p>0.722104612224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1194747472372">
                <text:p>0.711947474723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845440193859">
                <text:p>0.7048454401938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4817218416351">
                <text:p>0.6948172184163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3089541927436">
                <text:p>0.663089541927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72183945033775">
                <text:p>0.672183945033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73229116129176">
                <text:p>0.673229116129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0521717461548">
                <text:p>0.6705217174615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69927327779635">
                <text:p>0.6699273277796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57278315924412">
                <text:p>0.657278315924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48452118514296">
                <text:p>0.6484521185142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51854518287796">
                <text:p>0.6518545182877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0320783951605">
                <text:p>0.6303207839516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21332795207142">
                <text:p>0.6213327952071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08719205540814">
                <text:p>0.6087192055408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09848567588749">
                <text:p>0.609848567588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09257052310419">
                <text:p>0.6092570523104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00930943952075">
                <text:p>0.6009309439520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05807195075465">
                <text:p>0.6058071950754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01466001467589">
                <text:p>0.6014660014675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9585727373024">
                <text:p>0.595857273730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8455098381608">
                <text:p>0.5984550983816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6883293469341">
                <text:p>0.5968832934693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97226936142055">
                <text:p>0.597226936142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9752696281185">
                <text:p>0.597526962811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752696281185">
                <text:p>0.59752696281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99639228564136">
                <text:p>0.599639228564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96466069470863">
                <text:p>0.5964660694708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830878963884">
                <text:p>0.59830878963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93748935175185">
                <text:p>0.593748935175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07691600158507">
                <text:p>0.6076916001585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96389816068812">
                <text:p>0.5963898160688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6730093511939">
                <text:p>0.5967300935119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2326367333166">
                <text:p>0.5923263673331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08070300495077">
                <text:p>0.6080703004950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2542451589631">
                <text:p>0.6125424515896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224042269034">
                <text:p>0.612240422690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214074005338">
                <text:p>0.62140740053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26068369411631">
                <text:p>0.6260683694116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3261080634223">
                <text:p>0.63261080634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8714213924688">
                <text:p>0.6187142139246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20688350170182">
                <text:p>0.6206883501701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551246304287">
                <text:p>0.625512463042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4796763311783">
                <text:p>0.6247967633117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29461837611575">
                <text:p>0.6294618376115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8591200058497">
                <text:p>0.638591200058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27367425275031">
                <text:p>0.6273674252750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30747064589177">
                <text:p>0.6307470645891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36950402636856">
                <text:p>0.6369504026368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8538916293395">
                <text:p>0.6385389162933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25152048809127">
                <text:p>0.6251520488091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3830957708304">
                <text:p>0.63830957708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9134758990577">
                <text:p>0.6391347589905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50969146258916">
                <text:p>0.6509691462589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3722694112324">
                <text:p>0.637226941123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54775222442527">
                <text:p>0.6547752224425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58359269195613">
                <text:p>0.6583592691956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5721358520638">
                <text:p>0.657213585206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60486914162672">
                <text:p>0.6604869141626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68999935388504">
                <text:p>0.6689999353885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68514249981605">
                <text:p>0.6685142499816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85262875994797">
                <text:p>0.6852628759947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8472306835402">
                <text:p>0.684723068354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87009582811412">
                <text:p>0.687009582811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69532801216902">
                <text:p>0.6695328012169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67687998535621">
                <text:p>0.6676879985356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76655540454084">
                <text:p>0.6766555404540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57031437365315">
                <text:p>0.657031437365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5741737135813">
                <text:p>0.657417371358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62642522527186">
                <text:p>0.6626425225271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51971367950281">
                <text:p>0.6519713679502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72571916762603">
                <text:p>0.6725719167626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7756259907259">
                <text:p>0.677562599072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58563548302103">
                <text:p>0.6585635483021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34044627851309">
                <text:p>0.6340446278513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19825761026205">
                <text:p>0.619825761026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20098724146218">
                <text:p>0.620098724146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26295741820761">
                <text:p>0.6262957418207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21513287120875">
                <text:p>0.621513287120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21099567632225">
                <text:p>0.6210995676322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9246803680245">
                <text:p>0.6192468036802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29823633906793">
                <text:p>0.6298236339067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5425899819452">
                <text:p>0.625425899819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06252682148194">
                <text:p>0.6062526821481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99610958476456">
                <text:p>0.5996109584764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98010863272511">
                <text:p>0.5980108632725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4734689106747">
                <text:p>0.594734689106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80086853735301">
                <text:p>0.580086853735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7506728385176">
                <text:p>0.575067283851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97565958998641">
                <text:p>0.5975659589986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79577983338006">
                <text:p>0.5795779833380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56970703662658">
                <text:p>0.5569707036626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58590553548871">
                <text:p>0.5585905535488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43056725239267">
                <text:p>0.5430567252392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8027234028797">
                <text:p>0.5280272340287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4523641990156">
                <text:p>0.5245236419901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04883357456752">
                <text:p>0.5048833574567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2188598428454">
                <text:p>0.4921885984284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1915935156297">
                <text:p>0.4919159351562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1289619596637">
                <text:p>0.512896195966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3607591628572">
                <text:p>0.4936075916285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7973038244764">
                <text:p>0.4979730382447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7866327465341">
                <text:p>0.5178663274653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0963160268658">
                <text:p>0.5309631602686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14842936293963">
                <text:p>0.51484293629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00897393257794">
                <text:p>0.5008973932577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98857444969519">
                <text:p>0.498857444969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04569971154691">
                <text:p>0.5045699711546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92764273791441">
                <text:p>0.4927642737914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74551607170427">
                <text:p>0.4745516071704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587432401901">
                <text:p>0.45874324019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49445526248642">
                <text:p>0.449445526248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47459106580639">
                <text:p>0.4474591065806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55378454900822">
                <text:p>0.4553784549008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5698415893985">
                <text:p>0.4356984158939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9507748546953">
                <text:p>0.4295077485469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45070298692706">
                <text:p>0.4450702986927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7955365425774">
                <text:p>0.4479553654257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7651125072521">
                <text:p>0.4476511250725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59148822124211">
                <text:p>0.4591488221242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3075896867988">
                <text:p>0.443075896867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25886200436828">
                <text:p>0.4258862004368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30658621181335">
                <text:p>0.4306586211813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42107326864284">
                <text:p>0.4421073268642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58258045913309">
                <text:p>0.4582580459133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75481439952035">
                <text:p>0.4754814399520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81256470730414">
                <text:p>0.4812564707304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88710475553359">
                <text:p>0.4887104755533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90221511686639">
                <text:p>0.4902215116866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88885864045243">
                <text:p>0.4888858640452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88885864045243">
                <text:p>0.4888858640452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99426607308643">
                <text:p>0.4994266073086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07368176716505">
                <text:p>0.5073681767165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01625994179504">
                <text:p>0.5016259941795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07203282291366">
                <text:p>0.5072032822913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08375244630417">
                <text:p>0.5083752446304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21034119229718">
                <text:p>0.5210341192297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14538010921588">
                <text:p>0.5145380109215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91581147267685">
                <text:p>0.4915811472676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00694182299412">
                <text:p>0.5006941822994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06519547071566">
                <text:p>0.5065195470715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95387150466016">
                <text:p>0.4953871504660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97476272282126">
                <text:p>0.4974762722821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04042864907335">
                <text:p>0.5040428649073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06842046212968">
                <text:p>0.5068420462129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20598065333281">
                <text:p>0.5205980653332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42456589636328">
                <text:p>0.5424565896363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43458121616804">
                <text:p>0.5434581216168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32428376981981">
                <text:p>0.5324283769819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42085168139089">
                <text:p>0.5420851681390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38111278423272">
                <text:p>0.5381112784232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28755047317701">
                <text:p>0.5287550473177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15114271041112">
                <text:p>0.515114271041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2845396996399">
                <text:p>0.528453969963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22551444242226">
                <text:p>0.5225514442422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2675716014179">
                <text:p>0.526757160141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21631708080702">
                <text:p>0.5216317080807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2333298885947">
                <text:p>0.523332988859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42031340887382">
                <text:p>0.5420313408873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51531847244684">
                <text:p>0.5515318472446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75332907600123">
                <text:p>0.5753329076001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72576746250963">
                <text:p>0.572576746250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76826567154819">
                <text:p>0.5768265671548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76652595185565">
                <text:p>0.5766525951855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2116986018115">
                <text:p>0.5821169860181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7831100849534">
                <text:p>0.5878311008495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78077837123007">
                <text:p>0.5780778371230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70230836981474">
                <text:p>0.570230836981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55412888737418">
                <text:p>0.5554128887374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53433399021686">
                <text:p>0.5534333990216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53766927455214">
                <text:p>0.5537669274552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54623944933378">
                <text:p>0.5546239449333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55793723796156">
                <text:p>0.5557937237961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55535582161741">
                <text:p>0.555535582161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48943756092629">
                <text:p>0.5489437560926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31492350567421">
                <text:p>0.5314923505674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30522648683677">
                <text:p>0.530522648683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31964189450412">
                <text:p>0.5319641894504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36989578693558">
                <text:p>0.5369895786935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34644826848957">
                <text:p>0.5346448268489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16598970516665">
                <text:p>0.5165989705166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26766315810109">
                <text:p>0.5267663158101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18355696580422">
                <text:p>0.5183556965804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00824283375606">
                <text:p>0.5008242833756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02583369712015">
                <text:p>0.5025833697120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04572330484159">
                <text:p>0.5045723304841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02088238793551">
                <text:p>0.5020882387935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13992529233682">
                <text:p>0.5139925292336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2286746986259">
                <text:p>0.522867469862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21257680693025">
                <text:p>0.5212576806930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22015123138197">
                <text:p>0.522015123138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13732804731021">
                <text:p>0.5137328047310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13422737719636">
                <text:p>0.5134227377196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00703220259961">
                <text:p>0.5007032202599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93577815843662">
                <text:p>0.4935778158436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97628408830567">
                <text:p>0.4976284088305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98343637806603">
                <text:p>0.4983436378066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11680942204108">
                <text:p>0.5116809422041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05180320364663">
                <text:p>0.5051803203646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98953239445358">
                <text:p>0.4989532394453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05291619266357">
                <text:p>0.5052916192663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02472724940886">
                <text:p>0.5024727249408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97228957659918">
                <text:p>0.4972289576599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02159395487515">
                <text:p>0.5021593954875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84184323928368">
                <text:p>0.4841843239283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81215183019212">
                <text:p>0.4812151830192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86684781351442">
                <text:p>0.4866847813514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76189170360139">
                <text:p>0.4761891703601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75924899383467">
                <text:p>0.4759248993834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66891206040674">
                <text:p>0.4668912060406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73342183901339">
                <text:p>0.4733421839013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75367422006568">
                <text:p>0.4753674220065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91553114993232">
                <text:p>0.4915531149932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8965409519721">
                <text:p>0.489654095197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85177487134934">
                <text:p>0.4851774871349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92203045256284">
                <text:p>0.4922030452562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87612931704035">
                <text:p>0.4876129317040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92465978374287">
                <text:p>0.4924659783742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0718481804096">
                <text:p>0.5007184818040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12248860447443">
                <text:p>0.5122488604474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23475992553757">
                <text:p>0.5234759925537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33867915183367">
                <text:p>0.5338679151833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25845235825254">
                <text:p>0.5258452358252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28453884193544">
                <text:p>0.5284538841935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41792841707626">
                <text:p>0.5417928417076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38766145823622">
                <text:p>0.5387661458236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40376321511062">
                <text:p>0.5403763215110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49841127950987">
                <text:p>0.5498411279509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30226832867338">
                <text:p>0.530226832867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44636701256098">
                <text:p>0.5446367012560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3458259335513">
                <text:p>0.534582593355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39050782565438">
                <text:p>0.5390507825654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41756712404319">
                <text:p>0.5417567124043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32571057627882">
                <text:p>0.5325710576278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31211186172281">
                <text:p>0.5312111861722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43835560630049">
                <text:p>0.5438355606300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46207244042718">
                <text:p>0.5462072440427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3226972573801">
                <text:p>0.532269725738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37140501749029">
                <text:p>0.5371405017490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23624109418295">
                <text:p>0.5236241094182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40027450589988">
                <text:p>0.5400274505899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32515718668578">
                <text:p>0.5325157186685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50042109269755">
                <text:p>0.5500421092697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61381766430456">
                <text:p>0.5613817664304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61381766430456">
                <text:p>0.5613817664304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43292750253239">
                <text:p>0.5432927502532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29995180258216">
                <text:p>0.5299951802582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42744353461509">
                <text:p>0.5427443534615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48221725228551">
                <text:p>0.5482217252285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40742010732755">
                <text:p>0.5407420107327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56580238442701">
                <text:p>0.5565802384427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45240067362998">
                <text:p>0.5452400673629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50760003034162">
                <text:p>0.5507600030341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6527270768148">
                <text:p>0.565272707681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67511274379948">
                <text:p>0.5675112743799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67768448959413">
                <text:p>0.5677684489594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73955918943">
                <text:p>0.5739559189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74079439360785">
                <text:p>0.5740794393607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76968612732237">
                <text:p>0.5769686127322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85909783852861">
                <text:p>0.5859097838528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86084921761952">
                <text:p>0.5860849217619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92189557710989">
                <text:p>0.5921895577109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77583920603413">
                <text:p>0.5775839206034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74931315139514">
                <text:p>0.5749313151395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61701955970118">
                <text:p>0.5617019559701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73959455324345">
                <text:p>0.573959455324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85233254218254">
                <text:p>0.5852332542182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95804296594706">
                <text:p>0.5958042965947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89907704522324">
                <text:p>0.5899077045223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87169012199768">
                <text:p>0.5871690121997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74474475776572">
                <text:p>0.5744744757765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71692792448919">
                <text:p>0.5716927924489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64501623024047">
                <text:p>0.5645016230240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64452357960508">
                <text:p>0.5644523579605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75141145780895">
                <text:p>0.5751411457808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51007680661125">
                <text:p>0.5510076806611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39812788455553">
                <text:p>0.539812788455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5074813636295">
                <text:p>0.550748136362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51976147747253">
                <text:p>0.5519761477472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51839970743443">
                <text:p>0.5518399707434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55078553841096">
                <text:p>0.5550785538410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60419154273095">
                <text:p>0.5604191542730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53078382157641">
                <text:p>0.5530783821576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41398640964804">
                <text:p>0.5413986409648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31493084723274">
                <text:p>0.5314930847232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33120538459171">
                <text:p>0.5331205384591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3168413646431">
                <text:p>0.531684136464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33978588450594">
                <text:p>0.5339785884505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42211535053259">
                <text:p>0.5422115350532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7973698526895">
                <text:p>0.5479736985268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58090096253187">
                <text:p>0.5580900962531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53937760283053">
                <text:p>0.5539377602830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40130135096366">
                <text:p>0.5401301350963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36418325178994">
                <text:p>0.5364183251789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44714899131747">
                <text:p>0.5447148991317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47166094466588">
                <text:p>0.547166094466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40292503252778">
                <text:p>0.5402925032527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40298513526728">
                <text:p>0.5402985135267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39650035543192">
                <text:p>0.5396500355431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3728848005445">
                <text:p>0.537288480054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46218627460453">
                <text:p>0.5462186274604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52937474676845">
                <text:p>0.5529374746768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45166900278293">
                <text:p>0.5451669002782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45111993672045">
                <text:p>0.5451119936720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40050717567059">
                <text:p>0.5400507175670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33131951483658">
                <text:p>0.5331319514836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38040690048434">
                <text:p>0.5380406900484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33262744330387">
                <text:p>0.5332627443303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27087636228484">
                <text:p>0.5270876362284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30216982258583">
                <text:p>0.5302169822585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0722029814039">
                <text:p>0.507220298140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23981578584593">
                <text:p>0.5239815785845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18950265864329">
                <text:p>0.5189502658643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27056406322183">
                <text:p>0.5270564063221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16735448280646">
                <text:p>0.5167354482806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96359082268695">
                <text:p>0.4963590822686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5749703443659">
                <text:p>0.4857497034436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4873277408919">
                <text:p>0.4848732774089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79703787246711">
                <text:p>0.4797037872467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93906836945366">
                <text:p>0.493906836945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8580713317954">
                <text:p>0.4885807133179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99548405058104">
                <text:p>0.4995484050581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1561929244959">
                <text:p>0.4815619292449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78176237018315">
                <text:p>0.4781762370183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88616312294164">
                <text:p>0.4886163122941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9811204499736">
                <text:p>0.4998112044997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0763616128235">
                <text:p>0.4907636161282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832564068613">
                <text:p>0.48325640686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2364130312083">
                <text:p>0.4923641303120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8596811644885">
                <text:p>0.485968116448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84293472932492">
                <text:p>0.4842934729324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77702997395153">
                <text:p>0.4777029973951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73337895634405">
                <text:p>0.4733378956344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7276289349028">
                <text:p>0.472762893490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68725516921039">
                <text:p>0.4687255169210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66957051368027">
                <text:p>0.4669570513680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68905227586323">
                <text:p>0.4689052275863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68066347558279">
                <text:p>0.4680663475582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68066347558279">
                <text:p>0.4680663475582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63883434692816">
                <text:p>0.4638834346928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75157083037921">
                <text:p>0.4751570830379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80854956211849">
                <text:p>0.4808549562118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83913080773548">
                <text:p>0.4839130807735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86830065185683">
                <text:p>0.4868300651856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8312164306744">
                <text:p>0.483121643067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75792853006112">
                <text:p>0.4757928530061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77201769522441">
                <text:p>0.4772017695224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72536369349275">
                <text:p>0.4725363693492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76297951577877">
                <text:p>0.4762979515778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70719763799833">
                <text:p>0.4707197637998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3807688774138">
                <text:p>0.4538076887741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55860744794413">
                <text:p>0.4558607447944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47249441451747">
                <text:p>0.4472494414517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42478044629888">
                <text:p>0.4424780446298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44858326947628">
                <text:p>0.4448583269476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30899793767169">
                <text:p>0.4308997937671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41830061582917">
                <text:p>0.4418300615829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46771627232767">
                <text:p>0.4467716272327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36191894095254">
                <text:p>0.4361918940952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57519772234711">
                <text:p>0.4575197722347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51441105664476">
                <text:p>0.4514411056644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55749494822141">
                <text:p>0.4557494948221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60785485177107">
                <text:p>0.4607854851771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6131151706184">
                <text:p>0.461311517061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7041979649441">
                <text:p>0.470419796494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61682682080141">
                <text:p>0.46168268208014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69834342240284">
                <text:p>0.4698343422402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69584671763954">
                <text:p>0.4695846717639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69584671763954">
                <text:p>0.4695846717639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68115170944923">
                <text:p>0.4681151709449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47703896244935">
                <text:p>0.4477038962449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69233671129723">
                <text:p>0.4692336711297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70320808760731">
                <text:p>0.4703208087607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7353944923902">
                <text:p>0.473539449239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7353944923902">
                <text:p>0.473539449239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93610736631374">
                <text:p>0.4936107366313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92612984071946">
                <text:p>0.492612984071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75675481279042">
                <text:p>0.4756754812790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750920089975">
                <text:p>0.47509200899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87747983040159">
                <text:p>0.4877479830401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02179345289572">
                <text:p>0.5021793452895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04272637302079">
                <text:p>0.5042726373020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08714701431655">
                <text:p>0.5087147014316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09198616945531">
                <text:p>0.5091986169455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05650466196452">
                <text:p>0.5056504661964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08470254895699">
                <text:p>0.5084702548956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2378604911061">
                <text:p>0.523786049110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11898766977507">
                <text:p>0.5118987669775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04238417564667">
                <text:p>0.5042384175646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94239049909127">
                <text:p>0.4942390499091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81927766182046">
                <text:p>0.4819277661820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66354813505253">
                <text:p>0.4663548135052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5537059663151">
                <text:p>0.455370596631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70181577822444">
                <text:p>0.4701815778224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83102827810572">
                <text:p>0.4831028278105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90547333599414">
                <text:p>0.4905473335994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83705203906675">
                <text:p>0.4837052039066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70874800520345">
                <text:p>0.4708748005203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73601013576559">
                <text:p>0.4736010135765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80558131272756">
                <text:p>0.4805581312727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7345057114904">
                <text:p>0.473450571149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81345087748462">
                <text:p>0.4813450877484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86414955437244">
                <text:p>0.4864149554372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85459671795429">
                <text:p>0.4854596717954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05850616597916">
                <text:p>0.5058506165979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8713827390017">
                <text:p>0.487138273900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71155361388928">
                <text:p>0.4711553613889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82354372188601">
                <text:p>0.4823543721886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82098606225027">
                <text:p>0.4820986062250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88646925769138">
                <text:p>0.4886469257691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98258048231352">
                <text:p>0.4982580482313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92322644465888">
                <text:p>0.4923226444658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001768944785">
                <text:p>0.50017689447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13427128654201">
                <text:p>0.5134271286542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25404244718351">
                <text:p>0.5254042447183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2040203924918">
                <text:p>0.520402039249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08048667800518">
                <text:p>0.5080486678005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914201366316">
                <text:p>0.49142013663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98632367377226">
                <text:p>0.4986323673772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15223587692088">
                <text:p>0.5152235876920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13943666744293">
                <text:p>0.5139436667442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17249697971405">
                <text:p>0.5172496979714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26782764502022">
                <text:p>0.5267827645020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24123600589074">
                <text:p>0.5241236005890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16138384574834">
                <text:p>0.5161383845748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27423049152201">
                <text:p>0.5274230491522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38193771463572">
                <text:p>0.5381937714635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49019485731058">
                <text:p>0.5490194857310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32612731889346">
                <text:p>0.5326127318893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3590809996715">
                <text:p>0.53590809996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35cm" svg:height="11.901cm" xlink:href=".." xlink:type="simple" chart:class="chart:line" chart:style-name="ch1">
        <chart:legend chart:legend-position="end" svg:x="17.595cm" svg:y="5.651cm" style:legend-expansion="high" chart:style-name="ch2"/>
        <chart:plot-area chart:style-name="ch3" table:cell-range-address="rewardlist_squarepeg_withbutton_retroactiveVals_GRUrewardsonly_correctedGRUdatascalingRun2_10_27_2021.E1:rewardlist_squarepeg_withbutton_retroactiveVals_GRUrewardsonly_correctedGRUdatascalingRun2_10_27_2021.E597" chart:data-source-has-labels="row" svg:x="0.422cm" svg:y="0.238cm" svg:width="16.751cm" svg:height="11.425cm">
          <chartooo:coordinate-region svg:x="1.229cm" svg:y="0.359cm" svg:width="15.803cm" svg:height="10.3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squarepeg_withbutton_retroactiveVals_GRUrewardsonly_correctedGRUdatascalingRun2_10_27_2021.E2:rewardlist_squarepeg_withbutton_retroactiveVals_GRUrewardsonly_correctedGRUdatascalingRun2_10_27_2021.E597" chart:label-cell-address="rewardlist_squarepeg_withbutton_retroactiveVals_GRUrewardsonly_correctedGRUdatascalingRun2_10_27_2021.E1:rewardlist_squarepeg_withbutton_retroactiveVals_GRUrewardsonly_correctedGRUdatascalingRun2_10_27_2021.E1" chart:class="chart:line">
            <chart:data-point chart:repeated="5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position(mm)</text:p>
                <draw:g>
                  <svg:desc>rewardlist_squarepeg_withbutton_retroactiveVals_GRUrewardsonly_correctedGRUdatascalingRun2_10_27_2021.E1:rewardlist_squarepeg_withbutton_retroactiveVals_GRUrewardsonly_correctedGRUdatascalingRun2_10_27_20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.072047891485">
                <text:p>308.072047891485</text:p>
                <draw:g>
                  <svg:desc>rewardlist_squarepeg_withbutton_retroactiveVals_GRUrewardsonly_correctedGRUdatascalingRun2_10_27_2021.E2:rewardlist_squarepeg_withbutton_retroactiveVals_GRUrewardsonly_correctedGRUdatascalingRun2_10_27_2021.E5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.871080456872">
                <text:p>303.871080456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.962822320952">
                <text:p>307.96282232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.993101496849">
                <text:p>307.993101496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.150130018305">
                <text:p>308.150130018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.999330185592">
                <text:p>307.99933018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9.313553707924">
                <text:p>309.313553707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.818859558361">
                <text:p>306.818859558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.531416003712">
                <text:p>306.531416003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.31069268343">
                <text:p>309.31069268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.773892962711">
                <text:p>308.773892962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.132630912499">
                <text:p>306.132630912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.860247805019">
                <text:p>309.860247805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9.651154598237">
                <text:p>309.651154598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61526631814">
                <text:p>310.561526631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.317189593219">
                <text:p>309.317189593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9.619564119447">
                <text:p>309.619564119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.497719825126">
                <text:p>310.497719825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.195489177473">
                <text:p>308.195489177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2.60256958502">
                <text:p>312.60256958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464818043444">
                <text:p>310.464818043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.152226448235">
                <text:p>312.152226448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2.118609410428">
                <text:p>312.118609410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1.780382671008">
                <text:p>311.78038267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.504782979346">
                <text:p>310.504782979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2.423815158812">
                <text:p>312.423815158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.799081071846">
                <text:p>310.799081071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1.758001114809">
                <text:p>311.758001114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.292202898962">
                <text:p>310.292202898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4.466437635958">
                <text:p>314.4664376359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2.428136497892">
                <text:p>312.428136497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.982472328247">
                <text:p>311.982472328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.03146737271">
                <text:p>312.031467372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0.872633243217">
                <text:p>310.872633243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.539296155682">
                <text:p>305.539296155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5.454031665288">
                <text:p>305.454031665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1.038483256863">
                <text:p>311.038483256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4.248791158031">
                <text:p>314.248791158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2.792563629585">
                <text:p>302.792563629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.09538519089">
                <text:p>303.095385190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7.162987160801">
                <text:p>307.1629871608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2.694722552352">
                <text:p>302.694722552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2.826121062714">
                <text:p>302.826121062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.998438183811">
                <text:p>302.998438183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.539204680292">
                <text:p>310.539204680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3.452804636292">
                <text:p>303.452804636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1.953270173284">
                <text:p>301.953270173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.283986723407">
                <text:p>302.283986723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.705486329662">
                <text:p>304.705486329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1.149824793428">
                <text:p>311.1498247934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.17955932937">
                <text:p>302.179559329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1.952942347561">
                <text:p>301.9529423475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.990552898724">
                <text:p>301.990552898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2.318348819676">
                <text:p>302.318348819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2.362396675951">
                <text:p>302.3623966759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3.769454482652">
                <text:p>303.769454482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.877326613343">
                <text:p>304.8773266133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2.045657422575">
                <text:p>302.045657422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6.259708083782">
                <text:p>306.2597080837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2.68494738533">
                <text:p>302.684947385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.521302744731">
                <text:p>302.5213027447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.972092916594">
                <text:p>302.972092916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2.86662244071">
                <text:p>302.86662244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.368923388078">
                <text:p>302.3689233880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2.715733200981">
                <text:p>302.715733200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2.372767889742">
                <text:p>302.372767889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5.784241575657">
                <text:p>305.784241575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.45618463515">
                <text:p>302.45618463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3.082957615743">
                <text:p>303.0829576157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4.809019653544">
                <text:p>304.8090196535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2.984580096418">
                <text:p>302.984580096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2.64158498284">
                <text:p>302.64158498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2.539929206282">
                <text:p>302.5399292062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2.984669503433">
                <text:p>302.9846695034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2.695825238876">
                <text:p>302.695825238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2.466168418542">
                <text:p>302.466168418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2.567943404454">
                <text:p>302.567943404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.625163894337">
                <text:p>302.6251638943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2.952244559166">
                <text:p>302.952244559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2.92843249072">
                <text:p>302.928432490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2.907123818706">
                <text:p>302.907123818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3.041025725501">
                <text:p>303.0410257255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.08301722042">
                <text:p>303.083017220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3.105875614035">
                <text:p>303.1058756140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2.559211319279">
                <text:p>302.5592113192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2.311047246748">
                <text:p>302.3110472467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2.882805110505">
                <text:p>302.882805110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2.95450953689">
                <text:p>302.95450953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3.044780820149">
                <text:p>303.044780820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2.910789506339">
                <text:p>302.910789506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3.025379497798">
                <text:p>303.0253794977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2.819266524864">
                <text:p>302.819266524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2.87976527198">
                <text:p>302.87976527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2.975788406566">
                <text:p>302.975788406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2.241905821472">
                <text:p>302.241905821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.108617429175">
                <text:p>303.108617429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2.819087710833">
                <text:p>302.8190877108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2.285089409931">
                <text:p>302.2850894099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2.711888699317">
                <text:p>302.7118886993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7.103799716577">
                <text:p>307.103799716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2.88036131875">
                <text:p>302.88036131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2.628740174955">
                <text:p>302.6287401749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.878871201826">
                <text:p>302.878871201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2.923664116563">
                <text:p>302.923664116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0.281295243078">
                <text:p>310.281295243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9.569198167414">
                <text:p>309.5691981674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3.014024806837">
                <text:p>303.0140248068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2.635743724498">
                <text:p>302.635743724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2.515670102758">
                <text:p>302.5156701027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2.997633520672">
                <text:p>302.9976335206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5.448190406945">
                <text:p>305.4481904069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.34837517388">
                <text:p>308.348375173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3.341969739481">
                <text:p>303.341969739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2.954986374306">
                <text:p>302.9549863743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3.152337459727">
                <text:p>303.1523374597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.983924444971">
                <text:p>302.9839244449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2.960708423294">
                <text:p>302.9607084232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2.9331412602">
                <text:p>302.93314126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.467032686357">
                <text:p>302.4670326863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2.950098790795">
                <text:p>302.9500987907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3.255483353209">
                <text:p>303.2554833532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2.951141872642">
                <text:p>302.951141872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6.029067786278">
                <text:p>306.0290677862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3.702607837439">
                <text:p>303.702607837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2.95334724569">
                <text:p>302.953347245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2.879705667303">
                <text:p>302.8797056673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2.897557268053">
                <text:p>302.8975572680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.905782713474">
                <text:p>302.905782713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3.151026156834">
                <text:p>303.1510261568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3.093924876304">
                <text:p>303.093924876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2.862211694615">
                <text:p>302.8622116946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3.126826657987">
                <text:p>303.126826657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2.98943787759">
                <text:p>302.989437877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2.823349445236">
                <text:p>302.8233494452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3.09675609846">
                <text:p>303.096756098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3.08438812799">
                <text:p>303.08438812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2.799865202513">
                <text:p>302.7998652025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3.088381641347">
                <text:p>303.0883816413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.835329985305">
                <text:p>302.8353299853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5.618928004103">
                <text:p>305.618928004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3.048178286736">
                <text:p>303.0481782867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2.604034036354">
                <text:p>302.6040340363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3.12578357614">
                <text:p>303.125783576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3.181454344423">
                <text:p>303.181454344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4.04730168431">
                <text:p>304.047301684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5.915759295373">
                <text:p>305.9157592953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1.313380027012">
                <text:p>311.3133800270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0.712177452835">
                <text:p>310.7121774528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1.790370591148">
                <text:p>301.790370591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9.41997785864">
                <text:p>309.419977858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.317275935491">
                <text:p>302.317275935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7.684915514618">
                <text:p>307.6849155146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2.646651380382">
                <text:p>302.6466513803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2.561833925065">
                <text:p>302.561833925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.439396648719">
                <text:p>310.4393966487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2.926882769119">
                <text:p>302.926882769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2.666022900395">
                <text:p>302.666022900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5.374191200497">
                <text:p>305.3741912004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6.992130354289">
                <text:p>306.9921303542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5.357203867563">
                <text:p>305.3572038675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2.539124543143">
                <text:p>302.539124543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3.089245909163">
                <text:p>303.0892459091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0.566145994279">
                <text:p>310.566145994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2.847548944082">
                <text:p>302.8475489440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4.022595545709">
                <text:p>304.0225955457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0.509342737134">
                <text:p>310.509342737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5.211440630053">
                <text:p>305.2114406300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8.25500444742">
                <text:p>308.25500444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5.961356873249">
                <text:p>305.9613568732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2.920743487391">
                <text:p>302.9207434873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5.521623368962">
                <text:p>305.521623368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3.05378112637">
                <text:p>303.053781126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7.510720846196">
                <text:p>307.5107208461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3.023084717735">
                <text:p>303.0230847177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3.076073275554">
                <text:p>303.0760732755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3.90132983043">
                <text:p>303.901329830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5.673257667154">
                <text:p>305.6732576671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2.951588907719">
                <text:p>302.9515889077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6.520687161859">
                <text:p>306.5206871618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3.043707935964">
                <text:p>303.0437079359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8.946657118886">
                <text:p>308.946657118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2.872612710745">
                <text:p>302.8726127107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3.095027562828">
                <text:p>303.0950275628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3.077473985463">
                <text:p>303.077473985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3.231701087102">
                <text:p>303.2317010871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2.836939311583">
                <text:p>302.836939311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4.350778897061">
                <text:p>304.3507788970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4.345384673796">
                <text:p>304.3453846737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0.387719393793">
                <text:p>310.3877193937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5.480376932505">
                <text:p>305.4803769325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2.964701936651">
                <text:p>302.964701936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2.884235622752">
                <text:p>302.8842356227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2.817657198586">
                <text:p>302.817657198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2.977035968034">
                <text:p>312.9770359680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6.930439513634">
                <text:p>306.9304395136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4.164603688571">
                <text:p>304.164603688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3.091749305595">
                <text:p>303.091749305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3.029760441555">
                <text:p>303.0297604415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9.343445453421">
                <text:p>309.3434454534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3.006753036247">
                <text:p>303.0067530362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3.014680458283">
                <text:p>303.0146804582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2.69063963198">
                <text:p>302.690639631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2.888556961832">
                <text:p>302.8885569618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2.810474835012">
                <text:p>302.8104748350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2.982315118693">
                <text:p>302.9823151186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3.013339353052">
                <text:p>303.013339353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1.661113712407">
                <text:p>311.6611137124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1.862492250271">
                <text:p>301.862492250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1.989122386477">
                <text:p>301.9891223864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2.321776088601">
                <text:p>302.3217760886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.975353706099">
                <text:p>301.9753537060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2.80344148313">
                <text:p>302.80344148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3.296401963944">
                <text:p>303.2964019639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2.119149989269">
                <text:p>302.1191499892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8.96304840505">
                <text:p>308.963048405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2.936240703402">
                <text:p>302.9362407034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0.653675462397">
                <text:p>310.6536754623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1.92823620896">
                <text:p>301.928236208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2.639524484737">
                <text:p>312.6395244847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9.71719658031">
                <text:p>309.717196580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2.830591413487">
                <text:p>302.8305914134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2.498742374501">
                <text:p>302.4987423745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2.078678413612">
                <text:p>302.0786784136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2.202298513631">
                <text:p>302.2022985136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5.587367327651">
                <text:p>305.5873673276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.094955623541">
                <text:p>304.0949556235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2.276178510725">
                <text:p>302.2761785107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6.182132596716">
                <text:p>306.1821325967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5.525944708042">
                <text:p>305.5259447080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9.536952037178">
                <text:p>309.5369520371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1.080474751783">
                <text:p>311.0804747517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2.026405111917">
                <text:p>302.0264051119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1.883413491885">
                <text:p>301.883413491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1.211903064484">
                <text:p>311.2119030644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1.603837754595">
                <text:p>301.6038377545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1.680161543445">
                <text:p>301.6801615434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6.588487481903">
                <text:p>306.5884874819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1.900698848204">
                <text:p>301.9006988482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1.937087503489">
                <text:p>301.9370875034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6.373553016779">
                <text:p>306.3735530167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5.680410228389">
                <text:p>305.6804102283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5.522785660163">
                <text:p>305.5227856601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4.498773173209">
                <text:p>314.4987731732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7.998436115437">
                <text:p>307.9984361154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6.724594761746">
                <text:p>306.7245947617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2.273555904939">
                <text:p>302.2735559049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5.471942870715">
                <text:p>305.4719428707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2.240177285841">
                <text:p>302.2401772858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7.92834101533">
                <text:p>307.928341015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2.989374136165">
                <text:p>312.9893741361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3.137019057748">
                <text:p>303.1370190577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2.885874751369">
                <text:p>302.8858747513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7.026552055235">
                <text:p>307.0265520552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6.209997783195">
                <text:p>306.2099977831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2.784666009887">
                <text:p>302.7846660098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2.338137572427">
                <text:p>302.3381375724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4.211746851299">
                <text:p>314.2117468512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1.932642818307">
                <text:p>311.9326428183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2.721425447631">
                <text:p>302.7214254476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5.372432862527">
                <text:p>305.3724328625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4.810748189176">
                <text:p>304.8107481891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4.349974233922">
                <text:p>304.3499742339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1.597604929104">
                <text:p>311.5976049291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2.070363561176">
                <text:p>302.070363561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9.293615943481">
                <text:p>309.2936159434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6.939439819855">
                <text:p>306.9394398198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0.829568864112">
                <text:p>310.8295688641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4.182157265936">
                <text:p>304.1821572659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2.016391526187">
                <text:p>302.0163915261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2.114083591728">
                <text:p>302.1140835917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3.816657250057">
                <text:p>313.8166572500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6.315080828679">
                <text:p>306.3150808286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2.83288619355">
                <text:p>302.832886193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2.984311875371">
                <text:p>302.9843118753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7.976859222377">
                <text:p>307.9768592223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3.131888918781">
                <text:p>313.1318889187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3.204576822336">
                <text:p>313.2045768223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4.458931583409">
                <text:p>304.4589315834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1.564881961452">
                <text:p>311.5648819614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5.033967704399">
                <text:p>305.0339677043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1.657269210743">
                <text:p>311.6572692107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2.378013101315">
                <text:p>302.3780131013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2.507474459676">
                <text:p>302.5074744596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2.110477508771">
                <text:p>302.1104775087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5.096850638593">
                <text:p>305.0968506385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2.56076104088">
                <text:p>302.560761040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6.162999495411">
                <text:p>306.1629994954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5.74865758351">
                <text:p>305.748657583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4.386362889208">
                <text:p>304.3863628892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4.446056973185">
                <text:p>304.4460569731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2.162214368374">
                <text:p>302.1622143683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2.627726895447">
                <text:p>302.6277268954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2.62531290603">
                <text:p>302.625312906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2.398844935913">
                <text:p>302.3988449359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1.903768489068">
                <text:p>301.9037684890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0.946155612249">
                <text:p>310.9461556122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2.87192725696">
                <text:p>302.871927256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2.635982143206">
                <text:p>302.6359821432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2.939250739588">
                <text:p>302.9392507395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.684433544084">
                <text:p>305.6844335440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.57625825689">
                <text:p>302.576258256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.023621159828">
                <text:p>303.0236211598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.507795083907">
                <text:p>305.5077950839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8.477419299503">
                <text:p>308.4774192995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1.777223623129">
                <text:p>311.7772236231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.982223643303">
                <text:p>307.9822236433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4.341565837722">
                <text:p>314.3415658377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2.923693918901">
                <text:p>302.9236939189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4.199800250317">
                <text:p>304.1998002503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2.283297132874">
                <text:p>312.2832971328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.147899976037">
                <text:p>310.147899976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2.914067763572">
                <text:p>302.9140677635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6.445644873564">
                <text:p>306.4456448735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2.785291858996">
                <text:p>302.7852918589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5.351392411559">
                <text:p>305.3513924115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5.967883585376">
                <text:p>305.9678835853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4.606810786951">
                <text:p>304.6068107869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2.554115119399">
                <text:p>302.5541151193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1.335105931764">
                <text:p>311.3351059317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3.210899054842">
                <text:p>303.2108990548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3.514465674609">
                <text:p>303.5144656746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2.067413129666">
                <text:p>302.0674131296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7.124452737145">
                <text:p>307.1244527371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5.548445473595">
                <text:p>305.5484454735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3.033604943219">
                <text:p>303.0336049432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2.981152827492">
                <text:p>302.9811528274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2.956804316953">
                <text:p>302.9568043169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5.125580092889">
                <text:p>305.1255800928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3.010388921542">
                <text:p>303.0103889215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3.156956822191">
                <text:p>303.156956822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2.975937418258">
                <text:p>302.9759374182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7.964282635538">
                <text:p>307.9642826355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5.990414153268">
                <text:p>305.9904141532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7.3038628148">
                <text:p>307.30386281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0.797561152583">
                <text:p>310.7975611525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2.596762265765">
                <text:p>302.5967622657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3.354993361397">
                <text:p>303.3549933613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4.20424079875">
                <text:p>304.20424079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3.035571897559">
                <text:p>303.0355718975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2.685752048469">
                <text:p>302.6857520484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8.078097766197">
                <text:p>308.0780977661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3.959619067751">
                <text:p>313.9596190677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1.201025210938">
                <text:p>311.2010252109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1.88919514555">
                <text:p>301.889195145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3.106918695882">
                <text:p>303.1069186958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2.031531114135">
                <text:p>302.0315311141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4.245129607146">
                <text:p>304.245129607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7.490425453691">
                <text:p>307.4904254536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0.223270090055">
                <text:p>310.2232700900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0.311872442359">
                <text:p>310.3118724423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1.845385707983">
                <text:p>301.8453857079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1.927818976222">
                <text:p>301.9278189762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8.074014845825">
                <text:p>308.0740148458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2.304162906559">
                <text:p>302.3041629065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1.860823319316">
                <text:p>301.8608233193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4.45403986315">
                <text:p>314.454039863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.491312322353">
                <text:p>310.4913123223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.289580293176">
                <text:p>310.2895802931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2.460625183584">
                <text:p>302.4606251835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1.386723582013">
                <text:p>311.3867235820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2.163048833852">
                <text:p>302.1630488338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2.032127160905">
                <text:p>302.0321271609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1.761194101775">
                <text:p>301.7611941017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2.003338101932">
                <text:p>302.0033381019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5.574790740812">
                <text:p>305.5747907408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3.651258408237">
                <text:p>303.6512584082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2.601083604845">
                <text:p>302.6010836048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4.64293122119">
                <text:p>304.642931221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2.085443544447">
                <text:p>302.0854435444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6.731449299597">
                <text:p>306.7314492995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4.025009535126">
                <text:p>304.0250095351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1.913688531033">
                <text:p>311.9136885310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7.798194203184">
                <text:p>307.7981942031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2.151962363937">
                <text:p>302.1519623639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2.966698693329">
                <text:p>302.9666986933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3.44773823875">
                <text:p>303.447738238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6.905822782049">
                <text:p>306.9058227820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2.58841761099">
                <text:p>302.588417610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2.754029205929">
                <text:p>302.7540292059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2.019222748343">
                <text:p>302.0192227483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2.26530065718">
                <text:p>302.265300657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2.741273805059">
                <text:p>302.7412738050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1.666031098257">
                <text:p>311.6660310982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5.46654864745">
                <text:p>305.466548647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2.906080736859">
                <text:p>302.9060807368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5.75396239976">
                <text:p>305.753962399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2.903279317042">
                <text:p>302.9032793170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2.725389158649">
                <text:p>302.7253891586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3.03849252673">
                <text:p>303.038492526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3.14795651597">
                <text:p>303.147956515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3.751006835132">
                <text:p>303.75100683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5.351660632606">
                <text:p>305.3516606326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2.7212466336">
                <text:p>302.72124663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2.868172162311">
                <text:p>302.8681721623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8.340656368214">
                <text:p>308.3406563682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2.480652355043">
                <text:p>302.4806523550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2.846505862235">
                <text:p>302.8465058622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3.499832726415">
                <text:p>303.4998327264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3.747877589592">
                <text:p>303.7478775895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3.807959103969">
                <text:p>303.8079591039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2.08872180168">
                <text:p>302.08872180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2.875503537577">
                <text:p>302.8755035375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4.229036344367">
                <text:p>304.2290363443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3.031459174848">
                <text:p>303.0314591748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0.632784023122">
                <text:p>310.6327840231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6.682186034087">
                <text:p>306.6821860340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5.862323702477">
                <text:p>305.8623237024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5.981801277447">
                <text:p>305.9818012774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2.914246577603">
                <text:p>302.9142465776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2.168413254778">
                <text:p>302.1684132547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2.4018549721">
                <text:p>302.40185497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2.994623484486">
                <text:p>302.9946234844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8.485674547262">
                <text:p>308.4856745472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2.875294921208">
                <text:p>302.8752949212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2.962883994003">
                <text:p>302.9628839940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3.408488558971">
                <text:p>303.4084885589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2.859916914552">
                <text:p>302.8599169145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7.17162983896">
                <text:p>307.171629838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3.032621466049">
                <text:p>303.0326214660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2.738770408627">
                <text:p>302.7387704086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2.952006140458">
                <text:p>302.9520061404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2.850857003654">
                <text:p>302.8508570036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3.061499932037">
                <text:p>303.0614999320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3.090706223748">
                <text:p>303.0907062237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2.883609773644">
                <text:p>302.8836097736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2.987709341958">
                <text:p>302.9877093419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2.509888449093">
                <text:p>302.5098884490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2.520915314331">
                <text:p>302.5209153143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7.334052583681">
                <text:p>307.3340525836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2.960619016279">
                <text:p>302.9606190162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8.080154127552">
                <text:p>308.0801541275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2.380516497747">
                <text:p>302.3805164977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5.190787609485">
                <text:p>305.1907876094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2.927568222904">
                <text:p>302.9275682229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3.036793793436">
                <text:p>303.0367937934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4.993674942772">
                <text:p>304.9936749427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4.020867010077">
                <text:p>304.0208670100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2.961632295787">
                <text:p>302.9616322957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2.969053078069">
                <text:p>302.9690530780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9.162396247149">
                <text:p>309.1623962471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2.7565624047">
                <text:p>302.75656240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8.997440303657">
                <text:p>308.9974403036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3.004279442154">
                <text:p>303.0042794421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5.348978422142">
                <text:p>305.3489784221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4.241970559267">
                <text:p>304.2419705592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3.01238567822">
                <text:p>303.012385678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4.311201391559">
                <text:p>304.3112013915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2.945479428331">
                <text:p>302.9454794283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7.703124743429">
                <text:p>307.7031247434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2.945181404946">
                <text:p>302.9451814049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3.034111582973">
                <text:p>303.0341115829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7.947414511958">
                <text:p>307.9474145119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9.796977440424">
                <text:p>309.7969774404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3.025021869736">
                <text:p>303.0250218697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4.92563620402">
                <text:p>304.925636204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2.772804679172">
                <text:p>302.7728046791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6.136028379086">
                <text:p>306.1360283790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3.077563392478">
                <text:p>303.0775633924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7.125853447053">
                <text:p>307.1258534470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2.954539339229">
                <text:p>302.9545393392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5.836812900737">
                <text:p>305.8368129007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2.862181892276">
                <text:p>302.8621818922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9.332657006891">
                <text:p>309.3326570068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2.92881992112">
                <text:p>302.92881992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2.949860372087">
                <text:p>302.9498603720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4.078147104638">
                <text:p>304.0781471046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3.051396939292">
                <text:p>303.0513969392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11.763335733397">
                <text:p>311.7633357333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3.048148484398">
                <text:p>303.0481484843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2.931531933922">
                <text:p>302.9315319339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9.184330768271">
                <text:p>309.1843307682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3.023263531766">
                <text:p>303.0232635317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5.73709427618">
                <text:p>305.737094276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2.873327966868">
                <text:p>302.8733279668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4.055080094653">
                <text:p>304.0550800946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3.059026337943">
                <text:p>303.0590263379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5.305288193929">
                <text:p>305.3052881939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3.036167944328">
                <text:p>303.0361679443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5.491165379035">
                <text:p>305.4911653790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2.998944823565">
                <text:p>302.9989448235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3.025200683767">
                <text:p>303.0252006837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9.593516875614">
                <text:p>309.5935168756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2.979543501214">
                <text:p>302.9795435012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8.688062227886">
                <text:p>308.6880622278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3.610220588148">
                <text:p>303.6102205881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3.062155583484">
                <text:p>303.0621555834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6.03863433693">
                <text:p>306.038634336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3.242668347663">
                <text:p>303.2426683476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1.008502104351">
                <text:p>311.0085021043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2.104874669137">
                <text:p>302.1048746691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02.902683270272">
                <text:p>302.9026832702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1.858737155623">
                <text:p>301.8587371556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2.941396507959">
                <text:p>302.9413965079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2.918359300313">
                <text:p>302.9183593003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1.875903302588">
                <text:p>301.8759033025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6.616650691768">
                <text:p>306.6166506917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8.071869077454">
                <text:p>308.0718690774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9.101867697694">
                <text:p>309.1018676976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8.656441946758">
                <text:p>308.6564419467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14.283659894054">
                <text:p>314.2836598940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8.04036800568">
                <text:p>308.040368005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11.336685455704">
                <text:p>311.336685455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5.544541367254">
                <text:p>305.5445413672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09.875745021029">
                <text:p>309.8757450210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02.370920144756">
                <text:p>302.3709201447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05.919126959621">
                <text:p>305.9191269596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2.307351756777">
                <text:p>302.3073517567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02.292122761813">
                <text:p>302.2921227618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02.707269336852">
                <text:p>302.7072693368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9.568482911291">
                <text:p>309.5684829112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7.074921250589">
                <text:p>307.0749212505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5.840627600062">
                <text:p>305.8406276000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5.684522951099">
                <text:p>305.6845229510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4.10145253333">
                <text:p>304.1014525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2.647813671583">
                <text:p>302.6478136715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08.853316194763">
                <text:p>308.8533161947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2.886883894129">
                <text:p>312.8868838941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02.739515467089">
                <text:p>302.7395154670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3.139816340817">
                <text:p>313.1398163408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4.200481567354">
                <text:p>314.2004815673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05.798248674743">
                <text:p>305.7982486747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4.099153616518">
                <text:p>314.0991536165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2.807434996487">
                <text:p>302.8074349964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3.066804748287">
                <text:p>303.0668047482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2.967175530745">
                <text:p>302.9671755307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2.936985761864">
                <text:p>302.9369857618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9.282946706305">
                <text:p>309.2829467063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12.853833100753">
                <text:p>312.8538331007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3.014650655945">
                <text:p>303.0146506559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6.003944414938">
                <text:p>306.0039444149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9.063094855331">
                <text:p>309.0630948553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14.1768185106">
                <text:p>314.17681851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2.927091385488">
                <text:p>302.927091385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12.919130024365">
                <text:p>312.9191300243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2.311583688841">
                <text:p>302.3115836888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13.002904397835">
                <text:p>313.0029043978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13.955387135686">
                <text:p>313.9553871356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2.867278092157">
                <text:p>302.8672780921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3.156688601145">
                <text:p>303.1566886011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8.852064496547">
                <text:p>308.8520644965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3.023829776197">
                <text:p>303.02382977619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2.611931656052">
                <text:p>302.6119316560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7.970839150004">
                <text:p>307.9708391500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3.320150290965">
                <text:p>313.3201502909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5.281565532498">
                <text:p>305.2815655324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6.685911326398">
                <text:p>306.6859113263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4.227158797042">
                <text:p>304.2271587970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9.90241811397">
                <text:p>309.902418113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5.586175234112">
                <text:p>305.5861752341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7.99739303359">
                <text:p>307.997393033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4.239969665841">
                <text:p>314.23996966584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8.046626496761">
                <text:p>308.046626496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3.014322830222">
                <text:p>303.0143228302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5.522368427424">
                <text:p>305.5223684274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1.717797760198">
                <text:p>311.7177977601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6.989299132134">
                <text:p>306.9892991321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4.472487510669">
                <text:p>314.4724875106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1.832268542303">
                <text:p>311.8322685423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14.432284156058">
                <text:p>314.4322841560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2.783503718687">
                <text:p>302.7835037186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02.353753997791">
                <text:p>302.3537539977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9.461432911467">
                <text:p>309.461432911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10.230124627906">
                <text:p>310.2301246279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04.891631735814">
                <text:p>304.8916317358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6.273715182868">
                <text:p>306.2737151828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3.204104121668">
                <text:p>303.2041041216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5.578218009738">
                <text:p>305.5782180097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7.800161157523">
                <text:p>307.8001611575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5.584536105496">
                <text:p>305.5845361054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9.514779097348">
                <text:p>309.5147790973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2.130087447492">
                <text:p>302.1300874474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2.17309222192">
                <text:p>302.173092221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6.746320666499">
                <text:p>306.7463206664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02.299841567479">
                <text:p>302.2998415674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2.171065662903">
                <text:p>302.1710656629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2.344634482216">
                <text:p>302.3446344822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4.219648607745">
                <text:p>304.2196486077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2.719309481599">
                <text:p>302.7193094815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01.763280265468">
                <text:p>301.7632802654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02.337332909288">
                <text:p>302.3373329092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02.898361931192">
                <text:p>302.8983619311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02.951141872642">
                <text:p>302.9511418726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08.144795399717">
                <text:p>308.1447953997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2.995785775686">
                <text:p>302.9957857756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08.184521916912">
                <text:p>308.1845219169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03.098216413046">
                <text:p>303.0982164130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2.785440870688">
                <text:p>302.7854408706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02.869483465204">
                <text:p>302.8694834652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2.644744030719">
                <text:p>302.6447440307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02.728160776128">
                <text:p>302.7281607761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02.842869976941">
                <text:p>302.8428699769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2.152469003691">
                <text:p>302.1524690036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02.591129623792">
                <text:p>302.5911296237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05.564508934036">
                <text:p>305.5645089340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4.186150779293">
                <text:p>304.1861507792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06.371437050747">
                <text:p>306.371437050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3.167cm" svg:y="4.203cm" style:legend-expansion="high" chart:style-name="ch2"/>
        <chart:plot-area chart:style-name="ch3" table:cell-range-address="rewardlist_squarepeg_withbutton_retroactiveVals_GRUrewardsonly_correctedGRUdatascalingRun2_10_27_2021.F2:rewardlist_squarepeg_withbutton_retroactiveVals_GRUrewardsonly_correctedGRUdatascalingRun2_10_27_2021.F597" svg:x="0.319cm" svg:y="0.18cm" svg:width="12.529cm" svg:height="8.645cm">
          <chartooo:coordinate-region svg:x="1.126cm" svg:y="0.301cm" svg:width="11.72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squarepeg_withbutton_retroactiveVals_GRUrewardsonly_correctedGRUdatascalingRun2_10_27_2021.F2:rewardlist_squarepeg_withbutton_retroactiveVals_GRUrewardsonly_correctedGRUdatascalingRun2_10_27_2021.F597" chart:class="chart:line">
            <chart:data-point chart:repeated="5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.072047891485">
                <text:p>308.072047891485</text:p>
                <draw:g>
                  <svg:desc>rewardlist_squarepeg_withbutton_retroactiveVals_GRUrewardsonly_correctedGRUdatascalingRun2_10_27_2021.F2:rewardlist_squarepeg_withbutton_retroactiveVals_GRUrewardsonly_correctedGRUdatascalingRun2_10_27_2021.F5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.971564174179">
                <text:p>305.971564174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.63531688977">
                <text:p>306.63531688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.97476304154">
                <text:p>306.97476304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.209836436893">
                <text:p>307.209836436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.341418728342">
                <text:p>307.341418728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.623152296854">
                <text:p>307.623152296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.522615704543">
                <text:p>307.522615704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.41248240445">
                <text:p>307.41248240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.602303432348">
                <text:p>307.602303432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.708811571472">
                <text:p>307.708811571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7.577463183224">
                <text:p>307.577463183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.753062000286">
                <text:p>307.753062000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.888640042996">
                <text:p>307.888640042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.066832482251">
                <text:p>308.066832482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144979801686">
                <text:p>308.144979801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231720055672">
                <text:p>308.231720055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8.357608931753">
                <text:p>308.357608931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.349076313107">
                <text:p>308.349076313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.561750976702">
                <text:p>308.561750976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.652373217976">
                <text:p>308.652373217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.811457455715">
                <text:p>308.8114574557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.955246671137">
                <text:p>308.955246671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9.072960671132">
                <text:p>309.072960671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9.13023356346">
                <text:p>309.13023356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9.256909778666">
                <text:p>309.256909778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.314027233969">
                <text:p>309.314027233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.401312015428">
                <text:p>309.401312015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9.432032390722">
                <text:p>309.4320323907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9.599845898896">
                <text:p>309.599845898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9.691081079509">
                <text:p>309.691081079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9.762687056032">
                <text:p>309.762687056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9.83143797472">
                <text:p>309.83143797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9.862061364969">
                <text:p>309.862061364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9.738553787561">
                <text:p>309.738553787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9.619539284165">
                <text:p>309.619539284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9.657889121265">
                <text:p>309.6578891212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.778702332759">
                <text:p>309.778702332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9.599570571139">
                <text:p>309.599570571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436965936632">
                <text:p>309.436965936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.381503039661">
                <text:p>309.381503039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.222293980439">
                <text:p>309.222293980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9.07354577305">
                <text:p>309.07354577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8.935475146022">
                <text:p>308.9354751460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8.971113580117">
                <text:p>308.971113580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8.851150342208">
                <text:p>308.851150342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8.704386934358">
                <text:p>308.704386934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8.57062859663">
                <text:p>308.570628596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8.491748142202">
                <text:p>308.491748142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8.554559915711">
                <text:p>308.554559915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8.520039076375">
                <text:p>308.520039076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8.397388464673">
                <text:p>308.3973884646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.274887472874">
                <text:p>308.274887472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.155871530045">
                <text:p>308.1558715300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8.040832070665">
                <text:p>308.040832070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7.927687188516">
                <text:p>307.927687188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7.888064067189">
                <text:p>307.888064067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7.796517973697">
                <text:p>307.7965179736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7.734252981867">
                <text:p>307.7342529818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7.609988786411">
                <text:p>307.609988786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7.536288211558">
                <text:p>307.5362882115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.395713621998">
                <text:p>307.395713621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7.257253782049">
                <text:p>307.2572537820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7.090057797483">
                <text:p>307.090057797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6.955334197641">
                <text:p>306.9553341976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6.807440397035">
                <text:p>306.807440397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6.711246963372">
                <text:p>306.711246963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6.594118299243">
                <text:p>306.5941182992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.399840503952">
                <text:p>306.3998405039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6.284416047015">
                <text:p>306.284416047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6.097321223509">
                <text:p>306.097321223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.903912561721">
                <text:p>305.903912561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5.715331878768">
                <text:p>305.715331878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5.561860175178">
                <text:p>305.561860175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5.363329768648">
                <text:p>305.363329768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5.193270326744">
                <text:p>305.193270326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5.005718128574">
                <text:p>305.0057181285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.849247944806">
                <text:p>304.849247944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4.614264412626">
                <text:p>304.6142644126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4.420392902276">
                <text:p>304.4203929022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4.235181708204">
                <text:p>304.2351817082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.05170330724">
                <text:p>304.051703307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.892731551673">
                <text:p>303.8927315516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3.843069907966">
                <text:p>303.843069907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.783991941721">
                <text:p>303.783991941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3.605881002739">
                <text:p>303.6058810027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3.37392210381">
                <text:p>303.37392210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3.377227122326">
                <text:p>303.3772271223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3.376194380066">
                <text:p>303.3761943800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3.289414836098">
                <text:p>303.289414836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3.296162937025">
                <text:p>303.296162937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3.296023048498">
                <text:p>303.296023048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.293601152338">
                <text:p>303.2936011523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.13924571818">
                <text:p>303.13924571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3.114533497469">
                <text:p>303.114533497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.138112012896">
                <text:p>303.1381120128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3.149032441211">
                <text:p>303.149032441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3.099636585706">
                <text:p>303.099636585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2.927433808275">
                <text:p>302.9274338082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3.027928510055">
                <text:p>303.027928510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.046855427834">
                <text:p>303.0468554278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3.059879657961">
                <text:p>303.0598796579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3.07131889025">
                <text:p>303.07131889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.082773327814">
                <text:p>303.0827733278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3.21566803721">
                <text:p>303.215668037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3.311420517905">
                <text:p>303.3114205179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3.331183117584">
                <text:p>303.331183117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3.257224661272">
                <text:p>303.257224661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3.253770022852">
                <text:p>303.2537700228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3.263491059096">
                <text:p>303.2634910590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3.31402366094">
                <text:p>303.31402366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3.425896165699">
                <text:p>303.4258961656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3.445754254503">
                <text:p>303.4457542545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3.450636972326">
                <text:p>303.4506369723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3.466546555387">
                <text:p>303.466546555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3.409397226189">
                <text:p>303.4093972261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.419693630029">
                <text:p>303.419693630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.416636153385">
                <text:p>303.4166361533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3.368840500993">
                <text:p>303.3688405009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.368136800879">
                <text:p>303.3681368008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3.380665339049">
                <text:p>303.380665339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3.389057434281">
                <text:p>303.3890574342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3.451188011482">
                <text:p>303.4511880114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3.471734595126">
                <text:p>303.471734595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3.48167702017">
                <text:p>303.48167702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3.48803951533">
                <text:p>303.488039515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3.493598563773">
                <text:p>303.493598563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3.492650362841">
                <text:p>303.4926503628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3.497193090721">
                <text:p>303.4971930907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3.501005357202">
                <text:p>303.5010053572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3.497356091266">
                <text:p>303.4973560912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3.49825016142">
                <text:p>303.498250161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3.495873881085">
                <text:p>303.4958738810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3.501264455084">
                <text:p>303.501264455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3.517299329609">
                <text:p>303.5172993296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3.521413268741">
                <text:p>303.5214132687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3.518257261917">
                <text:p>303.5182572619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3.519147074594">
                <text:p>303.5191470745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3.517607084369">
                <text:p>303.5176070843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3.570536645722">
                <text:p>303.5705366457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3.575208314332">
                <text:p>303.575208314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3.569581146258">
                <text:p>303.5695811462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3.572642272168">
                <text:p>303.5726422721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3.59181673182">
                <text:p>303.591816731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3.610973553353">
                <text:p>303.6109735533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3.674170932629">
                <text:p>303.6741709326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3.85842176155">
                <text:p>303.858421761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4.021692960601">
                <text:p>304.021692960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3.91325563151">
                <text:p>303.91325563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.046717193549">
                <text:p>304.0467171935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4.040360780499">
                <text:p>304.040360780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.138443317494">
                <text:p>304.1384433174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.132789996348">
                <text:p>304.132789996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3.97524996945">
                <text:p>303.975249969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3.993009122129">
                <text:p>303.9930091221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3.991230713196">
                <text:p>303.9912307131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3.991848655562">
                <text:p>303.9918486555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4.050185820822">
                <text:p>304.0501858208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4.131706164365">
                <text:p>304.1317061643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4.129849296214">
                <text:p>304.129849296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4.011293160893">
                <text:p>304.0112931608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4.006135531703">
                <text:p>304.0061355317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4.161465319866">
                <text:p>304.1614653198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4.155245146077">
                <text:p>304.1552451460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4.17644251548">
                <text:p>304.176442515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4.330496276987">
                <text:p>304.3304962769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4.376992182494">
                <text:p>304.3769921824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4.495114055169">
                <text:p>304.4951140551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4.556568301749">
                <text:p>304.5565683017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4.549736875916">
                <text:p>304.5497368759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4.602195681964">
                <text:p>304.6021956819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4.541475546047">
                <text:p>304.5414755460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4.619192138063">
                <text:p>304.6191921380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4.620615351778">
                <text:p>304.6206153517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4.624622853987">
                <text:p>304.624622853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4.645108008321">
                <text:p>304.6451080083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4.701587089009">
                <text:p>304.701587089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4.697516941067">
                <text:p>304.6975169410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.767450865262">
                <text:p>304.7674508652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4.771154870188">
                <text:p>304.771154870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4.88992692041">
                <text:p>304.88992692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4.887542733332">
                <text:p>304.8875427333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4.893087184711">
                <text:p>304.8930871847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4.892693672201">
                <text:p>304.8926936722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4.895700059122">
                <text:p>304.8957000591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4.896456673593">
                <text:p>304.8964566735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4.922219882893">
                <text:p>304.9222198828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4.953037325515">
                <text:p>304.9530373255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5.050359598774">
                <text:p>305.0503595987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5.099996305831">
                <text:p>305.0999963058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5.107356875224">
                <text:p>305.1073568752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5.102427325155">
                <text:p>305.102427325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5.095002893608">
                <text:p>305.095002893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.277242368786">
                <text:p>305.2772423687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5.297950128342">
                <text:p>305.2979501283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.15205673368">
                <text:p>305.152056733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4.996537791899">
                <text:p>304.9965377918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5.021831462316">
                <text:p>305.021831462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5.020269576495">
                <text:p>305.020269576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5.034340537735">
                <text:p>305.0343405377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4.939029618218">
                <text:p>304.9390296182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4.939927337638">
                <text:p>304.939927337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4.946595154715">
                <text:p>304.946595154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4.790902872803">
                <text:p>304.7909028728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4.792034145243">
                <text:p>304.7920341452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4.799122236114">
                <text:p>304.7991222361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4.927426777173">
                <text:p>304.9274267771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4.822740285254">
                <text:p>304.8227402852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4.754003928498">
                <text:p>304.754003928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4.749568245752">
                <text:p>304.749568245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4.726835751812">
                <text:p>304.726835751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4.568413210768">
                <text:p>304.568413210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4.577573476479">
                <text:p>304.5775734764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4.538727648797">
                <text:p>304.5387276487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4.507170621612">
                <text:p>304.5071706216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4.460737970047">
                <text:p>304.460737970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4.509690439741">
                <text:p>304.5096904397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4.427381854755">
                <text:p>304.4273818547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4.625724324089">
                <text:p>304.6257243240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4.711348267178">
                <text:p>304.7113482671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4.706793375078">
                <text:p>304.7067933750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4.604508100145">
                <text:p>304.6045081001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4.585234502102">
                <text:p>304.5852345021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4.567402364104">
                <text:p>304.567402364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4.601811292618">
                <text:p>304.6018112926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.56960104683">
                <text:p>304.569601046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4.555817161177">
                <text:p>304.5558171611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4.548907884338">
                <text:p>304.5489078843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4.599565777645">
                <text:p>304.5995657776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4.611612612713">
                <text:p>304.6116126127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4.779120001305">
                <text:p>304.7791200013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4.757311379858">
                <text:p>304.7573113798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4.732942798356">
                <text:p>304.7329427983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4.895804063201">
                <text:p>304.895804063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4.870638725303">
                <text:p>304.8706387253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4.816136330332">
                <text:p>304.8161363303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4.86191393866">
                <text:p>304.861913938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4.68870943773">
                <text:p>304.688709437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4.616397408566">
                <text:p>304.6163974085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4.685965797957">
                <text:p>304.6859657979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743030585827">
                <text:p>304.7430305858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4.798237289124">
                <text:p>304.798237289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4.829293150454">
                <text:p>304.8292931504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4.851088999471">
                <text:p>304.8510889994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4.90333371525">
                <text:p>304.903333715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4.886635890747">
                <text:p>304.8866358907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4.936476348485">
                <text:p>304.9364763484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4.791511692003">
                <text:p>304.7915116920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4.891952263005">
                <text:p>304.891952263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5.095517440105">
                <text:p>305.0955174401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5.104627224304">
                <text:p>305.1046272243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5.104572485315">
                <text:p>305.104572485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5.190614877564">
                <text:p>305.1906148775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5.25648595235">
                <text:p>305.256485952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5.251819149428">
                <text:p>305.2518191494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5.061554330245">
                <text:p>305.0615543302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5.313579934348">
                <text:p>305.3135799343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.516508922752">
                <text:p>305.516508922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5.52466503212">
                <text:p>305.524665032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5.59399317817">
                <text:p>305.593993178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5.63495862115">
                <text:p>305.634958621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5.656460096048">
                <text:p>305.656460096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5.849897951963">
                <text:p>305.849897951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5.709230914333">
                <text:p>305.709230914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5.838973266171">
                <text:p>305.8389732661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5.763172538772">
                <text:p>305.7631725387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5.944832388878">
                <text:p>305.9448323888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5.772233057882">
                <text:p>305.7722330578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5.615073771063">
                <text:p>305.6150737710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5.600451162455">
                <text:p>305.600451162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5.831429017059">
                <text:p>305.831429017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5.917886209203">
                <text:p>305.9178862092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5.930755345528">
                <text:p>305.9307553455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5.877631764869">
                <text:p>305.8776317648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5.956854287294">
                <text:p>305.9568542872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6.178399397663">
                <text:p>306.1783993976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6.321714585941">
                <text:p>306.3217145859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6.299938807887">
                <text:p>306.2999388078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6.341325132872">
                <text:p>306.3413251328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6.217927029864">
                <text:p>306.2179270298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6.414475276779">
                <text:p>306.4144752767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6.424569146359">
                <text:p>306.4245691463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6.246927746261">
                <text:p>306.2469277462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6.257267333081">
                <text:p>306.2572673330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6.326995681962">
                <text:p>306.3269956819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6.244797183165">
                <text:p>306.2447971831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6.331782910659">
                <text:p>306.3317829106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6.40957005515">
                <text:p>306.409570055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6.369015154587">
                <text:p>306.3690151545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6.343824271828">
                <text:p>306.3438242718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6.27524118424">
                <text:p>306.275241184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6.032974933674">
                <text:p>306.0329749336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5.923319357971">
                <text:p>305.9233193579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5.835038749281">
                <text:p>305.8350387492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5.827492067324">
                <text:p>305.8274920673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5.939210694703">
                <text:p>305.9392106947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.952103551256">
                <text:p>305.9521035512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5.844096227335">
                <text:p>305.8440962273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5.638991668221">
                <text:p>305.6389916682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.690979718963">
                <text:p>305.690979718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5.684661014994">
                <text:p>305.6846610149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5.602968547741">
                <text:p>305.6029685477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.588637880408">
                <text:p>305.5886378804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.704816518972">
                <text:p>305.7048165189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.89745092817">
                <text:p>305.897450928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.770317801476">
                <text:p>305.7703178014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81947949575">
                <text:p>305.819479495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5.823607423735">
                <text:p>305.8236074237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5.799676145935">
                <text:p>305.7996761459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5.952177144786">
                <text:p>305.9521771447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6.070502159931">
                <text:p>306.0705021599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5.893287115736">
                <text:p>305.8932871157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5.982578571091">
                <text:p>305.9825785710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5.849755630591">
                <text:p>305.8497556305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5.81734649981">
                <text:p>305.817346499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5.718128432897">
                <text:p>305.7181284328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5.726794831285">
                <text:p>305.7267948312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5.737768782167">
                <text:p>305.7377687821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5.925952911555">
                <text:p>305.9259529115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5.709508866755">
                <text:p>305.7095088667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5.652353455447">
                <text:p>305.6523534554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5.636731556185">
                <text:p>305.6367315561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5.721224226833">
                <text:p>305.7212242268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5.671664762572">
                <text:p>305.6716647625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5.465577334499">
                <text:p>305.4655773344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5.256936028482">
                <text:p>305.2569360284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5.226280369983">
                <text:p>305.226280369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5.094866046135">
                <text:p>305.0948660461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5.053568519954">
                <text:p>305.0535685199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4.880092756923">
                <text:p>304.8800927569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4.892295294003">
                <text:p>304.892295294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5.003658726164">
                <text:p>305.0036587261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5.082841106663">
                <text:p>305.0828411066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5.127882171484">
                <text:p>305.1278821714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5.295980132947">
                <text:p>305.2959801329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5.223199781322">
                <text:p>305.2231997813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5.174349491075">
                <text:p>305.1743494910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5.170632713718">
                <text:p>305.1706327137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5.141847304012">
                <text:p>305.1418473040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5.152531746463">
                <text:p>305.1525317464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.263763805049">
                <text:p>305.2637638050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5.495076175697">
                <text:p>305.4950761756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5.67471250784">
                <text:p>305.674712507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5.674415092666">
                <text:p>305.6744150926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5.514430665802">
                <text:p>305.5144306658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5.497279724111">
                <text:p>305.4972797241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5.530119468273">
                <text:p>305.5301194682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5.623000584888">
                <text:p>305.6230005848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5.715629902152">
                <text:p>305.715629902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5.873499579407">
                <text:p>305.8734995794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5.849453957941">
                <text:p>305.8494539579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5.776393221049">
                <text:p>305.7763932210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5.768160477096">
                <text:p>305.7681604770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5.574832707371">
                <text:p>305.5748327073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49906170146">
                <text:p>305.4499061701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5.45220155842">
                <text:p>305.452201558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5.606642750328">
                <text:p>305.6066427503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5.730923975692">
                <text:p>305.7309239756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5.530461282849">
                <text:p>305.5304612828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5.555743397257">
                <text:p>305.5557433972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5.540416480324">
                <text:p>305.5404164803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5.45034469027">
                <text:p>305.450344690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5.429444736041">
                <text:p>305.4294447360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5.361117097069">
                <text:p>305.3611170970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5.353094794119">
                <text:p>305.3530947941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5.333593725165">
                <text:p>305.3335937251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5.334552265684">
                <text:p>305.3345522656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5.197977271591">
                <text:p>305.1979772715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5.175008791787">
                <text:p>305.1750087917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5.240661518828">
                <text:p>305.2406615188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5.280612465878">
                <text:p>305.2806124658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5.378351971876">
                <text:p>305.3783519718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5.424265211255">
                <text:p>305.4242652112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5.406272505555">
                <text:p>305.4062725055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5.405977523225">
                <text:p>305.405977523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5.415996582854">
                <text:p>305.4159965828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5.452328066306">
                <text:p>305.4523280663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5.443716406907">
                <text:p>305.4437164069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5.43549339433">
                <text:p>305.435493394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5.415968605148">
                <text:p>305.4159686051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5.299662850488">
                <text:p>305.2996628504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5.23335386379">
                <text:p>305.233353863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5.32237770631">
                <text:p>305.322377706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5.213581532735">
                <text:p>305.2135815327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5.219894154594">
                <text:p>305.2198941545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5.268852706398">
                <text:p>305.2688527063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5.242302472077">
                <text:p>305.2423024720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5.235972212099">
                <text:p>305.2359722120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5.24317099737">
                <text:p>305.243170997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5.142555869814">
                <text:p>305.1425558698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4.934216844659">
                <text:p>304.9342168446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4.814842057346">
                <text:p>304.8148420573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4.831822699959">
                <text:p>304.8318226999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4.826950321723">
                <text:p>304.826950321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4.95570797997">
                <text:p>304.955707979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4.919698240131">
                <text:p>304.9196982401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4.824924370917">
                <text:p>304.8249243709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4.687711363496">
                <text:p>304.6877113634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4.553752284868">
                <text:p>304.5537522848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4.593804803154">
                <text:p>304.5938048031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4.597088534285">
                <text:p>304.5970885342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4.49099646677">
                <text:p>304.490996466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4.530279598154">
                <text:p>304.5302795981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4.554170125818">
                <text:p>304.5541701258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4.476185312756">
                <text:p>304.4761853127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4.398448041567">
                <text:p>304.3984480415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4.308095866247">
                <text:p>304.3080958662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4.379956602856">
                <text:p>304.3799566028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4.207048908889">
                <text:p>304.2070489088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4.207158386867">
                <text:p>304.2071583868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4.214703852401">
                <text:p>304.2147038524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4.23987588062">
                <text:p>304.239875880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4.372168461137">
                <text:p>304.3721684611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4.317076709716">
                <text:p>304.3170767097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4.303028252283">
                <text:p>304.3030282522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4.319505904408">
                <text:p>304.3195059044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4.283117857334">
                <text:p>304.2831178573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4.38691757763">
                <text:p>304.386917577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4.311431295313">
                <text:p>304.3114312953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4.285181517221">
                <text:p>304.285181517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4.102290039862">
                <text:p>304.1022900398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4.001323974566">
                <text:p>304.0013239745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4.019885965751">
                <text:p>304.0198859657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4.022416731678">
                <text:p>304.0224167316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4.01090390586">
                <text:p>304.010903905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3.930942407082">
                <text:p>303.9309424070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3.929339771125">
                <text:p>303.929339771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3.924582344766">
                <text:p>303.9245823447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4.033048259773">
                <text:p>304.0330482597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4.047238430367">
                <text:p>304.0472384303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4.156195171642">
                <text:p>304.1561951716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3.966694873673">
                <text:p>303.9666948736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3.961067097388">
                <text:p>303.9610670973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3.961505617511">
                <text:p>303.9615056175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3.906053196974">
                <text:p>303.9060531969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3.948714332193">
                <text:p>303.9487143321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3.975152655691">
                <text:p>303.9751526556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3.97358407955">
                <text:p>303.973584079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3.96993298898">
                <text:p>303.969932988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4.080369507593">
                <text:p>304.0803695075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4.027408319268">
                <text:p>304.0274083192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4.155493904371">
                <text:p>304.155493904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4.15827160396">
                <text:p>304.158271603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4.097216952">
                <text:p>304.0972169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4.133162221474">
                <text:p>304.1331622214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4.136547523841">
                <text:p>304.1365475238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4.153106068027">
                <text:p>304.1531060680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4.136730595348">
                <text:p>304.1367305953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4.216223771664">
                <text:p>304.2162237716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4.233702539077">
                <text:p>304.2337025390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4.236939437963">
                <text:p>304.236939437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4.312824706689">
                <text:p>304.3128247066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4.450896508028">
                <text:p>304.4508965080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4.295636055918">
                <text:p>304.2956360559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4.259788100202">
                <text:p>304.2597881002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4.196736691563">
                <text:p>304.1967366915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4.199884183433">
                <text:p>304.1998841834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4.203217179655">
                <text:p>304.2032171796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4.304389428477">
                <text:p>304.3043894284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4.315668701276">
                <text:p>304.3156687012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.373672566914">
                <text:p>304.3736725669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4.258907410689">
                <text:p>304.2589074106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4.390690310397">
                <text:p>304.3906903103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4.389995125236">
                <text:p>304.3899951252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4.38063536632">
                <text:p>304.380635366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4.405497206934">
                <text:p>304.4054972069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4.321410821227">
                <text:p>304.3214108212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4.499588663418">
                <text:p>304.4995886634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4.505902501699">
                <text:p>304.5059025016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4.505484660749">
                <text:p>304.5054846607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4.634739227374">
                <text:p>304.6347392273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4.633958892674">
                <text:p>304.6339588926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4.687966812112">
                <text:p>304.6879668121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4.68775697932">
                <text:p>304.687756979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4.709540055906">
                <text:p>304.7095400559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4.720746951597">
                <text:p>304.7207469515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4.777570887915">
                <text:p>304.7775708879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4.6898589565">
                <text:p>304.68985895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4.741502759821">
                <text:p>304.7415027598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4.63780461076">
                <text:p>304.637804610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4.650961430883">
                <text:p>304.6509614308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.740813048559">
                <text:p>304.7408130485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4.741873768525">
                <text:p>304.7418737685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4.857205777391">
                <text:p>304.8572057773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4.828972015052">
                <text:p>304.8289720150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4.809406475734">
                <text:p>304.8094064757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4.872202435757">
                <text:p>304.8722024357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4.877786420851">
                <text:p>304.8777864208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4.91546205059">
                <text:p>304.915462050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4.902162300884">
                <text:p>304.9021623008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04.777779504285">
                <text:p>304.7777795042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4.754401090274">
                <text:p>304.7544010902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4.705266765494">
                <text:p>304.7052667654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4.678254290822">
                <text:p>304.6782542908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4.655060772952">
                <text:p>304.6550607729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4.70211075867">
                <text:p>304.702110758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4.806730955591">
                <text:p>304.8067309555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4.835276730168">
                <text:p>304.8352767301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4.951833067756">
                <text:p>304.9518330677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5.18141568635">
                <text:p>305.181415686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5.183312696426">
                <text:p>305.1833126964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5.214735308982">
                <text:p>305.2147353089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5.266154074238">
                <text:p>305.2661540742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05.367176703156">
                <text:p>305.3671767031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05.358974977964">
                <text:p>305.3589749779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05.354548418383">
                <text:p>305.3545484183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5.338829813573">
                <text:p>305.3388298135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05.240182248568">
                <text:p>305.2401822485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05.235135921989">
                <text:p>305.2351359219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5.311292452817">
                <text:p>305.3112924528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5.397266725435">
                <text:p>305.3972667254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5.326000819173">
                <text:p>305.3260008191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5.38223965652">
                <text:p>305.382239656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5.405741537362">
                <text:p>305.4057415373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5.376551059136">
                <text:p>305.3765510591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05.494957574554">
                <text:p>305.4949575745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05.517887128854">
                <text:p>305.5178871288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05.511588495848">
                <text:p>305.5115884958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05.719920830683">
                <text:p>305.7199208306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5.822291255154">
                <text:p>305.8222912551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05.878923605011">
                <text:p>305.8789236050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06.049577877262">
                <text:p>306.0495778772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6.048233122765">
                <text:p>306.0482331227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6.028064238145">
                <text:p>306.0280642381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6.026189731876">
                <text:p>306.0261897318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5.97785702918">
                <text:p>305.977857029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6.105342310037">
                <text:p>306.1053423100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6.25560083497">
                <text:p>306.255600834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6.255921362161">
                <text:p>306.2559213621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6.316712050553">
                <text:p>306.3167120505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6.305887111363">
                <text:p>306.3058871113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6.534402927881">
                <text:p>306.5344029278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6.416832094363">
                <text:p>306.4168320943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6.606809837959">
                <text:p>306.6068098379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6.591492044191">
                <text:p>306.5914920441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6.733620004618">
                <text:p>306.7336200046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6.952246918659">
                <text:p>306.9522469186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6.786099489839">
                <text:p>306.7860994898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6.807565080288">
                <text:p>306.8075650802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6.928981023681">
                <text:p>306.9289810236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6.952758424101">
                <text:p>306.9527584241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6.946034651613">
                <text:p>306.9460346516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7.04914648528">
                <text:p>307.049146485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7.282702546268">
                <text:p>307.2827025462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7.255455910364">
                <text:p>307.2554559103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7.227171058302">
                <text:p>307.2271710583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7.127687203186">
                <text:p>307.1276872031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7.153115288232">
                <text:p>307.1531152882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6.975615601294">
                <text:p>306.97561560129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6.974738561047">
                <text:p>306.9747385610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7.033989259213">
                <text:p>307.0339892592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7.08505222104">
                <text:p>307.085052221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6.945023196738">
                <text:p>306.9450231967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7.009338467813">
                <text:p>307.0093384678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7.127678688233">
                <text:p>307.1276786882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7.223228634669">
                <text:p>307.2232286346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7.471807507094">
                <text:p>307.4718075070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7.658031980675">
                <text:p>307.6580319806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7.757293230568">
                <text:p>307.7572932305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7.669713280937">
                <text:p>307.6697132809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07.598552595177">
                <text:p>307.5985525951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7.675632390286">
                <text:p>307.6756323902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07.800707330992">
                <text:p>307.8007073309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07.846499536384">
                <text:p>307.8464995363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7.793854617774">
                <text:p>307.7938546177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7.596246867316">
                <text:p>307.5962468673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7.654179572268">
                <text:p>307.6541795722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7.545207017507">
                <text:p>307.5452070175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7.369371395836">
                <text:p>307.3693713958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7.445218955481">
                <text:p>307.4452189554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7.200952298971">
                <text:p>307.2009522989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7.188006528061">
                <text:p>307.1880065280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7.263098689657">
                <text:p>307.2630986896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07.249479629182">
                <text:p>307.2494796291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7.233848606755">
                <text:p>307.2338486067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7.0922503981">
                <text:p>307.09225039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.916042551304">
                <text:p>306.9160425513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6.910015180399">
                <text:p>306.9100151803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06.823471014083">
                <text:p>306.8234710140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06.686210566204">
                <text:p>306.6862105662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06.456037982951">
                <text:p>306.4560379829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06.45652880922">
                <text:p>306.456528809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06.359093408717">
                <text:p>306.3590934087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6.373056716612">
                <text:p>306.3730567166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06.274722380266">
                <text:p>306.2747223802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06.053147467559">
                <text:p>306.0531474675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6.051477320182">
                <text:p>306.0514773201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06.045615990877">
                <text:p>306.0456159908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5.918935981371">
                <text:p>305.9189359813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05.912901920145">
                <text:p>305.9129019201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05.917614947102">
                <text:p>305.9176149471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5.798872699218">
                <text:p>305.7988726992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05.579913093765">
                <text:p>305.5799130937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05.585687448899">
                <text:p>305.5856874488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5.534671927529">
                <text:p>305.5346719275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05.578432708217">
                <text:p>305.5784327082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